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34.svm" manifest:media-type=""/>
  <manifest:file-entry manifest:full-path="Pictures/TablePreview33.svm" manifest:media-type=""/>
  <manifest:file-entry manifest:full-path="Pictures/TablePreview32.svm" manifest:media-type=""/>
  <manifest:file-entry manifest:full-path="Pictures/TablePreview31.svm" manifest:media-type=""/>
  <manifest:file-entry manifest:full-path="Pictures/TablePreview30.svm" manifest:media-type=""/>
  <manifest:file-entry manifest:full-path="Pictures/TablePreview11.svm" manifest:media-type=""/>
  <manifest:file-entry manifest:full-path="Pictures/TablePreview8.svm" manifest:media-type=""/>
  <manifest:file-entry manifest:full-path="Pictures/TablePreview10.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25.svm" manifest:media-type=""/>
  <manifest:file-entry manifest:full-path="Pictures/TablePreview29.svm" manifest:media-type=""/>
  <manifest:file-entry manifest:full-path="Pictures/TablePreview4.svm" manifest:media-type=""/>
  <manifest:file-entry manifest:full-path="Pictures/TablePreview24.svm" manifest:media-type=""/>
  <manifest:file-entry manifest:full-path="Pictures/TablePreview28.svm" manifest:media-type=""/>
  <manifest:file-entry manifest:full-path="Pictures/TablePreview3.svm" manifest:media-type=""/>
  <manifest:file-entry manifest:full-path="Pictures/TablePreview23.svm" manifest:media-type=""/>
  <manifest:file-entry manifest:full-path="Pictures/TablePreview26.svm" manifest:media-type=""/>
  <manifest:file-entry manifest:full-path="Pictures/TablePreview1.svm" manifest:media-type=""/>
  <manifest:file-entry manifest:full-path="Pictures/TablePreview19.svm" manifest:media-type=""/>
  <manifest:file-entry manifest:full-path="Pictures/TablePreview21.svm" manifest:media-type=""/>
  <manifest:file-entry manifest:full-path="Pictures/TablePreview9.svm" manifest:media-type=""/>
  <manifest:file-entry manifest:full-path="Pictures/10000000000000690000002D15E9C5C8F57796D0.png" manifest:media-type="image/png"/>
  <manifest:file-entry manifest:full-path="Pictures/TablePreview12.svm" manifest:media-type=""/>
  <manifest:file-entry manifest:full-path="Pictures/TablePreview27.svm" manifest:media-type=""/>
  <manifest:file-entry manifest:full-path="Pictures/TablePreview2.svm" manifest:media-type=""/>
  <manifest:file-entry manifest:full-path="Pictures/TablePreview22.svm" manifest:media-type=""/>
  <manifest:file-entry manifest:full-path="Pictures/10000000000000690000002D4B5C7758938526CC.png" manifest:media-type="image/png"/>
  <manifest:file-entry manifest:full-path="Pictures/TablePreview13.svm" manifest:media-type=""/>
  <manifest:file-entry manifest:full-path="Pictures/TablePreview14.svm" manifest:media-type=""/>
  <manifest:file-entry manifest:full-path="Pictures/TablePreview15.svm" manifest:media-type=""/>
  <manifest:file-entry manifest:full-path="Pictures/TablePreview16.svm" manifest:media-type=""/>
  <manifest:file-entry manifest:full-path="Pictures/TablePreview17.svm" manifest:media-type=""/>
  <manifest:file-entry manifest:full-path="Pictures/TablePreview18.svm" manifest:media-type=""/>
  <manifest:file-entry manifest:full-path="Pictures/TablePreview20.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erif CJK SC" svg:font-family="'Noto Serif CJK SC'" style:font-family-generic="system" style:font-pitch="variable"/>
    <style:font-face style:name="Noto Serif CJK SC1" svg:font-family="'Noto Serif CJK SC'" style:font-pitch="variable"/>
    <style:font-face style:name="Times New Roman" svg:font-family="'Times New Roman'" style:font-family-generic="roman" style:font-pitch="variable"/>
    <style:font-face style:name="Times New Roman1" svg:font-family="'Times New Roman'" style:font-pitch="variable"/>
    <style:font-face style:name="华文宋体" svg:font-family="华文宋体" style:font-pitch="variable"/>
    <style:font-face style:name="宋体" svg:font-family="宋体" style:font-pitch="variable"/>
    <style:font-face style:name="宋体1" svg:font-family="宋体" style:font-family-generic="roman" style:font-pitch="variable"/>
    <style:font-face style:name="黑体" svg:font-family="黑体"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top" draw:auto-grow-height="false" fo:min-height="1.01cm" fo:min-width="4.792cm" fo:padding-top="0.13cm" fo:padding-bottom="0.13cm" fo:padding-left="0.25cm" fo:padding-right="0.25cm" fo:wrap-option="wrap" draw:shadow-color="#808080"/>
      <style:paragraph-properties style:writing-mode="lr-tb"/>
    </style:style>
    <style:style style:name="gr2"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 style:family="graphic">
      <style:graphic-properties style:protect="size"/>
    </style:style>
    <style:style style:name="gr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9"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10"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11"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1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14"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15"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16" style:family="graphic" style:parent-style-name="standard" style:list-style-name="L3">
      <style:graphic-properties draw:stroke="solid" svg:stroke-width="0.035cm" svg:stroke-color="#000000" draw:stroke-linejoin="miter" draw:fill="solid" draw:fill-color="#000099"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17" style:family="graphic" style:parent-style-name="standard" style:list-style-name="L5">
      <style:graphic-properties draw:stroke="solid" svg:stroke-width="0.026cm" svg:stroke-color="#000000" draw:stroke-linejoin="miter" draw:fill="solid" draw:fill-color="#ff0000"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 style:family="graphic" style:parent-style-name="standard" style:list-style-name="L3">
      <style:graphic-properties draw:stroke="solid" svg:stroke-width="0.035cm" svg:stroke-color="#000000" draw:stroke-linejoin="miter" draw:fill="solid" draw:fill-color="#000099"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1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2" style:family="graphic" style:parent-style-name="standard" style:list-style-name="L3">
      <style:graphic-properties draw:stroke="solid" svg:stroke-width="0.035cm" svg:stroke-color="#000000" draw:stroke-linejoin="miter" draw:fill="solid" draw:fill-color="#000099"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23"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24" style:family="graphic" style:parent-style-name="standard">
      <style:graphic-properties draw:stroke="solid" svg:stroke-width="0.035cm" svg:stroke-color="#000000" draw:stroke-linejoin="miter" draw:fill="solid" draw:fill-color="#00cc99"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25"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26"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27"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2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0"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31"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3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3" style:family="graphic" style:parent-style-name="standard" style:list-style-name="L5">
      <style:graphic-properties draw:stroke="solid" svg:stroke-width="0.106cm" svg:stroke-color="#000099" draw:stroke-linejoin="miter" draw:fill="solid" draw:fill-color="#ff0000"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4" style:family="graphic" style:parent-style-name="standard" style:list-style-name="L5">
      <style:graphic-properties draw:stroke="none" draw:fill="solid" draw:fill-color="#ff0000"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5"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36" style:family="graphic" style:parent-style-name="standard" style:list-style-name="L3">
      <style:graphic-properties draw:stroke="none" draw:fill="solid" draw:fill-color="#000099"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7"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39"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wrap" draw:shadow-color="#808080"/>
      <style:paragraph-properties style:writing-mode="lr-tb"/>
    </style:style>
    <style:style style:name="gr4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43" style:family="graphic" style:parent-style-name="standard" style:list-style-name="L3">
      <style:graphic-properties draw:stroke="none" draw:fill="solid" draw:fill-color="#ff0000"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5"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46"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47" style:family="graphic" style:parent-style-name="standard">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48" style:family="graphic" style:parent-style-name="standard">
      <style:graphic-properties draw:stroke="solid" svg:stroke-width="0.212cm" svg:stroke-color="#ff0000" draw:marker-end="线条箭头_20_357" draw:marker-end-width="0.636cm" draw:marker-end-center="false" draw:stroke-linejoin="miter" draw:fill="none" draw:fill-color="#ffffff" draw:textarea-horizontal-align="left" draw:textarea-vertical-align="top" draw:auto-grow-height="true" fo:padding-top="0.13cm" fo:padding-bottom="0.13cm" fo:padding-left="0.25cm" fo:padding-right="0.25cm" fo:wrap-option="wrap" draw:shadow-color="#808080"/>
    </style:style>
    <style:style style:name="gr4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 style:family="graphic" style:parent-style-name="standard">
      <style:graphic-properties draw:stroke="solid" svg:stroke-width="0.159cm" svg:stroke-color="#000099" draw:stroke-linejoin="miter" draw:fill="solid" draw:fill-color="#ff0000"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5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 style:family="graphic" style:parent-style-name="standard" style:list-style-name="L5">
      <style:graphic-properties draw:stroke="solid" svg:stroke-width="0.035cm" svg:stroke-color="#000000" draw:stroke-linejoin="miter" draw:fill="solid" draw:fill-color="#00cc00" draw:textarea-horizontal-align="justify" draw:textarea-vertical-align="top" draw:auto-grow-height="true" fo:min-height="0cm" fo:min-width="0cm" fo:padding-top="0cm" fo:padding-bottom="0cm" fo:padding-left="0.05cm" fo:padding-right="0.05cm" fo:wrap-option="wrap" draw:shadow-color="#808080"/>
      <style:paragraph-properties style:writing-mode="lr-tb"/>
    </style:style>
    <style:style style:name="gr55" style:family="graphic" style:parent-style-name="standard">
      <style:graphic-properties draw:stroke="solid" svg:stroke-width="0.106cm" svg:stroke-color="#ff0000" draw:stroke-linejoin="miter" draw:fill="none" draw:fill-color="#ffffff"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5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59"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60" style:family="graphic" style:parent-style-name="standard">
      <style:graphic-properties draw:stroke="solid" svg:stroke-width="0.159cm" svg:stroke-color="#ff0000" draw:marker-end="线条箭头_20_358" draw:marker-end-width="0.477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61"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62"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63" style:family="graphic" style:parent-style-name="standard">
      <style:graphic-properties draw:stroke="solid" svg:stroke-width="0.159cm" svg:stroke-color="#ff0000" draw:marker-end="线条箭头_20_359" draw:marker-end-width="0.477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64"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65" style:family="graphic" style:parent-style-name="standard">
      <style:graphic-properties draw:stroke="solid" svg:stroke-width="0.106cm" svg:stroke-color="#000099" draw:stroke-linejoin="miter" draw:fill="solid" draw:fill-color="#ff0000" draw:textarea-horizontal-align="justify" draw:textarea-vertical-align="middle" draw:auto-grow-height="true" fo:min-height="0cm" fo:min-width="0cm" fo:padding-top="0.03cm" fo:padding-bottom="0.03cm" fo:padding-left="0.05cm" fo:padding-right="0.05cm" fo:wrap-option="wrap" draw:shadow-color="#808080"/>
      <style:paragraph-properties style:writing-mode="lr-tb"/>
    </style:style>
    <style:style style:name="gr66" style:family="graphic" style:parent-style-name="standard">
      <style:graphic-properties draw:stroke="solid" svg:stroke-width="0.106cm" svg:stroke-color="#ff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67"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68" style:family="graphic" style:parent-style-name="standard" style:list-style-name="L3">
      <style:graphic-properties draw:stroke="solid" svg:stroke-width="0.035cm" svg:stroke-color="#000000" draw:stroke-linejoin="miter" draw:fill="solid" draw:fill-color="#000099"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69"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70"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71"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72" style:family="graphic" style:parent-style-name="standard" style:list-style-name="L3">
      <style:graphic-properties draw:stroke="none" draw:fill="solid" draw:fill-color="#ff0000"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3" style:family="graphic" style:parent-style-name="standard" style:list-style-name="L5">
      <style:graphic-properties draw:stroke="none" draw:fill="solid" draw:fill-color="#ff0000"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4"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75"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76" style:family="graphic" style:parent-style-name="standard">
      <style:graphic-properties draw:stroke="solid" svg:stroke-width="0.159cm" svg:stroke-color="#ff0000" draw:marker-end="线条箭头_20_360" draw:marker-end-width="0.477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77"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78" style:family="graphic" style:parent-style-name="standard">
      <style:graphic-properties draw:stroke="solid" svg:stroke-width="0.159cm" svg:stroke-color="#ff0000" draw:marker-end="线条箭头_20_361" draw:marker-end-width="0.477cm" draw:marker-end-center="false" draw:stroke-linejoin="miter" draw:fill="none" draw:fill-color="#ffffff" draw:textarea-horizontal-align="left" draw:textarea-vertical-align="top" draw:auto-grow-height="true" fo:padding-top="0.03cm" fo:padding-bottom="0.03cm" fo:padding-left="0.05cm" fo:padding-right="0.05cm" fo:wrap-option="wrap" draw:shadow-color="#808080"/>
    </style:style>
    <style:style style:name="gr79" style:family="graphic" style:parent-style-name="standard" style:list-style-name="L3">
      <style:graphic-properties draw:stroke="solid" svg:stroke-width="0.035cm" svg:stroke-color="#000000" draw:stroke-linejoin="miter" draw:fill="solid" draw:fill-color="#000099"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80"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81"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82"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83"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84" style:family="graphic" style:parent-style-name="standard" style:list-style-name="L4">
      <style:graphic-properties draw:stroke="solid" svg:stroke-width="0.106cm" svg:stroke-color="#00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85"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6" style:family="graphic" style:parent-style-name="standard" style:list-style-name="L5">
      <style:graphic-properties draw:stroke="none" draw:fill="solid" draw:fill-color="#ff0000"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7" style:family="graphic" style:parent-style-name="standard">
      <style:graphic-properties draw:stroke="none" draw:fill="solid" draw:fill-color="#ff0000"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8"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89"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90"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9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5" style:family="graphic" style:parent-style-name="standard">
      <style:graphic-properties draw:stroke="solid" svg:stroke-width="0.159cm" svg:stroke-color="#ff0000" draw:stroke-linejoin="miter" draw:fill="none" draw:fill-color="#ffffff" draw:textarea-horizontal-align="left" draw:textarea-vertical-align="top" draw:auto-grow-height="true" fo:padding-top="0.13cm" fo:padding-bottom="0.13cm" fo:padding-left="0.25cm" fo:padding-right="0.25cm" fo:wrap-option="wrap" draw:shadow-color="#808080"/>
    </style:style>
    <style:style style:name="gr96"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97" style:family="graphic" style:parent-style-name="standard" style:list-style-name="L2">
      <style:graphic-properties draw:stroke="solid" svg:stroke-width="0.106cm" svg:stroke-color="#000000" draw:stroke-linejoin="miter" draw:fill="solid" draw:fill-color="#ffffff" draw:textarea-horizontal-align="justify" draw:textarea-vertical-align="top" draw:auto-grow-height="true" fo:min-height="0cm" fo:min-width="0cm" fo:padding-top="0cm" fo:padding-bottom="0cm" fo:padding-left="0.05cm" fo:padding-right="0.05cm" fo:wrap-option="wrap" draw:shadow-color="#808080"/>
      <style:paragraph-properties style:writing-mode="lr-tb"/>
    </style:style>
    <style:style style:name="gr98"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9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0"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2" style:family="graphic" style:parent-style-name="standard" style:list-style-name="L2">
      <style:graphic-properties draw:stroke="solid" svg:stroke-width="0.106cm" svg:stroke-color="#ff0000" draw:stroke-linejoin="miter"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4" style:family="graphic" style:parent-style-name="standard" style:list-style-name="L3">
      <style:graphic-properties draw:stroke="none" draw:fill="solid" draw:fill-color="#ff0000"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5" style:family="graphic" style:parent-style-name="standard" style:list-style-name="L5">
      <style:graphic-properties draw:stroke="none" draw:fill="solid" draw:fill-color="#ff0000"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6"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107" style:family="graphic" style:parent-style-name="standard" style:list-style-name="L9">
      <style:graphic-properties draw:stroke="solid"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8" style:family="graphic" style:parent-style-name="standard" style:list-style-name="L3">
      <style:graphic-properties draw:stroke="none" draw:fill="solid" draw:fill-color="#ff0000"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9"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wrap" draw:shadow-color="#808080"/>
      <style:paragraph-properties style:writing-mode="lr-tb"/>
    </style:style>
    <style:style style:name="gr110" style:family="graphic" style:parent-style-name="standard" style:list-style-name="L9">
      <style:graphic-properties draw:stroke="solid"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1" style:family="graphic" style:parent-style-name="standard" style:list-style-name="L3">
      <style:graphic-properties draw:stroke="none" draw:fill="solid" draw:fill-color="#ff0000"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2" style:family="graphic" style:parent-style-name="standard" style:list-style-name="L3">
      <style:graphic-properties draw:stroke="none" draw:fill="solid" draw:fill-color="#ff0000"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3"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wrap" draw:shadow-color="#808080"/>
      <style:paragraph-properties style:writing-mode="lr-tb"/>
    </style:style>
    <style:style style:name="gr114"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wrap" draw:shadow-color="#808080"/>
      <style:paragraph-properties style:writing-mode="lr-tb"/>
    </style:style>
    <style:style style:name="gr115"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7" style:family="graphic" style:parent-style-name="standard" style:list-style-name="L2">
      <style:graphic-properties draw:stroke="solid" svg:stroke-width="0.159cm" svg:stroke-color="#ff0000" draw:stroke-linejoin="miter"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8"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9" style:family="graphic" style:parent-style-name="standard">
      <style:graphic-properties draw:stroke="solid" svg:stroke-width="0.079cm" svg:stroke-color="#000000" draw:stroke-linejoin="miter" draw:fill="none" draw:fill-color="#ffffff" draw:textarea-horizontal-align="left" draw:textarea-vertical-align="top" draw:auto-grow-height="true" fo:padding-top="0.13cm" fo:padding-bottom="0.13cm" fo:padding-left="0.25cm" fo:padding-right="0.25cm" fo:wrap-option="wrap" draw:shadow-color="#808080"/>
    </style:style>
    <style:style style:name="gr120"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wrap" draw:shadow-color="#808080"/>
      <style:paragraph-properties style:writing-mode="lr-tb"/>
    </style:style>
    <style:style style:name="gr121" style:family="graphic" style:parent-style-name="standard">
      <style:graphic-properties draw:stroke="solid" svg:stroke-width="0.159cm" svg:stroke-color="#000099" draw:stroke-linejoin="miter" draw:fill="none" draw:fill-color="#ffffff"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122"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23"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wrap" draw:shadow-color="#808080"/>
      <style:paragraph-properties style:writing-mode="lr-tb"/>
    </style:style>
    <style:style style:name="gr124" style:family="graphic" style:parent-style-name="standard" style:list-style-name="L3">
      <style:graphic-properties draw:stroke="none" draw:fill="solid" draw:fill-color="#ff0000"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2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2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2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2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2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1" style:family="graphic" style:parent-style-name="standard" style:list-style-name="L3">
      <style:graphic-properties draw:stroke="none" draw:fill="solid" draw:fill-color="#ff0000"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2"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3"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4" style:family="graphic" style:parent-style-name="standard" style:list-style-name="L3">
      <style:graphic-properties draw:stroke="none" draw:fill="solid" draw:fill-color="#ff0000"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1"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2" style:family="graphic" style:parent-style-name="standard" style:list-style-name="L3">
      <style:graphic-properties draw:stroke="none" draw:fill="solid" draw:fill-color="#ff0000"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3"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4"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5"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6"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7"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8"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0"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51"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52"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53"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54" style:family="graphic" style:parent-style-name="standard" style:list-style-name="L4">
      <style:graphic-properties draw:stroke="solid" svg:stroke-width="0.106cm" svg:stroke-color="#00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55"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56" style:family="graphic" style:parent-style-name="standard" style:list-style-name="L4">
      <style:graphic-properties draw:stroke="solid" svg:stroke-width="0.106cm" svg:stroke-color="#00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57"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58" style:family="graphic" style:parent-style-name="standard" style:list-style-name="L2">
      <style:graphic-properties draw:stroke="solid" svg:stroke-width="0.035cm" svg:stroke-color="#000000" draw:stroke-linejoin="miter" draw:fill="solid" draw:fill-color="#ffffff" draw:textarea-horizontal-align="justify" draw:textarea-vertical-align="top" draw:auto-grow-height="false" fo:min-height="1.116cm" fo:min-width="4.115cm" fo:padding-top="0.03cm" fo:padding-bottom="0.03cm" fo:padding-left="0.05cm" fo:padding-right="0.05cm" fo:wrap-option="wrap" draw:shadow-color="#808080"/>
      <style:paragraph-properties style:writing-mode="lr-tb"/>
    </style:style>
    <style:style style:name="gr159" style:family="graphic" style:parent-style-name="standard" style:list-style-name="L4">
      <style:graphic-properties draw:stroke="solid" svg:stroke-width="0.035cm" svg:stroke-color="#000000" draw:stroke-linejoin="miter" draw:fill="solid" draw:fill-color="#ffffff" draw:textarea-horizontal-align="justify" draw:textarea-vertical-align="top" draw:auto-grow-height="false" fo:min-height="1.116cm" fo:min-width="3.723cm" fo:padding-top="0.03cm" fo:padding-bottom="0.03cm" fo:padding-left="0.05cm" fo:padding-right="0.05cm" fo:wrap-option="wrap" draw:shadow-color="#808080"/>
      <style:paragraph-properties style:writing-mode="lr-tb"/>
    </style:style>
    <style:style style:name="gr160" style:family="graphic" style:parent-style-name="standard" style:list-style-name="L11">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61" style:family="graphic" style:parent-style-name="standard" style:list-style-name="L4">
      <style:graphic-properties draw:stroke="none" draw:fill="solid"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62" style:family="graphic" style:parent-style-name="standard" style:list-style-name="L4">
      <style:graphic-properties draw:stroke="none" draw:fill="solid"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6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4"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65"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66"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67"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68" style:family="graphic" style:parent-style-name="standard" style:list-style-name="L4">
      <style:graphic-properties draw:stroke="solid" svg:stroke-width="0.106cm" svg:stroke-color="#00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69" style:family="graphic" style:parent-style-name="standard" style:list-style-name="L11">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70" style:family="graphic" style:parent-style-name="standard" style:list-style-name="L4">
      <style:graphic-properties draw:stroke="solid" svg:stroke-width="0.106cm" svg:stroke-color="#00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71" style:family="graphic" style:parent-style-name="standard" style:list-style-name="L11">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72" style:family="graphic" style:parent-style-name="standard" style:list-style-name="L2">
      <style:graphic-properties draw:stroke="solid" svg:stroke-width="0.106cm" svg:stroke-color="#ff0000" draw:stroke-linejoin="miter"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73" style:family="graphic" style:parent-style-name="standard" style:list-style-name="L2">
      <style:graphic-properties draw:stroke="solid" svg:stroke-width="0.035cm" svg:stroke-color="#000000" draw:stroke-linejoin="miter" draw:fill="solid" draw:fill-color="#ffffff" draw:textarea-horizontal-align="justify" draw:textarea-vertical-align="top" draw:auto-grow-height="false" fo:min-height="1.116cm" fo:min-width="2.252cm" fo:padding-top="0.03cm" fo:padding-bottom="0.03cm" fo:padding-left="0.05cm" fo:padding-right="0.05cm" fo:wrap-option="wrap" draw:shadow-color="#808080"/>
      <style:paragraph-properties style:writing-mode="lr-tb"/>
    </style:style>
    <style:style style:name="gr174" style:family="graphic" style:parent-style-name="standard" style:list-style-name="L2">
      <style:graphic-properties draw:stroke="solid" svg:stroke-width="0.035cm" svg:stroke-color="#000000" draw:stroke-linejoin="miter" draw:fill="solid" draw:fill-color="#ffffff" draw:textarea-horizontal-align="justify" draw:textarea-vertical-align="top" draw:auto-grow-height="false" fo:min-height="1.116cm" fo:min-width="2.252cm" fo:padding-top="0.03cm" fo:padding-bottom="0.03cm" fo:padding-left="0.05cm" fo:padding-right="0.05cm" fo:wrap-option="wrap" draw:shadow-color="#808080"/>
      <style:paragraph-properties style:writing-mode="lr-tb"/>
    </style:style>
    <style:style style:name="gr17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76" style:family="graphic" style:parent-style-name="standard" style:list-style-name="L5">
      <style:graphic-properties draw:stroke="none" draw:fill="solid" draw:fill-color="#ff0000"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77"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78"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79"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0"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wrap" draw:shadow-color="#808080"/>
      <style:paragraph-properties style:writing-mode="lr-tb"/>
    </style:style>
    <style:style style:name="gr18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90"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wrap" draw:shadow-color="#808080"/>
      <style:paragraph-properties style:writing-mode="lr-tb"/>
    </style:style>
    <style:style style:name="gr191"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wrap" draw:shadow-color="#808080"/>
      <style:paragraph-properties style:writing-mode="lr-tb"/>
    </style:style>
    <style:style style:name="gr192"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wrap" draw:shadow-color="#808080"/>
      <style:paragraph-properties style:writing-mode="lr-tb"/>
    </style:style>
    <style:style style:name="gr19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9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5"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wrap" draw:shadow-color="#808080"/>
      <style:paragraph-properties style:writing-mode="lr-tb"/>
    </style:style>
    <style:style style:name="gr196"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wrap" draw:shadow-color="#808080"/>
      <style:paragraph-properties style:writing-mode="lr-tb"/>
    </style:style>
    <style:style style:name="gr19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9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9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pr1" style:family="presentation" style:parent-style-name="默认-notes">
      <style:graphic-properties draw:fill-color="#ffffff" fo:min-height="11.43cm"/>
      <style:paragraph-properties style:writing-mode="lr-tb"/>
    </style:style>
    <style:style style:name="co1" style:family="table-column">
      <style:table-column-properties style:column-width="6.35cm" style:use-optimal-column-width="false"/>
    </style:style>
    <style:style style:name="co2" style:family="table-column">
      <style:table-column-properties style:column-width="7.408cm" style:use-optimal-column-width="false"/>
    </style:style>
    <style:style style:name="co3" style:family="table-column">
      <style:table-column-properties style:column-width="3.598cm" style:use-optimal-column-width="false"/>
    </style:style>
    <style:style style:name="co4" style:family="table-column">
      <style:table-column-properties style:column-width="3.599cm" style:use-optimal-column-width="false"/>
    </style:style>
    <style:style style:name="co5" style:family="table-column">
      <style:table-column-properties style:column-width="2.963cm" style:use-optimal-column-width="false"/>
    </style:style>
    <style:style style:name="co6" style:family="table-column">
      <style:table-column-properties style:column-width="2.964cm" style:use-optimal-column-width="false"/>
    </style:style>
    <style:style style:name="co7" style:family="table-column">
      <style:table-column-properties style:column-width="2.751cm" style:use-optimal-column-width="false"/>
    </style:style>
    <style:style style:name="co8" style:family="table-column">
      <style:table-column-properties style:column-width="2.116cm" style:use-optimal-column-width="false"/>
    </style:style>
    <style:style style:name="co9" style:family="table-column">
      <style:table-column-properties style:column-width="2.117cm" style:use-optimal-column-width="false"/>
    </style:style>
    <style:style style:name="co10" style:family="table-column">
      <style:table-column-properties style:column-width="4.233cm" style:use-optimal-column-width="false"/>
    </style:style>
    <style:style style:name="ro1" style:family="table-row">
      <style:table-row-properties style:row-height="1.446cm" style:use-optimal-row-height="false"/>
    </style:style>
    <style:style style:name="ro2" style:family="table-row">
      <style:table-row-properties style:row-height="2.631cm" style:use-optimal-row-height="false"/>
    </style:style>
    <style:style style:name="ro3" style:family="table-row">
      <style:table-row-properties style:row-height="1.277cm" style:use-optimal-row-height="false"/>
    </style:style>
    <style:style style:name="ro4" style:family="table-row">
      <style:table-row-properties style:row-height="2.293cm" style:use-optimal-row-height="false"/>
    </style:style>
    <style:style style:name="ro5" style:family="table-row">
      <style:table-row-properties style:row-height="1.108cm" style:use-optimal-row-height="false"/>
    </style:style>
    <style:style style:name="ro6" style:family="table-row">
      <style:table-row-properties style:row-height="1.246cm" style:use-optimal-row-height="false"/>
    </style:style>
    <style:style style:name="ro7" style:family="table-row">
      <style:table-row-properties style:row-height="1.248cm" style:use-optimal-row-height="false"/>
    </style:style>
    <style:style style:name="ce1" style:family="table-cell">
      <loext:graphic-properties draw:fill="none" draw:textarea-horizontal-align="justify" draw:textarea-vertical-align="middle" fo:padding-top="0.13cm" fo:padding-bottom="0.13cm" fo:padding-left="0.25cm" fo:padding-right="0.25cm"/>
      <style:paragraph-properties fo:margin-left="0cm" fo:margin-right="0cm" fo:margin-top="0.247cm" fo:margin-bottom="0cm" fo:line-height="100%" fo:text-align="center" fo:text-indent="0cm" fo:border-left="0.54pt solid #000000" fo:border-right="0.54pt solid #000000" fo:border-top="0.54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 style:family="table-cell">
      <loext:graphic-properties draw:fill="none" draw:textarea-horizontal-align="justify" draw:textarea-vertical-align="middle" fo:padding-top="0.13cm" fo:padding-bottom="0.13cm" fo:padding-left="0.25cm" fo:padding-right="0.25cm"/>
      <style:paragraph-properties fo:margin-left="0cm" fo:margin-right="0cm" fo:margin-top="0.247cm" fo:margin-bottom="0cm" fo:line-height="100%" fo:text-align="center" fo:text-indent="0cm" fo:border-left="0.54pt solid #000000" fo:border-right="0.54pt solid #000000" fo:border-top="0.23pt solid #000000" fo:border-bottom="0.54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 style:family="table-cell">
      <loext:graphic-properties draw:fill="none" draw:textarea-horizontal-align="justify" draw:textarea-vertical-align="middle" fo:padding-top="0.13cm" fo:padding-bottom="0.13cm" fo:padding-left="0.25cm" fo:padding-right="0.25cm"/>
      <style:paragraph-properties fo:margin-left="0cm" fo:margin-right="0cm" fo:margin-top="0.212cm" fo:margin-bottom="0cm" fo:line-height="100%" fo:text-align="center" fo:text-indent="0cm" fo:border-left="0.54pt solid #000000" fo:border-right="0.54pt solid #000000" fo:border-top="0.54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 style:family="table-cell">
      <loext:graphic-properties draw:fill="none" draw:textarea-horizontal-align="justify" draw:textarea-vertical-align="middle" fo:padding-top="0.13cm" fo:padding-bottom="0.13cm" fo:padding-left="0.25cm" fo:padding-right="0.25cm"/>
      <style:paragraph-properties fo:margin-left="0cm" fo:margin-right="0cm" fo:margin-top="0.212cm" fo:margin-bottom="0cm" fo:line-height="100%" fo:text-align="center" fo:text-indent="0cm" fo:border-left="0.54pt solid #000000" fo:border-right="0.54pt solid #000000" fo:border-top="0.23pt solid #000000" fo:border-bottom="0.54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 style:family="table-cell">
      <loext:graphic-properties draw:fill="bitmap" draw:fill-image-name="Bitmap_20_2" draw:opacity="100%" style:repeat="stretch" draw:textarea-horizontal-align="justify" draw:textarea-vertical-align="middle" fo:padding-top="0.13cm" fo:padding-bottom="0.13cm" fo:padding-left="0.25cm" fo:padding-right="0.25cm"/>
      <style:paragraph-properties fo:margin-left="0cm" fo:margin-right="0cm" fo:margin-top="0.212cm" fo:margin-bottom="0cm" fo:line-height="100%" fo:text-align="center" fo:text-indent="0cm" fo:border-left="0.54pt solid #000000" fo:border-right="0.54pt solid #000000" fo:border-top="0.54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6" style:family="table-cell">
      <loext:graphic-properties draw:fill="bitmap" draw:fill-image-name="Bitmap_20_2" draw:opacity="100%" style:repeat="stretch" draw:textarea-horizontal-align="justify" draw:textarea-vertical-align="middle" fo:padding-top="0.13cm" fo:padding-bottom="0.13cm" fo:padding-left="0.25cm" fo:padding-right="0.25cm"/>
      <style:paragraph-properties fo:margin-left="0cm" fo:margin-right="0cm" fo:margin-top="0.212cm" fo:margin-bottom="0cm" fo:line-height="100%" fo:text-align="center" fo:text-indent="0cm" fo:border-left="0.54pt solid #000000" fo:border-right="0.54pt solid #000000" fo:border-top="0.23pt solid #000000" fo:border-bottom="0.54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7" style:family="table-cell">
      <loext:graphic-properties draw:fill="bitmap" draw:fill-image-name="Bitmap_20_3" draw:opacity="100%" style:repeat="stretch" draw:textarea-horizontal-align="justify" draw:textarea-vertical-align="middle" fo:padding-top="0.13cm" fo:padding-bottom="0.13cm" fo:padding-left="0.25cm" fo:padding-right="0.25cm"/>
      <style:paragraph-properties fo:margin-left="0cm" fo:margin-right="0cm" fo:margin-top="0.212cm" fo:margin-bottom="0cm" fo:line-height="100%" fo:text-align="center" fo:text-indent="0cm" fo:border-left="0.54pt solid #000000" fo:border-right="0.54pt solid #000000" fo:border-top="0.54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8" style:family="table-cell">
      <loext:graphic-properties draw:fill="bitmap" draw:fill-image-name="Bitmap_20_3" draw:opacity="100%" style:repeat="stretch" draw:textarea-horizontal-align="justify" draw:textarea-vertical-align="middle" fo:padding-top="0.13cm" fo:padding-bottom="0.13cm" fo:padding-left="0.25cm" fo:padding-right="0.25cm"/>
      <style:paragraph-properties fo:margin-left="0cm" fo:margin-right="0cm" fo:margin-top="0.212cm" fo:margin-bottom="0cm" fo:line-height="100%" fo:text-align="center" fo:text-indent="0cm" fo:border-left="0.54pt solid #000000" fo:border-right="0.54pt solid #000000" fo:border-top="0.23pt solid #000000" fo:border-bottom="0.54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9" style:family="table-cell">
      <loext:graphic-properties draw:fill="none" draw:textarea-horizontal-align="justify" draw:textarea-vertical-align="middle" fo:padding-top="0.13cm" fo:padding-bottom="0.13cm" fo:padding-left="0.25cm" fo:padding-right="0.25cm"/>
      <style:paragraph-properties fo:margin-left="0cm" fo:margin-right="0cm" fo:margin-top="0.247cm" fo:margin-bottom="0cm" fo:line-height="100%" fo:text-align="center" fo:text-indent="0cm" fo:border-left="0.54pt solid #000000" fo:border-right="0.54pt solid #000000" fo:border-top="0.23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0" style:family="table-cell">
      <loext:graphic-properties draw:fill="none" draw:textarea-horizontal-align="justify" draw:textarea-vertical-align="middle" fo:padding-top="0.13cm" fo:padding-bottom="0.13cm" fo:padding-left="0.25cm" fo:padding-right="0.25cm"/>
      <style:paragraph-properties fo:margin-left="0cm" fo:margin-right="0cm" fo:margin-top="0.176cm" fo:margin-bottom="0cm" fo:line-height="100%" fo:text-align="center" fo:text-indent="0cm" fo:border-left="0.54pt solid #000000" fo:border-right="0.54pt solid #000000" fo:border-top="0.54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1" style:family="table-cell">
      <loext:graphic-properties draw:fill="none" draw:textarea-horizontal-align="justify" draw:textarea-vertical-align="middle" fo:padding-top="0.13cm" fo:padding-bottom="0.13cm" fo:padding-left="0.25cm" fo:padding-right="0.25cm"/>
      <style:paragraph-properties fo:margin-left="0cm" fo:margin-right="0cm" fo:margin-top="0.176cm" fo:margin-bottom="0cm" fo:line-height="100%" fo:text-align="center" fo:text-indent="0cm" fo:border-left="0.54pt solid #000000" fo:border-right="0.54pt solid #000000" fo:border-top="0.23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2" style:family="table-cell">
      <loext:graphic-properties draw:fill="none" draw:textarea-horizontal-align="justify" draw:textarea-vertical-align="middle" fo:padding-top="0.13cm" fo:padding-bottom="0.13cm" fo:padding-left="0.25cm" fo:padding-right="0.25cm"/>
      <style:paragraph-properties fo:margin-left="0cm" fo:margin-right="0cm" fo:margin-top="0.176cm" fo:margin-bottom="0cm" fo:line-height="100%" fo:text-align="center" fo:text-indent="0cm" fo:border-left="0.54pt solid #000000" fo:border-right="0.54pt solid #000000" fo:border-top="0.23pt solid #000000" fo:border-bottom="0.54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3" style:family="table-cell">
      <loext:graphic-properties draw:fill="none" draw:textarea-horizontal-align="justify" draw:textarea-vertical-align="middle" fo:padding-top="0.03cm" fo:padding-bottom="0.03cm" fo:padding-left="0.05cm" fo:padding-right="0.05cm"/>
      <style:paragraph-properties fo:margin-left="0cm" fo:margin-right="0cm" fo:margin-top="0.247cm" fo:margin-bottom="0cm" fo:line-height="100%" fo:text-align="center" fo:text-indent="0cm" fo:border-left="0.54pt solid #000000" fo:border-right="0.54pt solid #000000" fo:border-top="0.54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4" style:family="table-cell">
      <loext:graphic-properties draw:fill="none" draw:textarea-horizontal-align="justify" draw:textarea-vertical-align="middle" fo:padding-top="0.03cm" fo:padding-bottom="0.03cm" fo:padding-left="0.05cm" fo:padding-right="0.05cm"/>
      <style:paragraph-properties fo:margin-left="0cm" fo:margin-right="0cm" fo:margin-top="0.247cm" fo:margin-bottom="0cm" fo:line-height="100%" fo:text-align="center" fo:text-indent="0cm" fo:border-left="0.54pt solid #000000" fo:border-right="0.54pt solid #000000" fo:border-top="0.23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5" style:family="table-cell">
      <loext:graphic-properties draw:fill="none" draw:textarea-horizontal-align="justify" draw:textarea-vertical-align="middle" fo:padding-top="0.03cm" fo:padding-bottom="0.03cm" fo:padding-left="0.05cm" fo:padding-right="0.05cm"/>
      <style:paragraph-properties fo:margin-left="0cm" fo:margin-right="0cm" fo:margin-top="0.247cm" fo:margin-bottom="0cm" fo:line-height="100%" fo:text-align="center" fo:text-indent="0cm" fo:border-left="0.54pt solid #000000" fo:border-right="0.54pt solid #000000" fo:border-top="0.23pt solid #000000" fo:border-bottom="0.54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 style:family="paragraph">
      <style:paragraph-properties fo:margin-left="0cm" fo:margin-right="0cm" fo:margin-top="0cm" fo:margin-bottom="0cm" fo:line-height="100%"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left="0cm" fo:margin-right="0cm" fo:margin-top="0.882cm" fo:margin-bottom="0cm" fo:line-height="13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loext:graphic-properties draw:fill="none" draw:fill-color="#ffffff"/>
      <style:paragraph-properties fo:margin-left="0cm" fo:margin-right="0cm" fo:margin-top="0.882cm" fo:margin-bottom="0cm" fo:line-height="13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color="#ffffff"/>
      <style:paragraph-properties style:writing-mode="lr-tb"/>
    </style:style>
    <style:style style:name="P6" style:family="paragraph">
      <style:paragraph-properties fo:margin-left="0cm" fo:margin-right="0cm" fo:margin-top="0.882cm" fo:margin-bottom="0cm" fo:line-height="13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loext:graphic-properties draw:fill="none" draw:fill-color="#ffffff"/>
      <style:paragraph-properties fo:margin-left="0cm" fo:margin-right="0cm" fo:margin-top="0.882cm" fo:margin-bottom="0cm" fo:line-height="13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style:paragraph-properties fo:margin-left="0cm" fo:margin-right="0cm" fo:margin-top="0.794cm" fo:margin-bottom="0cm" fo:line-height="13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loext:graphic-properties draw:fill="none" draw:fill-color="#ffffff"/>
      <style:paragraph-properties fo:margin-left="0cm" fo:margin-right="0cm" fo:margin-top="0.794cm" fo:margin-bottom="0cm" fo:line-height="13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margin-left="0cm" fo:margin-right="0cm" fo:margin-top="0.706cm" fo:margin-bottom="0cm" fo:line-height="11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loext:graphic-properties draw:fill="solid" draw:fill-color="#ff0000"/>
      <style:paragraph-properties fo:margin-left="0cm" fo:margin-right="0cm" fo:margin-top="0.706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cm" fo:margin-right="0cm" fo:margin-top="0.882cm" fo:margin-bottom="0cm" fo:line-height="130%"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loext:graphic-properties draw:fill="none" draw:fill-color="#ffffff"/>
      <style:paragraph-properties fo:margin-left="0cm" fo:margin-right="0cm" fo:margin-top="0.882cm" fo:margin-bottom="0cm" fo:line-height="130%"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margin-left="0cm" fo:margin-right="0cm" fo:margin-top="0.706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loext:graphic-properties draw:fill="none" draw:fill-color="#ffffff"/>
      <style:paragraph-properties fo:margin-left="0cm" fo:margin-right="0cm" fo:margin-top="0.706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style:paragraph-properties fo:margin-left="0cm" fo:margin-right="0cm" fo:margin-top="0.706cm" fo:margin-bottom="0cm" fo:line-height="7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loext:graphic-properties draw:fill="none" draw:fill-color="#ffffff"/>
      <style:paragraph-properties fo:margin-left="0cm" fo:margin-right="0cm" fo:margin-top="0.706cm" fo:margin-bottom="0cm" fo:line-height="7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left="0cm" fo:margin-right="0cm" fo:margin-top="0.617cm" fo:margin-bottom="0cm" fo:line-height="11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loext:graphic-properties draw:fill="solid" draw:fill-color="#ff0000"/>
      <style:paragraph-properties fo:margin-left="0cm" fo:margin-right="0cm" fo:margin-top="0.617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margin-left="0cm" fo:margin-right="0cm" fo:margin-top="0.529cm" fo:margin-bottom="0cm" fo:line-height="11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loext:graphic-properties draw:fill="solid" draw:fill-color="#000099"/>
      <style:paragraph-properties fo:margin-left="0cm" fo:margin-right="0cm" fo:margin-top="0.529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margin-left="0cm" fo:margin-right="0cm" fo:margin-top="0.617cm" fo:margin-bottom="0cm" fo:line-height="13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loext:graphic-properties draw:fill="solid" draw:fill-color="#ff0000"/>
      <style:paragraph-properties fo:margin-left="0cm" fo:margin-right="0cm" fo:margin-top="0.617cm" fo:margin-bottom="0cm" fo:line-height="13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loext:graphic-properties draw:fill="solid" draw:fill-color="#000099"/>
      <style:paragraph-properties fo:margin-left="0cm" fo:margin-right="0cm" fo:margin-top="0.617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style:paragraph-properties fo:margin-left="0cm" fo:margin-right="0cm" fo:margin-top="0.794cm" fo:margin-bottom="0cm" fo:line-height="130%"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loext:graphic-properties draw:fill="none" draw:fill-color="#ffffff"/>
      <style:paragraph-properties fo:margin-left="0cm" fo:margin-right="0cm" fo:margin-top="0.794cm" fo:margin-bottom="0cm" fo:line-height="130%"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margin-left="1.27cm" fo:margin-right="0cm" fo:margin-top="0.882cm" fo:margin-bottom="0cm" fo:line-height="130%" fo:text-indent="-1.27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8" style:family="paragraph">
      <style:paragraph-properties fo:margin-left="0cm" fo:margin-right="0cm" fo:margin-top="0.882cm" fo:margin-bottom="0cm" fo:line-height="130%" fo:text-indent="0cm" style:punctuation-wrap="hanging" style:line-break="strict"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 style:family="paragraph">
      <loext:graphic-properties draw:fill="none" draw:fill-color="#ffffff"/>
      <style:paragraph-properties fo:margin-left="1.27cm" fo:margin-right="0cm" fo:margin-top="0.882cm" fo:margin-bottom="0cm" fo:line-height="130%" fo:text-indent="-1.27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style:paragraph-properties fo:margin-left="0cm" fo:margin-right="0cm" fo:margin-top="0.529cm" fo:margin-bottom="0cm" fo:line-height="6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 style:family="paragraph">
      <loext:graphic-properties draw:fill="none" draw:fill-color="#ffffff"/>
      <style:paragraph-properties fo:margin-left="0cm" fo:margin-right="0cm" fo:margin-top="0.529cm" fo:margin-bottom="0cm" fo:line-height="6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style:paragraph-properties fo:margin-left="0cm" fo:margin-right="0cm" fo:margin-top="0.441cm" fo:margin-bottom="0cm" fo:line-height="11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loext:graphic-properties draw:fill="solid" draw:fill-color="#000099"/>
      <style:paragraph-properties fo:margin-left="0cm" fo:margin-right="0cm" fo:margin-top="0.441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4" style:family="paragraph">
      <loext:graphic-properties draw:fill="solid" draw:fill-color="#ff0000"/>
      <style:paragraph-properties fo:margin-left="0cm" fo:margin-right="0cm" fo:margin-top="0.441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5" style:family="paragraph">
      <loext:graphic-properties draw:fill="solid" draw:fill-color="#00cc99"/>
      <style:paragraph-properties fo:margin-left="0cm" fo:margin-right="0cm" fo:margin-top="0.441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 style:family="paragraph">
      <style:paragraph-properties fo:margin-left="0cm" fo:margin-right="0cm" fo:margin-top="0.706cm" fo:margin-bottom="0cm" fo:line-height="130%"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7" style:family="paragraph">
      <loext:graphic-properties draw:fill="none" draw:fill-color="#ffffff"/>
      <style:paragraph-properties fo:margin-left="0cm" fo:margin-right="0cm" fo:margin-top="0.706cm" fo:margin-bottom="0cm" fo:line-height="130%"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8" style:family="paragraph">
      <style:paragraph-properties fo:margin-left="0cm" fo:margin-right="0cm" fo:margin-top="0.706cm" fo:margin-bottom="0cm" fo:line-height="13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9" style:family="paragraph">
      <loext:graphic-properties draw:fill="none" draw:fill-color="#ffffff"/>
      <style:paragraph-properties fo:margin-left="0cm" fo:margin-right="0cm" fo:margin-top="0.706cm" fo:margin-bottom="0cm" fo:line-height="13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0" style:family="paragraph">
      <loext:graphic-properties draw:fill="none" draw:fill-color="#ffffff"/>
      <style:paragraph-properties fo:margin-left="0cm" fo:margin-right="0cm" fo:margin-top="0.617cm" fo:margin-bottom="0cm" fo:line-height="13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1" style:family="paragraph">
      <style:paragraph-properties fo:margin-left="0cm" fo:margin-right="0cm" fo:margin-top="0.617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2" style:family="paragraph">
      <loext:graphic-properties draw:fill="none" draw:fill-color="#ffffff"/>
      <style:paragraph-properties fo:margin-left="0cm" fo:margin-right="0cm" fo:margin-top="0.617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3" style:family="paragraph">
      <style:paragraph-properties fo:margin-left="0cm" fo:margin-right="0cm" fo:margin-top="0.37cm" fo:margin-bottom="0cm" fo:line-height="80%"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4" style:family="paragraph">
      <loext:graphic-properties draw:fill="none" draw:fill-color="#ffffff"/>
      <style:paragraph-properties fo:margin-left="0cm" fo:margin-right="0cm" fo:margin-top="0.37cm" fo:margin-bottom="0cm" fo:line-height="80%"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5" style:family="paragraph">
      <style:paragraph-properties fo:margin-left="0cm" fo:margin-right="0cm" fo:margin-top="0.617cm" fo:margin-bottom="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6" style:family="paragraph">
      <loext:graphic-properties draw:fill="solid" draw:fill-color="#ff0000"/>
      <style:paragraph-properties fo:margin-left="0cm" fo:margin-right="0cm" fo:margin-top="0.617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7" style:family="paragraph">
      <style:paragraph-properties fo:margin-left="0cm" fo:margin-right="0cm" fo:margin-top="0.441cm" fo:margin-bottom="0cm" fo:line-height="6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8" style:family="paragraph">
      <loext:graphic-properties draw:fill="none" draw:fill-color="#ffffff"/>
      <style:paragraph-properties fo:margin-left="0cm" fo:margin-right="0cm" fo:margin-top="0.441cm" fo:margin-bottom="0cm" fo:line-height="6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9" style:family="paragraph">
      <style:paragraph-properties fo:margin-left="0cm" fo:margin-right="0cm" fo:margin-top="0.529cm" fo:margin-bottom="0cm" fo:line-height="13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0" style:family="paragraph">
      <loext:graphic-properties draw:fill="solid" draw:fill-color="#ff0000"/>
      <style:paragraph-properties fo:margin-left="0cm" fo:margin-right="0cm" fo:margin-top="0.529cm" fo:margin-bottom="0cm" fo:line-height="13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1" style:family="paragraph">
      <loext:graphic-properties draw:fill="solid" draw:fill-color="#000099"/>
      <style:paragraph-properties fo:margin-left="0cm" fo:margin-right="0cm" fo:margin-top="0.529cm" fo:margin-bottom="0cm" fo:line-height="13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2" style:family="paragraph">
      <style:paragraph-properties fo:margin-left="0cm" fo:margin-right="0cm" fo:margin-top="0.423cm" fo:margin-bottom="0cm" fo:line-height="13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3" style:family="paragraph">
      <loext:graphic-properties draw:fill="none" draw:fill-color="#ffffff"/>
      <style:paragraph-properties fo:margin-left="0cm" fo:margin-right="0cm" fo:margin-top="0.423cm" fo:margin-bottom="0cm" fo:line-height="13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4" style:family="paragraph">
      <loext:graphic-properties draw:fill="solid" draw:fill-color="#ff0000"/>
      <style:paragraph-properties fo:margin-left="0cm" fo:margin-right="0cm" fo:margin-top="0.529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5" style:family="paragraph">
      <loext:graphic-properties draw:fill="none" draw:fill-color="#ffffff"/>
      <style:paragraph-properties fo:margin-left="0cm" fo:margin-right="0cm" fo:margin-top="0.617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6" style:family="paragraph">
      <style:paragraph-properties fo:margin-left="0cm" fo:margin-right="0cm" fo:margin-top="0.247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7" style:family="paragraph">
      <loext:graphic-properties draw:fill="none" draw:fill-color="#ffffff"/>
      <style:paragraph-properties fo:text-align="center" style:writing-mode="lr-tb"/>
    </style:style>
    <style:style style:name="P58" style:family="paragraph">
      <style:paragraph-properties fo:margin-left="0cm" fo:margin-right="0cm" fo:margin-top="0.794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9" style:family="paragraph">
      <loext:graphic-properties draw:fill="none" draw:fill-color="#ffffff"/>
      <style:paragraph-properties fo:margin-left="0cm" fo:margin-right="0cm" fo:margin-top="0.794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0" style:family="paragraph">
      <loext:graphic-properties draw:fill="solid" draw:fill-color="#00cc00"/>
      <style:paragraph-properties fo:margin-left="0cm" fo:margin-right="0cm" fo:margin-top="0.617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1" style:family="paragraph">
      <loext:graphic-properties draw:fill="none" draw:fill-color="#ffffff"/>
      <style:paragraph-properties fo:margin-left="0cm" fo:margin-right="0cm" fo:margin-top="0.617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2" style:family="paragraph">
      <style:paragraph-properties fo:margin-left="0cm" fo:margin-right="0cm" fo:margin-top="0.141cm" fo:margin-bottom="0cm" fo:line-height="130%"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3" style:family="paragraph">
      <loext:graphic-properties draw:fill="none" draw:fill-color="#ffffff"/>
      <style:paragraph-properties fo:margin-left="0cm" fo:margin-right="0cm" fo:margin-top="0.141cm" fo:margin-bottom="0cm" fo:line-height="130%"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4" style:family="paragraph">
      <style:paragraph-properties fo:margin-left="0cm" fo:margin-right="0cm" fo:margin-top="0.706cm" fo:margin-bottom="0cm" fo:line-height="11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5" style:family="paragraph">
      <loext:graphic-properties draw:fill="none" draw:fill-color="#ffffff"/>
      <style:paragraph-properties fo:margin-left="0cm" fo:margin-right="0cm" fo:margin-top="0.706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6" style:family="paragraph">
      <style:paragraph-properties fo:margin-left="0cm" fo:margin-right="0cm" fo:margin-top="0.794cm" fo:margin-bottom="0cm" fo:line-height="11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7" style:family="paragraph">
      <loext:graphic-properties draw:fill="none" draw:fill-color="#ffffff"/>
      <style:paragraph-properties fo:margin-left="0cm" fo:margin-right="0cm" fo:margin-top="0.794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8" style:family="paragraph">
      <style:paragraph-properties fo:margin-left="0cm" fo:margin-right="0cm" fo:margin-top="0.794cm" fo:margin-bottom="0cm" fo:line-height="13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9" style:family="paragraph">
      <loext:graphic-properties draw:fill="none" draw:fill-color="#ffffff"/>
      <style:paragraph-properties fo:margin-left="0cm" fo:margin-right="0cm" fo:margin-top="0.794cm" fo:margin-bottom="0cm" fo:line-height="13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0" style:family="paragraph">
      <style:paragraph-properties fo:margin-left="0cm" fo:margin-right="0cm" fo:margin-top="0.441cm" fo:margin-bottom="0cm" fo:line-height="130%"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1" style:family="paragraph">
      <loext:graphic-properties draw:fill="solid" draw:fill-color="#ff0000"/>
      <style:paragraph-properties fo:margin-left="0cm" fo:margin-right="0cm" fo:margin-top="0.441cm" fo:margin-bottom="0cm" fo:line-height="130%"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2" style:family="paragraph">
      <style:paragraph-properties fo:margin-left="0cm" fo:margin-right="0cm" fo:margin-top="0.617cm" fo:margin-bottom="0cm" fo:line-height="11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3" style:family="paragraph">
      <loext:graphic-properties draw:fill="none" draw:fill-color="#ffffff"/>
      <style:paragraph-properties fo:margin-left="0cm" fo:margin-right="0cm" fo:margin-top="0.617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4" style:family="paragraph">
      <style:paragraph-properties fo:margin-left="0cm" fo:margin-right="0cm" fo:margin-top="0.441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5" style:family="paragraph">
      <loext:graphic-properties draw:fill="solid" draw:fill-color="#ff0000"/>
      <style:paragraph-properties fo:margin-left="0cm" fo:margin-right="0cm" fo:margin-top="0.441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6" style:family="paragraph">
      <style:paragraph-properties fo:margin-left="0cm" fo:margin-right="0cm" fo:margin-top="0.529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7" style:family="paragraph">
      <loext:graphic-properties draw:fill="solid" draw:fill-color="#ff0000"/>
      <style:paragraph-properties fo:margin-left="0cm" fo:margin-right="0cm" fo:margin-top="0.529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8" style:family="paragraph">
      <style:paragraph-properties fo:margin-left="0cm" fo:margin-right="0cm" fo:margin-top="0.282cm" fo:margin-bottom="0cm" fo:line-height="13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9" style:family="paragraph">
      <style:paragraph-properties fo:margin-left="0cm" fo:margin-right="0cm" fo:margin-top="0.282cm" fo:margin-bottom="0cm" fo:line-height="130%"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0" style:family="paragraph">
      <loext:graphic-properties draw:fill="none" draw:fill-color="#ffffff"/>
      <style:paragraph-properties fo:margin-left="0cm" fo:margin-right="0cm" fo:margin-top="0.282cm" fo:margin-bottom="0cm" fo:line-height="13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1" style:family="paragraph">
      <loext:graphic-properties draw:fill="none" draw:fill-color="#ffffff"/>
      <style:paragraph-properties fo:margin-left="0cm" fo:margin-right="0cm" fo:margin-top="0.529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2" style:family="paragraph">
      <loext:graphic-properties draw:fill="solid" draw:fill-color="#ffffff"/>
      <style:paragraph-properties fo:margin-left="0cm" fo:margin-right="0cm" fo:margin-top="0.529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3" style:family="paragraph">
      <style:paragraph-properties fo:margin-left="0cm" fo:margin-right="0cm" fo:margin-top="0.794cm" fo:margin-bottom="0cm"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4" style:family="paragraph">
      <loext:graphic-properties draw:fill="none" draw:fill-color="#ffffff"/>
      <style:paragraph-properties fo:margin-left="0cm" fo:margin-right="0cm" fo:margin-top="0.794cm" fo:margin-bottom="0cm"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5" style:family="paragraph">
      <style:paragraph-properties fo:margin-left="0cm" fo:margin-right="0cm" fo:margin-top="0.706cm" fo:margin-bottom="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6" style:family="paragraph">
      <loext:graphic-properties draw:fill="none" draw:fill-color="#ffffff"/>
      <style:paragraph-properties fo:margin-left="0cm" fo:margin-right="0cm" fo:margin-top="0.706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7" style:family="paragraph">
      <style:paragraph-properties fo:margin-left="0cm" fo:margin-right="0cm" fo:margin-top="0.21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8" style:family="paragraph">
      <style:paragraph-properties fo:margin-left="0cm" fo:margin-right="0cm" fo:margin-top="0.529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9" style:family="paragraph">
      <loext:graphic-properties draw:fill="none" draw:fill-color="#ffffff"/>
      <style:paragraph-properties fo:margin-left="0cm" fo:margin-right="0cm" fo:margin-top="0.5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0" style:family="paragraph">
      <style:paragraph-properties fo:margin-left="0cm" fo:margin-right="0cm" fo:margin-top="0.212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1" style:family="paragraph">
      <loext:graphic-properties draw:fill="none" draw:fill-color="#ffffff"/>
      <style:paragraph-properties fo:margin-left="0cm" fo:margin-right="0cm" fo:margin-top="0.212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2" style:family="paragraph">
      <style:paragraph-properties fo:margin-left="0cm" fo:margin-right="0cm" fo:margin-top="0.247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3" style:family="paragraph">
      <loext:graphic-properties draw:fill="none" draw:fill-color="#ffffff"/>
      <style:paragraph-properties fo:margin-left="0cm" fo:margin-right="0cm" fo:margin-top="0.247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4" style:family="paragraph">
      <style:paragraph-properties fo:margin-left="0cm" fo:margin-right="0cm" fo:margin-top="0.794cm" fo:margin-bottom="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5" style:family="paragraph">
      <loext:graphic-properties draw:fill="none" draw:fill-color="#ffffff"/>
      <style:paragraph-properties fo:margin-left="0cm" fo:margin-right="0cm" fo:margin-top="0.794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6" style:family="paragraph">
      <style:paragraph-properties fo:margin-left="0cm" fo:margin-right="0cm" fo:margin-top="0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7" style:family="paragraph">
      <loext:graphic-properties draw:fill="solid" draw:fill-color="#ff0000"/>
      <style:paragraph-properties fo:margin-left="0cm" fo:margin-right="0cm" fo:margin-top="0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8" style:family="paragraph">
      <loext:graphic-properties draw:fill="solid" draw:fill-color="#ff0000"/>
      <style:paragraph-properties fo:margin-left="0cm" fo:margin-right="0cm" fo:margin-top="0.617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9" style:family="paragraph">
      <style:paragraph-properties fo:margin-left="0cm" fo:margin-right="0cm" fo:margin-top="0.282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0" style:family="paragraph">
      <loext:graphic-properties draw:fill="none" draw:fill-color="#ffffff"/>
      <style:paragraph-properties fo:margin-left="0cm" fo:margin-right="0cm" fo:margin-top="0.282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1" style:family="paragraph">
      <loext:graphic-properties draw:fill="solid" draw:fill-color="#ff0000"/>
      <style:paragraph-properties fo:margin-left="0cm" fo:margin-right="0cm" fo:margin-top="0.794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2" style:family="paragraph">
      <style:paragraph-properties fo:margin-left="0cm" fo:margin-right="0cm" fo:margin-top="0.318cm" fo:margin-bottom="0cm" fo:line-height="130%"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3" style:family="paragraph">
      <loext:graphic-properties draw:fill="none" draw:fill-color="#ffffff"/>
      <style:paragraph-properties fo:margin-left="0cm" fo:margin-right="0cm" fo:margin-top="0.318cm" fo:margin-bottom="0cm" fo:line-height="130%"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4" style:family="paragraph">
      <style:paragraph-properties fo:margin-left="0cm" fo:margin-right="0cm" fo:margin-top="0.617cm" fo:margin-bottom="0cm" fo:line-height="13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5" style:family="paragraph">
      <style:paragraph-properties fo:margin-left="0cm" fo:margin-right="0cm" fo:margin-top="0.529cm" fo:margin-bottom="0cm" fo:line-height="13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6" style:family="paragraph">
      <loext:graphic-properties draw:fill="none" draw:fill-color="#ffffff"/>
      <style:paragraph-properties fo:margin-left="0cm" fo:margin-right="0cm" fo:margin-top="0.617cm" fo:margin-bottom="0cm" fo:line-height="13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7" style:family="paragraph">
      <loext:graphic-properties draw:fill="none" draw:fill-color="#ffffff"/>
      <style:paragraph-properties fo:margin-left="0cm" fo:margin-right="0cm" fo:margin-top="0.529cm" fo:margin-bottom="0cm" fo:line-height="13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8" style:family="paragraph">
      <style:paragraph-properties fo:margin-left="0cm" fo:margin-right="0cm" fo:margin-top="0.794cm" fo:margin-bottom="0cm" fo:line-height="14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9" style:family="paragraph">
      <loext:graphic-properties draw:fill="none" draw:fill-color="#ffffff"/>
      <style:paragraph-properties fo:margin-left="0cm" fo:margin-right="0cm" fo:margin-top="0.794cm" fo:margin-bottom="0cm" fo:line-height="14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0" style:family="paragraph">
      <style:paragraph-properties fo:margin-left="0cm" fo:margin-right="0cm" fo:margin-top="0.441cm" fo:margin-bottom="0cm" fo:line-height="5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1" style:family="paragraph">
      <loext:graphic-properties draw:fill="none" draw:fill-color="#ffffff"/>
      <style:paragraph-properties fo:margin-left="0cm" fo:margin-right="0cm" fo:margin-top="0.441cm" fo:margin-bottom="0cm" fo:line-height="5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2" style:family="paragraph">
      <style:paragraph-properties fo:margin-left="0cm" fo:margin-right="0cm" fo:margin-top="0.17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3" style:family="paragraph">
      <loext:graphic-properties draw:fill="none" draw:fill-color="#ffffff"/>
      <style:paragraph-properties fo:margin-left="0cm" fo:margin-right="0cm" fo:margin-top="0.441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4" style:family="paragraph">
      <style:paragraph-properties fo:margin-left="0cm" fo:margin-right="0cm" fo:margin-top="0cm" fo:margin-bottom="0cm" fo:line-height="100%"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5" style:family="paragraph">
      <loext:graphic-properties draw:fill="none" draw:fill-color="#ffffff"/>
      <style:paragraph-properties fo:margin-left="0cm" fo:margin-right="0cm" fo:margin-top="0cm" fo:margin-bottom="0cm" fo:line-height="100%"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6" style:family="paragraph">
      <style:paragraph-properties fo:margin-left="0cm" fo:margin-right="0cm" fo:margin-top="0.617cm" fo:margin-bottom="0cm" fo:line-height="130%"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7" style:family="paragraph">
      <loext:graphic-properties draw:fill="none" draw:fill-color="#ffffff"/>
      <style:paragraph-properties fo:margin-left="0cm" fo:margin-right="0cm" fo:margin-top="0.617cm" fo:margin-bottom="0cm" fo:line-height="130%"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8" style:family="paragraph">
      <style:paragraph-properties fo:margin-left="0cm" fo:margin-right="0cm" fo:margin-top="0.37cm" fo:margin-bottom="0cm" fo:line-height="11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9" style:family="paragraph">
      <loext:graphic-properties draw:fill="none" draw:fill-color="#ffffff"/>
      <style:paragraph-properties fo:margin-left="0cm" fo:margin-right="0cm" fo:margin-top="0.37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0" style:family="paragraph">
      <loext:graphic-properties draw:fill="none" draw:fill-color="#ffffff"/>
      <style:paragraph-properties fo:margin-left="0cm" fo:margin-right="0cm" fo:margin-top="0.529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1" style:family="paragraph">
      <style:paragraph-properties fo:margin-left="0cm" fo:margin-right="0cm" fo:margin-top="0.37cm" fo:margin-bottom="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2" style:family="paragraph">
      <loext:graphic-properties draw:fill="none" draw:fill-color="#ffffff"/>
      <style:paragraph-properties fo:margin-left="0cm" fo:margin-right="0cm" fo:margin-top="0.37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3" style:family="paragraph">
      <style:paragraph-properties fo:margin-left="0cm" fo:margin-right="0cm" fo:margin-top="0.318cm" fo:margin-bottom="0cm" fo:line-height="11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4" style:family="paragraph">
      <loext:graphic-properties draw:fill="none" draw:fill-color="#ffffff"/>
      <style:paragraph-properties fo:margin-left="0cm" fo:margin-right="0cm" fo:margin-top="0.318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5" style:family="paragraph">
      <style:paragraph-properties fo:margin-left="0cm" fo:margin-right="0cm" fo:margin-top="0.441cm" fo:margin-bottom="0cm" fo:line-height="8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6" style:family="paragraph">
      <loext:graphic-properties draw:fill="none" draw:fill-color="#ffffff"/>
      <style:paragraph-properties fo:margin-left="0cm" fo:margin-right="0cm" fo:margin-top="0.441cm" fo:margin-bottom="0cm" fo:line-height="8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7" style:family="paragraph">
      <style:paragraph-properties fo:margin-left="0cm" fo:margin-right="0cm" fo:margin-top="0.794cm" fo:margin-bottom="0cm" fo:line-height="11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8" style:family="paragraph">
      <loext:graphic-properties draw:fill="solid" draw:fill-color="#ff0000"/>
      <style:paragraph-properties fo:margin-left="0cm" fo:margin-right="0cm" fo:margin-top="0.794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9" style:family="paragraph">
      <style:paragraph-properties fo:margin-left="0cm" fo:margin-right="0cm" fo:margin-top="0.106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0" style:family="paragraph">
      <loext:graphic-properties draw:fill="none" draw:fill-color="#ffffff"/>
      <style:paragraph-properties fo:margin-left="0cm" fo:margin-right="0cm" fo:margin-top="0.106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1" style:family="paragraph">
      <style:paragraph-properties fo:margin-left="0cm" fo:margin-right="0cm" fo:margin-top="0.088cm" fo:margin-bottom="0cm" fo:line-height="8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2" style:family="paragraph">
      <loext:graphic-properties draw:fill="none" draw:fill-color="#ffffff"/>
      <style:paragraph-properties fo:margin-left="0cm" fo:margin-right="0cm" fo:margin-top="0.088cm" fo:margin-bottom="0cm" fo:line-height="8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3" style:family="paragraph">
      <style:paragraph-properties fo:margin-left="0cm" fo:margin-right="0cm" fo:margin-top="0.529cm" fo:margin-bottom="0cm" fo:line-height="7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4" style:family="paragraph">
      <loext:graphic-properties draw:fill="none" draw:fill-color="#ffffff"/>
      <style:paragraph-properties fo:margin-left="0cm" fo:margin-right="0cm" fo:margin-top="0.529cm" fo:margin-bottom="0cm" fo:line-height="7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5" style:family="paragraph">
      <style:paragraph-properties fo:margin-left="0cm" fo:margin-right="0cm" fo:margin-top="0.529cm" fo:margin-bottom="0cm" fo:line-height="130%"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6" style:family="paragraph">
      <loext:graphic-properties draw:fill="none" draw:fill-color="#ffffff"/>
      <style:paragraph-properties fo:margin-left="0cm" fo:margin-right="0cm" fo:margin-top="0.529cm" fo:margin-bottom="0cm" fo:line-height="130%"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7" style:family="paragraph">
      <style:paragraph-properties fo:margin-left="0cm" fo:margin-right="0cm" fo:margin-top="0.423cm" fo:margin-bottom="0cm" fo:line-height="90%"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8" style:family="paragraph">
      <loext:graphic-properties draw:fill="none" draw:fill-color="#ffffff"/>
      <style:paragraph-properties fo:margin-left="0cm" fo:margin-right="0cm" fo:margin-top="0.423cm" fo:margin-bottom="0cm" fo:line-height="90%"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9" style:family="paragraph">
      <style:paragraph-properties fo:margin-left="0cm" fo:margin-right="0cm" fo:margin-top="0.529cm" fo:margin-bottom="0cm" fo:line-height="100%"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0" style:family="paragraph">
      <loext:graphic-properties draw:fill="none" draw:fill-color="#ffffff"/>
      <style:paragraph-properties fo:margin-left="0cm" fo:margin-right="0cm" fo:margin-top="0.529cm" fo:margin-bottom="0cm" fo:line-height="100%"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font-size="14pt" fo:language="en" fo:country="US" fo:font-weight="normal" style:font-size-asian="14pt" style:language-asian="en" style:country-asian="US" style:font-weight-asian="normal" style:font-size-complex="14pt" style:language-complex="en" style:country-complex="US" style:font-weight-complex="normal"/>
    </style:style>
    <style:style style:name="T2" style:family="text">
      <style:text-properties fo:font-size="40pt" fo:language="zh" fo:country="CN" style:font-size-asian="40pt" style:language-asian="zh" style:country-asian="CN" style:font-size-complex="40pt" style:language-complex="zh" style:country-complex="CN"/>
    </style:style>
    <style:style style:name="T3" style:family="text">
      <style:text-properties fo:color="#000099" loext:opacity="100%" fo:font-size="36pt" fo:language="zh" fo:country="CN" style:font-size-asian="36pt" style:language-asian="zh" style:country-asian="CN" style:font-size-complex="36pt" style:language-complex="zh" style:country-complex="CN"/>
    </style:style>
    <style:style style:name="T4" style:family="text">
      <style:text-properties style:font-name="Arial" fo:font-size="40pt" fo:language="zh" fo:country="CN" style:font-size-asian="40pt" style:language-asian="zh" style:country-asian="CN" style:font-size-complex="40pt" style:language-complex="zh" style:country-complex="CN"/>
    </style:style>
    <style:style style:name="T5" style:family="text">
      <style:text-properties fo:color="#000099" loext:opacity="100%" style:font-name="Arial" fo:font-size="40pt" fo:language="zh" fo:country="CN" style:font-size-asian="40pt" style:language-asian="zh" style:country-asian="CN" style:font-size-complex="40pt" style:language-complex="zh" style:country-complex="CN"/>
    </style:style>
    <style:style style:name="T6" style:family="text">
      <style:text-properties fo:color="#ff0000" loext:opacity="100%" style:font-name="Arial" fo:font-size="40pt" fo:language="zh" fo:country="CN" style:font-size-asian="40pt" style:language-asian="zh" style:country-asian="CN" style:font-size-complex="40pt" style:language-complex="zh" style:country-complex="CN"/>
    </style:style>
    <style:style style:name="T7" style:family="text">
      <style:text-properties style:font-name="Arial" fo:font-size="36pt" fo:language="zh" fo:country="CN" style:font-size-asian="36pt" style:language-asian="zh" style:country-asian="CN" style:font-size-complex="36pt" style:language-complex="zh" style:country-complex="CN"/>
    </style:style>
    <style:style style:name="T8" style:family="text">
      <style:text-properties fo:color="#ff0000" loext:opacity="100%" style:font-name="Arial" fo:font-size="36pt" fo:language="zh" fo:country="CN" style:font-size-asian="36pt" style:language-asian="zh" style:country-asian="CN" style:font-size-complex="36pt" style:language-complex="zh" style:country-complex="CN"/>
    </style:style>
    <style:style style:name="T9" style:family="text">
      <style:text-properties fo:color="#000099" loext:opacity="100%" style:font-name="Arial" fo:font-size="36pt" fo:language="en" fo:country="US" style:font-size-asian="36pt" style:language-asian="en" style:country-asian="US" style:font-size-complex="36pt" style:language-complex="en" style:country-complex="US"/>
    </style:style>
    <style:style style:name="T10" style:family="text">
      <style:text-properties fo:font-size="36pt" fo:language="zh" fo:country="CN" style:font-size-asian="36pt" style:language-asian="zh" style:country-asian="CN" style:font-size-complex="36pt" style:language-complex="zh" style:country-complex="CN"/>
    </style:style>
    <style:style style:name="T11" style:family="text">
      <style:text-properties fo:font-size="36pt" fo:language="en" fo:country="US" style:font-size-asian="36pt" style:language-asian="en" style:country-asian="US" style:font-size-complex="36pt" style:language-complex="en" style:country-complex="US"/>
    </style:style>
    <style:style style:name="T12" style:family="text">
      <style:text-properties fo:color="#000099" loext:opacity="100%" fo:font-size="36pt" fo:language="en" fo:country="US" style:font-size-asian="36pt" style:language-asian="en" style:country-asian="US" style:font-size-complex="36pt" style:language-complex="en" style:country-complex="US"/>
    </style:style>
    <style:style style:name="T13" style:family="text">
      <style:text-properties fo:color="#ffff00" loext:opacity="100%" fo:font-size="32pt" fo:language="zh" fo:country="CN" style:font-size-asian="32pt" style:language-asian="zh" style:country-asian="CN" style:font-size-complex="32pt" style:language-complex="zh" style:country-complex="CN"/>
    </style:style>
    <style:style style:name="T14" style:family="text">
      <style:text-properties fo:color="#000099" loext:opacity="100%" fo:font-size="40pt" fo:language="zh" fo:country="CN" style:font-size-asian="40pt" style:language-asian="zh" style:country-asian="CN" style:font-size-complex="40pt" style:language-complex="zh" style:country-complex="CN"/>
    </style:style>
    <style:style style:name="T15" style:family="text">
      <style:text-properties fo:color="#ff0000" loext:opacity="100%" fo:font-size="40pt" fo:language="zh" fo:country="CN" style:font-size-asian="40pt" style:language-asian="zh" style:country-asian="CN" style:font-size-complex="40pt" style:language-complex="zh" style:country-complex="CN"/>
    </style:style>
    <style:style style:name="T16" style:family="text">
      <style:text-properties fo:font-size="32pt" fo:language="zh" fo:country="CN" style:font-size-asian="32pt" style:language-asian="zh" style:country-asian="CN" style:font-size-complex="32pt" style:language-complex="zh" style:country-complex="CN"/>
    </style:style>
    <style:style style:name="T17" style:family="text">
      <style:text-properties fo:font-size="32pt" fo:language="en" fo:country="US" style:font-size-asian="32pt" style:language-asian="en" style:country-asian="US" style:font-size-complex="32pt" style:language-complex="en" style:country-complex="US"/>
    </style:style>
    <style:style style:name="T18" style:family="text">
      <style:text-properties fo:color="#000099" loext:opacity="100%" fo:font-size="32pt" fo:language="en" fo:country="US" style:font-size-asian="32pt" style:language-asian="en" style:country-asian="US" style:font-size-complex="32pt" style:language-complex="en" style:country-complex="US"/>
    </style:style>
    <style:style style:name="T19" style:family="text">
      <style:text-properties fo:color="#ff0000" loext:opacity="100%" fo:font-size="32pt" fo:language="en" fo:country="US" style:font-size-asian="32pt" style:language-asian="en" style:country-asian="US" style:font-size-complex="32pt" style:language-complex="en" style:country-complex="US"/>
    </style:style>
    <style:style style:name="T20" style:family="text">
      <style:text-properties fo:color="#ffff00" loext:opacity="100%" fo:language="zh" fo:country="CN" style:language-asian="zh" style:country-asian="CN" style:language-complex="zh" style:country-complex="CN"/>
    </style:style>
    <style:style style:name="T21" style:family="text">
      <style:text-properties fo:color="#ffff00" loext:opacity="100%" fo:font-size="24pt" fo:language="zh" fo:country="CN" style:font-size-asian="24pt" style:language-asian="zh" style:country-asian="CN" style:font-size-complex="24pt" style:language-complex="zh" style:country-complex="CN"/>
    </style:style>
    <style:style style:name="T22" style:family="text">
      <style:text-properties fo:color="#ffffff" loext:opacity="100%" fo:language="zh" fo:country="CN" style:language-asian="zh" style:country-asian="CN" style:language-complex="zh" style:country-complex="CN"/>
    </style:style>
    <style:style style:name="T23" style:family="text">
      <style:text-properties fo:color="#000099" loext:opacity="100%" fo:language="zh" fo:country="CN" style:language-asian="zh" style:country-asian="CN" style:language-complex="zh" style:country-complex="CN"/>
    </style:style>
    <style:style style:name="T24" style:family="text">
      <style:text-properties fo:color="#ff0000" loext:opacity="100%" fo:font-size="36pt" fo:language="zh" fo:country="CN" style:font-size-asian="36pt" style:language-asian="zh" style:country-asian="CN" style:font-size-complex="36pt" style:language-complex="zh" style:country-complex="CN"/>
    </style:style>
    <style:style style:name="T25" style:family="text">
      <style:text-properties fo:font-size="24pt" fo:language="en" fo:country="US" style:font-size-asian="24pt" style:language-asian="en" style:country-asian="US" style:font-size-complex="24pt" style:language-complex="en" style:country-complex="US"/>
    </style:style>
    <style:style style:name="T26" style:family="text">
      <style:text-properties fo:color="#000099" loext:opacity="100%" fo:font-size="24pt" fo:language="en" fo:country="US" style:font-size-asian="24pt" style:language-asian="en" style:country-asian="US" style:font-size-complex="24pt" style:language-complex="en" style:country-complex="US"/>
    </style:style>
    <style:style style:name="T27" style:family="text">
      <style:text-properties fo:color="#ff0000" loext:opacity="100%" fo:font-size="24pt" fo:language="en" fo:country="US" style:font-size-asian="24pt" style:language-asian="en" style:country-asian="US" style:font-size-complex="24pt" style:language-complex="en" style:country-complex="US"/>
    </style:style>
    <style:style style:name="T28" style:family="text">
      <style:text-properties fo:color="#b414c0" loext:opacity="100%" fo:font-size="24pt" fo:language="en" fo:country="US" style:font-size-asian="24pt" style:language-asian="en" style:country-asian="US" style:font-size-complex="24pt" style:language-complex="en" style:country-complex="US"/>
    </style:style>
    <style:style style:name="T29" style:family="text">
      <style:text-properties fo:color="#00cc99" loext:opacity="100%" fo:font-size="24pt" fo:language="en" fo:country="US" style:font-size-asian="24pt" style:language-asian="en" style:country-asian="US" style:font-size-complex="24pt" style:language-complex="en" style:country-complex="US"/>
    </style:style>
    <style:style style:name="T30" style:family="text">
      <style:text-properties fo:color="#3333cc" loext:opacity="100%" fo:font-size="24pt" fo:language="en" fo:country="US" style:font-size-asian="24pt" style:language-asian="en" style:country-asian="US" style:font-size-complex="24pt" style:language-complex="en" style:country-complex="US"/>
    </style:style>
    <style:style style:name="T31" style:family="text">
      <style:text-properties fo:color="#ffff00" loext:opacity="100%" fo:font-size="20pt" fo:language="zh" fo:country="CN" style:font-size-asian="20pt" style:language-asian="zh" style:country-asian="CN" style:font-size-complex="20pt" style:language-complex="zh" style:country-complex="CN"/>
    </style:style>
    <style:style style:name="T32" style:family="text">
      <style:text-properties fo:color="#ffff00" loext:opacity="100%" fo:font-size="20pt" fo:language="en" fo:country="US" style:font-size-asian="20pt" style:language-asian="en" style:country-asian="US" style:font-size-complex="20pt" style:language-complex="en" style:country-complex="US"/>
    </style:style>
    <style:style style:name="T33" style:family="text">
      <style:text-properties fo:font-size="20pt" fo:language="zh" fo:country="CN" style:font-size-asian="20pt" style:language-asian="zh" style:country-asian="CN" style:font-size-complex="20pt" style:language-complex="zh" style:country-complex="CN"/>
    </style:style>
    <style:style style:name="T34" style:family="text">
      <style:text-properties fo:color="#ff0000" loext:opacity="100%" fo:font-size="32pt" fo:language="zh" fo:country="CN" style:font-size-asian="32pt" style:language-asian="zh" style:country-asian="CN" style:font-size-complex="32pt" style:language-complex="zh" style:country-complex="CN"/>
    </style:style>
    <style:style style:name="T35" style:family="text">
      <style:text-properties fo:color="#000099" loext:opacity="100%" fo:font-size="32pt" fo:language="zh" fo:country="CN" style:font-size-asian="32pt" style:language-asian="zh" style:country-asian="CN" style:font-size-complex="32pt" style:language-complex="zh" style:country-complex="CN"/>
    </style:style>
    <style:style style:name="T36" style:family="text">
      <style:text-properties style:font-name="Arial" fo:font-size="32pt" fo:language="zh" fo:country="CN" style:font-name-asian="黑体" style:font-size-asian="32pt" style:language-asian="zh" style:country-asian="CN" style:font-name-complex="黑体" style:font-size-complex="32pt" style:language-complex="zh" style:country-complex="CN"/>
    </style:style>
    <style:style style:name="T37" style:family="text">
      <style:text-properties fo:language="zh" fo:country="CN" style:language-asian="zh" style:country-asian="CN" style:language-complex="zh" style:country-complex="CN"/>
    </style:style>
    <style:style style:name="T38" style:family="text">
      <style:text-properties fo:language="en" fo:country="US" style:language-asian="en" style:country-asian="US" style:language-complex="en" style:country-complex="US"/>
    </style:style>
    <style:style style:name="T39" style:family="text">
      <style:text-properties fo:color="#000099" loext:opacity="100%" fo:language="en" fo:country="US" style:language-asian="en" style:country-asian="US" style:language-complex="en" style:country-complex="US"/>
    </style:style>
    <style:style style:name="T40" style:family="text">
      <style:text-properties fo:color="#ffff00" loext:opacity="100%" fo:language="en" fo:country="US" style:language-asian="en" style:country-asian="US" style:language-complex="en" style:country-complex="US"/>
    </style:style>
    <style:style style:name="T41" style:family="text">
      <style:text-properties fo:color="#ff0000" loext:opacity="100%" fo:language="en" fo:country="US" style:language-asian="en" style:country-asian="US" style:language-complex="en" style:country-complex="US"/>
    </style:style>
    <style:style style:name="T42" style:family="text">
      <style:text-properties fo:color="#b414c0" loext:opacity="100%" fo:language="en" fo:country="US" style:language-asian="en" style:country-asian="US" style:language-complex="en" style:country-complex="US"/>
    </style:style>
    <style:style style:name="T43" style:family="text">
      <style:text-properties fo:color="#ff0000" loext:opacity="100%" fo:language="zh" fo:country="CN" style:language-asian="zh" style:country-asian="CN" style:language-complex="zh" style:country-complex="CN"/>
    </style:style>
    <style:style style:name="T44" style:family="text">
      <style:text-properties fo:color="#b414c0" loext:opacity="100%" fo:language="zh" fo:country="CN" style:language-asian="zh" style:country-asian="CN" style:language-complex="zh" style:country-complex="CN"/>
    </style:style>
    <style:style style:name="T45" style:family="text">
      <style:text-properties fo:color="#ffffff" loext:opacity="100%" fo:language="en" fo:country="US" style:language-asian="en" style:country-asian="US" style:language-complex="en" style:country-complex="US"/>
    </style:style>
    <style:style style:name="T46" style:family="text">
      <style:text-properties fo:font-size="20pt" fo:language="en" fo:country="US" style:font-size-asian="20pt" style:language-asian="en" style:country-asian="US" style:font-size-complex="20pt" style:language-complex="en" style:country-complex="US"/>
    </style:style>
    <style:style style:name="T47" style:family="text">
      <style:text-properties fo:color="#ff0000" loext:opacity="100%" fo:font-size="20pt" fo:language="en" fo:country="US" style:font-size-asian="20pt" style:language-asian="en" style:country-asian="US" style:font-size-complex="20pt" style:language-complex="en" style:country-complex="US"/>
    </style:style>
    <style:style style:name="T48" style:family="text">
      <style:text-properties fo:color="#b414c0" loext:opacity="100%" fo:font-size="20pt" fo:language="en" fo:country="US" style:font-size-asian="20pt" style:language-asian="en" style:country-asian="US" style:font-size-complex="20pt" style:language-complex="en" style:country-complex="US"/>
    </style:style>
    <style:style style:name="T49" style:family="text">
      <style:text-properties fo:color="#b414c0" loext:opacity="100%" fo:font-size="20pt" fo:language="zh" fo:country="CN" style:font-size-asian="20pt" style:language-asian="zh" style:country-asian="CN" style:font-size-complex="20pt" style:language-complex="zh" style:country-complex="CN"/>
    </style:style>
    <style:style style:name="T50" style:family="text">
      <style:text-properties fo:color="#000099" loext:opacity="100%" fo:font-size="20pt" fo:language="en" fo:country="US" style:font-size-asian="20pt" style:language-asian="en" style:country-asian="US" style:font-size-complex="20pt" style:language-complex="en" style:country-complex="US"/>
    </style:style>
    <style:style style:name="T51" style:family="text">
      <style:text-properties fo:color="#000099" loext:opacity="100%" fo:font-size="20pt" fo:language="zh" fo:country="CN" style:font-size-asian="20pt" style:language-asian="zh" style:country-asian="CN" style:font-size-complex="20pt" style:language-complex="zh" style:country-complex="CN"/>
    </style:style>
    <style:style style:name="T52" style:family="text">
      <style:text-properties fo:color="#ffffff" loext:opacity="100%" fo:font-size="24pt" fo:language="en" fo:country="US" style:font-size-asian="24pt" style:language-asian="en" style:country-asian="US" style:font-size-complex="24pt" style:language-complex="en" style:country-complex="US"/>
    </style:style>
    <style:style style:name="T53" style:family="text">
      <style:text-properties fo:color="#ffff00" loext:opacity="100%" fo:font-size="24pt" fo:language="en" fo:country="US" style:font-size-asian="24pt" style:language-asian="en" style:country-asian="US" style:font-size-complex="24pt" style:language-complex="en" style:country-complex="US"/>
    </style:style>
    <style:style style:name="T54" style:family="text">
      <style:text-properties fo:color="#3333cc" loext:opacity="100%" fo:font-size="32pt" fo:language="en" fo:country="US" style:font-size-asian="32pt" style:language-asian="en" style:country-asian="US" style:font-size-complex="32pt" style:language-complex="en" style:country-complex="US"/>
    </style:style>
    <style:style style:name="T55" style:family="text">
      <style:text-properties fo:color="#ff0000" loext:opacity="100%" fo:font-size="20pt" fo:language="zh" fo:country="CN" style:font-size-asian="20pt" style:language-asian="zh" style:country-asian="CN" style:font-size-complex="20pt" style:language-complex="zh" style:country-complex="CN"/>
    </style:style>
    <style:style style:name="T56" style:family="text">
      <style:text-properties fo:color="#3333cc" loext:opacity="100%" fo:font-size="20pt" fo:language="en" fo:country="US" style:font-size-asian="20pt" style:language-asian="en" style:country-asian="US" style:font-size-complex="20pt" style:language-complex="en" style:country-complex="US"/>
    </style:style>
    <style:style style:name="T57" style:family="text">
      <style:text-properties fo:color="#3333cc" loext:opacity="100%" fo:font-size="20pt" fo:language="zh" fo:country="CN" style:font-size-asian="20pt" style:language-asian="zh" style:country-asian="CN" style:font-size-complex="20pt" style:language-complex="zh" style:country-complex="CN"/>
    </style:style>
    <style:style style:name="T58" style:family="text">
      <style:text-properties fo:color="#009900" loext:opacity="100%" fo:font-size="20pt" fo:language="en" fo:country="US" style:font-size-asian="20pt" style:language-asian="en" style:country-asian="US" style:font-size-complex="20pt" style:language-complex="en" style:country-complex="US"/>
    </style:style>
    <style:style style:name="T59" style:family="text">
      <style:text-properties fo:color="#009900" loext:opacity="100%" fo:font-size="20pt" fo:language="zh" fo:country="CN" style:font-size-asian="20pt" style:language-asian="zh" style:country-asian="CN" style:font-size-complex="20pt" style:language-complex="zh" style:country-complex="CN"/>
    </style:style>
    <style:style style:name="T60" style:family="text">
      <style:text-properties fo:color="#ff0000" loext:opacity="100%" fo:font-size="36pt" fo:language="en" fo:country="US" style:font-size-asian="36pt" style:language-asian="en" style:country-asian="US" style:font-size-complex="36pt" style:language-complex="en" style:country-complex="US"/>
    </style:style>
    <style:style style:name="T61" style:family="text">
      <style:text-properties fo:color="#008000" loext:opacity="100%" fo:font-size="36pt" fo:language="en" fo:country="US" style:font-size-asian="36pt" style:language-asian="en" style:country-asian="US" style:font-size-complex="36pt" style:language-complex="en" style:country-complex="US"/>
    </style:style>
    <style:style style:name="T62" style:family="text">
      <style:text-properties fo:color="#ffffff" loext:opacity="100%" fo:font-size="20pt" fo:language="zh" fo:country="CN" style:font-size-asian="20pt" style:language-asian="zh" style:country-asian="CN" style:font-size-complex="20pt" style:language-complex="zh" style:country-complex="CN"/>
    </style:style>
    <style:style style:name="T63" style:family="text">
      <style:text-properties fo:color="#ffffff" loext:opacity="100%" fo:font-size="20pt" fo:language="en" fo:country="US" style:font-size-asian="20pt" style:language-asian="en" style:country-asian="US" style:font-size-complex="20pt" style:language-complex="en" style:country-complex="US"/>
    </style:style>
    <style:style style:name="T64" style:family="text">
      <style:text-properties fo:color="#3333cc" loext:opacity="100%" fo:font-size="36pt" fo:language="zh" fo:country="CN" style:font-size-asian="36pt" style:language-asian="zh" style:country-asian="CN" style:font-size-complex="36pt" style:language-complex="zh" style:country-complex="CN"/>
    </style:style>
    <style:style style:name="T65" style:family="text">
      <style:text-properties fo:font-size="24pt" fo:language="zh" fo:country="CN" style:font-size-asian="24pt" style:language-asian="zh" style:country-asian="CN" style:font-size-complex="24pt" style:language-complex="zh" style:country-complex="CN"/>
    </style:style>
    <style:style style:name="T66" style:family="text">
      <style:text-properties fo:color="#000099" loext:opacity="100%" fo:font-size="24pt" fo:language="zh" fo:country="CN" style:font-size-asian="24pt" style:language-asian="zh" style:country-asian="CN" style:font-size-complex="24pt" style:language-complex="zh" style:country-complex="CN"/>
    </style:style>
    <style:style style:name="T67" style:family="text">
      <style:text-properties fo:color="#008000" loext:opacity="100%" fo:font-size="24pt" fo:language="en" fo:country="US" style:font-size-asian="24pt" style:language-asian="en" style:country-asian="US" style:font-size-complex="24pt" style:language-complex="en" style:country-complex="US"/>
    </style:style>
    <style:style style:name="T68" style:family="text">
      <style:text-properties fo:color="#a50021" loext:opacity="100%" fo:font-size="20pt" fo:language="en" fo:country="US" style:font-size-asian="20pt" style:language-asian="en" style:country-asian="US" style:font-size-complex="20pt" style:language-complex="en" style:country-complex="US"/>
    </style:style>
    <style:style style:name="T69" style:family="text">
      <style:text-properties fo:color="#0000ff" loext:opacity="100%" fo:font-size="32pt" fo:language="zh" fo:country="CN" style:font-size-asian="32pt" style:language-asian="zh" style:country-asian="CN" style:font-size-complex="32pt" style:language-complex="zh" style:country-complex="CN"/>
    </style:style>
    <style:style style:name="T70" style:family="text">
      <style:text-properties fo:color="#a50021" loext:opacity="100%" fo:font-size="20pt" fo:language="zh" fo:country="CN" style:font-size-asian="20pt" style:language-asian="zh" style:country-asian="CN" style:font-size-complex="20pt" style:language-complex="zh" style:country-complex="CN"/>
    </style:style>
    <style:style style:name="T71" style:family="text">
      <style:text-properties fo:color="#0000ff" loext:opacity="100%" fo:font-size="20pt" fo:language="en" fo:country="US" style:font-size-asian="20pt" style:language-asian="en" style:country-asian="US" style:font-size-complex="20pt" style:language-complex="en" style:country-complex="US"/>
    </style:style>
    <style:style style:name="T72" style:family="text">
      <style:text-properties fo:color="#0000ff" loext:opacity="100%" fo:font-size="20pt" fo:language="zh" fo:country="CN" style:font-size-asian="20pt" style:language-asian="zh" style:country-asian="CN" style:font-size-complex="20pt" style:language-complex="zh" style:country-complex="CN"/>
    </style:style>
    <style:style style:name="T73" style:family="text">
      <style:text-properties fo:color="#ffff00" loext:opacity="100%" fo:font-size="36pt" fo:language="en" fo:country="US" style:font-size-asian="36pt" style:language-asian="en" style:country-asian="US" style:font-size-complex="36pt" style:language-complex="en" style:country-complex="US"/>
    </style:style>
    <style:style style:name="T74" style:family="text">
      <style:text-properties fo:color="#a50021" loext:opacity="100%" fo:font-size="36pt" fo:language="zh" fo:country="CN" style:font-size-asian="36pt" style:language-asian="zh" style:country-asian="CN" style:font-size-complex="36pt" style:language-complex="zh" style:country-complex="CN"/>
    </style:style>
    <style:style style:name="T75" style:family="text">
      <style:text-properties fo:color="#0000ff" loext:opacity="100%" fo:font-size="36pt" fo:language="zh" fo:country="CN" style:font-size-asian="36pt" style:language-asian="zh" style:country-asian="CN" style:font-size-complex="36pt" style:language-complex="zh" style:country-complex="CN"/>
    </style:style>
    <style:style style:name="T76" style:family="text">
      <style:text-properties fo:color="#0000ff" loext:opacity="100%" fo:font-size="24pt" fo:language="zh" fo:country="CN" style:font-size-asian="24pt" style:language-asian="zh" style:country-asian="CN" style:font-size-complex="24pt" style:language-complex="zh" style:country-complex="CN"/>
    </style:style>
    <style:style style:name="T77" style:family="text">
      <style:text-properties fo:color="#0000ff" loext:opacity="100%" fo:font-size="24pt" fo:language="en" fo:country="US" style:font-size-asian="24pt" style:language-asian="en" style:country-asian="US" style:font-size-complex="24pt" style:language-complex="en" style:country-complex="US"/>
    </style:style>
    <style:style style:name="T78" style:family="text">
      <style:text-properties fo:color="#b414c0" loext:opacity="100%" fo:font-size="36pt" fo:language="zh" fo:country="CN" style:font-size-asian="36pt" style:language-asian="zh" style:country-asian="CN" style:font-size-complex="36pt" style:language-complex="zh" style:country-complex="CN"/>
    </style:style>
    <style:style style:name="T79" style:family="text">
      <style:text-properties fo:color="#008000" loext:opacity="100%" fo:font-size="20pt" fo:language="en" fo:country="US" style:font-size-asian="20pt" style:language-asian="en" style:country-asian="US" style:font-size-complex="20pt" style:language-complex="en" style:country-complex="US"/>
    </style:style>
    <style:style style:name="T80" style:family="text">
      <style:text-properties fo:color="#008000" loext:opacity="100%" fo:font-size="20pt" fo:language="zh" fo:country="CN" style:font-size-asian="20pt" style:language-asian="zh" style:country-asian="CN" style:font-size-complex="20pt" style:language-complex="zh" style:country-complex="CN"/>
    </style:style>
    <style:style style:name="T81" style:family="text">
      <style:text-properties fo:color="#000000" loext:opacity="100%" fo:font-size="24pt" fo:language="zh" fo:country="CN" style:font-size-asian="24pt" style:language-asian="zh" style:country-asian="CN" style:font-size-complex="24pt" style:language-complex="zh" style:country-complex="CN"/>
    </style:style>
    <style:style style:name="T82" style:family="text">
      <style:text-properties fo:color="#000000" loext:opacity="100%" fo:font-size="24pt" fo:language="zh" fo:country="CN" style:text-underline-style="solid" style:text-underline-width="auto" style:text-underline-color="font-color" style:font-size-asian="24pt" style:language-asian="zh" style:country-asian="CN" style:font-size-complex="24pt" style:language-complex="zh" style:country-complex="CN"/>
    </style:style>
    <style:style style:name="T83" style:family="text">
      <style:text-properties fo:color="#000000" loext:opacity="100%" fo:font-size="24pt" fo:language="en" fo:country="US" style:font-size-asian="24pt" style:language-asian="en" style:country-asian="US" style:font-size-complex="24pt" style:language-complex="en" style:country-complex="US"/>
    </style:style>
    <style:style style:name="T84" style:family="text">
      <style:text-properties fo:color="#ff0000" loext:opacity="100%" fo:font-size="24pt" fo:language="zh" fo:country="CN" style:font-size-asian="24pt" style:language-asian="zh" style:country-asian="CN" style:font-size-complex="24pt" style:language-complex="zh" style:country-complex="CN"/>
    </style:style>
    <style:style style:name="T85" style:family="text">
      <style:text-properties fo:color="#3333cc" loext:opacity="100%" fo:language="zh" fo:country="CN" style:language-asian="zh" style:country-asian="CN" style:language-complex="zh" style:country-complex="CN"/>
    </style:style>
    <style:style style:name="T86" style:family="text">
      <style:text-properties fo:color="#ffffff" loext:opacity="100%" fo:font-size="24pt" fo:language="zh" fo:country="CN" style:font-size-asian="24pt" style:language-asian="zh" style:country-asian="CN" style:font-size-complex="24pt" style:language-complex="zh" style:country-complex="CN"/>
    </style:style>
    <style:style style:name="T87" style:family="text">
      <style:text-properties fo:color="#0000cc" loext:opacity="100%" fo:font-size="24pt" fo:language="en" fo:country="US" style:font-size-asian="24pt" style:language-asian="en" style:country-asian="US" style:font-size-complex="24pt" style:language-complex="en" style:country-complex="US"/>
    </style:style>
    <style:style style:name="T88" style:family="text">
      <style:text-properties fo:color="#ffff00" loext:opacity="100%" fo:font-size="36pt" fo:language="zh" fo:country="CN" style:font-size-asian="36pt" style:language-asian="zh" style:country-asian="CN" style:font-size-complex="36pt" style:language-complex="zh" style:country-complex="CN"/>
    </style:style>
    <style:style style:name="T89" style:family="text">
      <style:text-properties fo:color="#b414c0" loext:opacity="100%" fo:font-size="32pt" fo:language="zh" fo:country="CN" style:font-size-asian="32pt" style:language-asian="zh" style:country-asian="CN" style:font-size-complex="32pt" style:language-complex="zh" style:country-complex="CN"/>
    </style:style>
    <style:style style:name="T90" style:family="text">
      <style:text-properties fo:color="#b414c0" loext:opacity="100%" fo:font-size="32pt" fo:language="en" fo:country="US" style:font-size-asian="32pt" style:language-asian="en" style:country-asian="US" style:font-size-complex="32pt" style:language-complex="en" style:country-complex="US"/>
    </style:style>
    <style:style style:name="T91" style:family="text">
      <style:text-properties style:font-name="Arial" fo:font-size="32pt" fo:language="zh" fo:country="CN" style:font-size-asian="32pt" style:language-asian="zh" style:country-asian="CN" style:font-size-complex="32pt" style:language-complex="zh" style:country-complex="CN"/>
    </style:style>
    <style:style style:name="T92" style:family="text">
      <style:text-properties fo:color="#b414c0" loext:opacity="100%" fo:font-size="24pt" fo:language="zh" fo:country="CN" style:font-size-asian="24pt" style:language-asian="zh" style:country-asian="CN" style:font-size-complex="24pt" style:language-complex="zh" style:country-complex="CN"/>
    </style:style>
    <style:style style:name="T93" style:family="text">
      <style:text-properties fo:color="#0000cc" loext:opacity="100%" fo:font-size="24pt" fo:language="zh" fo:country="CN" style:font-size-asian="24pt" style:language-asian="zh" style:country-asian="CN" style:font-size-complex="24pt" style:language-complex="zh" style:country-complex="CN"/>
    </style:style>
    <style:style style:name="T94" style:family="text">
      <style:text-properties fo:color="#0000cc" loext:opacity="100%" fo:font-size="32pt" fo:language="zh" fo:country="CN" style:font-size-asian="32pt" style:language-asian="zh" style:country-asian="CN" style:font-size-complex="32pt" style:language-complex="zh" style:country-complex="CN"/>
    </style:style>
    <style:style style:name="T95" style:family="text">
      <style:text-properties fo:color="#0000cc" loext:opacity="100%" fo:font-size="32pt" fo:language="en" fo:country="US" style:font-size-asian="32pt" style:language-asian="en" style:country-asian="US" style:font-size-complex="32pt" style:language-complex="en" style:country-complex="US"/>
    </style:style>
    <style:style style:name="T96" style:family="text">
      <style:text-properties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97" style:family="text">
      <style:text-properties fo:font-size="24pt" fo:language="zh" fo:country="CN" fo:font-weight="normal" style:font-size-asian="24pt" style:language-asian="zh" style:country-asian="CN" style:font-weight-asian="normal" style:font-size-complex="24pt" style:language-complex="zh" style:country-complex="CN" style:font-weight-complex="normal"/>
    </style:style>
    <style:style style:name="T98" style:family="text">
      <style:text-properties fo:color="#000099" loext:opacity="100%" fo:font-size="24pt" fo:language="zh" fo:country="CN" fo:font-weight="normal" style:font-size-asian="24pt" style:language-asian="zh" style:country-asian="CN" style:font-weight-asian="normal" style:font-size-complex="24pt" style:language-complex="zh" style:country-complex="CN" style:font-weight-complex="normal"/>
    </style:style>
    <style:style style:name="T99" style:family="text">
      <style:text-properties fo:color="#000099" loext:opacity="100%"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100" style:family="text">
      <style:text-properties style:font-name="Arial" fo:font-size="24pt" fo:language="zh" fo:country="CN" fo:font-weight="normal" style:font-name-asian="黑体" style:font-size-asian="24pt" style:language-asian="zh" style:country-asian="CN" style:font-weight-asian="normal" style:font-name-complex="黑体" style:font-size-complex="24pt" style:language-complex="zh" style:country-complex="CN" style:font-weight-complex="normal"/>
    </style:style>
    <style:style style:name="T101" style:family="text">
      <style:text-properties style:font-name="Arial" fo:font-size="24pt" fo:language="zh" fo:country="CN" style:font-name-asian="黑体" style:font-size-asian="24pt" style:language-asian="zh" style:country-asian="CN" style:font-name-complex="黑体" style:font-size-complex="24pt" style:language-complex="zh" style:country-complex="CN"/>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
      <text:list-level-style-number text:level="1" style:num-format="">
        <style:list-level-properties/>
        <style:text-properties fo:color="#0000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number text:level="1" style:num-format="">
        <style:list-level-properties/>
        <style:text-properties fo:color="#ffff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number text:level="1" style:num-suffix="." style:num-format="1">
        <style:list-level-properties text:min-label-width="1.27cm"/>
        <style:text-properties fo:color="#0000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7">
      <text:list-level-style-number text:level="1" style:num-format="">
        <style:list-level-properties/>
        <style:text-properties fo:color="#00cc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
      <text:list-level-style-number text:level="1" style:num-format="">
        <style:list-level-properties/>
        <style:text-properties fo:color="#b414c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9">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
      <text:list-level-style-number text:level="1" style:num-format="">
        <style:list-level-properties/>
        <style:text-properties fo:color="#0099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1">
      <text:list-level-style-number text:level="1" style:num-format="">
        <style:list-level-properties/>
        <style:text-properties fo:color="#008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2">
      <text:list-level-style-number text:level="1" style:num-format="">
        <style:list-level-properties/>
        <style:text-properties fo:color="#a50021"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3">
      <text:list-level-style-number text:level="1" style:num-format="">
        <style:list-level-properties/>
        <style:text-properties fo:color="#0000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4">
      <text:list-level-style-number text:level="1" style:num-format="">
        <style:list-level-properties/>
        <style:text-properties fo:color="#0000c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age1"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4" draw:layer="layout" svg:width="17.78cm" svg:height="2.461cm" svg:x="3.81cm" svg:y="8.043cm">
          <text:list text:style-name="L1">
            <text:list-header>
              <text:p text:style-name="P3"><text:span text:style-name="T2">第十二章 <text:s text:c="7"/>类的其它特</text:span><text:span text:style-name="T2">性 </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1" presentation:class="page"/>
          <draw:frame presentation:style-name="pr1" draw:text-style-name="P5" draw:layer="layout" svg:width="13.97cm" svg:height="11.43cm" svg:x="2.54cm" svg:y="12.065cm" presentation:class="notes" presentation:placeholder="true">
            <draw:text-box/>
          </draw:frame>
        </presentation:notes>
      </draw:page>
      <draw:page draw:name="page2"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7" draw:layer="layout" svg:width="25.4cm" svg:height="2.461cm" svg:x="0cm" svg:y="0cm">
          <text:list text:style-name="L1">
            <text:list-header>
              <text:p text:style-name="P6"><text:span text:style-name="T2">友元函数</text:span></text:p>
            </text:list-header>
          </text:list>
          <draw:enhanced-geometry svg:viewBox="0 0 21600 21600" draw:type="mso-spt202" draw:enhanced-path="M 0 0 L 21600 0 21600 21600 0 21600 0 0 Z N"/>
        </draw:custom-shape>
        <draw:custom-shape draw:name="Rectangle 4" draw:style-name="gr4" draw:text-style-name="P9" draw:layer="layout" svg:width="25.4cm" svg:height="2.242cm" svg:x="0cm" svg:y="2.752cm">
          <text:list text:style-name="L2">
            <text:list-header>
              <text:p text:style-name="P8"><text:span text:style-name="T3">类中私有和保护的成员在类外</text:span><text:span text:style-name="T3">不能被访问。</text:span></text:p>
            </text:list-header>
          </text:list>
          <draw:enhanced-geometry svg:viewBox="0 0 21600 21600" draw:type="rectangle" draw:enhanced-path="M 0 0 L 21600 0 21600 21600 0 21600 0 0 Z N"/>
        </draw:custom-shape>
        <draw:custom-shape draw:name="Rectangle 5" draw:style-name="gr5" draw:text-style-name="P7" xml:id="id1" draw:id="id1" draw:layer="layout" svg:width="24.977cm" svg:height="9.061cm" svg:x="0cm" svg:y="5.927cm">
          <text:list text:style-name="L1">
            <text:list-header>
              <text:p text:style-name="P6"><text:span text:style-name="T4">友元函数是一种定义在类外部的</text:span><text:span text:style-name="T5">普通函数</text:span><text:span text:style-name="T4">，其特点是</text:span><text:span text:style-name="T6">能够访问类中私有成员和保护成员</text:span><text:span text:style-name="T4">，即类的访问权限的限制对其不起作用。</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1" smil:attributeName="visibility" smil:to="visible"/>
                  <anim:transitionFilter smil:dur="0.5s" smil:targetElement="id1" smil:type="checkerBoardWipe" smil:subtype="across"/>
                </anim:par>
              </anim:par>
            </anim:par>
          </anim:seq>
        </anim:par>
        <presentation:notes draw:style-name="dp2">
          <draw:page-thumbnail draw:style-name="gr3" draw:layer="layout" svg:width="12.7cm" svg:height="9.525cm" svg:x="3.175cm" svg:y="1.904cm" draw:page-number="2" presentation:class="page"/>
          <draw:frame presentation:style-name="pr1" draw:text-style-name="P5" draw:layer="layout" svg:width="13.97cm" svg:height="11.43cm" svg:x="2.54cm" svg:y="12.065cm" presentation:class="notes" presentation:placeholder="true">
            <draw:text-box/>
          </draw:frame>
        </presentation:notes>
      </draw:page>
      <draw:page draw:name="page3"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Rectangle 2" draw:style-name="gr6" draw:text-style-name="P9" draw:layer="layout" svg:width="25.4cm" svg:height="9.773cm" svg:x="0cm" svg:y="0.847cm">
          <text:list text:style-name="L1">
            <text:list-header>
              <text:p text:style-name="P8"><text:span text:style-name="T7">友</text:span><text:span text:style-name="T7">元</text:span><text:span text:style-name="T7">函</text:span><text:span text:style-name="T7">数</text:span><text:span text:style-name="T7">需</text:span><text:span text:style-name="T7">要</text:span><text:span text:style-name="T7">在</text:span><text:span text:style-name="T8">类</text:span><text:span text:style-name="T8">体</text:span><text:span text:style-name="T8">内</text:span><text:span text:style-name="T7">进</text:span><text:span text:style-name="T7">行</text:span><text:span text:style-name="T7">说</text:span><text:span text:style-name="T7">明，</text:span><text:span text:style-name="T7">在</text:span><text:span text:style-name="T7">前</text:span><text:span text:style-name="T7">面</text:span><text:span text:style-name="T7">加</text:span><text:span text:style-name="T7">上</text:span><text:span text:style-name="T7">关</text:span><text:span text:style-name="T7">键</text:span><text:span text:style-name="T7">字</text:span><text:span text:style-name="T9">fri</text:span><text:span text:style-name="T9">en</text:span><text:span text:style-name="T9">d</text:span><text:span text:style-name="T7">。</text:span></text:p>
              <text:p text:style-name="P8"><text:span text:style-name="T10">一</text:span><text:span text:style-name="T10">般</text:span><text:span text:style-name="T10">格</text:span><text:span text:style-name="T10">式</text:span><text:span text:style-name="T10">为：</text:span></text:p>
              <text:p text:style-name="P8"><text:span text:style-name="T11">fri</text:span><text:span text:style-name="T11">en</text:span><text:span text:style-name="T11">d <text:s/></text:span><text:span text:style-name="T11">&lt;ty</text:span><text:span text:style-name="T11">pe</text:span><text:span text:style-name="T11">&gt; </text:span><text:span text:style-name="T11">Fu</text:span><text:span text:style-name="T11">nc</text:span><text:span text:style-name="T11">Na</text:span><text:span text:style-name="T11">me</text:span><text:span text:style-name="T11">(&lt;a</text:span><text:span text:style-name="T11">rgs</text:span><text:span text:style-name="T11">&gt;);</text:span></text:p>
            </text:list-header>
          </text:list>
          <draw:enhanced-geometry svg:viewBox="0 0 21600 21600" draw:type="rectangle" draw:enhanced-path="M 0 0 L 21600 0 21600 21600 0 21600 0 0 Z N"/>
        </draw:custom-shape>
        <draw:custom-shape draw:name="Rectangle 3" draw:style-name="gr7" draw:text-style-name="P9" xml:id="id2" draw:id="id2" draw:layer="layout" svg:width="15.988cm" svg:height="2.242cm" svg:x="0.005cm" svg:y="12.065cm">
          <text:list text:style-name="L2">
            <text:list-header>
              <text:p text:style-name="P8"><text:span text:style-name="T12">friend</text:span><text:span text:style-name="T11"> <text:s text:c="2"/>float Volume(A &amp;a);</text:span></text:p>
            </text:list-header>
          </text:list>
          <draw:enhanced-geometry svg:viewBox="0 0 21600 21600" draw:type="rectangle" draw:enhanced-path="M 0 0 L 21600 0 21600 21600 0 21600 0 0 Z N"/>
        </draw:custom-shape>
        <draw:custom-shape draw:name="AutoShape 4" draw:style-name="gr8" draw:text-style-name="P11" xml:id="id3" draw:id="id3" draw:layer="layout" svg:width="3.771cm" svg:height="1.608cm" svg:x="0.652cm" svg:y="15.452cm">
          <text:list text:style-name="L3">
            <text:list-header>
              <text:p text:style-name="P10"><text:span text:style-name="T13">关键字</text:span></text:p>
            </text:list-header>
          </text:list>
          <draw:enhanced-geometry svg:viewBox="0 0 21600 21600" draw:text-areas="800 800 20800 20800" draw:type="round-rectangular-callout" draw:modifiers="8343.37221633086 -19143.31883157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5" draw:style-name="gr9" draw:text-style-name="P11" xml:id="id4" draw:id="id4" draw:layer="layout" svg:width="6.214cm" svg:height="1.608cm" svg:x="5.097cm" svg:y="15.24cm">
          <text:list text:style-name="L3">
            <text:list-header>
              <text:p text:style-name="P10"><text:span text:style-name="T13">返回值类型</text:span></text:p>
            </text:list-header>
          </text:list>
          <draw:enhanced-geometry svg:viewBox="0 0 21600 21600" draw:text-areas="800 800 20800 20800" draw:type="round-rectangular-callout" draw:modifiers="4167.0796460177 -18727.15972653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6" draw:style-name="gr10" draw:text-style-name="P11" xml:id="id5" draw:id="id5" draw:layer="layout" svg:width="3.771cm" svg:height="1.608cm" svg:x="8.907cm" svg:y="10.372cm">
          <text:list text:style-name="L3">
            <text:list-header>
              <text:p text:style-name="P10"><text:span text:style-name="T13">函数名</text:span></text:p>
            </text:list-header>
          </text:list>
          <draw:enhanced-geometry svg:viewBox="0 0 21600 21600" draw:text-areas="800 800 20800 20800" draw:type="round-rectangular-callout" draw:modifiers="4604.02969247084 35749.40957116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7" draw:style-name="gr11" draw:text-style-name="P11" xml:id="id6" draw:id="id6" draw:layer="layout" svg:width="4.991cm" svg:height="1.608cm" svg:x="13.119cm" svg:y="14.817cm">
          <text:list text:style-name="L3">
            <text:list-header>
              <text:p text:style-name="P10"><text:span text:style-name="T13">函数参数</text:span></text:p>
            </text:list-header>
          </text:list>
          <draw:enhanced-geometry svg:viewBox="0 0 21600 21600" draw:text-areas="800 800 20800 20800" draw:type="round-rectangular-callout" draw:modifiers="2994.23076923077 -12565.32007458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 smil:attributeName="visibility" smil:to="visible"/>
                  <anim:transitionFilter smil:dur="0.5s" smil:targetElement="id2" smil:type="dissolve"/>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3" smil:attributeName="visibility" smil:to="visible"/>
                  <anim:transitionFilter smil:dur="0.5s" smil:targetElement="id3"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4" smil:attributeName="visibility" smil:to="visible"/>
                  <anim:transitionFilter smil:dur="0.5s" smil:targetElement="id4"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5" smil:attributeName="visibility" smil:to="visible"/>
                  <anim:transitionFilter smil:dur="0.5s" smil:targetElement="id5"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6" smil:attributeName="visibility" smil:to="visible"/>
                  <anim:transitionFilter smil:dur="0.5s" smil:targetElement="id6" smil:type="barWipe" smil:subtype="topToBottom"/>
                </anim:par>
              </anim:par>
            </anim:par>
          </anim:seq>
        </anim:par>
        <presentation:notes draw:style-name="dp2">
          <draw:page-thumbnail draw:style-name="gr3" draw:layer="layout" svg:width="12.7cm" svg:height="9.525cm" svg:x="3.175cm" svg:y="1.904cm" draw:page-number="3" presentation:class="page"/>
          <draw:frame presentation:style-name="pr1" draw:text-style-name="P5" draw:layer="layout" svg:width="13.97cm" svg:height="11.43cm" svg:x="2.54cm" svg:y="12.065cm" presentation:class="notes" presentation:placeholder="true">
            <draw:text-box/>
          </draw:frame>
        </presentation:notes>
      </draw:page>
      <draw:page draw:name="page4"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12" draw:text-style-name="P13" draw:layer="layout" svg:width="25.4cm" svg:height="11.261cm" svg:x="0cm" svg:y="0.635cm">
          <text:list text:style-name="L2">
            <text:list-header>
              <text:p text:style-name="P12"><text:span text:style-name="T14">友</text:span><text:span text:style-name="T14">元</text:span><text:span text:style-name="T14">函</text:span><text:span text:style-name="T14">数</text:span><text:span text:style-name="T14">不</text:span><text:span text:style-name="T14">是</text:span><text:span text:style-name="T14">成</text:span><text:span text:style-name="T14">员</text:span><text:span text:style-name="T14">函</text:span><text:span text:style-name="T14">数</text:span><text:span text:style-name="T2">，</text:span><text:span text:style-name="T2">用</text:span><text:span text:style-name="T2">法</text:span><text:span text:style-name="T2">也</text:span><text:span text:style-name="T2">与</text:span><text:span text:style-name="T2">普</text:span><text:span text:style-name="T2">通</text:span><text:span text:style-name="T2">的</text:span><text:span text:style-name="T2">函</text:span><text:span text:style-name="T2">数</text:span><text:span text:style-name="T2">完</text:span><text:span text:style-name="T2">全</text:span><text:span text:style-name="T2">一</text:span><text:span text:style-name="T2">致，</text:span><text:span text:style-name="T14">只</text:span><text:span text:style-name="T14">不</text:span><text:span text:style-name="T14">过</text:span><text:span text:style-name="T14">它</text:span><text:span text:style-name="T14">能</text:span><text:span text:style-name="T14">访</text:span><text:span text:style-name="T14">问</text:span><text:span text:style-name="T14">类</text:span><text:span text:style-name="T14">中</text:span><text:span text:style-name="T14">所</text:span><text:span text:style-name="T14">有</text:span><text:span text:style-name="T14">的</text:span><text:span text:style-name="T14">数</text:span><text:span text:style-name="T14">据</text:span><text:span text:style-name="T2">。</text:span><text:span text:style-name="T15">友</text:span><text:span text:style-name="T15">元</text:span><text:span text:style-name="T15">函</text:span><text:span text:style-name="T15">数</text:span><text:span text:style-name="T15">破</text:span><text:span text:style-name="T15">坏</text:span><text:span text:style-name="T15">了</text:span><text:span text:style-name="T15">类</text:span><text:span text:style-name="T15">的</text:span><text:span text:style-name="T15">封</text:span><text:span text:style-name="T15">装</text:span><text:span text:style-name="T15">性</text:span><text:span text:style-name="T15">和</text:span><text:span text:style-name="T15">隐</text:span><text:span text:style-name="T15">蔽</text:span><text:span text:style-name="T15">性，</text:span><text:span text:style-name="T15">使</text:span><text:span text:style-name="T15">得</text:span><text:span text:style-name="T15">非</text:span><text:span text:style-name="T15">成</text:span><text:span text:style-name="T15">员</text:span><text:span text:style-name="T15">函</text:span><text:span text:style-name="T15">数</text:span><text:span text:style-name="T15">可</text:span><text:span text:style-name="T15">以</text:span><text:span text:style-name="T15">访</text:span><text:span text:style-name="T15">问</text:span><text:span text:style-name="T15">类</text:span><text:span text:style-name="T15">的</text:span><text:span text:style-name="T15">私</text:span><text:span text:style-name="T15">有</text:span><text:span text:style-name="T15">成</text:span><text:span text:style-name="T15">员</text:span><text:span text:style-name="T2">。</text:span></text:p>
            </text:list-header>
          </text:list>
          <draw:enhanced-geometry svg:viewBox="0 0 21600 21600" draw:type="mso-spt202" draw:enhanced-path="M 0 0 L 21600 0 21600 21600 0 21600 0 0 Z N"/>
        </draw:custom-shape>
        <draw:custom-shape draw:name="Text Box 9" draw:style-name="gr2" draw:text-style-name="P15" xml:id="id7" draw:id="id7" draw:layer="layout" svg:width="25.4cm" svg:height="1.615cm" svg:x="0cm" svg:y="12.7cm">
          <text:list text:style-name="L1">
            <text:list-header>
              <text:p text:style-name="P14"><text:span text:style-name="T16">一个类的友元可以自由地用该类中的所有成员。</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7" smil:attributeName="visibility" smil:to="visible"/>
                  <anim:transitionFilter smil:dur="0.5s" smil:targetElement="id7" smil:type="dissolve"/>
                </anim:par>
              </anim:par>
            </anim:par>
          </anim:seq>
        </anim:par>
        <presentation:notes draw:style-name="dp2">
          <draw:page-thumbnail draw:style-name="gr3" draw:layer="layout" svg:width="12.7cm" svg:height="9.525cm" svg:x="3.175cm" svg:y="1.904cm" draw:page-number="4" presentation:class="page"/>
          <draw:frame presentation:style-name="pr1" draw:text-style-name="P5" draw:layer="layout" svg:width="13.97cm" svg:height="11.43cm" svg:x="2.54cm" svg:y="12.065cm" presentation:class="notes" presentation:placeholder="true">
            <draw:text-box/>
          </draw:frame>
        </presentation:notes>
      </draw:page>
      <draw:page draw:name="page5"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7" draw:layer="layout" svg:width="25.4cm" svg:height="19.391cm" svg:x="0cm" svg:y="0cm">
          <text:list text:style-name="L1">
            <text:list-header>
              <text:p text:style-name="P16"><text:span text:style-name="T17">clas</text:span><text:span text:style-name="T17">s A{</text:span></text:p>
              <text:p text:style-name="P16"><text:span text:style-name="T17"><text:tab/></text:span><text:span text:style-name="T17">floa</text:span><text:span text:style-name="T17">t <text:s/></text:span><text:span text:style-name="T17">x,y;</text:span></text:p>
              <text:p text:style-name="P16"><text:span text:style-name="T17">pub</text:span><text:span text:style-name="T17">lic: </text:span></text:p>
              <text:p text:style-name="P16"><text:span text:style-name="T17">A(fl</text:span><text:span text:style-name="T17">oat </text:span><text:span text:style-name="T17">a, </text:span><text:span text:style-name="T17">floa</text:span><text:span text:style-name="T17">t b)</text:span><text:span text:style-name="T17">{ <text:s/>x</text:span><text:span text:style-name="T17">=a; </text:span><text:span text:style-name="T17">y=b</text:span><text:span text:style-name="T17">;} </text:span></text:p>
            </text:list-header>
          </text:list>
          <text:list text:style-name="L2">
            <text:list-header>
              <text:p text:style-name="P16"><text:span text:style-name="T18">floa</text:span><text:span text:style-name="T18">t <text:s/></text:span><text:span text:style-name="T18">Su</text:span><text:span text:style-name="T18">m()</text:span><text:span text:style-name="T18">{ <text:s/>re</text:span><text:span text:style-name="T18">tur</text:span><text:span text:style-name="T18">n <text:s/></text:span><text:span text:style-name="T18">x+y</text:span><text:span text:style-name="T18">; <text:s/>}</text:span><text:span text:style-name="T17"> </text:span></text:p>
            </text:list-header>
          </text:list>
          <text:list text:style-name="L4">
            <text:list-header>
              <text:p text:style-name="P16"><text:span text:style-name="T19">frie</text:span><text:span text:style-name="T19">nd <text:s/></text:span><text:span text:style-name="T19">floa</text:span><text:span text:style-name="T19">t </text:span><text:span text:style-name="T19">Su</text:span><text:span text:style-name="T19">m(</text:span><text:span text:style-name="T19">A </text:span><text:span text:style-name="T19">&amp;a)</text:span><text:span text:style-name="T19">{ <text:s text:c="4"/></text:span><text:span text:style-name="T19">retu</text:span><text:span text:style-name="T19">rn <text:s text:c="2"/></text:span><text:span text:style-name="T19">a.x</text:span><text:span text:style-name="T19">+a.</text:span><text:span text:style-name="T19">y;</text:span><text:span text:style-name="T19"><text:tab/></text:span><text:span text:style-name="T19">} </text:span></text:p>
            </text:list-header>
          </text:list>
          <text:list text:style-name="L1">
            <text:list-header>
              <text:p text:style-name="P16"><text:span text:style-name="T17">};</text:span></text:p>
              <text:p text:style-name="P16"><text:span text:style-name="T17">voi</text:span><text:span text:style-name="T17">d </text:span><text:span text:style-name="T17">mai</text:span><text:span text:style-name="T17">n(v</text:span><text:span text:style-name="T17">oid)</text:span></text:p>
              <text:p text:style-name="P16"><text:span text:style-name="T17">{ <text:s/>A </text:span><text:span text:style-name="T17"><text:s text:c="2"/></text:span><text:span text:style-name="T17">t1(4</text:span><text:span text:style-name="T17">,5),t</text:span><text:span text:style-name="T17">2(1</text:span><text:span text:style-name="T17">0,20</text:span><text:span text:style-name="T17">);</text:span></text:p>
              <text:p text:style-name="P16"><text:span text:style-name="T17"><text:s text:c="4"/></text:span><text:span text:style-name="T18">cou</text:span><text:span text:style-name="T18">t&lt;&lt;</text:span><text:span text:style-name="T18">t1.S</text:span><text:span text:style-name="T18">um(</text:span><text:span text:style-name="T18">)&lt;&lt;</text:span><text:span text:style-name="T18">end</text:span><text:span text:style-name="T18">l;</text:span></text:p>
              <text:p text:style-name="P16"><text:span text:style-name="T17"><text:s text:c="3"/></text:span><text:span text:style-name="T19">cou</text:span><text:span text:style-name="T19">t&lt;&lt;</text:span><text:span text:style-name="T19">Su</text:span><text:span text:style-name="T19">m(t</text:span><text:span text:style-name="T19">2)&lt;</text:span><text:span text:style-name="T19">&lt;en</text:span><text:span text:style-name="T19">dl;</text:span></text:p>
              <text:p text:style-name="P16"><text:span text:style-name="T17">}</text:span></text:p>
            </text:list-header>
          </text:list>
          <draw:enhanced-geometry svg:viewBox="0 0 21600 21600" draw:type="mso-spt202" draw:enhanced-path="M 0 0 L 21600 0 21600 21600 0 21600 0 0 Z N"/>
        </draw:custom-shape>
        <draw:custom-shape draw:name="AutoShape 3" draw:style-name="gr13" draw:text-style-name="P19" xml:id="id8" draw:id="id8" draw:layer="layout" svg:width="4.369cm" svg:height="1.408cm" svg:x="3.2cm" svg:y="9.737cm">
          <text:list text:style-name="L3">
            <text:list-header>
              <text:p text:style-name="P18"><text:span text:style-name="T20">友元函数</text:span></text:p>
            </text:list-header>
          </text:list>
          <draw:enhanced-geometry svg:viewBox="0 0 21600 21600" draw:text-areas="800 800 20800 20800" draw:type="round-rectangular-callout" draw:modifiers="21501.1441647597 -11282.8956706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4" draw:style-name="gr14" draw:text-style-name="P19" xml:id="id9" draw:id="id9" draw:layer="layout" svg:width="4.369cm" svg:height="1.408cm" svg:x="15.053cm" svg:y="5.503cm">
          <text:list text:style-name="L3">
            <text:list-header>
              <text:p text:style-name="P18"><text:span text:style-name="T20">成员函数</text:span></text:p>
            </text:list-header>
          </text:list>
          <draw:enhanced-geometry svg:viewBox="0 0 21600 21600" draw:text-areas="800 800 20800 20800" draw:type="round-rectangular-callout" draw:modifiers="-6445.4004576659 22780.41163946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5" draw:style-name="gr15" draw:text-style-name="P19" xml:id="id10" draw:id="id10" draw:layer="layout" svg:width="12.892cm" svg:height="1.408cm" svg:x="9.438cm" svg:y="17.145cm">
          <text:list text:style-name="L3">
            <text:list-header>
              <text:p text:style-name="P18"><text:span text:style-name="T20">友元函数的调用，直接调用</text:span></text:p>
            </text:list-header>
          </text:list>
          <draw:enhanced-geometry svg:viewBox="0 0 21600 21600" draw:text-areas="800 800 20800 20800" draw:type="round-rectangular-callout" draw:modifiers="-1921.60086868844 -536.5507452093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6" draw:style-name="gr16" draw:text-style-name="P21" xml:id="id11" draw:id="id11" draw:layer="layout" svg:width="13.826cm" svg:height="1.206cm" svg:x="11.05cm" svg:y="12.7cm">
          <text:list text:style-name="L3">
            <text:list-header>
              <text:p text:style-name="P20"><text:span text:style-name="T21">成员函数的调用，利用对象名调用</text:span></text:p>
            </text:list-header>
          </text:list>
          <draw:enhanced-geometry svg:viewBox="0 0 21600 21600" draw:text-areas="800 800 20800 20800" draw:type="round-rectangular-callout" draw:modifiers="-6.24864395747451 38189.22949461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7" draw:style-name="gr17" draw:text-style-name="P23" xml:id="id13" draw:id="id13" draw:layer="layout" svg:width="9.525cm" svg:height="3.341cm" svg:x="13.97cm" svg:y="0.847cm">
          <text:list text:style-name="L5">
            <text:list-header>
              <text:p text:style-name="P22"><text:span text:style-name="T22">友元函数只能用</text:span><text:span text:style-name="T23">对象名</text:span><text:span text:style-name="T22">引用类中的数据。</text:span></text:p>
            </text:list-header>
          </text:list>
          <draw:enhanced-geometry svg:viewBox="0 0 21600 21600" draw:type="mso-spt202" draw:enhanced-path="M 0 0 L 21600 0 21600 21600 0 21600 0 0 Z N"/>
        </draw:custom-shape>
        <draw:custom-shape draw:name="AutoShape 8" draw:style-name="gr18" draw:text-style-name="P24" xml:id="id12" draw:id="id12" draw:layer="layout" svg:width="4.369cm" svg:height="1.408cm" svg:x="15.093cm" svg:y="9.948cm">
          <text:list text:style-name="L3">
            <text:list-header>
              <text:p text:style-name="P18"><text:span text:style-name="T20">私有数据</text:span></text:p>
            </text:list-header>
          </text:list>
          <draw:enhanced-geometry svg:viewBox="0 0 21600 21600" draw:text-areas="800 800 20800 20800" draw:type="round-rectangular-callout" draw:modifiers="17710.0228832952 -13812.34918381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8" smil:attributeName="visibility" smil:to="visible"/>
                  <anim:transitionFilter smil:dur="0.5s" smil:targetElement="id8"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9" smil:attributeName="visibility" smil:to="visible"/>
                  <anim:transitionFilter smil:dur="0.5s" smil:targetElement="id9"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0" smil:attributeName="visibility" smil:to="visible"/>
                  <anim:transitionFilter smil:dur="0.5s" smil:targetElement="id10"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1" smil:attributeName="visibility" smil:to="visible"/>
                  <anim:transitionFilter smil:dur="0.5s" smil:targetElement="id11"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2" smil:attributeName="visibility" smil:to="visible"/>
                  <anim:transitionFilter smil:dur="0.5s" smil:targetElement="id12" smil:type="barWipe" smil:subtype="topToBottom"/>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13" smil:attributeName="visibility" smil:to="visible"/>
                  <anim:transitionFilter smil:dur="0.5s" smil:targetElement="id13" smil:type="blindsWipe" smil:subtype="horizontal"/>
                </anim:par>
              </anim:par>
            </anim:par>
          </anim:seq>
        </anim:par>
        <presentation:notes draw:style-name="dp2">
          <draw:page-thumbnail draw:style-name="gr3" draw:layer="layout" svg:width="12.7cm" svg:height="9.525cm" svg:x="3.175cm" svg:y="1.904cm" draw:page-number="5" presentation:class="page"/>
          <draw:frame presentation:style-name="pr1" draw:text-style-name="P5" draw:layer="layout" svg:width="13.97cm" svg:height="11.43cm" svg:x="2.54cm" svg:y="12.065cm" presentation:class="notes" presentation:placeholder="true">
            <draw:text-box/>
          </draw:frame>
        </presentation:notes>
      </draw:page>
      <draw:page draw:name="page6"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26" draw:layer="layout" svg:width="25.4cm" svg:height="2.242cm" svg:x="0cm" svg:y="0.635cm">
          <text:list text:style-name="L1">
            <text:list-header>
              <text:p text:style-name="P25"><text:span text:style-name="T10">有关友元函数的使用，说明如下：</text:span></text:p>
            </text:list-header>
          </text:list>
          <draw:enhanced-geometry svg:viewBox="0 0 21600 21600" draw:type="mso-spt202" draw:enhanced-path="M 0 0 L 21600 0 21600 21600 0 21600 0 0 Z N"/>
        </draw:custom-shape>
        <draw:custom-shape draw:name="Rectangle 3" draw:style-name="gr19" draw:text-style-name="P9" xml:id="id14" draw:id="id14" draw:layer="layout" svg:width="24.342cm" svg:height="2.242cm" svg:x="0cm" svg:y="3.175cm">
          <text:list text:style-name="L4">
            <text:list-header>
              <text:p text:style-name="P8"><text:span text:style-name="T24">友元函数不是类的成员函数</text:span></text:p>
            </text:list-header>
          </text:list>
          <draw:enhanced-geometry svg:viewBox="0 0 21600 21600" draw:type="rectangle" draw:enhanced-path="M 0 0 L 21600 0 21600 21600 0 21600 0 0 Z N"/>
        </draw:custom-shape>
        <draw:custom-shape draw:name="Rectangle 4" draw:style-name="gr20" draw:text-style-name="P9" xml:id="id15" draw:id="id15" draw:layer="layout" svg:width="25.4cm" svg:height="8.185cm" svg:x="0cm" svg:y="6.35cm">
          <text:list text:style-name="L2">
            <text:list-header>
              <text:p text:style-name="P8"><text:span text:style-name="T3">友元函数近似于</text:span><text:span text:style-name="T24">普通的函数</text:span><text:span text:style-name="T3">，它不带有</text:span><text:span text:style-name="T12">this</text:span><text:span text:style-name="T3">指针，</text:span><text:span text:style-name="T24">因此必须将对象名或对象的引用作为友元函数的参数</text:span><text:span text:style-name="T3">，这样才能访问到对象的成员。</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agonal-squares" presentation:preset-sub-type="left-to-bottom">
                  <anim:set smil:begin="0s" smil:dur="0.001s" smil:fill="hold" smil:targetElement="id14" smil:attributeName="visibility" smil:to="visible"/>
                  <anim:transitionFilter smil:dur="0.5s" smil:targetElement="id14" smil:type="waterfallWipe" smil:subtype="horizontalRight"/>
                </anim:par>
              </anim:par>
            </anim:par>
            <anim:par smil:begin="next" smil:fill="hold">
              <anim:par smil:begin="0s" smil:fill="hold">
                <anim:par smil:begin="0s" smil:fill="hold" presentation:node-type="on-click" presentation:group-id="0" presentation:preset-class="entrance" presentation:preset-id="ooo-entrance-diagonal-squares" presentation:preset-sub-type="left-to-bottom">
                  <anim:set smil:begin="0s" smil:dur="0.001s" smil:fill="hold" smil:targetElement="id15" smil:attributeName="visibility" smil:to="visible"/>
                  <anim:transitionFilter smil:dur="0.5s" smil:targetElement="id15" smil:type="waterfallWipe" smil:subtype="horizontalRight"/>
                </anim:par>
              </anim:par>
            </anim:par>
          </anim:seq>
        </anim:par>
        <presentation:notes draw:style-name="dp2">
          <draw:page-thumbnail draw:style-name="gr3" draw:layer="layout" svg:width="12.7cm" svg:height="9.525cm" svg:x="3.175cm" svg:y="1.904cm" draw:page-number="6" presentation:class="page"/>
          <draw:frame presentation:style-name="pr1" draw:text-style-name="P5" draw:layer="layout" svg:width="13.97cm" svg:height="11.43cm" svg:x="2.54cm" svg:y="12.065cm" presentation:class="notes" presentation:placeholder="true">
            <draw:text-box/>
          </draw:frame>
        </presentation:notes>
      </draw:page>
      <draw:page draw:name="page7"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Rectangle 2" draw:style-name="gr21" draw:text-style-name="P29" draw:layer="layout" svg:width="25.4cm" svg:height="17.425cm" svg:x="0cm" svg:y="0cm">
          <text:list text:style-name="L1">
            <text:list-header>
              <text:p text:style-name="P27"><text:span text:style-name="T2">友元函数与一般函数的不同点在于</text:span><text:span text:style-name="T14">：</text:span></text:p>
            </text:list-header>
          </text:list>
          <text:list text:style-name="L6">
            <text:list-item>
              <text:p text:style-name="P28"><text:span text:style-name="T14">友元函数必须在类的定义中说明，</text:span><text:span text:style-name="T2">其函数体可在类内定义，也可在类外定义</text:span><text:span text:style-name="T14">；</text:span></text:p>
            </text:list-item>
            <text:list-item>
              <text:p text:style-name="P28"><text:span text:style-name="T14">它可以访问该类中的所有成员（公有的、私有的和保护的）</text:span><text:span text:style-name="T2">，而一般函数只能访问类中的公有成员。</text:span></text:p>
            </text:list-item>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7" presentation:class="page"/>
          <draw:frame presentation:style-name="pr1" draw:text-style-name="P5" draw:layer="layout" svg:width="13.97cm" svg:height="11.43cm" svg:x="2.54cm" svg:y="12.065cm" presentation:class="notes" presentation:placeholder="true">
            <draw:text-box/>
          </draw:frame>
        </presentation:notes>
      </draw:page>
      <draw:page draw:name="page8"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31" draw:layer="layout" svg:width="18.838cm" svg:height="19.078cm" svg:x="0cm" svg:y="0cm">
          <text:list text:style-name="L1">
            <text:list-header>
              <text:p text:style-name="P30"><text:span text:style-name="T25">class </text:span><text:span text:style-name="T25">A{</text:span></text:p>
              <text:p text:style-name="P30"><text:span text:style-name="T25"><text:tab/></text:span><text:span text:style-name="T25">float <text:s/></text:span><text:span text:style-name="T25">x,y;</text:span></text:p>
              <text:p text:style-name="P30"><text:span text:style-name="T25">publi</text:span><text:span text:style-name="T25">c: </text:span></text:p>
              <text:p text:style-name="P30"><text:span text:style-name="T25"><text:s text:c="2"/></text:span><text:span text:style-name="T25">A(flo</text:span><text:span text:style-name="T25">at a, </text:span><text:span text:style-name="T25">float </text:span><text:span text:style-name="T25">b)</text:span><text:span text:style-name="T25">{ <text:s/>x=</text:span><text:span text:style-name="T25">a; </text:span><text:span text:style-name="T25">y=b;}</text:span></text:p>
              <text:p text:style-name="P30"><text:span text:style-name="T25"><text:s/></text:span><text:span text:style-name="T25">float </text:span><text:span text:style-name="T25"><text:s/></text:span><text:span text:style-name="T25">Getx(</text:span><text:span text:style-name="T25">)</text:span><text:span text:style-name="T25">{ <text:s/>ret</text:span><text:span text:style-name="T25">urn </text:span><text:span text:style-name="T25">x; <text:s/>}</text:span></text:p>
              <text:p text:style-name="P30"><text:span text:style-name="T25"><text:s/></text:span><text:span text:style-name="T25">float </text:span><text:span text:style-name="T25"><text:s/></text:span><text:span text:style-name="T25">Gety(</text:span><text:span text:style-name="T25">)</text:span><text:span text:style-name="T25">{ <text:s/>ret</text:span><text:span text:style-name="T25">urn </text:span><text:span text:style-name="T25">y; }</text:span></text:p>
            </text:list-header>
          </text:list>
          <text:list text:style-name="L2">
            <text:list-header>
              <text:p text:style-name="P30"><text:span text:style-name="T26"><text:s/></text:span><text:span text:style-name="T26">float </text:span><text:span text:style-name="T26"><text:s/></text:span><text:span text:style-name="T26">Sum(</text:span><text:span text:style-name="T26">)</text:span><text:span text:style-name="T26">{ <text:s/>ret</text:span><text:span text:style-name="T26">urn <text:s/></text:span><text:span text:style-name="T26">x+y; <text:s/></text:span><text:span text:style-name="T26">}</text:span><text:span text:style-name="T25"> </text:span></text:p>
            </text:list-header>
          </text:list>
          <text:list text:style-name="L4">
            <text:list-header>
              <text:p text:style-name="P30"><text:span text:style-name="T27"><text:s/></text:span><text:span text:style-name="T27">frien</text:span><text:span text:style-name="T27">d <text:s/></text:span><text:span text:style-name="T28">float </text:span><text:span text:style-name="T28">Sum(</text:span><text:span text:style-name="T28">A </text:span><text:span text:style-name="T28">&amp;); </text:span></text:p>
            </text:list-header>
          </text:list>
          <text:list text:style-name="L1">
            <text:list-header>
              <text:p text:style-name="P30"><text:span text:style-name="T25">};</text:span></text:p>
            </text:list-header>
          </text:list>
          <text:list text:style-name="L7">
            <text:list-header>
              <text:p text:style-name="P30"><text:span text:style-name="T29">float <text:s/></text:span><text:span text:style-name="T29">Sum</text:span><text:span text:style-name="T29">xy(A <text:s/></text:span><text:span text:style-name="T29">&amp;a)</text:span><text:span text:style-name="T29">{ ret</text:span><text:span text:style-name="T29">urn </text:span><text:span text:style-name="T30">a.Get</text:span><text:span text:style-name="T30">x()</text:span><text:span text:style-name="T29">+</text:span><text:span text:style-name="T30">a.G</text:span><text:span text:style-name="T30">ety()</text:span><text:span text:style-name="T29">; </text:span><text:span text:style-name="T29"><text:s/>}</text:span></text:p>
            </text:list-header>
          </text:list>
          <text:list text:style-name="L8">
            <text:list-header>
              <text:p text:style-name="P30"><text:span text:style-name="T28">float </text:span><text:span text:style-name="T28">Sum(</text:span><text:span text:style-name="T28">A </text:span><text:span text:style-name="T28">&amp;a){ <text:s/></text:span><text:span text:style-name="T28">retur</text:span><text:span text:style-name="T28">n </text:span><text:span text:style-name="T28">a.x+a</text:span><text:span text:style-name="T28">.y; <text:s/>}</text:span></text:p>
            </text:list-header>
          </text:list>
          <text:list text:style-name="L1">
            <text:list-header>
              <text:p text:style-name="P30"><text:span text:style-name="T25">void </text:span><text:span text:style-name="T25">main</text:span><text:span text:style-name="T25">(void</text:span><text:span text:style-name="T25">)</text:span></text:p>
              <text:p text:style-name="P30"><text:span text:style-name="T25">{ <text:s/>A <text:s text:c="2"/></text:span><text:span text:style-name="T25">t1(1,</text:span><text:span text:style-name="T25">2),t2(</text:span><text:span text:style-name="T25">10,20</text:span><text:span text:style-name="T25">), </text:span><text:span text:style-name="T25">t3(10</text:span><text:span text:style-name="T25">0,200</text:span><text:span text:style-name="T25">);</text:span></text:p>
              <text:p text:style-name="P30"><text:span text:style-name="T25"><text:s text:c="4"/></text:span><text:span text:style-name="T26">cout&lt;</text:span><text:span text:style-name="T26">&lt;t1.S</text:span><text:span text:style-name="T26">um()</text:span><text:span text:style-name="T26">&lt;&lt;en</text:span><text:span text:style-name="T26">dl;</text:span></text:p>
              <text:p text:style-name="P30"><text:span text:style-name="T25"><text:s text:c="3"/></text:span><text:span text:style-name="T28">cout&lt;</text:span><text:span text:style-name="T28">&lt;Su</text:span><text:span text:style-name="T28">m(t2)</text:span><text:span text:style-name="T28">&lt;&lt;en</text:span><text:span text:style-name="T28">dl;</text:span></text:p>
            </text:list-header>
          </text:list>
          <text:list text:style-name="L8">
            <text:list-header>
              <text:p text:style-name="P30"><text:span text:style-name="T28"><text:s text:c="3"/></text:span><text:span text:style-name="T29">cout&lt;</text:span><text:span text:style-name="T29">&lt;Su</text:span><text:span text:style-name="T29">mxy(</text:span><text:span text:style-name="T29">t3)&lt;&lt;</text:span><text:span text:style-name="T29">endl;</text:span></text:p>
            </text:list-header>
          </text:list>
          <text:list text:style-name="L1">
            <text:list-header>
              <text:p text:style-name="P30"><text:span text:style-name="T25">}</text:span></text:p>
            </text:list-header>
          </text:list>
          <draw:enhanced-geometry svg:viewBox="0 0 21600 21600" draw:type="mso-spt202" draw:enhanced-path="M 0 0 L 21600 0 21600 21600 0 21600 0 0 Z N"/>
        </draw:custom-shape>
        <draw:custom-shape draw:name="AutoShape 3" draw:style-name="gr22" draw:text-style-name="P33" xml:id="id16" draw:id="id16" draw:layer="layout" svg:width="3.164cm" svg:height="1.006cm" svg:x="10.178cm" svg:y="5.292cm">
          <text:list text:style-name="L3">
            <text:list-header>
              <text:p text:style-name="P32"><text:span text:style-name="T31">成员函数</text:span></text:p>
            </text:list-header>
          </text:list>
          <draw:enhanced-geometry svg:viewBox="0 0 21600 21600" draw:text-areas="800 800 20800 20800" draw:type="round-rectangular-callout" draw:modifiers="-1508.24644549763 31681.42999006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4" draw:style-name="gr23" draw:text-style-name="P34" xml:id="id18" draw:id="id18" draw:layer="layout" svg:width="12.884cm" svg:height="1.006cm" svg:x="11.422cm" svg:y="12.065cm">
          <text:list text:style-name="L3">
            <text:list-header>
              <text:p text:style-name="P32"><text:span text:style-name="T31">友元函数</text:span><text:span text:style-name="T32">,</text:span><text:span text:style-name="T31">可以直接调用类中私有成员</text:span></text:p>
            </text:list-header>
          </text:list>
          <draw:enhanced-geometry svg:viewBox="0 0 21600 21600" draw:text-areas="800 800 20800 20800" draw:type="round-rectangular-callout" draw:modifiers="2804.56344586729 -10231.57894736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5" draw:style-name="gr24" draw:text-style-name="P35" xml:id="id19" draw:id="id19" draw:layer="layout" svg:width="14.616cm" svg:height="1.006cm" svg:x="7.541cm" svg:y="8.678cm">
          <text:list text:style-name="L1">
            <text:list-header>
              <text:p text:style-name="P32"><text:span text:style-name="T33">普通函数，必须通过公有函数访问私有成员</text:span></text:p>
            </text:list-header>
          </text:list>
          <draw:enhanced-geometry svg:viewBox="0 0 21600 21600" draw:text-areas="800 800 20800 20800" draw:type="round-rectangular-callout" draw:modifiers="2566.81945679688 29600.79443892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6" draw:style-name="gr25" draw:text-style-name="P34" xml:id="id20" draw:id="id20" draw:layer="layout" svg:width="6.218cm" svg:height="1.006cm" svg:x="10.355cm" svg:y="14.182cm">
          <text:list text:style-name="L3">
            <text:list-header>
              <text:p text:style-name="P32"><text:span text:style-name="T31">对象调用成员函数</text:span></text:p>
            </text:list-header>
          </text:list>
          <draw:enhanced-geometry svg:viewBox="0 0 21600 21600" draw:text-areas="800 800 20800 20800" draw:type="round-rectangular-callout" draw:modifiers="-3063.38639652677 12269.3147964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7" draw:style-name="gr26" draw:text-style-name="P34" xml:id="id21" draw:id="id21" draw:layer="layout" svg:width="4.69cm" svg:height="1.006cm" svg:x="10.999cm" svg:y="15.452cm">
          <text:list text:style-name="L3">
            <text:list-header>
              <text:p text:style-name="P32"><text:span text:style-name="T31">调用友元函数</text:span></text:p>
            </text:list-header>
          </text:list>
          <draw:enhanced-geometry svg:viewBox="0 0 21600 21600" draw:text-areas="800 800 20800 20800" draw:type="round-rectangular-callout" draw:modifiers="-7758.68684715412 10467.52730883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8" draw:style-name="gr24" draw:text-style-name="P35" xml:id="id22" draw:id="id22" draw:layer="layout" svg:width="4.69cm" svg:height="1.006cm" svg:x="11.012cm" svg:y="16.933cm">
          <text:list text:style-name="L1">
            <text:list-header>
              <text:p text:style-name="P32"><text:span text:style-name="T33">调用一般函数</text:span></text:p>
            </text:list-header>
          </text:list>
          <draw:enhanced-geometry svg:viewBox="0 0 21600 21600" draw:text-areas="800 800 20800 20800" draw:type="round-rectangular-callout" draw:modifiers="-4632.189298657 2144.985104270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9" draw:style-name="gr27" draw:text-style-name="P34" xml:id="id17" draw:id="id17" draw:layer="layout" svg:width="3.164cm" svg:height="1.006cm" svg:x="9.936cm" svg:y="7.408cm">
          <text:list text:style-name="L3">
            <text:list-header>
              <text:p text:style-name="P32"><text:span text:style-name="T31">友元函数</text:span></text:p>
            </text:list-header>
          </text:list>
          <draw:enhanced-geometry svg:viewBox="0 0 21600 21600" draw:text-areas="800 800 20800 20800" draw:type="round-rectangular-callout" draw:modifiers="-7923.41232227488 15486.79245283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6" smil:attributeName="visibility" smil:to="visible"/>
                  <anim:transitionFilter smil:dur="0.5s" smil:targetElement="id16"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7" smil:attributeName="visibility" smil:to="visible"/>
                  <anim:transitionFilter smil:dur="0.5s" smil:targetElement="id17"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8" smil:attributeName="visibility" smil:to="visible"/>
                  <anim:transitionFilter smil:dur="0.5s" smil:targetElement="id18"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9" smil:attributeName="visibility" smil:to="visible"/>
                  <anim:transitionFilter smil:dur="0.5s" smil:targetElement="id19"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20" smil:attributeName="visibility" smil:to="visible"/>
                  <anim:transitionFilter smil:dur="0.5s" smil:targetElement="id20"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21" smil:attributeName="visibility" smil:to="visible"/>
                  <anim:transitionFilter smil:dur="0.5s" smil:targetElement="id21"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22" smil:attributeName="visibility" smil:to="visible"/>
                  <anim:transitionFilter smil:dur="0.5s" smil:targetElement="id22" smil:type="barWipe" smil:subtype="topToBottom"/>
                </anim:par>
              </anim:par>
            </anim:par>
          </anim:seq>
        </anim:par>
        <presentation:notes draw:style-name="dp2">
          <draw:page-thumbnail draw:style-name="gr3" draw:layer="layout" svg:width="12.7cm" svg:height="9.525cm" svg:x="3.175cm" svg:y="1.904cm" draw:page-number="8" presentation:class="page"/>
          <draw:frame presentation:style-name="pr1" draw:text-style-name="P5" draw:layer="layout" svg:width="13.97cm" svg:height="11.43cm" svg:x="2.54cm" svg:y="12.065cm" presentation:class="notes" presentation:placeholder="true">
            <draw:text-box/>
          </draw:frame>
        </presentation:notes>
      </draw:page>
      <draw:page draw:name="page9"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37" draw:layer="layout" svg:width="25.4cm" svg:height="7.301cm" svg:x="0cm" svg:y="0.635cm">
          <text:list text:style-name="L1">
            <text:list-header>
              <text:p text:style-name="P36"><text:span text:style-name="T16">友元函数不受类中访问权限关键字的限制，可以把它放在类的私有部分，放在类的公有部分或放在类的保护部分，其作用都是一样的。换言之，</text:span><text:span text:style-name="T34">在类中对友元函数指定访问权限是不起作用的</text:span><text:span text:style-name="T16">。</text:span></text:p>
            </text:list-header>
          </text:list>
          <draw:enhanced-geometry svg:viewBox="0 0 21600 21600" draw:type="mso-spt202" draw:enhanced-path="M 0 0 L 21600 0 21600 21600 0 21600 0 0 Z N"/>
        </draw:custom-shape>
        <draw:custom-shape draw:name="Rectangle 3" draw:style-name="gr28" draw:text-style-name="P39" xml:id="id23" draw:id="id23" draw:layer="layout" svg:width="24.13cm" svg:height="2.021cm" svg:x="0cm" svg:y="8.255cm">
          <text:list text:style-name="L2">
            <text:list-header>
              <text:p text:style-name="P38"><text:span text:style-name="T35">友元函数的作用域与一般函数的作用域相同。</text:span></text:p>
            </text:list-header>
          </text:list>
          <draw:enhanced-geometry svg:viewBox="0 0 21600 21600" draw:type="rectangle" draw:enhanced-path="M 0 0 L 21600 0 21600 21600 0 21600 0 0 Z N"/>
        </draw:custom-shape>
        <draw:custom-shape draw:name="Rectangle 4" draw:style-name="gr29" draw:text-style-name="P39" xml:id="id24" draw:id="id24" draw:layer="layout" svg:width="25.4cm" svg:height="6.247cm" svg:x="0cm" svg:y="11.642cm">
          <text:list text:style-name="L2">
            <text:list-header>
              <text:p text:style-name="P38"><text:span text:style-name="T35">谨慎使用友元函数</text:span></text:p>
            </text:list-header>
          </text:list>
          <text:list text:style-name="L1">
            <text:list-header>
              <text:p text:style-name="P38"><text:span text:style-name="T16">通常使用友元函数来</text:span><text:span text:style-name="T34">取</text:span><text:span text:style-name="T16">对象中的数据成员值，而</text:span><text:span text:style-name="T34">不修改</text:span><text:span text:style-name="T16">对象中的成员值，则肯定是安全的。</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random-bars" presentation:preset-sub-type="vertical">
                  <anim:set smil:begin="0s" smil:dur="0.001s" smil:fill="hold" smil:targetElement="id23" smil:attributeName="visibility" smil:to="visible"/>
                  <anim:transitionFilter smil:dur="0.5s" smil:targetElement="id23" smil:type="randomBarWipe" smil:subtype="horizontal"/>
                </anim:par>
              </anim:par>
            </anim:par>
            <anim:par smil:begin="next" smil:fill="hold">
              <anim:par smil:begin="0s" smil:fill="hold">
                <anim:par smil:begin="0s" smil:fill="hold" presentation:node-type="on-click" presentation:group-id="0" presentation:preset-class="entrance" presentation:preset-id="ooo-entrance-random-bars" presentation:preset-sub-type="vertical">
                  <anim:set smil:begin="0s" smil:dur="0.001s" smil:fill="hold" smil:targetElement="id24" smil:attributeName="visibility" smil:to="visible"/>
                  <anim:transitionFilter smil:dur="0.5s" smil:targetElement="id24" smil:type="randomBarWipe" smil:subtype="horizontal"/>
                </anim:par>
              </anim:par>
            </anim:par>
          </anim:seq>
        </anim:par>
        <presentation:notes draw:style-name="dp2">
          <draw:page-thumbnail draw:style-name="gr3" draw:layer="layout" svg:width="12.7cm" svg:height="9.525cm" svg:x="3.175cm" svg:y="1.904cm" draw:page-number="9" presentation:class="page"/>
          <draw:frame presentation:style-name="pr1" draw:text-style-name="P5" draw:layer="layout" svg:width="13.97cm" svg:height="11.43cm" svg:x="2.54cm" svg:y="12.065cm" presentation:class="notes" presentation:placeholder="true">
            <draw:text-box/>
          </draw:frame>
        </presentation:notes>
      </draw:page>
      <draw:page draw:name="page10"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37" draw:layer="layout" svg:width="25.4cm" svg:height="7.301cm" svg:x="0cm" svg:y="0.423cm">
          <text:list text:style-name="L1">
            <text:list-header>
              <text:p text:style-name="P36"><text:span text:style-name="T16">大</text:span><text:span text:style-name="T16">多</text:span><text:span text:style-name="T16">数</text:span><text:span text:style-name="T16">情</text:span><text:span text:style-name="T16">况</text:span><text:span text:style-name="T16">是</text:span><text:span text:style-name="T16">友</text:span><text:span text:style-name="T16">元</text:span><text:span text:style-name="T16">函</text:span><text:span text:style-name="T16">数</text:span><text:span text:style-name="T16">是</text:span><text:span text:style-name="T16">某</text:span><text:span text:style-name="T16">个</text:span><text:span text:style-name="T16">类</text:span><text:span text:style-name="T16">的</text:span><text:span text:style-name="T16">成</text:span><text:span text:style-name="T16">员</text:span><text:span text:style-name="T16">函</text:span><text:span text:style-name="T16">数，</text:span><text:span text:style-name="T35">即</text:span><text:span text:style-name="T18">A</text:span><text:span text:style-name="T35">类</text:span><text:span text:style-name="T35">中</text:span><text:span text:style-name="T35">的</text:span><text:span text:style-name="T35">某</text:span><text:span text:style-name="T35">个</text:span><text:span text:style-name="T35">成</text:span><text:span text:style-name="T35">员</text:span><text:span text:style-name="T35">函</text:span><text:span text:style-name="T35">数</text:span><text:span text:style-name="T35">是</text:span><text:span text:style-name="T18">B</text:span><text:span text:style-name="T35">类</text:span><text:span text:style-name="T35">中</text:span><text:span text:style-name="T35">的</text:span><text:span text:style-name="T35">友</text:span><text:span text:style-name="T35">元</text:span><text:span text:style-name="T35">函</text:span><text:span text:style-name="T35">数，</text:span><text:span text:style-name="T35">这</text:span><text:span text:style-name="T35">个</text:span><text:span text:style-name="T35">成</text:span><text:span text:style-name="T35">员</text:span><text:span text:style-name="T35">函</text:span><text:span text:style-name="T35">数</text:span><text:span text:style-name="T35">可</text:span><text:span text:style-name="T35">以</text:span><text:span text:style-name="T35">直</text:span><text:span text:style-name="T35">接</text:span><text:span text:style-name="T35">访</text:span><text:span text:style-name="T35">问</text:span><text:span text:style-name="T18">B</text:span><text:span text:style-name="T35">类</text:span><text:span text:style-name="T35">中</text:span><text:span text:style-name="T35">的</text:span><text:span text:style-name="T35">私</text:span><text:span text:style-name="T35">有</text:span><text:span text:style-name="T35">数</text:span><text:span text:style-name="T35">据。</text:span><text:span text:style-name="T16">这</text:span><text:span text:style-name="T16">就</text:span><text:span text:style-name="T16">实</text:span><text:span text:style-name="T16">现</text:span><text:span text:style-name="T16">了</text:span><text:span text:style-name="T16">类</text:span><text:span text:style-name="T16">与</text:span><text:span text:style-name="T16">类</text:span><text:span text:style-name="T16">之</text:span><text:span text:style-name="T16">间</text:span><text:span text:style-name="T16">的</text:span><text:span text:style-name="T16">沟</text:span><text:span text:style-name="T16">通</text:span><text:span text:style-name="T36">。</text:span></text:p>
            </text:list-header>
          </text:list>
          <draw:enhanced-geometry svg:viewBox="0 0 21600 21600" draw:type="mso-spt202" draw:enhanced-path="M 0 0 L 21600 0 21600 21600 0 21600 0 0 Z N"/>
        </draw:custom-shape>
        <draw:custom-shape draw:name="Text Box 3" draw:style-name="gr2" draw:text-style-name="P40" xml:id="id29" draw:id="id29" draw:layer="layout" svg:width="25.4cm" svg:height="3.341cm" svg:x="0cm" svg:y="15.24cm">
          <text:list text:style-name="L1">
            <text:list-header>
              <text:p text:style-name="P22"><text:span text:style-name="T37">注意：一个类的成员函数作为另一个类的友元函数时，</text:span><text:span text:style-name="T23">应先定义友元函数所在的类。</text:span></text:p>
            </text:list-header>
          </text:list>
          <draw:enhanced-geometry svg:viewBox="0 0 21600 21600" draw:type="mso-spt202" draw:enhanced-path="M 0 0 L 21600 0 21600 21600 0 21600 0 0 Z N"/>
        </draw:custom-shape>
        <draw:custom-shape draw:name="Text Box 6" draw:style-name="gr2" draw:text-style-name="P42" xml:id="id25" draw:id="id25" draw:layer="layout" svg:width="8.678cm" svg:height="6.852cm" svg:x="1.482cm" svg:y="8.467cm">
          <text:list text:style-name="L1">
            <text:list-header>
              <text:p text:style-name="P41"><text:span text:style-name="T38">class A{</text:span></text:p>
              <text:p text:style-name="P41"><text:span text:style-name="T38">...</text:span></text:p>
            </text:list-header>
          </text:list>
          <text:list text:style-name="L2">
            <text:list-header>
              <text:p text:style-name="P41"><text:span text:style-name="T39">void fun( B &amp;);</text:span></text:p>
            </text:list-header>
          </text:list>
          <text:list text:style-name="L1">
            <text:list-header>
              <text:p text:style-name="P41"><text:span text:style-name="T38">};</text:span></text:p>
            </text:list-header>
          </text:list>
          <draw:enhanced-geometry svg:viewBox="0 0 21600 21600" draw:type="mso-spt202" draw:enhanced-path="M 0 0 L 21600 0 21600 21600 0 21600 0 0 Z N"/>
        </draw:custom-shape>
        <draw:custom-shape draw:name="Text Box 7" draw:style-name="gr2" draw:text-style-name="P42" xml:id="id26" draw:id="id26" draw:layer="layout" svg:width="11.007cm" svg:height="6.852cm" svg:x="13.758cm" svg:y="8.467cm">
          <text:list text:style-name="L1">
            <text:list-header>
              <text:p text:style-name="P41"><text:span text:style-name="T38">class B{</text:span></text:p>
              <text:p text:style-name="P41"><text:span text:style-name="T38">...</text:span></text:p>
            </text:list-header>
          </text:list>
          <text:list text:style-name="L2">
            <text:list-header>
              <text:p text:style-name="P41"><text:span text:style-name="T39">friend void fun( B &amp;);</text:span></text:p>
            </text:list-header>
          </text:list>
          <text:list text:style-name="L1">
            <text:list-header>
              <text:p text:style-name="P41"><text:span text:style-name="T38">};</text:span></text:p>
            </text:list-header>
          </text:list>
          <draw:enhanced-geometry svg:viewBox="0 0 21600 21600" draw:type="mso-spt202" draw:enhanced-path="M 0 0 L 21600 0 21600 21600 0 21600 0 0 Z N"/>
        </draw:custom-shape>
        <draw:custom-shape draw:name="AutoShape 8" draw:style-name="gr30" draw:text-style-name="P19" xml:id="id27" draw:id="id27" draw:layer="layout" svg:width="9.912cm" svg:height="1.408cm" svg:x="4.3cm" svg:y="9.957cm">
          <text:list text:style-name="L3">
            <text:list-header>
              <text:p text:style-name="P18"><text:span text:style-name="T20">既是类</text:span><text:span text:style-name="T40">A</text:span><text:span text:style-name="T20">的成员函数</text:span></text:p>
            </text:list-header>
          </text:list>
          <draw:enhanced-geometry svg:viewBox="0 0 21600 21600" draw:text-areas="800 800 20800 20800" draw:type="round-rectangular-callout" draw:modifiers="3946.09099162716 35105.74875798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9" draw:style-name="gr31" draw:text-style-name="P19" xml:id="id28" draw:id="id28" draw:layer="layout" svg:width="9.851cm" svg:height="1.408cm" svg:x="15.666cm" svg:y="10.16cm">
          <text:list text:style-name="L3">
            <text:list-header>
              <text:p text:style-name="P18"><text:span text:style-name="T20">又是类</text:span><text:span text:style-name="T40">B</text:span><text:span text:style-name="T20">的友元函数</text:span></text:p>
            </text:list-header>
          </text:list>
          <draw:enhanced-geometry svg:viewBox="0 0 21600 21600" draw:text-areas="800 800 20800 20800" draw:type="round-rectangular-callout" draw:modifiers="8250.18270401949 34139.95741660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5" smil:attributeName="visibility" smil:to="visible"/>
                  <anim:transitionFilter smil:dur="0.5s" smil:targetElement="id2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6" smil:attributeName="visibility" smil:to="visible"/>
                  <anim:transitionFilter smil:dur="0.5s" smil:targetElement="id2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7" smil:attributeName="visibility" smil:to="visible"/>
                  <anim:transitionFilter smil:dur="0.5s" smil:targetElement="id2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8" smil:attributeName="visibility" smil:to="visible"/>
                  <anim:transitionFilter smil:dur="0.5s" smil:targetElement="id2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9" smil:attributeName="visibility" smil:to="visible"/>
                  <anim:transitionFilter smil:dur="0.5s" smil:targetElement="id29" smil:type="barWipe" smil:subtype="leftToRight"/>
                </anim:par>
              </anim:par>
            </anim:par>
          </anim:seq>
        </anim:par>
        <presentation:notes draw:style-name="dp2">
          <draw:page-thumbnail draw:style-name="gr3" draw:layer="layout" svg:width="12.7cm" svg:height="9.525cm" svg:x="3.175cm" svg:y="1.904cm" draw:page-number="10" presentation:class="page"/>
          <draw:frame presentation:style-name="pr1" draw:text-style-name="P5" draw:layer="layout" svg:width="13.97cm" svg:height="11.43cm" svg:x="2.54cm" svg:y="12.065cm" presentation:class="notes" presentation:placeholder="true">
            <draw:text-box/>
          </draw:frame>
        </presentation:notes>
      </draw:page>
      <draw:page draw:name="page11"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32" draw:text-style-name="P44" draw:layer="layout" svg:width="25.4cm" svg:height="17.025cm" svg:x="0cm" svg:y="0.635cm">
          <text:list text:style-name="L4">
            <text:list-header>
              <text:p text:style-name="P43"><text:span text:style-name="T41">cla</text:span><text:span text:style-name="T41">ss <text:s/></text:span><text:span text:style-name="T41"><text:s/>B</text:span><text:span text:style-name="T42"> <text:s/></text:span><text:span text:style-name="T42">;</text:span><text:span text:style-name="T42"><text:tab/></text:span><text:span text:style-name="T42">//</text:span><text:span text:style-name="T43">先</text:span><text:span text:style-name="T43">定</text:span><text:span text:style-name="T43">义</text:span><text:span text:style-name="T43">类</text:span><text:span text:style-name="T41">A</text:span><text:span text:style-name="T43">，</text:span><text:span text:style-name="T43">则</text:span><text:span text:style-name="T43">首</text:span><text:span text:style-name="T43">先</text:span><text:span text:style-name="T43">对</text:span><text:span text:style-name="T43">类</text:span><text:span text:style-name="T41">B</text:span><text:span text:style-name="T43">作</text:span><text:span text:style-name="T43">引</text:span><text:span text:style-name="T43">用</text:span><text:span text:style-name="T43">性</text:span><text:span text:style-name="T43">说</text:span><text:span text:style-name="T43">明</text:span></text:p>
            </text:list-header>
          </text:list>
          <text:list text:style-name="L2">
            <text:list-header>
              <text:p text:style-name="P43"><text:span text:style-name="T39">cla</text:span><text:span text:style-name="T39">ss <text:s/></text:span><text:span text:style-name="T39"><text:s/></text:span><text:span text:style-name="T39">A{</text:span></text:p>
              <text:p text:style-name="P43"><text:span text:style-name="T39"><text:s text:c="3"/></text:span><text:span text:style-name="T39">..</text:span><text:span text:style-name="T39">....</text:span><text:span text:style-name="T39"><text:tab/></text:span><text:span text:style-name="T39"><text:tab/></text:span><text:span text:style-name="T39">//</text:span><text:span text:style-name="T23">类</text:span><text:span text:style-name="T39">A</text:span><text:span text:style-name="T23">的</text:span><text:span text:style-name="T23">成</text:span><text:span text:style-name="T23">员</text:span><text:span text:style-name="T23">定</text:span><text:span text:style-name="T23">义</text:span></text:p>
              <text:p text:style-name="P43"><text:span text:style-name="T23"><text:s text:c="3"/></text:span><text:span text:style-name="T39">pu</text:span><text:span text:style-name="T39">bli</text:span><text:span text:style-name="T39">c:</text:span></text:p>
            </text:list-header>
          </text:list>
          <text:list text:style-name="L8">
            <text:list-header>
              <text:p text:style-name="P43"><text:span text:style-name="T42"><text:s text:c="3"/></text:span><text:span text:style-name="T42">vo</text:span><text:span text:style-name="T42">id <text:s/></text:span><text:span text:style-name="T42">fu</text:span><text:span text:style-name="T42">n( </text:span><text:span text:style-name="T41">B </text:span><text:span text:style-name="T41">&amp;</text:span><text:span text:style-name="T42"> </text:span><text:span text:style-name="T42">);//</text:span><text:span text:style-name="T44">函</text:span><text:span text:style-name="T44">数</text:span><text:span text:style-name="T44">的</text:span><text:span text:style-name="T44">原</text:span><text:span text:style-name="T44">型</text:span><text:span text:style-name="T44">说</text:span><text:span text:style-name="T44">明</text:span></text:p>
            </text:list-header>
          </text:list>
          <text:list text:style-name="L2">
            <text:list-header>
              <text:p text:style-name="P43"><text:span text:style-name="T23"><text:s text:c="4"/></text:span><text:span text:style-name="T39">};</text:span></text:p>
            </text:list-header>
          </text:list>
          <text:list text:style-name="L1">
            <text:list-header>
              <text:p text:style-name="P43"><text:span text:style-name="T38">cla</text:span><text:span text:style-name="T38">ss <text:s/></text:span><text:span text:style-name="T38">B{</text:span><text:span text:style-name="T38"><text:tab/></text:span><text:span text:style-name="T38">.....</text:span><text:span text:style-name="T38">.</text:span></text:p>
            </text:list-header>
          </text:list>
          <text:list text:style-name="L8">
            <text:list-header>
              <text:p text:style-name="P43"><text:span text:style-name="T42"><text:s text:c="4"/></text:span><text:span text:style-name="T42">fri</text:span><text:span text:style-name="T42">en</text:span><text:span text:style-name="T42">d <text:s/></text:span><text:span text:style-name="T42">vo</text:span><text:span text:style-name="T42">id <text:s/></text:span><text:span text:style-name="T42">A:</text:span><text:span text:style-name="T42">:fu</text:span><text:span text:style-name="T42">n( </text:span><text:span text:style-name="T42">B </text:span><text:span text:style-name="T42">&amp; </text:span><text:span text:style-name="T42">);//</text:span><text:span text:style-name="T44">定</text:span><text:span text:style-name="T44">义</text:span><text:span text:style-name="T44">友</text:span><text:span text:style-name="T44">元</text:span><text:span text:style-name="T44">函</text:span><text:span text:style-name="T44">数</text:span></text:p>
            </text:list-header>
          </text:list>
          <text:list text:style-name="L1">
            <text:list-header>
              <text:p text:style-name="P43"><text:span text:style-name="T38">}</text:span><text:span text:style-name="T37">；</text:span></text:p>
            </text:list-header>
          </text:list>
          <text:list text:style-name="L8">
            <text:list-header>
              <text:p text:style-name="P43"><text:span text:style-name="T44"><text:s text:c="4"/></text:span><text:span text:style-name="T39">vo</text:span><text:span text:style-name="T39">id <text:s/></text:span><text:span text:style-name="T39">A:</text:span><text:span text:style-name="T39">:fu</text:span><text:span text:style-name="T39">n ( </text:span><text:span text:style-name="T39">B <text:s/></text:span><text:span text:style-name="T39">&amp;</text:span><text:span text:style-name="T39">b)</text:span><text:span text:style-name="T39"><text:tab/></text:span><text:span text:style-name="T39"> <text:s text:c="2"/>/</text:span><text:span text:style-name="T39">/</text:span><text:span text:style-name="T23">函</text:span><text:span text:style-name="T23">数</text:span><text:span text:style-name="T23">的</text:span><text:span text:style-name="T23">完</text:span><text:span text:style-name="T23">整</text:span><text:span text:style-name="T23">定</text:span><text:span text:style-name="T23">义</text:span></text:p>
            </text:list-header>
          </text:list>
          <text:list text:style-name="L2">
            <text:list-header>
              <text:p text:style-name="P43"><text:span text:style-name="T39">{</text:span></text:p>
              <text:p text:style-name="P43"><text:span text:style-name="T39"><text:s text:c="5"/></text:span><text:span text:style-name="T39">.....</text:span><text:span text:style-name="T39">.</text:span><text:span text:style-name="T39"><text:tab/></text:span><text:span text:style-name="T39"><text:tab/></text:span><text:span text:style-name="T39">//</text:span><text:span text:style-name="T23">函</text:span><text:span text:style-name="T23">数</text:span><text:span text:style-name="T23">体</text:span><text:span text:style-name="T23">的</text:span><text:span text:style-name="T23">定</text:span><text:span text:style-name="T23">义</text:span></text:p>
              <text:p text:style-name="P43"><text:span text:style-name="T23">｝</text:span></text:p>
            </text:list-header>
          </text:list>
          <draw:enhanced-geometry svg:viewBox="0 0 21600 21600" draw:type="mso-spt202" draw:enhanced-path="M 0 0 L 21600 0 21600 21600 0 21600 0 0 Z N"/>
        </draw:custom-shape>
        <draw:custom-shape draw:name="Text Box 3" draw:style-name="gr33" draw:text-style-name="P46" xml:id="id30" draw:id="id30" draw:layer="layout" svg:width="9.313cm" svg:height="7.371cm" svg:x="16.087cm" svg:y="1.905cm">
          <text:list text:style-name="L5">
            <text:list-header>
              <text:p text:style-name="P45"><text:span text:style-name="T22">类</text:span><text:span text:style-name="T45">A</text:span><text:span text:style-name="T22">中的成员函数</text:span><text:span text:style-name="T45">fun()</text:span><text:span text:style-name="T22">是类</text:span><text:span text:style-name="T45">B</text:span><text:span text:style-name="T22">的友元函数。即在</text:span><text:span text:style-name="T45">fun()</text:span><text:span text:style-name="T22">中可以直接引用类</text:span><text:span text:style-name="T45">B</text:span><text:span text:style-name="T22">的私有成员。</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30" smil:attributeName="visibility" smil:to="visible"/>
                  <anim:transitionFilter smil:dur="0.5s" smil:targetElement="id30" smil:type="barWipe" smil:subtype="topToBottom"/>
                </anim:par>
              </anim:par>
            </anim:par>
          </anim:seq>
        </anim:par>
        <presentation:notes draw:style-name="dp2">
          <draw:page-thumbnail draw:style-name="gr3" draw:layer="layout" svg:width="12.7cm" svg:height="9.525cm" svg:x="3.175cm" svg:y="1.904cm" draw:page-number="11" presentation:class="page"/>
          <draw:frame presentation:style-name="pr1" draw:text-style-name="P5" draw:layer="layout" svg:width="13.97cm" svg:height="11.43cm" svg:x="2.54cm" svg:y="12.065cm" presentation:class="notes" presentation:placeholder="true">
            <draw:text-box/>
          </draw:frame>
        </presentation:notes>
      </draw:page>
      <draw:page draw:name="page12"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3" draw:style-name="gr2" draw:text-style-name="P48" draw:layer="layout" svg:width="24.13cm" svg:height="18.8cm" svg:x="0cm" svg:y="0.609cm">
          <text:list text:style-name="L1">
            <text:list-header>
              <text:p text:style-name="P47"><text:span text:style-name="T46">clas</text:span><text:span text:style-name="T46">s B;</text:span><text:span text:style-name="T46"><text:tab/></text:span><text:span text:style-name="T46"><text:tab/></text:span><text:span text:style-name="T46">//</text:span><text:span text:style-name="T33">必</text:span><text:span text:style-name="T33">须</text:span><text:span text:style-name="T33">在</text:span><text:span text:style-name="T33">此</text:span><text:span text:style-name="T33">进</text:span><text:span text:style-name="T33">行</text:span><text:span text:style-name="T33">引</text:span><text:span text:style-name="T33">用</text:span><text:span text:style-name="T33">性</text:span><text:span text:style-name="T33">说</text:span><text:span text:style-name="T33">明，</text:span></text:p>
              <text:p text:style-name="P47"><text:span text:style-name="T46">clas</text:span><text:span text:style-name="T46">s </text:span><text:span text:style-name="T46">A{</text:span></text:p>
              <text:p text:style-name="P47"><text:span text:style-name="T46"><text:tab/></text:span><text:span text:style-name="T46">floa</text:span><text:span text:style-name="T46">t <text:s/></text:span><text:span text:style-name="T46">x,y;</text:span></text:p>
              <text:p text:style-name="P47"><text:span text:style-name="T46">pub</text:span><text:span text:style-name="T46">lic: </text:span></text:p>
              <text:p text:style-name="P47"><text:span text:style-name="T46"><text:s text:c="2"/></text:span><text:span text:style-name="T46">A(fl</text:span><text:span text:style-name="T46">oat </text:span><text:span text:style-name="T46">a, </text:span><text:span text:style-name="T46">floa</text:span><text:span text:style-name="T46">t b)</text:span><text:span text:style-name="T46">{ <text:s/>x</text:span><text:span text:style-name="T46">=a; </text:span><text:span text:style-name="T46">y=b</text:span><text:span text:style-name="T46">;}</text:span></text:p>
            </text:list-header>
          </text:list>
          <text:list text:style-name="L4">
            <text:list-header>
              <text:p text:style-name="P47"><text:span text:style-name="T47"><text:s text:c="2"/></text:span><text:span text:style-name="T48">floa</text:span><text:span text:style-name="T48">t </text:span><text:span text:style-name="T48">Su</text:span><text:span text:style-name="T48">m(</text:span><text:span text:style-name="T48">B </text:span><text:span text:style-name="T48">&amp;); </text:span><text:span text:style-name="T48">//</text:span><text:span text:style-name="T49">说</text:span><text:span text:style-name="T49">明</text:span><text:span text:style-name="T49">友</text:span><text:span text:style-name="T49">元</text:span><text:span text:style-name="T49">函</text:span><text:span text:style-name="T49">数</text:span><text:span text:style-name="T49">的</text:span><text:span text:style-name="T49">函</text:span><text:span text:style-name="T49">数</text:span><text:span text:style-name="T49">原</text:span><text:span text:style-name="T49">型，</text:span><text:span text:style-name="T49">是</text:span><text:span text:style-name="T49">类</text:span><text:span text:style-name="T48">A</text:span><text:span text:style-name="T49">的</text:span><text:span text:style-name="T49">一</text:span><text:span text:style-name="T49">成</text:span><text:span text:style-name="T49">员</text:span><text:span text:style-name="T49">函</text:span><text:span text:style-name="T49">数</text:span></text:p>
            </text:list-header>
          </text:list>
          <text:list text:style-name="L1">
            <text:list-header>
              <text:p text:style-name="P47"><text:span text:style-name="T46">};</text:span></text:p>
              <text:p text:style-name="P47"><text:span text:style-name="T46">clas</text:span><text:span text:style-name="T46">s </text:span><text:span text:style-name="T46">B{</text:span></text:p>
              <text:p text:style-name="P47"><text:span text:style-name="T46"><text:tab/></text:span><text:span text:style-name="T46">floa</text:span><text:span text:style-name="T46">t <text:s/></text:span><text:span text:style-name="T46">m,n</text:span><text:span text:style-name="T46">;</text:span></text:p>
              <text:p text:style-name="P47"><text:span text:style-name="T46">pub</text:span><text:span text:style-name="T46">lic:</text:span></text:p>
              <text:p text:style-name="P47"><text:span text:style-name="T46"><text:s text:c="3"/></text:span><text:span text:style-name="T46">B(fl</text:span><text:span text:style-name="T46">oat </text:span><text:span text:style-name="T46">a,fl</text:span><text:span text:style-name="T46">oat <text:s/></text:span><text:span text:style-name="T46">b){ <text:s/></text:span><text:span text:style-name="T46">m=</text:span><text:span text:style-name="T46">a;n</text:span><text:span text:style-name="T46">=b; </text:span><text:span text:style-name="T46"><text:s/>}</text:span></text:p>
              <text:p text:style-name="P47"><text:span text:style-name="T46"><text:s text:c="3"/></text:span><text:span text:style-name="T48">frie</text:span><text:span text:style-name="T48">nd <text:s/></text:span><text:span text:style-name="T48">floa</text:span><text:span text:style-name="T48">t </text:span><text:span text:style-name="T48">A::</text:span><text:span text:style-name="T48">Su</text:span><text:span text:style-name="T48">m(</text:span><text:span text:style-name="T48">B <text:s/></text:span><text:span text:style-name="T48">&amp;);</text:span><text:span text:style-name="T48">//</text:span><text:span text:style-name="T49">说</text:span><text:span text:style-name="T49">明</text:span><text:span text:style-name="T49">类</text:span><text:span text:style-name="T48">A</text:span><text:span text:style-name="T49">的</text:span><text:span text:style-name="T49">成</text:span><text:span text:style-name="T49">员</text:span><text:span text:style-name="T49">函</text:span><text:span text:style-name="T49">数</text:span><text:span text:style-name="T49">是</text:span><text:span text:style-name="T49">类</text:span><text:span text:style-name="T48">B</text:span><text:span text:style-name="T49">的</text:span><text:span text:style-name="T49">友</text:span><text:span text:style-name="T49">元</text:span><text:span text:style-name="T49">函</text:span><text:span text:style-name="T49">数</text:span></text:p>
              <text:p text:style-name="P47"><text:span text:style-name="T46">}</text:span></text:p>
            </text:list-header>
          </text:list>
          <text:list text:style-name="L2">
            <text:list-header>
              <text:p text:style-name="P47"><text:span text:style-name="T50">floa</text:span><text:span text:style-name="T50">t <text:s/></text:span><text:span text:style-name="T50">A::</text:span><text:span text:style-name="T50">Su</text:span><text:span text:style-name="T50">m( </text:span><text:span text:style-name="T50">B <text:s/></text:span><text:span text:style-name="T50">&amp;b</text:span><text:span text:style-name="T50">)</text:span><text:span text:style-name="T50"><text:tab/></text:span><text:span text:style-name="T50"><text:tab/></text:span><text:span text:style-name="T50">//</text:span><text:span text:style-name="T51">定</text:span><text:span text:style-name="T51">义</text:span><text:span text:style-name="T51">该</text:span><text:span text:style-name="T51">友</text:span><text:span text:style-name="T51">元</text:span><text:span text:style-name="T51">函</text:span><text:span text:style-name="T51">数</text:span></text:p>
              <text:p text:style-name="P47"><text:span text:style-name="T50">{ <text:s text:c="3"/></text:span><text:span text:style-name="T50">x=b</text:span><text:span text:style-name="T50">.m+</text:span><text:span text:style-name="T50">b.n</text:span><text:span text:style-name="T50">; <text:s text:c="2"/></text:span><text:span text:style-name="T50">y=b</text:span><text:span text:style-name="T50">.m-</text:span><text:span text:style-name="T50">b.n</text:span><text:span text:style-name="T50">; <text:s/>}</text:span></text:p>
            </text:list-header>
          </text:list>
          <text:list text:style-name="L1">
            <text:list-header>
              <text:p text:style-name="P47"><text:span text:style-name="T46">voi</text:span><text:span text:style-name="T46">d </text:span><text:span text:style-name="T46">mai</text:span><text:span text:style-name="T46">n(v</text:span><text:span text:style-name="T46">oid</text:span><text:span text:style-name="T46">)</text:span></text:p>
              <text:p text:style-name="P47"><text:span text:style-name="T46">{ <text:s text:c="3"/></text:span><text:span text:style-name="T46">A <text:s text:c="2"/></text:span><text:span text:style-name="T46">a1(</text:span><text:span text:style-name="T46">3,5)</text:span><text:span text:style-name="T46">;</text:span></text:p>
              <text:p text:style-name="P47"><text:span text:style-name="T46"><text:s text:c="5"/></text:span><text:span text:style-name="T46">B <text:s text:c="2"/></text:span><text:span text:style-name="T46">b1(</text:span><text:span text:style-name="T46">10,</text:span><text:span text:style-name="T46">20)</text:span><text:span text:style-name="T46">;</text:span></text:p>
              <text:p text:style-name="P47"><text:span text:style-name="T46"><text:s text:c="5"/></text:span><text:span text:style-name="T48">a1.</text:span><text:span text:style-name="T48">Su</text:span><text:span text:style-name="T48">m(</text:span><text:span text:style-name="T48">b1)</text:span><text:span text:style-name="T48">;</text:span><text:span text:style-name="T48"><text:tab/></text:span><text:span text:style-name="T48">//</text:span><text:span text:style-name="T49">调</text:span><text:span text:style-name="T49">用</text:span><text:span text:style-name="T49">该</text:span><text:span text:style-name="T49">函</text:span><text:span text:style-name="T49">数，</text:span><text:span text:style-name="T51">因</text:span><text:span text:style-name="T51">是</text:span><text:span text:style-name="T51">类</text:span><text:span text:style-name="T50">A</text:span><text:span text:style-name="T51">的</text:span><text:span text:style-name="T51">成</text:span><text:span text:style-name="T51">员</text:span><text:span text:style-name="T51">函</text:span><text:span text:style-name="T51">数，</text:span><text:span text:style-name="T51">故</text:span><text:span text:style-name="T51">用</text:span><text:span text:style-name="T51">类</text:span><text:span text:style-name="T50">A</text:span><text:span text:style-name="T51">的</text:span><text:span text:style-name="T51">对</text:span><text:span text:style-name="T51">象</text:span><text:span text:style-name="T51">调</text:span><text:span text:style-name="T51">用</text:span></text:p>
              <text:p text:style-name="P47"><text:span text:style-name="T46">}</text:span></text:p>
            </text:list-header>
          </text:list>
          <draw:enhanced-geometry svg:viewBox="0 0 21600 21600" draw:type="mso-spt202" draw:enhanced-path="M 0 0 L 21600 0 21600 21600 0 21600 0 0 Z N"/>
        </draw:custom-shape>
        <draw:custom-shape draw:name="Text Box 4" draw:style-name="gr34" draw:text-style-name="P50" xml:id="id31" draw:id="id31" draw:layer="layout" svg:width="4.233cm" svg:height="3.43cm" svg:x="17.145cm" svg:y="13.123cm">
          <text:list text:style-name="L5">
            <text:list-header>
              <text:p text:style-name="P49"><text:span text:style-name="T52">a1.x=30</text:span></text:p>
              <text:p text:style-name="P49"><text:span text:style-name="T52">a1.y=-10</text:span></text:p>
            </text:list-header>
          </text:list>
          <draw:enhanced-geometry svg:viewBox="0 0 21600 21600" draw:type="mso-spt202" draw:enhanced-path="M 0 0 L 21600 0 21600 21600 0 21600 0 0 Z N"/>
        </draw:custom-shape>
        <draw:custom-shape draw:name="AutoShape 5" draw:style-name="gr35" draw:text-style-name="P34" xml:id="id32" draw:id="id32" draw:layer="layout" svg:width="8.618cm" svg:height="1.006cm" svg:x="6.153cm" svg:y="14.817cm">
          <text:list text:style-name="L3">
            <text:list-header>
              <text:p text:style-name="P32"><text:span text:style-name="T31">直接引用类</text:span><text:span text:style-name="T32">B</text:span><text:span text:style-name="T31">的私有成员</text:span></text:p>
            </text:list-header>
          </text:list>
          <draw:enhanced-geometry svg:viewBox="0 0 21600 21600" draw:text-areas="800 800 20800 20800" draw:type="round-rectangular-callout" draw:modifiers="989.90602158023 -12784.11122144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6" draw:style-name="gr36" draw:text-style-name="P51" xml:id="id33" draw:id="id33" draw:layer="layout" svg:width="9.737cm" svg:height="4.221cm" svg:x="13.97cm" svg:y="6.562cm">
          <text:list text:style-name="L3">
            <text:list-header>
              <text:p text:style-name="P49"><text:span text:style-name="T21">类</text:span><text:span text:style-name="T53">A</text:span><text:span text:style-name="T21">中有一个函数可以直接引用类</text:span><text:span text:style-name="T53">B</text:span><text:span text:style-name="T21">的私有成员</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31" smil:attributeName="visibility" smil:to="visible"/>
                  <anim:transitionFilter smil:dur="0.5s" smil:targetElement="id31"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32" smil:attributeName="visibility" smil:to="visible"/>
                  <anim:transitionFilter smil:dur="0.5s" smil:targetElement="id32"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33" smil:attributeName="visibility" smil:to="visible"/>
                  <anim:transitionFilter smil:dur="0.5s" smil:targetElement="id33" smil:type="barWipe" smil:subtype="topToBottom"/>
                </anim:par>
              </anim:par>
            </anim:par>
          </anim:seq>
        </anim:par>
        <presentation:notes draw:style-name="dp2">
          <draw:page-thumbnail draw:style-name="gr3" draw:layer="layout" svg:width="12.7cm" svg:height="9.525cm" svg:x="3.175cm" svg:y="1.904cm" draw:page-number="12" presentation:class="page"/>
          <draw:frame presentation:style-name="pr1" draw:text-style-name="P5" draw:layer="layout" svg:width="13.97cm" svg:height="11.43cm" svg:x="2.54cm" svg:y="12.065cm" presentation:class="notes" presentation:placeholder="true">
            <draw:text-box/>
          </draw:frame>
        </presentation:notes>
      </draw:page>
      <draw:page draw:name="page13"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53" draw:layer="layout" svg:width="5.715cm" svg:height="2.021cm" svg:x="0cm" svg:y="0cm">
          <text:list text:style-name="L1">
            <text:list-header>
              <text:p text:style-name="P52"><text:span text:style-name="T16">友元类</text:span></text:p>
            </text:list-header>
          </text:list>
          <draw:enhanced-geometry svg:viewBox="0 0 21600 21600" draw:type="mso-spt202" draw:enhanced-path="M 0 0 L 21600 0 21600 21600 0 21600 0 0 Z N"/>
        </draw:custom-shape>
        <draw:custom-shape draw:name="Text Box 7" draw:style-name="gr2" draw:text-style-name="P15" draw:layer="layout" svg:width="9.314cm" svg:height="7.795cm" svg:x="1.058cm" svg:y="4.445cm">
          <text:list text:style-name="L1">
            <text:list-header>
              <text:p text:style-name="P14"><text:span text:style-name="T17">class A{</text:span></text:p>
              <text:p text:style-name="P14"><text:span text:style-name="T17"><text:s text:c="4"/></text:span><text:span text:style-name="T17">.....</text:span></text:p>
              <text:p text:style-name="P14"><text:span text:style-name="T17"><text:s text:c="4"/></text:span><text:span text:style-name="T17">friend class B;</text:span></text:p>
              <text:p text:style-name="P14"><text:span text:style-name="T17">}</text:span></text:p>
            </text:list-header>
          </text:list>
          <draw:enhanced-geometry svg:viewBox="0 0 21600 21600" draw:type="mso-spt202" draw:enhanced-path="M 0 0 L 21600 0 21600 21600 0 21600 0 0 Z N"/>
        </draw:custom-shape>
        <draw:custom-shape draw:name="Text Box 8" draw:style-name="gr37" draw:text-style-name="P15" draw:layer="layout" svg:width="9.314cm" svg:height="5.735cm" svg:x="15.028cm" svg:y="4.657cm">
          <text:list text:style-name="L9">
            <text:list-header>
              <text:p text:style-name="P14"><text:span text:style-name="T54">class B{</text:span></text:p>
              <text:p text:style-name="P14"><text:span text:style-name="T54"><text:s text:c="4"/></text:span><text:span text:style-name="T54">.....</text:span></text:p>
              <text:p text:style-name="P14"><text:span text:style-name="T54"><text:s/></text:span><text:span text:style-name="T54">}</text:span></text:p>
            </text:list-header>
          </text:list>
          <draw:enhanced-geometry svg:viewBox="0 0 21600 21600" draw:type="mso-spt202" draw:enhanced-path="M 0 0 L 21600 0 21600 21600 0 21600 0 0 Z N"/>
        </draw:custom-shape>
        <draw:custom-shape draw:name="AutoShape 9" draw:style-name="gr38" draw:text-style-name="P19" xml:id="id34" draw:id="id34" draw:layer="layout" svg:width="9.001cm" svg:height="1.408cm" svg:x="1.636cm" svg:y="11.642cm">
          <text:list text:style-name="L3">
            <text:list-header>
              <text:p text:style-name="P18"><text:span text:style-name="T20">类</text:span><text:span text:style-name="T40">B</text:span><text:span text:style-name="T20">是类</text:span><text:span text:style-name="T40">A</text:span><text:span text:style-name="T20">的友元</text:span></text:p>
            </text:list-header>
          </text:list>
          <draw:enhanced-geometry svg:viewBox="0 0 21600 21600" draw:text-areas="800 800 20800 20800" draw:type="round-rectangular-callout" draw:modifiers="9153.96578538103 -16357.13271823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10" draw:style-name="gr39" draw:text-style-name="P19" xml:id="id35" draw:id="id35" draw:layer="layout" svg:width="8.286cm" svg:height="2.815cm" svg:x="16.298cm" svg:y="10.16cm">
          <text:list text:style-name="L3">
            <text:list-header>
              <text:p text:style-name="P18"><text:span text:style-name="T20">类</text:span><text:span text:style-name="T40">B</text:span><text:span text:style-name="T20">可以自由使用类</text:span><text:span text:style-name="T40">A</text:span><text:span text:style-name="T20">中的成员</text:span></text:p>
            </text:list-header>
          </text:list>
          <draw:enhanced-geometry svg:viewBox="0 0 21600 21600" draw:text-areas="800 800 20800 20800" draw:type="round-rectangular-callout" draw:modifiers="4274.64703752866 -5507.386363636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11" draw:style-name="gr40" draw:text-style-name="P15" xml:id="id36" draw:id="id36" draw:layer="layout" svg:width="16.298cm" svg:height="1.615cm" svg:x="2.117cm" svg:y="14.605cm">
          <text:list text:style-name="L2">
            <text:list-header>
              <text:p text:style-name="P14"><text:span text:style-name="T35">对于类</text:span><text:span text:style-name="T18">B</text:span><text:span text:style-name="T35">而言，类</text:span><text:span text:style-name="T18">A</text:span><text:span text:style-name="T35">是透明的</text:span></text:p>
            </text:list-header>
          </text:list>
          <draw:enhanced-geometry svg:viewBox="0 0 21600 21600" draw:type="mso-spt202" draw:enhanced-path="M 0 0 L 21600 0 21600 21600 0 21600 0 0 Z N"/>
        </draw:custom-shape>
        <draw:custom-shape draw:name="Text Box 12" draw:style-name="gr41" draw:text-style-name="P15" xml:id="id37" draw:id="id37" draw:layer="layout" svg:width="21.802cm" svg:height="1.615cm" svg:x="2.328cm" svg:y="16.298cm">
          <text:list text:style-name="L2">
            <text:list-header>
              <text:p text:style-name="P14"><text:span text:style-name="T35">类</text:span><text:span text:style-name="T18">B</text:span><text:span text:style-name="T35">必须通过</text:span><text:span text:style-name="T34">类</text:span><text:span text:style-name="T19">A</text:span><text:span text:style-name="T34">的对象</text:span><text:span text:style-name="T35">使用类</text:span><text:span text:style-name="T18">A</text:span><text:span text:style-name="T35">的成员</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34" smil:attributeName="visibility" smil:to="visible"/>
                  <anim:transitionFilter smil:dur="0.5s" smil:targetElement="id34"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35" smil:attributeName="visibility" smil:to="visible"/>
                  <anim:transitionFilter smil:dur="0.5s" smil:targetElement="id35" smil:type="barWipe" smil:subtype="topToBottom"/>
                </anim:par>
              </anim:par>
            </anim:par>
            <anim:par smil:begin="next" smil:fill="hold">
              <anim:par smil:begin="0s" smil:fill="hold">
                <anim:par smil:begin="0s" smil:fill="hold" presentation:node-type="on-click" presentation:group-id="0" presentation:preset-class="entrance" presentation:preset-id="ooo-entrance-diagonal-squares" presentation:preset-sub-type="left-to-bottom">
                  <anim:set smil:begin="0s" smil:dur="0.001s" smil:fill="hold" smil:targetElement="id36" smil:attributeName="visibility" smil:to="visible"/>
                  <anim:transitionFilter smil:dur="0.5s" smil:targetElement="id36" smil:type="waterfallWipe" smil:subtype="horizontalRight"/>
                </anim:par>
              </anim:par>
            </anim:par>
            <anim:par smil:begin="next" smil:fill="hold">
              <anim:par smil:begin="0s" smil:fill="hold">
                <anim:par smil:begin="0s" smil:fill="hold" presentation:node-type="on-click" presentation:group-id="0" presentation:preset-class="entrance" presentation:preset-id="ooo-entrance-diagonal-squares" presentation:preset-sub-type="left-to-bottom">
                  <anim:set smil:begin="0s" smil:dur="0.001s" smil:fill="hold" smil:targetElement="id37" smil:attributeName="visibility" smil:to="visible"/>
                  <anim:transitionFilter smil:dur="0.5s" smil:targetElement="id37" smil:type="waterfallWipe" smil:subtype="horizontalRight"/>
                </anim:par>
              </anim:par>
            </anim:par>
          </anim:seq>
        </anim:par>
        <presentation:notes draw:style-name="dp2">
          <draw:page-thumbnail draw:style-name="gr3" draw:layer="layout" svg:width="12.7cm" svg:height="9.525cm" svg:x="3.175cm" svg:y="1.904cm" draw:page-number="13" presentation:class="page"/>
          <draw:frame presentation:style-name="pr1" draw:text-style-name="P5" draw:layer="layout" svg:width="13.97cm" svg:height="11.43cm" svg:x="2.54cm" svg:y="12.065cm" presentation:class="notes" presentation:placeholder="true">
            <draw:text-box/>
          </draw:frame>
        </presentation:notes>
      </draw:page>
      <draw:page draw:name="page14"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48" draw:layer="layout" svg:width="25.4cm" svg:height="18.8cm" svg:x="0cm" svg:y="0.609cm">
          <text:list text:style-name="L1">
            <text:list-header>
              <text:p text:style-name="P47"><text:span text:style-name="T46">con</text:span><text:span text:style-name="T46">st </text:span><text:span text:style-name="T46">floa</text:span><text:span text:style-name="T46">t PI </text:span><text:span text:style-name="T46">=3.</text:span><text:span text:style-name="T46">141</text:span><text:span text:style-name="T46">592</text:span><text:span text:style-name="T46">6;</text:span></text:p>
              <text:p text:style-name="P47"><text:span text:style-name="T46">clas</text:span><text:span text:style-name="T46">s <text:s/></text:span><text:span text:style-name="T46">A{</text:span></text:p>
              <text:p text:style-name="P47"><text:span text:style-name="T46"><text:tab/></text:span><text:span text:style-name="T46">floa</text:span><text:span text:style-name="T46">t r ;</text:span></text:p>
              <text:p text:style-name="P47"><text:span text:style-name="T46"><text:tab/></text:span><text:span text:style-name="T46">floa</text:span><text:span text:style-name="T46">t h;</text:span></text:p>
              <text:p text:style-name="P47"><text:span text:style-name="T46">pub</text:span><text:span text:style-name="T46">lic:</text:span><text:span text:style-name="T46"><text:tab/></text:span><text:span text:style-name="T46">A(fl</text:span><text:span text:style-name="T46">oat </text:span><text:span text:style-name="T46">a,fl</text:span><text:span text:style-name="T46">oat </text:span><text:span text:style-name="T46">b)</text:span><text:span text:style-name="T46">{r=</text:span><text:span text:style-name="T46">a; </text:span><text:span text:style-name="T46">h=b</text:span><text:span text:style-name="T46">;}</text:span></text:p>
              <text:p text:style-name="P47"><text:span text:style-name="T46"><text:tab/></text:span><text:span text:style-name="T46">floa</text:span><text:span text:style-name="T46">t </text:span><text:span text:style-name="T46">Get</text:span><text:span text:style-name="T46">r()</text:span><text:span text:style-name="T46">{ret</text:span><text:span text:style-name="T46">urn </text:span><text:span text:style-name="T46">r;}</text:span></text:p>
              <text:p text:style-name="P47"><text:span text:style-name="T46"><text:tab/></text:span><text:span text:style-name="T46">floa</text:span><text:span text:style-name="T46">t </text:span><text:span text:style-name="T46">Get</text:span><text:span text:style-name="T46">h()</text:span><text:span text:style-name="T46">{ret</text:span><text:span text:style-name="T46">urn </text:span><text:span text:style-name="T46">h;}</text:span></text:p>
              <text:p text:style-name="P47"><text:span text:style-name="T46"><text:tab/></text:span><text:span text:style-name="T47">frie</text:span><text:span text:style-name="T47">nd </text:span><text:span text:style-name="T47">clas</text:span><text:span text:style-name="T47">s </text:span><text:span text:style-name="T47">B;//</text:span><text:span text:style-name="T55">定</text:span><text:span text:style-name="T55">义</text:span><text:span text:style-name="T55">类</text:span><text:span text:style-name="T47">B</text:span><text:span text:style-name="T55">为</text:span><text:span text:style-name="T55">类</text:span><text:span text:style-name="T47">A</text:span><text:span text:style-name="T55">的</text:span><text:span text:style-name="T55">友</text:span><text:span text:style-name="T55">元</text:span></text:p>
              <text:p text:style-name="P47"><text:span text:style-name="T46">};</text:span></text:p>
            </text:list-header>
          </text:list>
          <text:list text:style-name="L2">
            <text:list-header>
              <text:p text:style-name="P47"><text:span text:style-name="T50">clas</text:span><text:span text:style-name="T50">s B</text:span></text:p>
              <text:p text:style-name="P47"><text:span text:style-name="T50">{ <text:s text:c="2"/>i</text:span><text:span text:style-name="T50">nt </text:span><text:span text:style-name="T50">nu</text:span><text:span text:style-name="T50">mb</text:span><text:span text:style-name="T50">er;</text:span></text:p>
              <text:p text:style-name="P47"><text:span text:style-name="T50">pub</text:span><text:span text:style-name="T50">lic:</text:span><text:span text:style-name="T50"><text:tab/></text:span><text:span text:style-name="T50">B(i</text:span><text:span text:style-name="T50">nt </text:span><text:span text:style-name="T50">n=1</text:span><text:span text:style-name="T50">)</text:span><text:span text:style-name="T50"><text:tab/></text:span><text:span text:style-name="T50">{nu</text:span><text:span text:style-name="T50">mb</text:span><text:span text:style-name="T50">er=</text:span><text:span text:style-name="T50">n;}</text:span></text:p>
              <text:p text:style-name="P47"><text:span text:style-name="T50"><text:tab/></text:span><text:span text:style-name="T50">voi</text:span><text:span text:style-name="T50">d </text:span><text:span text:style-name="T50">Sho</text:span><text:span text:style-name="T50">w(</text:span><text:span text:style-name="T47">A </text:span><text:span text:style-name="T47">&amp;a</text:span><text:span text:style-name="T50">)</text:span></text:p>
              <text:p text:style-name="P47"><text:span text:style-name="T50"><text:tab/></text:span><text:span text:style-name="T50">{ co</text:span><text:span text:style-name="T50">ut&lt;</text:span><text:span text:style-name="T50">&lt;PI</text:span><text:span text:style-name="T50">*a.</text:span><text:span text:style-name="T50">r*a</text:span><text:span text:style-name="T50">.r*</text:span><text:span text:style-name="T50">a.h</text:span><text:span text:style-name="T50">*nu</text:span><text:span text:style-name="T50">mb</text:span><text:span text:style-name="T50">er&lt;</text:span><text:span text:style-name="T50">&lt;en</text:span><text:span text:style-name="T50">dl; </text:span><text:span text:style-name="T50">}//</text:span><text:span text:style-name="T51">求</text:span><text:span text:style-name="T51">类</text:span><text:span text:style-name="T50">A</text:span><text:span text:style-name="T51">的</text:span><text:span text:style-name="T51">某</text:span><text:span text:style-name="T51">个</text:span><text:span text:style-name="T51">对</text:span><text:span text:style-name="T51">象</text:span><text:span text:style-name="T51">*</text:span><text:span text:style-name="T50">n</text:span><text:span text:style-name="T51">的</text:span><text:span text:style-name="T51">体</text:span><text:span text:style-name="T51">积</text:span></text:p>
              <text:p text:style-name="P47"><text:span text:style-name="T50">};</text:span></text:p>
            </text:list-header>
          </text:list>
          <text:list text:style-name="L1">
            <text:list-header>
              <text:p text:style-name="P47"><text:span text:style-name="T46">voi</text:span><text:span text:style-name="T46">d <text:s/></text:span><text:span text:style-name="T46">mai</text:span><text:span text:style-name="T46">n(v</text:span><text:span text:style-name="T46">oid</text:span><text:span text:style-name="T46">)</text:span></text:p>
              <text:p text:style-name="P47"><text:span text:style-name="T46">{</text:span><text:span text:style-name="T46"><text:tab/></text:span><text:span text:style-name="T46">A </text:span><text:span text:style-name="T46">a1(</text:span><text:span text:style-name="T46">25,</text:span><text:span text:style-name="T46">40),</text:span><text:span text:style-name="T46">a2(</text:span><text:span text:style-name="T46">10,</text:span><text:span text:style-name="T46">40)</text:span><text:span text:style-name="T46">;</text:span><text:span text:style-name="T46"><text:tab/></text:span></text:p>
              <text:p text:style-name="P47"><text:span text:style-name="T46"><text:tab/></text:span><text:span text:style-name="T46">B </text:span><text:span text:style-name="T46">b1(</text:span><text:span text:style-name="T46">2);</text:span></text:p>
              <text:p text:style-name="P47"><text:span text:style-name="T46"><text:tab/></text:span><text:span text:style-name="T46">b1.</text:span><text:span text:style-name="T46">Sho</text:span><text:span text:style-name="T46">w </text:span><text:span text:style-name="T46">(</text:span><text:span text:style-name="T47">a1</text:span><text:span text:style-name="T46">)</text:span><text:span text:style-name="T33">；</text:span><text:span text:style-name="T33"><text:tab/></text:span><text:span text:style-name="T46">b1.</text:span><text:span text:style-name="T46">Sho</text:span><text:span text:style-name="T46">w </text:span><text:span text:style-name="T46">(a2</text:span><text:span text:style-name="T46">);</text:span></text:p>
              <text:p text:style-name="P47"><text:span text:style-name="T46">}</text:span></text:p>
            </text:list-header>
          </text:list>
          <draw:enhanced-geometry svg:viewBox="0 0 21600 21600" draw:type="mso-spt202" draw:enhanced-path="M 0 0 L 21600 0 21600 21600 0 21600 0 0 Z N"/>
        </draw:custom-shape>
        <draw:custom-shape draw:name="AutoShape 3" draw:style-name="gr42" draw:text-style-name="P54" xml:id="id38" draw:id="id38" draw:layer="layout" svg:width="10.35cm" svg:height="1.206cm" svg:x="5.927cm" svg:y="13.966cm">
          <text:list text:style-name="L3">
            <text:list-header>
              <text:p text:style-name="P20"><text:span text:style-name="T21">直接引用类</text:span><text:span text:style-name="T53">A</text:span><text:span text:style-name="T21">的私有成员</text:span></text:p>
            </text:list-header>
          </text:list>
          <draw:enhanced-geometry svg:viewBox="0 0 21600 21600" draw:text-areas="800 800 20800 20800" draw:type="round-rectangular-callout" draw:modifiers="5398.43493382282 -10665.7829328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5" draw:style-name="gr43" draw:text-style-name="P50" xml:id="id39" draw:id="id39" draw:layer="layout" svg:width="8.466cm" svg:height="4.221cm" svg:x="15.452cm" svg:y="3.598cm">
          <text:list text:style-name="L3">
            <text:list-header>
              <text:p text:style-name="P49"><text:span text:style-name="T21">类</text:span><text:span text:style-name="T53">B</text:span><text:span text:style-name="T21">中的任何函数都能使用类</text:span><text:span text:style-name="T53">A</text:span><text:span text:style-name="T21">中的所有私有成员。</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38" smil:attributeName="visibility" smil:to="visible"/>
                  <anim:transitionFilter smil:dur="0.5s" smil:targetElement="id38"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39" smil:attributeName="visibility" smil:to="visible"/>
                  <anim:transitionFilter smil:dur="0.5s" smil:targetElement="id39" smil:type="barWipe" smil:subtype="topToBottom"/>
                </anim:par>
              </anim:par>
            </anim:par>
          </anim:seq>
        </anim:par>
        <presentation:notes draw:style-name="dp2">
          <draw:page-thumbnail draw:style-name="gr3" draw:layer="layout" svg:width="12.7cm" svg:height="9.525cm" svg:x="3.175cm" svg:y="1.904cm" draw:page-number="14" presentation:class="page"/>
          <draw:frame presentation:style-name="pr1" draw:text-style-name="P5" draw:layer="layout" svg:width="13.97cm" svg:height="11.43cm" svg:x="2.54cm" svg:y="12.065cm" presentation:class="notes" presentation:placeholder="true">
            <draw:text-box/>
          </draw:frame>
        </presentation:notes>
      </draw:page>
      <draw:page draw:name="page15"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9" draw:layer="layout" svg:width="25.4cm" svg:height="8.979cm" svg:x="0cm" svg:y="0.423cm">
          <text:list text:style-name="L1">
            <text:list-header>
              <text:p text:style-name="P8"><text:span text:style-name="T10">不管是按哪一种方式派生，基类的私有成员在派生类中都是不可见的。</text:span></text:p>
            </text:list-header>
          </text:list>
          <text:list text:style-name="L2">
            <text:list-header>
              <text:p text:style-name="P8"><text:span text:style-name="T3">如果在一个派生类中要访问基类中的私有成员，可以将这个</text:span><text:span text:style-name="T24">派生类声明为基类的友元</text:span><text:span text:style-name="T3">。</text:span></text:p>
            </text:list-header>
          </text:list>
          <draw:enhanced-geometry svg:viewBox="0 0 21600 21600" draw:type="mso-spt202" draw:enhanced-path="M 0 0 L 21600 0 21600 21600 0 21600 0 0 Z N"/>
        </draw:custom-shape>
        <draw:custom-shape draw:name="Text Box 3" draw:style-name="gr2" draw:text-style-name="P42" xml:id="id40" draw:id="id40" draw:layer="layout" svg:width="12.065cm" svg:height="6.852cm" svg:x="0.847cm" svg:y="10.16cm">
          <text:list text:style-name="L1">
            <text:list-header>
              <text:p text:style-name="P41"><text:span text:style-name="T38">class Base {</text:span></text:p>
              <text:p text:style-name="P41"><text:span text:style-name="T38"><text:s text:c="4"/></text:span><text:span text:style-name="T38">friend class <text:s/>Derive;</text:span></text:p>
              <text:p text:style-name="P41"><text:span text:style-name="T38"><text:s text:c="5"/></text:span><text:span text:style-name="T38">.....</text:span></text:p>
              <text:p text:style-name="P41"><text:span text:style-name="T38">}</text:span></text:p>
            </text:list-header>
          </text:list>
          <draw:enhanced-geometry svg:viewBox="0 0 21600 21600" draw:type="mso-spt202" draw:enhanced-path="M 0 0 L 21600 0 21600 21600 0 21600 0 0 Z N"/>
        </draw:custom-shape>
        <draw:custom-shape draw:name="Text Box 4" draw:style-name="gr44" draw:text-style-name="P42" xml:id="id41" draw:id="id41" draw:layer="layout" svg:width="10.16cm" svg:height="5.05cm" svg:x="13.123cm" svg:y="10.16cm">
          <text:list text:style-name="L2">
            <text:list-header>
              <text:p text:style-name="P41"><text:span text:style-name="T39">class Derive {</text:span></text:p>
              <text:p text:style-name="P41"><text:span text:style-name="T39"><text:s text:c="5"/></text:span><text:span text:style-name="T39">.....</text:span></text:p>
              <text:p text:style-name="P41"><text:span text:style-name="T39">}</text:span></text:p>
            </text:list-header>
          </text:list>
          <draw:enhanced-geometry svg:viewBox="0 0 21600 21600" draw:type="mso-spt202" draw:enhanced-path="M 0 0 L 21600 0 21600 21600 0 21600 0 0 Z N"/>
        </draw:custom-shape>
        <draw:custom-shape draw:name="AutoShape 5" draw:style-name="gr45" draw:text-style-name="P54" xml:id="id42" draw:id="id42" draw:layer="layout" svg:width="11.52cm" svg:height="1.206cm" svg:x="14.066cm" svg:y="15.452cm">
          <text:list text:style-name="L3">
            <text:list-header>
              <text:p text:style-name="P20"><text:span text:style-name="T21">直接使用</text:span><text:span text:style-name="T53">Base</text:span><text:span text:style-name="T21">中的私有成员</text:span></text:p>
            </text:list-header>
          </text:list>
          <draw:enhanced-geometry svg:viewBox="0 0 21600 21600" draw:text-areas="800 800 20800 20800" draw:type="round-rectangular-callout" draw:modifiers="3076.60793333912 -24731.73156586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agonal-squares" presentation:preset-sub-type="left-to-bottom">
                  <anim:set smil:begin="0s" smil:dur="0.001s" smil:fill="hold" smil:targetElement="id40" smil:attributeName="visibility" smil:to="visible"/>
                  <anim:transitionFilter smil:dur="0.5s" smil:targetElement="id40" smil:type="waterfallWipe" smil:subtype="horizontalRight"/>
                </anim:par>
              </anim:par>
            </anim:par>
            <anim:par smil:begin="next" smil:fill="hold">
              <anim:par smil:begin="0s" smil:fill="hold">
                <anim:par smil:begin="0s" smil:fill="hold" presentation:node-type="on-click" presentation:group-id="0" presentation:preset-class="entrance" presentation:preset-id="ooo-entrance-diagonal-squares" presentation:preset-sub-type="left-to-bottom">
                  <anim:set smil:begin="0s" smil:dur="0.001s" smil:fill="hold" smil:targetElement="id41" smil:attributeName="visibility" smil:to="visible"/>
                  <anim:transitionFilter smil:dur="0.5s" smil:targetElement="id41" smil:type="waterfallWipe" smil:subtype="horizontalRight"/>
                </anim:par>
              </anim:par>
            </anim:par>
            <anim:par smil:begin="next" smil:fill="hold">
              <anim:par smil:begin="0s" smil:fill="hold">
                <anim:par smil:begin="0s" smil:fill="hold" presentation:node-type="on-click" presentation:group-id="0" presentation:preset-class="entrance" presentation:preset-id="ooo-entrance-diagonal-squares" presentation:preset-sub-type="left-to-bottom">
                  <anim:set smil:begin="0s" smil:dur="0.001s" smil:fill="hold" smil:targetElement="id42" smil:attributeName="visibility" smil:to="visible"/>
                  <anim:transitionFilter smil:dur="0.5s" smil:targetElement="id42" smil:type="waterfallWipe" smil:subtype="horizontalRight"/>
                </anim:par>
              </anim:par>
            </anim:par>
          </anim:seq>
        </anim:par>
        <presentation:notes draw:style-name="dp2">
          <draw:page-thumbnail draw:style-name="gr3" draw:layer="layout" svg:width="12.7cm" svg:height="9.525cm" svg:x="3.175cm" svg:y="1.904cm" draw:page-number="15" presentation:class="page"/>
          <draw:frame presentation:style-name="pr1" draw:text-style-name="P5" draw:layer="layout" svg:width="13.97cm" svg:height="11.43cm" svg:x="2.54cm" svg:y="12.065cm" presentation:class="notes" presentation:placeholder="true">
            <draw:text-box/>
          </draw:frame>
        </presentation:notes>
      </draw:page>
      <draw:page draw:name="page16"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48" draw:layer="layout" svg:width="24.342cm" svg:height="17.851cm" svg:x="0.423cm" svg:y="0.635cm">
          <text:list text:style-name="L1">
            <text:list-header>
              <text:p text:style-name="P47"><text:span text:style-name="T46">#in</text:span><text:span text:style-name="T46">clu</text:span><text:span text:style-name="T46">de&lt;</text:span><text:span text:style-name="T46">iost</text:span><text:span text:style-name="T46">rea</text:span><text:span text:style-name="T46">m.h</text:span><text:span text:style-name="T46">&gt;</text:span></text:p>
              <text:p text:style-name="P47"><text:span text:style-name="T46">clas</text:span><text:span text:style-name="T46">s M</text:span></text:p>
              <text:p text:style-name="P47"><text:span text:style-name="T46">{ <text:s text:c="2"/>f</text:span><text:span text:style-name="T46">rie</text:span><text:span text:style-name="T46">nd </text:span><text:span text:style-name="T46">clas</text:span><text:span text:style-name="T46">s </text:span><text:span text:style-name="T46">N; <text:s/></text:span><text:span text:style-name="T46">//N</text:span><text:span text:style-name="T33">为</text:span><text:span text:style-name="T46">M</text:span><text:span text:style-name="T33">的</text:span><text:span text:style-name="T33">友</text:span><text:span text:style-name="T33">元，</text:span><text:span text:style-name="T33">可</text:span><text:span text:style-name="T33">以</text:span><text:span text:style-name="T33">直</text:span><text:span text:style-name="T33">接</text:span><text:span text:style-name="T33">使</text:span><text:span text:style-name="T33">用</text:span><text:span text:style-name="T46">M</text:span><text:span text:style-name="T33">中</text:span><text:span text:style-name="T33">的</text:span><text:span text:style-name="T33">私</text:span><text:span text:style-name="T33">有</text:span><text:span text:style-name="T33">成</text:span><text:span text:style-name="T33">员</text:span></text:p>
              <text:p text:style-name="P47"><text:span text:style-name="T46">pri</text:span><text:span text:style-name="T46">vat</text:span><text:span text:style-name="T46">e:</text:span></text:p>
              <text:p text:style-name="P47"><text:span text:style-name="T46"><text:s text:c="4"/></text:span><text:span text:style-name="T46">int </text:span><text:span text:style-name="T46">i , </text:span><text:span text:style-name="T46">j; </text:span></text:p>
              <text:p text:style-name="P47"><text:span text:style-name="T46"><text:s text:c="4"/></text:span><text:span text:style-name="T46">voi</text:span><text:span text:style-name="T46">d </text:span><text:span text:style-name="T46">sho</text:span><text:span text:style-name="T46">w(v</text:span><text:span text:style-name="T46">oid</text:span><text:span text:style-name="T46">)</text:span><text:span text:style-name="T46">{co</text:span><text:span text:style-name="T46">ut&lt;</text:span><text:span text:style-name="T46">&lt;"i</text:span><text:span text:style-name="T46">="&lt;</text:span><text:span text:style-name="T46">&lt;i&lt;</text:span><text:span text:style-name="T46">&lt;'\</text:span><text:span text:style-name="T46">t'&lt;</text:span><text:span text:style-name="T46">&lt;"j</text:span><text:span text:style-name="T46">="&lt;</text:span><text:span text:style-name="T46">&lt;j&lt;</text:span><text:span text:style-name="T46">&lt;'\</text:span><text:span text:style-name="T46">t';}</text:span></text:p>
              <text:p text:style-name="P47"><text:span text:style-name="T46">pub</text:span><text:span text:style-name="T46">lic:</text:span></text:p>
              <text:p text:style-name="P47"><text:span text:style-name="T46"><text:s text:c="4"/></text:span><text:span text:style-name="T46">M(i</text:span><text:span text:style-name="T46">nt </text:span><text:span text:style-name="T46">a=0</text:span><text:span text:style-name="T46">,int </text:span><text:span text:style-name="T46">b=0</text:span><text:span text:style-name="T46">)</text:span><text:span text:style-name="T46">{ i=</text:span><text:span text:style-name="T46">a; </text:span><text:span text:style-name="T46">j=b</text:span><text:span text:style-name="T46">;}</text:span></text:p>
              <text:p text:style-name="P47"><text:span text:style-name="T46">};</text:span></text:p>
            </text:list-header>
          </text:list>
          <text:list text:style-name="L9">
            <text:list-header>
              <text:p text:style-name="P47"><text:span text:style-name="T56">clas</text:span><text:span text:style-name="T56">s </text:span><text:span text:style-name="T56">N :</text:span><text:span text:style-name="T56">pub</text:span><text:span text:style-name="T56">lic </text:span><text:span text:style-name="T56">M{ <text:s/></text:span><text:span text:style-name="T56"><text:s/>//N</text:span><text:span text:style-name="T57">为</text:span><text:span text:style-name="T56">M</text:span><text:span text:style-name="T57">的</text:span><text:span text:style-name="T57">派</text:span><text:span text:style-name="T57">生</text:span><text:span text:style-name="T57">类</text:span></text:p>
              <text:p text:style-name="P47"><text:span text:style-name="T56">pub</text:span><text:span text:style-name="T56">lic: <text:s/></text:span><text:span text:style-name="T56"><text:s text:c="2"/></text:span><text:span text:style-name="T56">N(i</text:span><text:span text:style-name="T56">nt </text:span><text:span text:style-name="T56">a=0</text:span><text:span text:style-name="T56">,int </text:span><text:span text:style-name="T56">b=0</text:span><text:span text:style-name="T56">):M</text:span><text:span text:style-name="T56">(a,b</text:span><text:span text:style-name="T56">)</text:span><text:span text:style-name="T56">{ <text:s text:c="2"/>}</text:span></text:p>
              <text:p text:style-name="P47"><text:span text:style-name="T56">voi</text:span><text:span text:style-name="T56">d </text:span><text:span text:style-name="T56">Pri</text:span><text:span text:style-name="T56">nt(</text:span><text:span text:style-name="T56">voi</text:span><text:span text:style-name="T56">d){ <text:s/></text:span><text:span text:style-name="T47">sho</text:span><text:span text:style-name="T47">w()</text:span><text:span text:style-name="T56">; <text:s text:c="4"/></text:span><text:span text:style-name="T56">cou</text:span><text:span text:style-name="T56">t&lt;&lt;</text:span><text:span text:style-name="T56">"i+</text:span><text:span text:style-name="T56">j="</text:span><text:span text:style-name="T56">&lt;&lt;</text:span><text:span text:style-name="T47">i</text:span><text:span text:style-name="T48">+</text:span><text:span text:style-name="T47">j</text:span><text:span text:style-name="T56">&lt;</text:span><text:span text:style-name="T56">&lt;en</text:span><text:span text:style-name="T56">dl;</text:span><text:span text:style-name="T56"><text:tab/></text:span><text:span text:style-name="T56">}</text:span></text:p>
              <text:p text:style-name="P47"><text:span text:style-name="T56">};</text:span></text:p>
            </text:list-header>
          </text:list>
          <text:list text:style-name="L1">
            <text:list-header>
              <text:p text:style-name="P47"><text:span text:style-name="T46">voi</text:span><text:span text:style-name="T46">d </text:span><text:span text:style-name="T46">mai</text:span><text:span text:style-name="T46">n(v</text:span><text:span text:style-name="T46">oid</text:span><text:span text:style-name="T46">)</text:span></text:p>
              <text:p text:style-name="P47"><text:span text:style-name="T46">{ <text:s text:c="2"/></text:span><text:span text:style-name="T46">N <text:s/></text:span><text:span text:style-name="T46">n1(</text:span><text:span text:style-name="T46">10,</text:span><text:span text:style-name="T46">20)</text:span><text:span text:style-name="T46">;</text:span></text:p>
              <text:p text:style-name="P47"><text:span text:style-name="T46"><text:s text:c="4"/></text:span><text:span text:style-name="T46">M <text:s/></text:span><text:span text:style-name="T46">m1(</text:span><text:span text:style-name="T46">100</text:span><text:span text:style-name="T46">,20</text:span><text:span text:style-name="T46">0);</text:span></text:p>
            </text:list-header>
          </text:list>
          <text:list text:style-name="L10">
            <text:list-header>
              <text:p text:style-name="P47"><text:span text:style-name="T58">// <text:s/></text:span><text:span text:style-name="T58">m1.</text:span><text:span text:style-name="T58">sho</text:span><text:span text:style-name="T58">w()</text:span><text:span text:style-name="T58">;</text:span><text:span text:style-name="T58"><text:tab/></text:span><text:span text:style-name="T58">//</text:span><text:span text:style-name="T59">私</text:span><text:span text:style-name="T59">有</text:span><text:span text:style-name="T59">成</text:span><text:span text:style-name="T59">员</text:span><text:span text:style-name="T59">函</text:span><text:span text:style-name="T59">数，</text:span><text:span text:style-name="T59">在</text:span><text:span text:style-name="T59">类</text:span><text:span text:style-name="T59">外</text:span><text:span text:style-name="T59">不</text:span><text:span text:style-name="T59">可</text:span><text:span text:style-name="T59">调</text:span><text:span text:style-name="T59">用</text:span></text:p>
            </text:list-header>
          </text:list>
          <text:list text:style-name="L1">
            <text:list-header>
              <text:p text:style-name="P47"><text:span text:style-name="T33"><text:s text:c="4"/></text:span><text:span text:style-name="T46">n1.</text:span><text:span text:style-name="T46">Pri</text:span><text:span text:style-name="T46">nt()</text:span><text:span text:style-name="T46">;</text:span></text:p>
              <text:p text:style-name="P47"><text:span text:style-name="T46">}</text:span></text:p>
            </text:list-header>
          </text:list>
          <draw:enhanced-geometry svg:viewBox="0 0 21600 21600" draw:type="mso-spt202" draw:enhanced-path="M 0 0 L 21600 0 21600 21600 0 21600 0 0 Z N"/>
        </draw:custom-shape>
        <draw:custom-shape draw:name="AutoShape 3" draw:style-name="gr46" draw:text-style-name="P34" xml:id="id43" draw:id="id43" draw:layer="layout" svg:width="14.178cm" svg:height="1.006cm" svg:x="6.759cm" svg:y="12.065cm">
          <text:list text:style-name="L3">
            <text:list-header>
              <text:p text:style-name="P32"><text:span text:style-name="T31">直接引用类</text:span><text:span text:style-name="T32">M</text:span><text:span text:style-name="T31">的私有成员函数和私有成员</text:span></text:p>
            </text:list-header>
          </text:list>
          <draw:enhanced-geometry svg:viewBox="0 0 21600 21600" draw:text-areas="800 800 20800 20800" draw:type="round-rectangular-callout" draw:modifiers="2492.24910078285 -10510.42701092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43" smil:attributeName="visibility" smil:to="visible"/>
                  <anim:transitionFilter smil:dur="0.5s" smil:targetElement="id43" smil:type="barWipe" smil:subtype="topToBottom"/>
                </anim:par>
              </anim:par>
            </anim:par>
          </anim:seq>
        </anim:par>
        <presentation:notes draw:style-name="dp2">
          <draw:page-thumbnail draw:style-name="gr3" draw:layer="layout" svg:width="12.7cm" svg:height="9.525cm" svg:x="3.175cm" svg:y="1.904cm" draw:page-number="16" presentation:class="page"/>
          <draw:frame presentation:style-name="pr1" draw:text-style-name="P5" draw:layer="layout" svg:width="13.97cm" svg:height="11.43cm" svg:x="2.54cm" svg:y="12.065cm" presentation:class="notes" presentation:placeholder="true">
            <draw:text-box/>
          </draw:frame>
        </presentation:notes>
      </draw:page>
      <draw:page draw:name="page17"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47" draw:text-style-name="P55" draw:layer="layout" svg:width="6.35cm" svg:height="1.364cm" svg:x="2.54cm" svg:y="2.117cm">
          <text:list text:style-name="L1">
            <text:list-header>
              <text:p text:style-name="P18"><text:span text:style-name="T37">基类对象 </text:span><text:span text:style-name="T38">M</text:span></text:p>
            </text:list-header>
          </text:list>
          <draw:enhanced-geometry svg:viewBox="0 0 21600 21600" draw:type="mso-spt202" draw:enhanced-path="M 0 0 L 21600 0 21600 21600 0 21600 0 0 Z N"/>
        </draw:custom-shape>
        <draw:custom-shape draw:name="Text Box 3" draw:style-name="gr47" draw:text-style-name="P55" draw:layer="layout" svg:width="6.985cm" svg:height="1.364cm" svg:x="11.642cm" svg:y="1.905cm">
          <text:list text:style-name="L1">
            <text:list-header>
              <text:p text:style-name="P18"><text:span text:style-name="T37">派生类对象 </text:span><text:span text:style-name="T38">N</text:span></text:p>
            </text:list-header>
          </text:list>
          <draw:enhanced-geometry svg:viewBox="0 0 21600 21600" draw:type="mso-spt202" draw:enhanced-path="M 0 0 L 21600 0 21600 21600 0 21600 0 0 Z N"/>
        </draw:custom-shape>
        <draw:frame draw:style-name="standard" draw:layer="layout" svg:width="6.349cm" svg:height="4.076cm" svg:x="2.328cm" svg:y="3.81cm">
          <table:table>
            <table:table-column table:style-name="co1"/>
            <table:table-row table:style-name="ro1">
              <table:table-cell table:style-name="ce1">
                <text:list text:style-name="L2">
                  <text:list-header>
                    <text:p text:style-name="P56"><text:span text:style-name="T39">x(</text:span><text:span text:style-name="T23">私有）</text:span></text:p>
                  </text:list-header>
                </text:list>
              </table:table-cell>
            </table:table-row>
            <table:table-row table:style-name="ro2">
              <table:table-cell table:style-name="ce2">
                <text:list text:continue-numbering="true" text:style-name="L2">
                  <text:list-header>
                    <text:p text:style-name="P56"><text:span text:style-name="T39">Show( )(</text:span><text:span text:style-name="T23">私有</text:span><text:span text:style-name="T39">)</text:span></text:p>
                  </text:list-header>
                </text:list>
              </table:table-cell>
            </table:table-row>
          </table:table>
          <draw:image xlink:href="Pictures/TablePreview1.svm" xlink:type="simple" xlink:show="embed" xlink:actuate="onLoad"/>
        </draw:frame>
        <draw:frame draw:style-name="standard" draw:layer="layout" svg:width="7.407cm" svg:height="4.076cm" svg:x="11.642cm" svg:y="3.598cm">
          <table:table>
            <table:table-column table:style-name="co2"/>
            <table:table-row table:style-name="ro1">
              <table:table-cell table:style-name="ce1">
                <text:list text:style-name="L2">
                  <text:list-header>
                    <text:p text:style-name="P56"><text:span text:style-name="T39">x(</text:span><text:span text:style-name="T23">私私有）</text:span></text:p>
                  </text:list-header>
                </text:list>
              </table:table-cell>
            </table:table-row>
            <table:table-row table:style-name="ro2">
              <table:table-cell table:style-name="ce2">
                <text:list text:continue-numbering="true" text:style-name="L2">
                  <text:list-header>
                    <text:p text:style-name="P56"><text:span text:style-name="T39">Show( )(</text:span><text:span text:style-name="T23">私私有</text:span><text:span text:style-name="T39">)</text:span></text:p>
                  </text:list-header>
                </text:list>
              </table:table-cell>
            </table:table-row>
          </table:table>
          <draw:image xlink:href="Pictures/TablePreview2.svm" xlink:type="simple" xlink:show="embed" xlink:actuate="onLoad"/>
        </draw:frame>
        <draw:frame draw:style-name="standard" draw:layer="layout" svg:width="7.407cm" svg:height="2.891cm" svg:x="11.642cm" svg:y="6.562cm">
          <table:table>
            <table:table-column table:style-name="co2"/>
            <table:table-row table:style-name="ro1">
              <table:table-cell table:style-name="ce1">
                <text:list text:style-name="L4">
                  <text:list-header>
                    <text:p text:style-name="P56"><text:span text:style-name="T41">y(</text:span><text:span text:style-name="T43">公有</text:span><text:span text:style-name="T41">)</text:span></text:p>
                  </text:list-header>
                </text:list>
              </table:table-cell>
            </table:table-row>
            <table:table-row table:style-name="ro1">
              <table:table-cell table:style-name="ce2">
                <text:list text:continue-numbering="true" text:style-name="L4">
                  <text:list-header>
                    <text:p text:style-name="P56"><text:span text:style-name="T41">Showy( )(</text:span><text:span text:style-name="T43">公有</text:span><text:span text:style-name="T41">)</text:span></text:p>
                  </text:list-header>
                </text:list>
              </table:table-cell>
            </table:table-row>
          </table:table>
          <draw:image xlink:href="Pictures/TablePreview3.svm" xlink:type="simple" xlink:show="embed" xlink:actuate="onLoad"/>
        </draw:frame>
        <draw:custom-shape draw:name="Text Box 34" draw:style-name="gr2" draw:text-style-name="P15" draw:layer="layout" svg:width="18.203cm" svg:height="1.615cm" svg:x="2.117cm" svg:y="11.007cm">
          <text:list text:style-name="L1">
            <text:list-header>
              <text:p text:style-name="P14"><text:span text:style-name="T17">sh</text:span><text:span text:style-name="T17">o</text:span><text:span text:style-name="T17">w</text:span><text:span text:style-name="T17">y( </text:span><text:span text:style-name="T17">){ <text:s/></text:span><text:span text:style-name="T18">sh</text:span><text:span text:style-name="T18">o</text:span><text:span text:style-name="T18">w(</text:span><text:span text:style-name="T18">); <text:s/></text:span><text:span text:style-name="T18">co</text:span><text:span text:style-name="T18">ut</text:span><text:span text:style-name="T18">&lt;</text:span><text:span text:style-name="T18">&lt;i</text:span><text:span text:style-name="T18">&lt;</text:span><text:span text:style-name="T18">&lt;e</text:span><text:span text:style-name="T18">n</text:span><text:span text:style-name="T18">dl</text:span><text:span text:style-name="T18">;</text:span><text:span text:style-name="T17"> <text:s/></text:span><text:span text:style-name="T17">}</text:span></text:p>
            </text:list-header>
          </text:list>
          <draw:enhanced-geometry svg:viewBox="0 0 21600 21600" draw:type="mso-spt202" draw:enhanced-path="M 0 0 L 21600 0 21600 21600 0 21600 0 0 Z N"/>
        </draw:custom-shape>
        <draw:line draw:name="Line 37" draw:style-name="gr48" draw:text-style-name="P57" draw:layer="layout" svg:x1="8.89cm" svg:y1="4.868cm" svg:x2="11.218cm" svg:y2="4.868cm">
          <text:p/>
        </draw:line>
        <draw:custom-shape draw:name="Text Box 38" draw:style-name="gr49" draw:text-style-name="P15" xml:id="id44" draw:id="id44" draw:layer="layout" svg:width="22.86cm" svg:height="1.615cm" svg:x="1.482cm" svg:y="13.335cm">
          <text:list text:style-name="L2">
            <text:list-header>
              <text:p text:style-name="P14"><text:span text:style-name="T35">当派生类是基类的友元时，上式可以调用</text:span></text:p>
            </text:list-header>
          </text:list>
          <draw:enhanced-geometry svg:viewBox="0 0 21600 21600" draw:type="mso-spt202" draw:enhanced-path="M 0 0 L 21600 0 21600 21600 0 21600 0 0 Z N"/>
        </draw:custom-shape>
        <draw:custom-shape draw:name="AutoShape 39" draw:style-name="gr50" draw:text-style-name="P46" xml:id="id45" draw:id="id45" draw:layer="layout" svg:width="1.905cm" svg:height="5.715cm" draw:transform="rotate (-3.14159265358979) translate (20.954cm 9.101cm)">
          <text:list text:style-name="L1">
            <text:list-header>
              <text:p text:style-name="P45"><text:span text:style-name="T37"/></text:p>
            </text:list-header>
          </text:list>
          <draw:enhanced-geometry svg:viewBox="0 0 21600 21600" draw:glue-points="0 ?f17 ?f2 ?f14 ?f22 ?f8 ?f2 ?f12 ?f22 ?f16" draw:text-areas="?f47 ?f45 ?f48 ?f46" draw:type="mso-spt102" draw:modifiers="13433 19433 12650" draw:enhanced-path="B 0 0 ?f23 ?f3 ?f22 0 0 ?f4 A 0 ?f15 ?f23 ?f1 0 ?f7 ?f2 ?f13 L ?f2 ?f14 ?f22 ?f8 ?f2 ?f12 W 0 0 ?f23 ?f3 ?f2 ?f11 ?f26 ?f17 0 ?f15 ?f23 ?f1 ?f26 ?f17 ?f22 ?f15 Z N B 0 0 ?f23 ?f3 ?f22 0 0 ?f4 A 0 0 ?f23 ?f3 0 ?f4 ?f26 ?f17 W 0 ?f15 ?f23 ?f1 ?f26 ?f17 ?f22 ?f15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21600 $0" draw:handle-range-x-minimum="0" draw:handle-range-x-maximum="10800" draw:handle-range-y-minimum="?f40" draw:handle-range-y-maximum="?f29"/>
            <draw:handle draw:handle-position="21600 $1" draw:handle-range-x-minimum="0" draw:handle-range-x-maximum="10800" draw:handle-range-y-minimum="?f27" draw:handle-range-y-maximum="?f21"/>
            <draw:handle draw:handle-position="$2 21600" draw:handle-range-x-minimum="?f44" draw:handle-range-x-maximum="?f22" draw:handle-range-y-minimum="3375" draw:handle-range-y-maximum="21600"/>
          </draw:enhanced-geometry>
        </draw:custom-shape>
        <draw:custom-shape draw:name="Text Box 40" draw:style-name="gr51" draw:text-style-name="P59" xml:id="id46" draw:id="id46" draw:layer="layout" svg:width="6.985cm" svg:height="1.785cm" svg:x="1.27cm" svg:y="15.24cm">
          <text:list text:style-name="L4">
            <text:list-header>
              <text:p text:style-name="P58"><text:span text:style-name="T60">N <text:s/>n; <text:s text:c="3"/></text:span></text:p>
            </text:list-header>
          </text:list>
          <draw:enhanced-geometry svg:viewBox="0 0 21600 21600" draw:type="mso-spt202" draw:enhanced-path="M 0 0 L 21600 0 21600 21600 0 21600 0 0 Z N"/>
        </draw:custom-shape>
        <draw:custom-shape draw:name="Text Box 41" draw:style-name="gr52" draw:text-style-name="P59" xml:id="id47" draw:id="id47" draw:layer="layout" svg:width="9.313cm" svg:height="1.785cm" svg:x="5.715cm" svg:y="15.24cm">
          <text:list text:style-name="L4">
            <text:list-header>
              <text:p text:style-name="P58"><text:span text:style-name="T60">n.showy( ); <text:s text:c="3"/></text:span></text:p>
            </text:list-header>
          </text:list>
          <draw:enhanced-geometry svg:viewBox="0 0 21600 21600" draw:type="mso-spt202" draw:enhanced-path="M 0 0 L 21600 0 21600 21600 0 21600 0 0 Z N"/>
        </draw:custom-shape>
        <draw:custom-shape draw:name="Text Box 42" draw:style-name="gr53" draw:text-style-name="P59" xml:id="id48" draw:id="id48" draw:layer="layout" svg:width="9.313cm" svg:height="1.785cm" svg:x="14.182cm" svg:y="15.24cm">
          <text:list text:style-name="L11">
            <text:list-header>
              <text:p text:style-name="P58"><text:span text:style-name="T61">n.show( ); <text:s text:c="3"/></text:span></text:p>
            </text:list-header>
          </text:list>
          <draw:enhanced-geometry svg:viewBox="0 0 21600 21600" draw:type="mso-spt202" draw:enhanced-path="M 0 0 L 21600 0 21600 21600 0 21600 0 0 Z N"/>
        </draw:custom-shape>
        <draw:custom-shape draw:name="AutoShape 43" draw:style-name="gr54" draw:text-style-name="P60" xml:id="id49" draw:id="id49" draw:layer="layout" svg:width="9.517cm" svg:height="1.408cm" svg:x="10.583cm" svg:y="17.145cm">
          <text:list text:style-name="L5">
            <text:list-header>
              <text:p text:style-name="P18"><text:span text:style-name="T22">错误</text:span><text:span text:style-name="T45">,</text:span><text:span text:style-name="T22">类外不可调用</text:span></text:p>
            </text:list-header>
          </text:list>
          <draw:enhanced-geometry svg:viewBox="0 0 21600 21600" draw:text-areas="800 800 20800 20800" draw:type="round-rectangular-callout" draw:modifiers="12819.7520487497 -6346.628814762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44" smil:attributeName="visibility" smil:to="visible"/>
                  <anim:transitionFilter smil:dur="0.5s" smil:targetElement="id44" smil:type="dissolve"/>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45" smil:attributeName="visibility" smil:to="visible"/>
                  <anim:transitionFilter smil:dur="0.5s" smil:targetElement="id45"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6" smil:attributeName="visibility" smil:to="visible"/>
                  <anim:transitionFilter smil:dur="0.5s" smil:targetElement="id4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7" smil:attributeName="visibility" smil:to="visible"/>
                  <anim:transitionFilter smil:dur="0.5s" smil:targetElement="id4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8" smil:attributeName="visibility" smil:to="visible"/>
                  <anim:transitionFilter smil:dur="0.5s" smil:targetElement="id4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49" smil:attributeName="visibility" smil:to="visible"/>
                  <anim:transitionFilter smil:dur="0.5s" smil:targetElement="id49" smil:type="barWipe" smil:subtype="topToBottom"/>
                </anim:par>
              </anim:par>
            </anim:par>
          </anim:seq>
        </anim:par>
        <presentation:notes draw:style-name="dp2">
          <draw:page-thumbnail draw:style-name="gr3" draw:layer="layout" svg:width="12.7cm" svg:height="9.525cm" svg:x="3.175cm" svg:y="1.904cm" draw:page-number="17" presentation:class="page"/>
          <draw:frame presentation:style-name="pr1" draw:text-style-name="P5" draw:layer="layout" svg:width="13.97cm" svg:height="11.43cm" svg:x="2.54cm" svg:y="12.065cm" presentation:class="notes" presentation:placeholder="true">
            <draw:text-box/>
          </draw:frame>
        </presentation:notes>
      </draw:page>
      <draw:page draw:name="page18"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9" draw:layer="layout" svg:width="11.218cm" svg:height="2.242cm" svg:x="0cm" svg:y="0cm">
          <text:list text:style-name="L1">
            <text:list-header>
              <text:p text:style-name="P8"><text:span text:style-name="T10">虚函数</text:span></text:p>
            </text:list-header>
          </text:list>
          <draw:enhanced-geometry svg:viewBox="0 0 21600 21600" draw:type="mso-spt202" draw:enhanced-path="M 0 0 L 21600 0 21600 21600 0 21600 0 0 Z N"/>
        </draw:custom-shape>
        <draw:custom-shape draw:name="Rectangle 3" draw:style-name="gr2" draw:text-style-name="P9" xml:id="id50" draw:id="id50" draw:layer="layout" svg:width="24.765cm" svg:height="4.223cm" svg:x="0cm" svg:y="4.445cm">
          <text:list text:style-name="L1">
            <text:list-header>
              <text:p text:style-name="P8"><text:span text:style-name="T10">多态性：</text:span><text:span text:style-name="T3">调用同一个函数名，可以根据需要但实现不同的功能。</text:span></text:p>
            </text:list-header>
          </text:list>
          <draw:enhanced-geometry svg:viewBox="0 0 21600 21600" draw:type="rectangle" draw:enhanced-path="M 0 0 L 21600 0 21600 21600 0 21600 0 0 Z N"/>
        </draw:custom-shape>
        <draw:custom-shape draw:name="Rectangle 4" draw:style-name="gr2" draw:text-style-name="P59" draw:layer="layout" svg:width="25.4cm" svg:height="1.785cm" svg:x="0cm" svg:y="2.54cm">
          <text:list text:style-name="L1">
            <text:list-header>
              <text:p text:style-name="P58"><text:span text:style-name="T10">多态性是面向对象的程序设计的关键技术。</text:span></text:p>
            </text:list-header>
          </text:list>
          <draw:enhanced-geometry svg:viewBox="0 0 21600 21600" draw:type="rectangle" draw:enhanced-path="M 0 0 L 21600 0 21600 21600 0 21600 0 0 Z N"/>
        </draw:custom-shape>
        <draw:custom-shape draw:name="Rectangle 5" draw:style-name="gr2" draw:text-style-name="P59" xml:id="id53" draw:id="id53" draw:layer="layout" svg:width="17.48cm" svg:height="4.103cm" svg:x="7.62cm" svg:y="9.313cm">
          <text:list text:style-name="L1">
            <text:list-header>
              <text:p text:style-name="P58"><text:span text:style-name="T10">编译时的多态性（函数重载）</text:span></text:p>
            </text:list-header>
          </text:list>
          <text:list text:style-name="L4">
            <text:list-header>
              <text:p text:style-name="P58"><text:span text:style-name="T24">运行时的多态性</text:span><text:span text:style-name="T10">（虚函数）</text:span></text:p>
            </text:list-header>
          </text:list>
          <draw:enhanced-geometry svg:viewBox="0 0 21600 21600" draw:type="rectangle" draw:enhanced-path="M 0 0 L 21600 0 21600 21600 0 21600 0 0 Z N"/>
        </draw:custom-shape>
        <draw:custom-shape draw:name="AutoShape 6" draw:style-name="gr55" draw:text-style-name="P61" xml:id="id52" draw:id="id52" draw:layer="layout" svg:width="1.693cm" svg:height="2.752cm" svg:x="5.927cm" svg:y="9.948cm">
          <text:list text:style-name="L1">
            <text:list-header>
              <text:p text:style-name="P45"><text:span text:style-name="T37"/></text:p>
            </text:list-header>
          </text:list>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Rectangle 7" draw:style-name="gr2" draw:text-style-name="P59" xml:id="id51" draw:id="id51" draw:layer="layout" svg:width="4.656cm" svg:height="1.785cm" svg:x="1.482cm" svg:y="10.16cm">
          <text:list text:style-name="L1">
            <text:list-header>
              <text:p text:style-name="P58"><text:span text:style-name="T10">多态性</text:span></text:p>
            </text:list-header>
          </text:list>
          <draw:enhanced-geometry svg:viewBox="0 0 21600 21600" draw:type="rectangle" draw:enhanced-path="M 0 0 L 21600 0 21600 21600 0 21600 0 0 Z N"/>
        </draw:custom-shape>
        <draw:custom-shape draw:name="Rectangle 8" draw:style-name="gr56" draw:text-style-name="P40" xml:id="id54" draw:id="id54" draw:layer="layout" svg:width="25.4cm" svg:height="4.881cm" svg:x="0cm" svg:y="13.547cm">
          <text:list text:style-name="L2">
            <text:list-header>
              <text:p text:style-name="P22"><text:span text:style-name="T23">运行时的多态性是指在程序执行之前，根据函数名和参数无法确定应该调用哪一个函数，必须在程序的执行过程中，</text:span><text:span text:style-name="T43">根据具体的执行情况来动态地确定</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0" smil:attributeName="visibility" smil:to="visible"/>
                  <anim:transitionFilter smil:dur="0.5s" smil:targetElement="id5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1" smil:attributeName="visibility" smil:to="visible"/>
                  <anim:transitionFilter smil:dur="0.5s" smil:targetElement="id5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2" smil:attributeName="visibility" smil:to="visible"/>
                  <anim:transitionFilter smil:dur="0.5s" smil:targetElement="id5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3" smil:attributeName="visibility" smil:to="visible"/>
                  <anim:transitionFilter smil:dur="0.5s" smil:targetElement="id5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4" smil:attributeName="visibility" smil:to="visible"/>
                  <anim:transitionFilter smil:dur="0.5s" smil:targetElement="id54" smil:type="barWipe" smil:subtype="leftToRight"/>
                </anim:par>
              </anim:par>
            </anim:par>
          </anim:seq>
        </anim:par>
        <presentation:notes draw:style-name="dp2">
          <draw:page-thumbnail draw:style-name="gr3" draw:layer="layout" svg:width="12.7cm" svg:height="9.525cm" svg:x="3.175cm" svg:y="1.904cm" draw:page-number="18" presentation:class="page"/>
          <draw:frame presentation:style-name="pr1" draw:text-style-name="P5" draw:layer="layout" svg:width="13.97cm" svg:height="11.43cm" svg:x="2.54cm" svg:y="12.065cm" presentation:class="notes" presentation:placeholder="true">
            <draw:text-box/>
          </draw:frame>
        </presentation:notes>
      </draw:page>
      <draw:page draw:name="page19"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7" draw:text-style-name="P63" draw:layer="layout" svg:width="25.4cm" svg:height="2.021cm" svg:x="0cm" svg:y="0cm">
          <text:list text:style-name="L2">
            <text:list-header>
              <text:p text:style-name="P62"><text:span text:style-name="T35">可以将一个派生类对象的地址赋给基类的指针变量</text:span><text:span text:style-name="T16">。</text:span></text:p>
            </text:list-header>
          </text:list>
          <draw:enhanced-geometry svg:viewBox="0 0 21600 21600" draw:type="mso-spt202" draw:enhanced-path="M 0 0 L 21600 0 21600 21600 0 21600 0 0 Z N"/>
        </draw:custom-shape>
        <draw:custom-shape draw:name="Text Box 4" draw:style-name="gr47" draw:text-style-name="P55" draw:layer="layout" svg:width="4.233cm" svg:height="1.364cm" svg:x="5.292cm" svg:y="11.007cm">
          <text:list text:style-name="L1">
            <text:list-header>
              <text:p text:style-name="P18"><text:span text:style-name="T37">基类对象</text:span></text:p>
            </text:list-header>
          </text:list>
          <draw:enhanced-geometry svg:viewBox="0 0 21600 21600" draw:type="mso-spt202" draw:enhanced-path="M 0 0 L 21600 0 21600 21600 0 21600 0 0 Z N"/>
        </draw:custom-shape>
        <draw:custom-shape draw:name="Text Box 5" draw:style-name="gr47" draw:text-style-name="P55" draw:layer="layout" svg:width="5.08cm" svg:height="1.364cm" svg:x="16.087cm" svg:y="10.372cm">
          <text:list text:style-name="L1">
            <text:list-header>
              <text:p text:style-name="P18"><text:span text:style-name="T37">派生类对象</text:span></text:p>
            </text:list-header>
          </text:list>
          <draw:enhanced-geometry svg:viewBox="0 0 21600 21600" draw:type="mso-spt202" draw:enhanced-path="M 0 0 L 21600 0 21600 21600 0 21600 0 0 Z N"/>
        </draw:custom-shape>
        <draw:custom-shape draw:name="AutoShape 8" draw:style-name="gr58" draw:text-style-name="P19" draw:layer="layout" svg:width="3.72cm" svg:height="1.408cm" svg:x="1.494cm" svg:y="14.605cm">
          <text:list text:style-name="L3">
            <text:list-header>
              <text:p text:style-name="P18"><text:span text:style-name="T40">Base <text:s/>b;</text:span></text:p>
            </text:list-header>
          </text:list>
          <draw:enhanced-geometry svg:viewBox="0 0 21600 21600" draw:text-areas="800 800 20800 20800" draw:type="round-rectangular-callout" draw:modifiers="25454.4477291051 -7159.119943222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9" draw:style-name="gr59" draw:text-style-name="P19" draw:layer="layout" svg:width="4.603cm" svg:height="1.408cm" svg:x="20.781cm" svg:y="15.028cm">
          <text:list text:style-name="L3">
            <text:list-header>
              <text:p text:style-name="P18"><text:span text:style-name="T40">Derive <text:s/>d;</text:span></text:p>
            </text:list-header>
          </text:list>
          <draw:enhanced-geometry svg:viewBox="0 0 21600 21600" draw:text-areas="800 800 20800 20800" draw:type="round-rectangular-callout" draw:modifiers="-4644.65682015639 10056.49396735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10" draw:style-name="gr47" draw:text-style-name="P65" xml:id="id55" draw:id="id55" draw:layer="layout" svg:width="7.62cm" svg:height="1.55cm" svg:x="1.058cm" svg:y="4.022cm">
          <text:list text:style-name="L1">
            <text:list-header>
              <text:p text:style-name="P64"><text:span text:style-name="T17">Base *basep;</text:span></text:p>
            </text:list-header>
          </text:list>
          <draw:enhanced-geometry svg:viewBox="0 0 21600 21600" draw:type="mso-spt202" draw:enhanced-path="M 0 0 L 21600 0 21600 21600 0 21600 0 0 Z N"/>
        </draw:custom-shape>
        <draw:custom-shape draw:name="Text Box 11" draw:style-name="gr47" draw:text-style-name="P65" xml:id="id59" draw:id="id59" draw:layer="layout" svg:width="3.175cm" svg:height="1.55cm" svg:x="0.847cm" svg:y="12.065cm">
          <text:list text:style-name="L1">
            <text:list-header>
              <text:p text:style-name="P64"><text:span text:style-name="T17">basep</text:span></text:p>
            </text:list-header>
          </text:list>
          <draw:enhanced-geometry svg:viewBox="0 0 21600 21600" draw:type="mso-spt202" draw:enhanced-path="M 0 0 L 21600 0 21600 21600 0 21600 0 0 Z N"/>
        </draw:custom-shape>
        <draw:polyline draw:name="Line 12" draw:style-name="gr60" draw:text-style-name="P57" xml:id="id60" draw:id="id60" draw:layer="layout" svg:width="1.904cm" svg:height="0cm" svg:x="3.81cm" svg:y="13.123cm" svg:viewBox="0 0 1905 0" draw:points="0,0 1905,0">
          <text:p/>
        </draw:polyline>
        <draw:custom-shape draw:name="Text Box 13" draw:style-name="gr61" draw:text-style-name="P65" xml:id="id57" draw:id="id57" draw:layer="layout" svg:width="7.62cm" svg:height="1.55cm" svg:x="1.058cm" svg:y="5.715cm">
          <text:list text:style-name="L2">
            <text:list-header>
              <text:p text:style-name="P64"><text:span text:style-name="T18">basep=&amp;b;</text:span></text:p>
            </text:list-header>
          </text:list>
          <draw:enhanced-geometry svg:viewBox="0 0 21600 21600" draw:type="mso-spt202" draw:enhanced-path="M 0 0 L 21600 0 21600 21600 0 21600 0 0 Z N"/>
        </draw:custom-shape>
        <draw:custom-shape draw:name="Text Box 14" draw:style-name="gr62" draw:text-style-name="P67" xml:id="id64" draw:id="id64" draw:layer="layout" svg:width="3.599cm" svg:height="1.737cm" svg:x="11.218cm" svg:y="11.853cm">
          <text:list text:style-name="L2">
            <text:list-header>
              <text:p text:style-name="P66"><text:span text:style-name="T12">basep</text:span></text:p>
            </text:list-header>
          </text:list>
          <draw:enhanced-geometry svg:viewBox="0 0 21600 21600" draw:type="mso-spt202" draw:enhanced-path="M 0 0 L 21600 0 21600 21600 0 21600 0 0 Z N"/>
        </draw:custom-shape>
        <draw:polyline draw:name="Line 15" draw:style-name="gr63" draw:text-style-name="P57" xml:id="id65" draw:id="id65" draw:layer="layout" svg:width="1.904cm" svg:height="0cm" svg:x="14.393cm" svg:y="12.912cm" svg:viewBox="0 0 1905 0" draw:points="0,0 1905,0">
          <text:p/>
        </draw:polyline>
        <draw:custom-shape draw:name="Text Box 16" draw:style-name="gr64" draw:text-style-name="P67" xml:id="id61" draw:id="id61" draw:layer="layout" svg:width="6.773cm" svg:height="1.737cm" svg:x="0.847cm" svg:y="7.408cm">
          <text:list text:style-name="L2">
            <text:list-header>
              <text:p text:style-name="P66"><text:span text:style-name="T12">basep = &amp;d;</text:span></text:p>
            </text:list-header>
          </text:list>
          <draw:enhanced-geometry svg:viewBox="0 0 21600 21600" draw:type="mso-spt202" draw:enhanced-path="M 0 0 L 21600 0 21600 21600 0 21600 0 0 Z N"/>
        </draw:custom-shape>
        <draw:custom-shape draw:name="AutoShape 17" draw:style-name="gr65" draw:text-style-name="P46" xml:id="id63" draw:id="id63" draw:layer="layout" svg:width="4.233cm" svg:height="1.694cm" draw:transform="rotate (-3.14159265358979) translate (6.137cm 11.007cm)">
          <text:list text:style-name="L1">
            <text:list-header>
              <text:p text:style-name="P45"><text:span text:style-name="T37"/></text:p>
            </text:list-header>
          </text:list>
          <draw:enhanced-geometry svg:viewBox="0 0 21600 21600" draw:glue-points="?f17 0 ?f16 ?f22 ?f12 ?f2 ?f8 ?f22 ?f14 ?f2" draw:text-areas="?f45 ?f47 ?f46 ?f48" draw:type="mso-spt105" draw:modifiers="12960 19440 14400" draw:enhanced-path="V 0 0 ?f3 ?f23 0 ?f22 ?f4 0 W ?f15 0 ?f1 ?f23 ?f7 0 ?f13 ?f2 L ?f14 ?f2 ?f8 ?f22 ?f12 ?f2 A 0 0 ?f3 ?f23 ?f11 ?f2 ?f17 ?f26 ?f15 0 ?f1 ?f23 ?f17 ?f26 ?f15 ?f22 Z N V 0 0 ?f3 ?f23 0 ?f22 ?f4 0 W 0 0 ?f3 ?f23 ?f4 0 ?f17 ?f26 A ?f15 0 ?f1 ?f23 ?f17 ?f26 ?f15 ?f22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0 21600" draw:handle-range-x-minimum="?f40" draw:handle-range-x-maximum="?f29" draw:handle-range-y-minimum="0" draw:handle-range-y-maximum="10800"/>
            <draw:handle draw:handle-position="$1 21600" draw:handle-range-x-minimum="?f27" draw:handle-range-x-maximum="?f21" draw:handle-range-y-minimum="0" draw:handle-range-y-maximum="10800"/>
            <draw:handle draw:handle-position="21600 $2" draw:handle-range-x-minimum="3375" draw:handle-range-x-maximum="21600" draw:handle-range-y-minimum="?f44" draw:handle-range-y-maximum="?f22"/>
          </draw:enhanced-geometry>
        </draw:custom-shape>
        <draw:custom-shape draw:name="Text Box 18" draw:style-name="gr66" draw:text-style-name="P69" xml:id="id67" draw:id="id67" draw:layer="layout" svg:width="11.854cm" svg:height="4.023cm" svg:x="13.123cm" svg:y="2.752cm">
          <text:list text:style-name="L1">
            <text:list-header>
              <text:p text:style-name="P68"><text:span text:style-name="T11">basep</text:span><text:span text:style-name="T10">只能引用从基类继承来的成员。</text:span></text:p>
            </text:list-header>
          </text:list>
          <draw:enhanced-geometry svg:viewBox="0 0 21600 21600" draw:type="mso-spt202" draw:enhanced-path="M 0 0 L 21600 0 21600 21600 0 21600 0 0 Z N"/>
        </draw:custom-shape>
        <draw:frame draw:style-name="standard" draw:layer="layout" svg:width="3.597cm" svg:height="2.891cm" svg:x="5.715cm" svg:y="12.488cm">
          <table:table>
            <table:table-column table:style-name="co3"/>
            <table:table-row table:style-name="ro1">
              <table:table-cell table:style-name="ce1">
                <text:list text:style-name="L2">
                  <text:list-header>
                    <text:p text:style-name="P56"><text:span text:style-name="T39">x</text:span></text:p>
                  </text:list-header>
                </text:list>
              </table:table-cell>
            </table:table-row>
            <table:table-row table:style-name="ro1">
              <table:table-cell table:style-name="ce2">
                <text:list text:continue-numbering="true" text:style-name="L2">
                  <text:list-header>
                    <text:p text:style-name="P56"><text:span text:style-name="T39">Show()</text:span></text:p>
                  </text:list-header>
                </text:list>
              </table:table-cell>
            </table:table-row>
          </table:table>
          <draw:image xlink:href="Pictures/TablePreview4.svm" xlink:type="simple" xlink:show="embed" xlink:actuate="onLoad"/>
        </draw:frame>
        <draw:frame draw:style-name="standard" draw:layer="layout" svg:width="3.597cm" svg:height="2.891cm" svg:x="16.51cm" svg:y="12.277cm">
          <table:table>
            <table:table-column table:style-name="co3"/>
            <table:table-row table:style-name="ro1">
              <table:table-cell table:style-name="ce1">
                <text:list text:style-name="L2">
                  <text:list-header>
                    <text:p text:style-name="P56"><text:span text:style-name="T39">x</text:span></text:p>
                  </text:list-header>
                </text:list>
              </table:table-cell>
            </table:table-row>
            <table:table-row table:style-name="ro1">
              <table:table-cell table:style-name="ce2">
                <text:list text:continue-numbering="true" text:style-name="L2">
                  <text:list-header>
                    <text:p text:style-name="P56"><text:span text:style-name="T39">Show()</text:span></text:p>
                  </text:list-header>
                </text:list>
              </table:table-cell>
            </table:table-row>
          </table:table>
          <draw:image xlink:href="Pictures/TablePreview5.svm" xlink:type="simple" xlink:show="embed" xlink:actuate="onLoad"/>
        </draw:frame>
        <draw:frame draw:style-name="standard" draw:layer="layout" svg:width="3.597cm" svg:height="2.891cm" svg:x="16.51cm" svg:y="15.24cm">
          <table:table>
            <table:table-column table:style-name="co3"/>
            <table:table-row table:style-name="ro1">
              <table:table-cell table:style-name="ce1">
                <text:list text:style-name="L4">
                  <text:list-header>
                    <text:p text:style-name="P56"><text:span text:style-name="T41">y</text:span></text:p>
                  </text:list-header>
                </text:list>
              </table:table-cell>
            </table:table-row>
            <table:table-row table:style-name="ro1">
              <table:table-cell table:style-name="ce2">
                <text:list text:continue-numbering="true" text:style-name="L4">
                  <text:list-header>
                    <text:p text:style-name="P56"><text:span text:style-name="T41">Show()</text:span></text:p>
                  </text:list-header>
                </text:list>
              </table:table-cell>
            </table:table-row>
          </table:table>
          <draw:image xlink:href="Pictures/TablePreview6.svm" xlink:type="simple" xlink:show="embed" xlink:actuate="onLoad"/>
        </draw:frame>
        <draw:custom-shape draw:name="Text Box 49" draw:style-name="gr67" draw:text-style-name="P67" xml:id="id66" draw:id="id66" draw:layer="layout" svg:width="11.43cm" svg:height="1.737cm" svg:x="10.372cm" svg:y="7.408cm">
          <text:list text:style-name="L2">
            <text:list-header>
              <text:p text:style-name="P66"><text:span text:style-name="T12">basep -&gt;Show();</text:span></text:p>
            </text:list-header>
          </text:list>
          <draw:enhanced-geometry svg:viewBox="0 0 21600 21600" draw:type="mso-spt202" draw:enhanced-path="M 0 0 L 21600 0 21600 21600 0 21600 0 0 Z N"/>
        </draw:custom-shape>
        <draw:custom-shape draw:name="AutoShape 50" draw:style-name="gr68" draw:text-style-name="P24" xml:id="id68" draw:id="id68" draw:layer="layout" svg:width="6.89cm" svg:height="1.408cm" svg:x="9.116cm" svg:y="15.452cm">
          <text:list text:style-name="L3">
            <text:list-header>
              <text:p text:style-name="P18"><text:span text:style-name="T40">basep-&gt;Show()</text:span></text:p>
            </text:list-header>
          </text:list>
          <draw:enhanced-geometry svg:viewBox="0 0 21600 21600" draw:text-areas="800 800 20800 20800" draw:type="round-rectangular-callout" draw:modifiers="24185.9817152808 -14471.54009936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51" draw:style-name="gr69" draw:text-style-name="P19" xml:id="id56" draw:id="id56" draw:layer="layout" svg:width="4.369cm" svg:height="1.408cm" svg:x="4.461cm" svg:y="2.328cm">
          <text:list text:style-name="L3">
            <text:list-header>
              <text:p text:style-name="P18"><text:span text:style-name="T20">基类指针</text:span></text:p>
            </text:list-header>
          </text:list>
          <draw:enhanced-geometry svg:viewBox="0 0 21600 21600" draw:text-areas="800 800 20800 20800" draw:type="round-rectangular-callout" draw:modifiers="1552.03661327231 35305.03903477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52" draw:style-name="gr70" draw:text-style-name="P19" xml:id="id62" draw:id="id62" draw:layer="layout" svg:width="5.436cm" svg:height="1.408cm" svg:x="7.001cm" svg:y="6.562cm">
          <text:list text:style-name="L3">
            <text:list-header>
              <text:p text:style-name="P18"><text:span text:style-name="T20">派生类对象</text:span></text:p>
            </text:list-header>
          </text:list>
          <draw:enhanced-geometry svg:viewBox="0 0 21600 21600" draw:text-areas="800 800 20800 20800" draw:type="round-rectangular-callout" draw:modifiers="-2320.10299797683 21492.68985095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53" draw:style-name="gr71" draw:text-style-name="P19" xml:id="id58" draw:id="id58" draw:layer="layout" svg:width="4.369cm" svg:height="1.408cm" svg:x="7.843cm" svg:y="4.445cm">
          <text:list text:style-name="L3">
            <text:list-header>
              <text:p text:style-name="P18"><text:span text:style-name="T20">基类对象</text:span></text:p>
            </text:list-header>
          </text:list>
          <draw:enhanced-geometry svg:viewBox="0 0 21600 21600" draw:text-areas="800 800 20800 20800" draw:type="round-rectangular-callout" draw:modifiers="-8382.97482837529 28805.11000709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5" smil:attributeName="visibility" smil:to="visible"/>
                  <anim:transitionFilter smil:dur="0.5s" smil:targetElement="id5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6" smil:attributeName="visibility" smil:to="visible"/>
                  <anim:transitionFilter smil:dur="0.5s" smil:targetElement="id5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7" smil:attributeName="visibility" smil:to="visible"/>
                  <anim:transitionFilter smil:dur="0.5s" smil:targetElement="id5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8" smil:attributeName="visibility" smil:to="visible"/>
                  <anim:transitionFilter smil:dur="0.5s" smil:targetElement="id5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9" smil:attributeName="visibility" smil:to="visible"/>
                  <anim:transitionFilter smil:dur="0.5s" smil:targetElement="id59"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60" smil:attributeName="visibility" smil:to="visible"/>
                  <anim:transitionFilter smil:dur="0.5s" smil:targetElement="id6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1" smil:attributeName="visibility" smil:to="visible"/>
                  <anim:transitionFilter smil:dur="0.5s" smil:targetElement="id6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2" smil:attributeName="visibility" smil:to="visible"/>
                  <anim:transitionFilter smil:dur="0.5s" smil:targetElement="id6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63" smil:attributeName="visibility" smil:to="visible"/>
                  <anim:transitionFilter smil:dur="0.5s" smil:targetElement="id63"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4" smil:attributeName="visibility" smil:to="visible"/>
                  <anim:transitionFilter smil:dur="0.5s" smil:targetElement="id64"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65" smil:attributeName="visibility" smil:to="visible"/>
                  <anim:transitionFilter smil:dur="0.5s" smil:targetElement="id6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6" smil:attributeName="visibility" smil:to="visible"/>
                  <anim:transitionFilter smil:dur="0.5s" smil:targetElement="id66" smil:type="barWipe" smil:subtype="leftToRight"/>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67" smil:attributeName="visibility" smil:to="visible"/>
                  <anim:transitionFilter smil:dur="0.5s" smil:targetElement="id67"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68" smil:attributeName="visibility" smil:to="visible"/>
                  <anim:transitionFilter smil:dur="0.5s" smil:targetElement="id68" smil:type="dissolve"/>
                </anim:par>
              </anim:par>
            </anim:par>
          </anim:seq>
        </anim:par>
        <presentation:notes draw:style-name="dp2">
          <draw:page-thumbnail draw:style-name="gr3" draw:layer="layout" svg:width="12.7cm" svg:height="9.525cm" svg:x="3.175cm" svg:y="1.904cm" draw:page-number="19" presentation:class="page"/>
          <draw:frame presentation:style-name="pr1" draw:text-style-name="P5" draw:layer="layout" svg:width="13.97cm" svg:height="11.43cm" svg:x="2.54cm" svg:y="12.065cm" presentation:class="notes" presentation:placeholder="true">
            <draw:text-box/>
          </draw:frame>
        </presentation:notes>
      </draw:page>
      <draw:page draw:name="page20"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48" draw:layer="layout" svg:width="24.553cm" svg:height="16.902cm" svg:x="0cm" svg:y="0.423cm">
          <text:list text:style-name="L1">
            <text:list-header>
              <text:p text:style-name="P47"><text:span text:style-name="T46">clas</text:span><text:span text:style-name="T46">s </text:span><text:span text:style-name="T46">Poi</text:span><text:span text:style-name="T46">nt{</text:span></text:p>
              <text:p text:style-name="P47"><text:span text:style-name="T46"><text:tab/></text:span><text:span text:style-name="T46">floa</text:span><text:span text:style-name="T46">t </text:span><text:span text:style-name="T46">x,y;</text:span></text:p>
              <text:p text:style-name="P47"><text:span text:style-name="T46">pub</text:span><text:span text:style-name="T46">lic:</text:span><text:span text:style-name="T46"><text:tab/></text:span><text:span text:style-name="T46">Poi</text:span><text:span text:style-name="T46">nt()</text:span><text:span text:style-name="T46">{}</text:span></text:p>
              <text:p text:style-name="P47"><text:span text:style-name="T46"><text:tab/></text:span><text:span text:style-name="T46">Poi</text:span><text:span text:style-name="T46">nt(f</text:span><text:span text:style-name="T46">loat </text:span><text:span text:style-name="T46">i,fl</text:span><text:span text:style-name="T46">oat </text:span><text:span text:style-name="T46">j){</text:span><text:span text:style-name="T46"><text:tab/></text:span><text:span text:style-name="T46">x=i</text:span><text:span text:style-name="T46">;</text:span><text:span text:style-name="T46"><text:tab/></text:span><text:span text:style-name="T46">y=j</text:span><text:span text:style-name="T46">;</text:span><text:span text:style-name="T46"><text:tab/></text:span><text:span text:style-name="T46">}</text:span></text:p>
              <text:p text:style-name="P47"><text:span text:style-name="T46"><text:tab/></text:span><text:span text:style-name="T48">floa</text:span><text:span text:style-name="T48">t </text:span><text:span text:style-name="T48">are</text:span><text:span text:style-name="T48">a(v</text:span><text:span text:style-name="T48">oid</text:span><text:span text:style-name="T48">)</text:span><text:span text:style-name="T48"><text:tab/></text:span><text:span text:style-name="T48">{</text:span><text:span text:style-name="T48"><text:tab/></text:span><text:span text:style-name="T48">ret</text:span><text:span text:style-name="T48">urn </text:span><text:span text:style-name="T48">0.0;</text:span><text:span text:style-name="T48"><text:tab/></text:span><text:span text:style-name="T48">}</text:span></text:p>
              <text:p text:style-name="P47"><text:span text:style-name="T46">};</text:span></text:p>
              <text:p text:style-name="P47"><text:span text:style-name="T46">con</text:span><text:span text:style-name="T46">st </text:span><text:span text:style-name="T46">floa</text:span><text:span text:style-name="T46">t </text:span><text:span text:style-name="T46">Pi=</text:span><text:span text:style-name="T46">3.1</text:span><text:span text:style-name="T46">415</text:span><text:span text:style-name="T46">9;</text:span></text:p>
            </text:list-header>
          </text:list>
          <text:list text:style-name="L9">
            <text:list-header>
              <text:p text:style-name="P47"><text:span text:style-name="T56">clas</text:span><text:span text:style-name="T56">s </text:span><text:span text:style-name="T56">Cir</text:span><text:span text:style-name="T56">cle:</text:span><text:span text:style-name="T56">pub</text:span><text:span text:style-name="T56">lic </text:span><text:span text:style-name="T56">Poi</text:span><text:span text:style-name="T56">nt{</text:span><text:span text:style-name="T56"><text:tab/></text:span><text:span text:style-name="T56"><text:tab/></text:span><text:span text:style-name="T56">//</text:span><text:span text:style-name="T57">类</text:span><text:span text:style-name="T56">Poi</text:span><text:span text:style-name="T56">nt</text:span><text:span text:style-name="T57">的</text:span><text:span text:style-name="T57">派</text:span><text:span text:style-name="T57">生</text:span><text:span text:style-name="T57">类</text:span></text:p>
              <text:p text:style-name="P47"><text:span text:style-name="T57"><text:tab/></text:span><text:span text:style-name="T56">floa</text:span><text:span text:style-name="T56">t </text:span><text:span text:style-name="T56">rad</text:span><text:span text:style-name="T56">ius;</text:span></text:p>
              <text:p text:style-name="P47"><text:span text:style-name="T56">pub</text:span><text:span text:style-name="T56">lic:</text:span><text:span text:style-name="T56"><text:tab/></text:span><text:span text:style-name="T56">Cir</text:span><text:span text:style-name="T56">cle(</text:span><text:span text:style-name="T56">floa</text:span><text:span text:style-name="T56">t r)</text:span><text:span text:style-name="T56">{</text:span><text:span text:style-name="T56"><text:tab/></text:span><text:span text:style-name="T56">rad</text:span><text:span text:style-name="T56">ius</text:span><text:span text:style-name="T56">=r;</text:span><text:span text:style-name="T56"><text:tab/></text:span><text:span text:style-name="T56">}</text:span></text:p>
              <text:p text:style-name="P47"><text:span text:style-name="T56"><text:tab/></text:span><text:span text:style-name="T48">floa</text:span><text:span text:style-name="T48">t </text:span><text:span text:style-name="T48">are</text:span><text:span text:style-name="T48">a(v</text:span><text:span text:style-name="T48">oid</text:span><text:span text:style-name="T48">)</text:span><text:span text:style-name="T48"><text:tab/></text:span><text:span text:style-name="T48">{ <text:s text:c="4"/></text:span><text:span text:style-name="T48">ret</text:span><text:span text:style-name="T48">urn </text:span><text:span text:style-name="T48">Pi*</text:span><text:span text:style-name="T48">rad</text:span><text:span text:style-name="T48">ius</text:span><text:span text:style-name="T48">*ra</text:span><text:span text:style-name="T48">diu</text:span><text:span text:style-name="T48">s;</text:span><text:span text:style-name="T48"><text:tab/></text:span><text:span text:style-name="T48">}</text:span></text:p>
              <text:p text:style-name="P47"><text:span text:style-name="T56">};</text:span></text:p>
            </text:list-header>
          </text:list>
          <text:list text:style-name="L1">
            <text:list-header>
              <text:p text:style-name="P47"><text:span text:style-name="T46">voi</text:span><text:span text:style-name="T46">d </text:span><text:span text:style-name="T46">mai</text:span><text:span text:style-name="T46">n(v</text:span><text:span text:style-name="T46">oid</text:span><text:span text:style-name="T46">)</text:span></text:p>
              <text:p text:style-name="P47"><text:span text:style-name="T46">{ <text:s text:c="4"/></text:span><text:span text:style-name="T46">Poi</text:span><text:span text:style-name="T46">nt </text:span><text:span text:style-name="T46">*pp</text:span><text:span text:style-name="T46">;</text:span><text:span text:style-name="T46"><text:tab/></text:span><text:span text:style-name="T46"> <text:s text:c="4"/>/</text:span><text:span text:style-name="T46">/</text:span><text:span text:style-name="T57">基</text:span><text:span text:style-name="T57">类</text:span><text:span text:style-name="T57">指</text:span><text:span text:style-name="T57">针，</text:span><text:span text:style-name="T57">可</text:span><text:span text:style-name="T57">以</text:span><text:span text:style-name="T57">将</text:span><text:span text:style-name="T57">派</text:span><text:span text:style-name="T57">生</text:span><text:span text:style-name="T57">类</text:span><text:span text:style-name="T57">对</text:span><text:span text:style-name="T57">象</text:span><text:span text:style-name="T57">的</text:span><text:span text:style-name="T57">地</text:span><text:span text:style-name="T57">址</text:span><text:span text:style-name="T57">赋</text:span><text:span text:style-name="T57">给</text:span><text:span text:style-name="T57">基</text:span><text:span text:style-name="T57">类</text:span><text:span text:style-name="T57">指</text:span><text:span text:style-name="T57">针</text:span></text:p>
              <text:p text:style-name="P47"><text:span text:style-name="T33"><text:s text:c="6"/></text:span><text:span text:style-name="T46">Cir</text:span><text:span text:style-name="T46">cle </text:span><text:span text:style-name="T46">c(5.</text:span><text:span text:style-name="T46">432</text:span><text:span text:style-name="T46">1);</text:span></text:p>
              <text:p text:style-name="P47"><text:span text:style-name="T46"><text:s text:c="6"/></text:span><text:span text:style-name="T46">pp=</text:span><text:span text:style-name="T46">&amp;c;</text:span></text:p>
              <text:p text:style-name="P47"><text:span text:style-name="T46"><text:s text:c="7"/></text:span><text:span text:style-name="T46">cou</text:span><text:span text:style-name="T46">t&lt;&lt;</text:span><text:span text:style-name="T46">pp-</text:span><text:span text:style-name="T46">&gt;ar</text:span><text:span text:style-name="T46">ea </text:span><text:span text:style-name="T46">()&lt;</text:span><text:span text:style-name="T46">&lt;en</text:span><text:span text:style-name="T46">dl;</text:span><text:span text:style-name="T46"><text:tab/></text:span><text:span text:style-name="T46">//</text:span><text:span text:style-name="T33">调</text:span><text:span text:style-name="T33">用</text:span><text:span text:style-name="T33">的</text:span><text:span text:style-name="T33">是</text:span><text:span text:style-name="T33">基</text:span><text:span text:style-name="T33">类</text:span><text:span text:style-name="T33">中</text:span><text:span text:style-name="T33">有</text:span><text:span text:style-name="T33">的</text:span><text:span text:style-name="T33">公</text:span><text:span text:style-name="T33">有</text:span><text:span text:style-name="T33">函</text:span><text:span text:style-name="T33">数</text:span></text:p>
              <text:p text:style-name="P47"><text:span text:style-name="T46">}</text:span></text:p>
            </text:list-header>
          </text:list>
          <draw:enhanced-geometry svg:viewBox="0 0 21600 21600" draw:type="mso-spt202" draw:enhanced-path="M 0 0 L 21600 0 21600 21600 0 21600 0 0 Z N"/>
        </draw:custom-shape>
        <draw:custom-shape draw:name="Text Box 3" draw:style-name="gr72" draw:text-style-name="P50" xml:id="id69" draw:id="id69" draw:layer="layout" svg:width="7.409cm" svg:height="4.221cm" svg:x="16.933cm" svg:y="1.058cm">
          <text:list text:style-name="L3">
            <text:list-header>
              <text:p text:style-name="P49"><text:span text:style-name="T21">在基类和派生类中具有相同的公有函数</text:span><text:span text:style-name="T53">area()</text:span><text:span text:style-name="T21">。</text:span></text:p>
            </text:list-header>
          </text:list>
          <draw:enhanced-geometry svg:viewBox="0 0 21600 21600" draw:type="mso-spt202" draw:enhanced-path="M 0 0 L 21600 0 21600 21600 0 21600 0 0 Z N"/>
        </draw:custom-shape>
        <draw:custom-shape draw:name="Text Box 5" draw:style-name="gr73" draw:text-style-name="P71" xml:id="id70" draw:id="id70" draw:layer="layout" svg:width="23.495cm" svg:height="2.463cm" svg:x="1.058cm" svg:y="16.087cm">
          <text:list text:style-name="L5">
            <text:list-header>
              <text:p text:style-name="P70"><text:span text:style-name="T62">在这种情况下，使用基类的指针时，只能访问从相应基类中继承来的成员，而不允许访问在派生类中增加的成员。输出为 <text:s/></text:span><text:span text:style-name="T63">0</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69" smil:attributeName="visibility" smil:to="visible"/>
                  <anim:transitionFilter smil:dur="0.5s" smil:targetElement="id69"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70" smil:attributeName="visibility" smil:to="visible"/>
                  <anim:transitionFilter smil:dur="0.5s" smil:targetElement="id70" smil:type="barWipe" smil:subtype="leftToRight"/>
                </anim:par>
              </anim:par>
            </anim:par>
          </anim:seq>
        </anim:par>
        <presentation:notes draw:style-name="dp2">
          <draw:page-thumbnail draw:style-name="gr3" draw:layer="layout" svg:width="12.7cm" svg:height="9.525cm" svg:x="3.175cm" svg:y="1.904cm" draw:page-number="20" presentation:class="page"/>
          <draw:frame presentation:style-name="pr1" draw:text-style-name="P5" draw:layer="layout" svg:width="13.97cm" svg:height="11.43cm" svg:x="2.54cm" svg:y="12.065cm" presentation:class="notes" presentation:placeholder="true">
            <draw:text-box/>
          </draw:frame>
        </presentation:notes>
      </draw:page>
      <draw:page draw:name="page21"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3" draw:style-name="gr47" draw:text-style-name="P55" draw:layer="layout" svg:width="4.233cm" svg:height="1.364cm" svg:x="5.08cm" svg:y="8.255cm">
          <text:list text:style-name="L1">
            <text:list-header>
              <text:p text:style-name="P18"><text:span text:style-name="T37">基类对象</text:span></text:p>
            </text:list-header>
          </text:list>
          <draw:enhanced-geometry svg:viewBox="0 0 21600 21600" draw:type="mso-spt202" draw:enhanced-path="M 0 0 L 21600 0 21600 21600 0 21600 0 0 Z N"/>
        </draw:custom-shape>
        <draw:custom-shape draw:name="Text Box 4" draw:style-name="gr47" draw:text-style-name="P55" draw:layer="layout" svg:width="5.08cm" svg:height="1.364cm" svg:x="15.24cm" svg:y="8.043cm">
          <text:list text:style-name="L1">
            <text:list-header>
              <text:p text:style-name="P18"><text:span text:style-name="T37">派生类对象</text:span></text:p>
            </text:list-header>
          </text:list>
          <draw:enhanced-geometry svg:viewBox="0 0 21600 21600" draw:type="mso-spt202" draw:enhanced-path="M 0 0 L 21600 0 21600 21600 0 21600 0 0 Z N"/>
        </draw:custom-shape>
        <draw:custom-shape draw:name="AutoShape 5" draw:style-name="gr74" draw:text-style-name="P19" draw:layer="layout" svg:width="3.72cm" svg:height="1.408cm" svg:x="1.282cm" svg:y="11.853cm">
          <text:list text:style-name="L3">
            <text:list-header>
              <text:p text:style-name="P18"><text:span text:style-name="T40">Base <text:s/>b;</text:span></text:p>
            </text:list-header>
          </text:list>
          <draw:enhanced-geometry svg:viewBox="0 0 21600 21600" draw:text-areas="800 800 20800 20800" draw:type="round-rectangular-callout" draw:modifiers="26226.4982531578 -17123.63378282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6" draw:style-name="gr75" draw:text-style-name="P19" draw:layer="layout" svg:width="4.603cm" svg:height="1.408cm" svg:x="19.934cm" svg:y="12.277cm">
          <text:list text:style-name="L3">
            <text:list-header>
              <text:p text:style-name="P18"><text:span text:style-name="T40">Derive <text:s/>d;</text:span></text:p>
            </text:list-header>
          </text:list>
          <draw:enhanced-geometry svg:viewBox="0 0 21600 21600" draw:text-areas="800 800 20800 20800" draw:type="round-rectangular-callout" draw:modifiers="-4696.26411815812 -2422.143364088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7" draw:style-name="gr47" draw:text-style-name="P65" xml:id="id73" draw:id="id73" draw:layer="layout" svg:width="3.175cm" svg:height="1.55cm" svg:x="0.635cm" svg:y="9.313cm">
          <text:list text:style-name="L1">
            <text:list-header>
              <text:p text:style-name="P64"><text:span text:style-name="T17">basep</text:span></text:p>
            </text:list-header>
          </text:list>
          <draw:enhanced-geometry svg:viewBox="0 0 21600 21600" draw:type="mso-spt202" draw:enhanced-path="M 0 0 L 21600 0 21600 21600 0 21600 0 0 Z N"/>
        </draw:custom-shape>
        <draw:polyline draw:name="Line 8" draw:style-name="gr76" draw:text-style-name="P57" xml:id="id74" draw:id="id74" draw:layer="layout" svg:width="1.904cm" svg:height="0cm" svg:x="3.598cm" svg:y="10.372cm" svg:viewBox="0 0 1905 0" draw:points="0,0 1905,0">
          <text:p/>
        </draw:polyline>
        <draw:custom-shape draw:name="Text Box 9" draw:style-name="gr77" draw:text-style-name="P67" xml:id="id77" draw:id="id77" draw:layer="layout" svg:width="3.598cm" svg:height="1.737cm" svg:x="10.372cm" svg:y="9.102cm">
          <text:list text:style-name="L2">
            <text:list-header>
              <text:p text:style-name="P66"><text:span text:style-name="T12">basep</text:span></text:p>
            </text:list-header>
          </text:list>
          <draw:enhanced-geometry svg:viewBox="0 0 21600 21600" draw:type="mso-spt202" draw:enhanced-path="M 0 0 L 21600 0 21600 21600 0 21600 0 0 Z N"/>
        </draw:custom-shape>
        <draw:polyline draw:name="Line 10" draw:style-name="gr78" draw:text-style-name="P57" xml:id="id78" draw:id="id78" draw:layer="layout" svg:width="1.904cm" svg:height="0cm" svg:x="13.547cm" svg:y="10.16cm" svg:viewBox="0 0 1905 0" draw:points="0,0 1905,0">
          <text:p/>
        </draw:polyline>
        <draw:frame draw:style-name="standard" draw:layer="layout" svg:width="3.598cm" svg:height="2.891cm" svg:x="5.503cm" svg:y="9.737cm">
          <table:table>
            <table:table-column table:style-name="co4"/>
            <table:table-row table:style-name="ro1">
              <table:table-cell table:style-name="ce1">
                <text:list text:style-name="L2">
                  <text:list-header>
                    <text:p text:style-name="P56"><text:span text:style-name="T39">x</text:span></text:p>
                  </text:list-header>
                </text:list>
              </table:table-cell>
            </table:table-row>
            <table:table-row table:style-name="ro1">
              <table:table-cell table:style-name="ce2">
                <text:list text:continue-numbering="true" text:style-name="L2">
                  <text:list-header>
                    <text:p text:style-name="P56"><text:span text:style-name="T39">Show()</text:span></text:p>
                  </text:list-header>
                </text:list>
              </table:table-cell>
            </table:table-row>
          </table:table>
          <draw:image xlink:href="Pictures/TablePreview7.svm" xlink:type="simple" xlink:show="embed" xlink:actuate="onLoad"/>
        </draw:frame>
        <draw:frame draw:style-name="standard" draw:layer="layout" svg:width="3.598cm" svg:height="2.891cm" svg:x="15.663cm" svg:y="9.525cm">
          <table:table>
            <table:table-column table:style-name="co4"/>
            <table:table-row table:style-name="ro1">
              <table:table-cell table:style-name="ce1">
                <text:list text:style-name="L2">
                  <text:list-header>
                    <text:p text:style-name="P56"><text:span text:style-name="T39">x</text:span></text:p>
                  </text:list-header>
                </text:list>
              </table:table-cell>
            </table:table-row>
            <table:table-row table:style-name="ro1">
              <table:table-cell table:style-name="ce2">
                <text:list text:continue-numbering="true" text:style-name="L2">
                  <text:list-header>
                    <text:p text:style-name="P56"><text:span text:style-name="T39">Show()</text:span></text:p>
                  </text:list-header>
                </text:list>
              </table:table-cell>
            </table:table-row>
          </table:table>
          <draw:image xlink:href="Pictures/TablePreview8.svm" xlink:type="simple" xlink:show="embed" xlink:actuate="onLoad"/>
        </draw:frame>
        <draw:frame draw:style-name="standard" draw:layer="layout" svg:width="3.598cm" svg:height="2.891cm" svg:x="15.663cm" svg:y="12.488cm">
          <table:table>
            <table:table-column table:style-name="co4"/>
            <table:table-row table:style-name="ro1">
              <table:table-cell table:style-name="ce1">
                <text:list text:style-name="L4">
                  <text:list-header>
                    <text:p text:style-name="P56"><text:span text:style-name="T41">y</text:span></text:p>
                  </text:list-header>
                </text:list>
              </table:table-cell>
            </table:table-row>
            <table:table-row table:style-name="ro1">
              <table:table-cell table:style-name="ce2">
                <text:list text:continue-numbering="true" text:style-name="L4">
                  <text:list-header>
                    <text:p text:style-name="P56"><text:span text:style-name="T41">Show()</text:span></text:p>
                  </text:list-header>
                </text:list>
              </table:table-cell>
            </table:table-row>
          </table:table>
          <draw:image xlink:href="Pictures/TablePreview9.svm" xlink:type="simple" xlink:show="embed" xlink:actuate="onLoad"/>
        </draw:frame>
        <draw:custom-shape draw:name="AutoShape 35" draw:style-name="gr79" draw:text-style-name="P24" xml:id="id81" draw:id="id81" draw:layer="layout" svg:width="6.89cm" svg:height="1.408cm" svg:x="8.904cm" svg:y="15.452cm">
          <text:list text:style-name="L3">
            <text:list-header>
              <text:p text:style-name="P18"><text:span text:style-name="T40">basep-&gt;Show()</text:span></text:p>
            </text:list-header>
          </text:list>
          <draw:enhanced-geometry svg:viewBox="0 0 21600 21600" draw:text-areas="800 800 20800 20800" draw:type="round-rectangular-callout" draw:modifiers="22029.4296909012 -11896.09652235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37" draw:style-name="gr47" draw:text-style-name="P65" xml:id="id71" draw:id="id71" draw:layer="layout" svg:width="7.62cm" svg:height="1.55cm" svg:x="0.847cm" svg:y="1.058cm">
          <text:list text:style-name="L1">
            <text:list-header>
              <text:p text:style-name="P64"><text:span text:style-name="T17">Base *basep;</text:span></text:p>
            </text:list-header>
          </text:list>
          <draw:enhanced-geometry svg:viewBox="0 0 21600 21600" draw:type="mso-spt202" draw:enhanced-path="M 0 0 L 21600 0 21600 21600 0 21600 0 0 Z N"/>
        </draw:custom-shape>
        <draw:custom-shape draw:name="Text Box 38" draw:style-name="gr80" draw:text-style-name="P65" xml:id="id72" draw:id="id72" draw:layer="layout" svg:width="7.62cm" svg:height="1.55cm" svg:x="0.847cm" svg:y="2.752cm">
          <text:list text:style-name="L2">
            <text:list-header>
              <text:p text:style-name="P64"><text:span text:style-name="T18">basep=&amp;b;</text:span></text:p>
            </text:list-header>
          </text:list>
          <draw:enhanced-geometry svg:viewBox="0 0 21600 21600" draw:type="mso-spt202" draw:enhanced-path="M 0 0 L 21600 0 21600 21600 0 21600 0 0 Z N"/>
        </draw:custom-shape>
        <draw:custom-shape draw:name="Text Box 39" draw:style-name="gr81" draw:text-style-name="P67" xml:id="id75" draw:id="id75" draw:layer="layout" svg:width="6.773cm" svg:height="1.737cm" svg:x="0.635cm" svg:y="4.445cm">
          <text:list text:style-name="L2">
            <text:list-header>
              <text:p text:style-name="P66"><text:span text:style-name="T12">basep = &amp;d;</text:span></text:p>
            </text:list-header>
          </text:list>
          <draw:enhanced-geometry svg:viewBox="0 0 21600 21600" draw:type="mso-spt202" draw:enhanced-path="M 0 0 L 21600 0 21600 21600 0 21600 0 0 Z N"/>
        </draw:custom-shape>
        <draw:custom-shape draw:name="AutoShape 40" draw:style-name="gr65" draw:text-style-name="P46" xml:id="id76" draw:id="id76" draw:layer="layout" svg:width="4.234cm" svg:height="1.693cm" draw:transform="rotate (-3.14159265358979) translate (5.927cm 8.042cm)">
          <text:list text:style-name="L1">
            <text:list-header>
              <text:p text:style-name="P45"><text:span text:style-name="T37"/></text:p>
            </text:list-header>
          </text:list>
          <draw:enhanced-geometry svg:viewBox="0 0 21600 21600" draw:glue-points="?f17 0 ?f16 ?f22 ?f12 ?f2 ?f8 ?f22 ?f14 ?f2" draw:text-areas="?f45 ?f47 ?f46 ?f48" draw:type="mso-spt105" draw:modifiers="12960 19440 14400" draw:enhanced-path="V 0 0 ?f3 ?f23 0 ?f22 ?f4 0 W ?f15 0 ?f1 ?f23 ?f7 0 ?f13 ?f2 L ?f14 ?f2 ?f8 ?f22 ?f12 ?f2 A 0 0 ?f3 ?f23 ?f11 ?f2 ?f17 ?f26 ?f15 0 ?f1 ?f23 ?f17 ?f26 ?f15 ?f22 Z N V 0 0 ?f3 ?f23 0 ?f22 ?f4 0 W 0 0 ?f3 ?f23 ?f4 0 ?f17 ?f26 A ?f15 0 ?f1 ?f23 ?f17 ?f26 ?f15 ?f22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0 21600" draw:handle-range-x-minimum="?f40" draw:handle-range-x-maximum="?f29" draw:handle-range-y-minimum="0" draw:handle-range-y-maximum="10800"/>
            <draw:handle draw:handle-position="$1 21600" draw:handle-range-x-minimum="?f27" draw:handle-range-x-maximum="?f21" draw:handle-range-y-minimum="0" draw:handle-range-y-maximum="10800"/>
            <draw:handle draw:handle-position="21600 $2" draw:handle-range-x-minimum="3375" draw:handle-range-x-maximum="21600" draw:handle-range-y-minimum="?f44" draw:handle-range-y-maximum="?f22"/>
          </draw:enhanced-geometry>
        </draw:custom-shape>
        <draw:custom-shape draw:name="Text Box 41" draw:style-name="gr82" draw:text-style-name="P67" xml:id="id79" draw:id="id79" draw:layer="layout" svg:width="11.43cm" svg:height="1.737cm" svg:x="10.16cm" svg:y="0.423cm">
          <text:list text:style-name="L4">
            <text:list-header>
              <text:p text:style-name="P66"><text:span text:style-name="T60">basep -&gt;Show();</text:span></text:p>
            </text:list-header>
          </text:list>
          <draw:enhanced-geometry svg:viewBox="0 0 21600 21600" draw:type="mso-spt202" draw:enhanced-path="M 0 0 L 21600 0 21600 21600 0 21600 0 0 Z N"/>
        </draw:custom-shape>
        <draw:custom-shape draw:name="Text Box 42" draw:style-name="gr83" draw:text-style-name="P73" xml:id="id80" draw:id="id80" draw:layer="layout" svg:width="14.393cm" svg:height="1.364cm" svg:x="9.525cm" svg:y="2.328cm">
          <text:list text:style-name="L2">
            <text:list-header>
              <text:p text:style-name="P72"><text:span text:style-name="T23">即指向派生类新增的成员函数</text:span></text:p>
            </text:list-header>
          </text:list>
          <draw:enhanced-geometry svg:viewBox="0 0 21600 21600" draw:type="mso-spt202" draw:enhanced-path="M 0 0 L 21600 0 21600 21600 0 21600 0 0 Z N"/>
        </draw:custom-shape>
        <draw:custom-shape draw:name="Text Box 43" draw:style-name="gr84" draw:text-style-name="P67" xml:id="id82" draw:id="id82" draw:layer="layout" svg:width="12.912cm" svg:height="3.413cm" svg:x="10.16cm" svg:y="4.233cm">
          <text:list text:style-name="L4">
            <text:list-header>
              <text:p text:style-name="P66"><text:span text:style-name="T24">需要将基类中的</text:span><text:span text:style-name="T60">Show()</text:span><text:span text:style-name="T24">说明为虚函数</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71" smil:attributeName="visibility" smil:to="visible"/>
                  <anim:transitionFilter smil:dur="0.5s" smil:targetElement="id7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72" smil:attributeName="visibility" smil:to="visible"/>
                  <anim:transitionFilter smil:dur="0.5s" smil:targetElement="id7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73" smil:attributeName="visibility" smil:to="visible"/>
                  <anim:transitionFilter smil:dur="0.5s" smil:targetElement="id73"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74" smil:attributeName="visibility" smil:to="visible"/>
                  <anim:transitionFilter smil:dur="0.5s" smil:targetElement="id7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75" smil:attributeName="visibility" smil:to="visible"/>
                  <anim:transitionFilter smil:dur="0.5s" smil:targetElement="id7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76" smil:attributeName="visibility" smil:to="visible"/>
                  <anim:transitionFilter smil:dur="0.5s" smil:targetElement="id76"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77" smil:attributeName="visibility" smil:to="visible"/>
                  <anim:transitionFilter smil:dur="0.5s" smil:targetElement="id77"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78" smil:attributeName="visibility" smil:to="visible"/>
                  <anim:transitionFilter smil:dur="0.5s" smil:targetElement="id7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79" smil:attributeName="visibility" smil:to="visible"/>
                  <anim:transitionFilter smil:dur="0.5s" smil:targetElement="id7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80" smil:attributeName="visibility" smil:to="visible"/>
                  <anim:transitionFilter smil:dur="0.5s" smil:targetElement="id80" smil:type="barWipe" smil:subtype="leftToRight"/>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81" smil:attributeName="visibility" smil:to="visible"/>
                  <anim:transitionFilter smil:dur="0.5s" smil:targetElement="id81" smil:type="dissolv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82" smil:attributeName="visibility" smil:to="visible"/>
                  <anim:transitionFilter smil:dur="0.5s" smil:targetElement="id82" smil:type="barWipe" smil:subtype="leftToRight"/>
                </anim:par>
              </anim:par>
            </anim:par>
          </anim:seq>
        </anim:par>
        <presentation:notes draw:style-name="dp2">
          <draw:page-thumbnail draw:style-name="gr3" draw:layer="layout" svg:width="12.7cm" svg:height="9.525cm" svg:x="3.175cm" svg:y="1.904cm" draw:page-number="21" presentation:class="page"/>
          <draw:frame presentation:style-name="pr1" draw:text-style-name="P5" draw:layer="layout" svg:width="13.97cm" svg:height="11.43cm" svg:x="2.54cm" svg:y="12.065cm" presentation:class="notes" presentation:placeholder="true">
            <draw:text-box/>
          </draw:frame>
        </presentation:notes>
      </draw:page>
      <draw:page draw:name="page22"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85" draw:text-style-name="P9" draw:layer="layout" svg:width="25.4cm" svg:height="10.166cm" svg:x="0cm" svg:y="0.423cm">
          <text:list text:style-name="L9">
            <text:list-header>
              <text:p text:style-name="P8"><text:span text:style-name="T64">若要访问派生类中相同名字的函数，必须将基类中的</text:span><text:span text:style-name="T24">同名函数定义为虚函数</text:span><text:span text:style-name="T64">，这样，将不同的派生类对象的地址赋给基类的指针变量后，就可以</text:span><text:span text:style-name="T24">动态地根据这种赋值语句调用不同类中的函数</text:span><text:span text:style-name="T64">。</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22" presentation:class="page"/>
          <draw:frame presentation:style-name="pr1" draw:text-style-name="P5" draw:layer="layout" svg:width="13.97cm" svg:height="11.43cm" svg:x="2.54cm" svg:y="12.065cm" presentation:class="notes" presentation:placeholder="true">
            <draw:text-box/>
          </draw:frame>
        </presentation:notes>
      </draw:page>
      <draw:page draw:name="page23"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48" draw:layer="layout" svg:width="24.553cm" svg:height="15.953cm" svg:x="0cm" svg:y="0.423cm">
          <text:list text:style-name="L1">
            <text:list-header>
              <text:p text:style-name="P47"><text:span text:style-name="T46">clas</text:span><text:span text:style-name="T46">s </text:span><text:span text:style-name="T46">Poi</text:span><text:span text:style-name="T46">nt{ <text:s/></text:span><text:span text:style-name="T46">floa</text:span><text:span text:style-name="T46">t </text:span><text:span text:style-name="T46">x,y;</text:span></text:p>
              <text:p text:style-name="P47"><text:span text:style-name="T46">pub</text:span><text:span text:style-name="T46">lic:</text:span><text:span text:style-name="T46"><text:tab/></text:span><text:span text:style-name="T46">Poi</text:span><text:span text:style-name="T46">nt()</text:span><text:span text:style-name="T46">{}</text:span></text:p>
              <text:p text:style-name="P47"><text:span text:style-name="T46"><text:tab/></text:span><text:span text:style-name="T46">Poi</text:span><text:span text:style-name="T46">nt(f</text:span><text:span text:style-name="T46">loat </text:span><text:span text:style-name="T46">i,fl</text:span><text:span text:style-name="T46">oat </text:span><text:span text:style-name="T46">j){</text:span><text:span text:style-name="T46"><text:tab/></text:span><text:span text:style-name="T46">x=i</text:span><text:span text:style-name="T46">;</text:span><text:span text:style-name="T46"><text:tab/></text:span><text:span text:style-name="T46">y=j</text:span><text:span text:style-name="T46">;</text:span><text:span text:style-name="T46"><text:tab/></text:span><text:span text:style-name="T46">}</text:span></text:p>
              <text:p text:style-name="P47"><text:span text:style-name="T46"><text:tab/></text:span><text:span text:style-name="T47">virt</text:span><text:span text:style-name="T47">ual</text:span><text:span text:style-name="T46"> <text:s/></text:span><text:span text:style-name="T48">floa</text:span><text:span text:style-name="T48">t </text:span><text:span text:style-name="T48">are</text:span><text:span text:style-name="T48">a(v</text:span><text:span text:style-name="T48">oid</text:span><text:span text:style-name="T48">)</text:span><text:span text:style-name="T48"><text:tab/></text:span><text:span text:style-name="T48">{ <text:s/>r</text:span><text:span text:style-name="T48">etu</text:span><text:span text:style-name="T48">rn </text:span><text:span text:style-name="T48">0.0; </text:span><text:span text:style-name="T48"><text:s text:c="2"/>}</text:span></text:p>
              <text:p text:style-name="P47"><text:span text:style-name="T46">};</text:span></text:p>
              <text:p text:style-name="P47"><text:span text:style-name="T46">con</text:span><text:span text:style-name="T46">st </text:span><text:span text:style-name="T46">floa</text:span><text:span text:style-name="T46">t </text:span><text:span text:style-name="T46">Pi=</text:span><text:span text:style-name="T46">3.1</text:span><text:span text:style-name="T46">415</text:span><text:span text:style-name="T46">9;</text:span></text:p>
            </text:list-header>
          </text:list>
          <text:list text:style-name="L9">
            <text:list-header>
              <text:p text:style-name="P47"><text:span text:style-name="T56">clas</text:span><text:span text:style-name="T56">s </text:span><text:span text:style-name="T56">Cir</text:span><text:span text:style-name="T56">cle:</text:span><text:span text:style-name="T56">pub</text:span><text:span text:style-name="T56">lic </text:span><text:span text:style-name="T56">Poi</text:span><text:span text:style-name="T56">nt{</text:span><text:span text:style-name="T56"><text:tab/></text:span><text:span text:style-name="T56"><text:tab/></text:span><text:span text:style-name="T56">//</text:span><text:span text:style-name="T57">类</text:span><text:span text:style-name="T56">Poi</text:span><text:span text:style-name="T56">nt</text:span><text:span text:style-name="T57">的</text:span><text:span text:style-name="T57">派</text:span><text:span text:style-name="T57">生</text:span><text:span text:style-name="T57">类</text:span></text:p>
              <text:p text:style-name="P47"><text:span text:style-name="T57"><text:tab/></text:span><text:span text:style-name="T56">floa</text:span><text:span text:style-name="T56">t </text:span><text:span text:style-name="T56">rad</text:span><text:span text:style-name="T56">ius;</text:span></text:p>
              <text:p text:style-name="P47"><text:span text:style-name="T56">pub</text:span><text:span text:style-name="T56">lic:</text:span><text:span text:style-name="T56"><text:tab/></text:span><text:span text:style-name="T56">Cir</text:span><text:span text:style-name="T56">cle(</text:span><text:span text:style-name="T56">floa</text:span><text:span text:style-name="T56">t r)</text:span><text:span text:style-name="T56">{</text:span><text:span text:style-name="T56"><text:tab/></text:span><text:span text:style-name="T56">rad</text:span><text:span text:style-name="T56">ius</text:span><text:span text:style-name="T56">=r;</text:span><text:span text:style-name="T56"><text:tab/></text:span><text:span text:style-name="T56">}</text:span></text:p>
              <text:p text:style-name="P47"><text:span text:style-name="T56"><text:tab/></text:span><text:span text:style-name="T48">floa</text:span><text:span text:style-name="T48">t </text:span><text:span text:style-name="T48">are</text:span><text:span text:style-name="T48">a(v</text:span><text:span text:style-name="T48">oid</text:span><text:span text:style-name="T48">)</text:span><text:span text:style-name="T48"><text:tab/></text:span><text:span text:style-name="T48">{ <text:s/>r</text:span><text:span text:style-name="T48">etu</text:span><text:span text:style-name="T48">rn </text:span><text:span text:style-name="T48">Pi*</text:span><text:span text:style-name="T48">rad</text:span><text:span text:style-name="T48">ius</text:span><text:span text:style-name="T48">*ra</text:span><text:span text:style-name="T48">diu</text:span><text:span text:style-name="T48">s;}</text:span></text:p>
              <text:p text:style-name="P47"><text:span text:style-name="T56">};</text:span></text:p>
            </text:list-header>
          </text:list>
          <text:list text:style-name="L1">
            <text:list-header>
              <text:p text:style-name="P47"><text:span text:style-name="T46">voi</text:span><text:span text:style-name="T46">d </text:span><text:span text:style-name="T46">mai</text:span><text:span text:style-name="T46">n(v</text:span><text:span text:style-name="T46">oid</text:span><text:span text:style-name="T46">)</text:span></text:p>
              <text:p text:style-name="P47"><text:span text:style-name="T46">{ <text:s text:c="4"/></text:span><text:span text:style-name="T46">Poi</text:span><text:span text:style-name="T46">nt </text:span><text:span text:style-name="T46">*pp</text:span><text:span text:style-name="T46">;</text:span><text:span text:style-name="T46"><text:tab/></text:span><text:span text:style-name="T46"> <text:s text:c="4"/>/</text:span><text:span text:style-name="T46">/</text:span><text:span text:style-name="T57">基</text:span><text:span text:style-name="T57">类</text:span><text:span text:style-name="T57">指</text:span><text:span text:style-name="T57">针，</text:span><text:span text:style-name="T57">可</text:span><text:span text:style-name="T57">以</text:span><text:span text:style-name="T57">将</text:span><text:span text:style-name="T57">派</text:span><text:span text:style-name="T57">生</text:span><text:span text:style-name="T57">类</text:span><text:span text:style-name="T57">对</text:span><text:span text:style-name="T57">象</text:span><text:span text:style-name="T57">的</text:span><text:span text:style-name="T57">地</text:span><text:span text:style-name="T57">址</text:span><text:span text:style-name="T57">赋</text:span><text:span text:style-name="T57">给</text:span><text:span text:style-name="T57">基</text:span><text:span text:style-name="T57">类</text:span><text:span text:style-name="T57">指</text:span><text:span text:style-name="T57">针</text:span></text:p>
              <text:p text:style-name="P47"><text:span text:style-name="T33"><text:s text:c="6"/></text:span><text:span text:style-name="T46">Cir</text:span><text:span text:style-name="T46">cle </text:span><text:span text:style-name="T46">c(5.</text:span><text:span text:style-name="T46">432</text:span><text:span text:style-name="T46">1);</text:span></text:p>
              <text:p text:style-name="P47"><text:span text:style-name="T46"><text:s text:c="6"/></text:span><text:span text:style-name="T46">pp=</text:span><text:span text:style-name="T46">&amp;c;</text:span></text:p>
              <text:p text:style-name="P47"><text:span text:style-name="T46"><text:s text:c="7"/></text:span><text:span text:style-name="T46">cou</text:span><text:span text:style-name="T46">t&lt;&lt;</text:span><text:span text:style-name="T47">pp-</text:span><text:span text:style-name="T47">&gt;ar</text:span><text:span text:style-name="T47">ea </text:span><text:span text:style-name="T47">()</text:span><text:span text:style-name="T46">&lt;</text:span><text:span text:style-name="T46">&lt;en</text:span><text:span text:style-name="T46">dl; <text:s/></text:span><text:span text:style-name="T46"><text:s/>//</text:span><text:span text:style-name="T55">调</text:span><text:span text:style-name="T55">用</text:span><text:span text:style-name="T55">虚</text:span><text:span text:style-name="T55">函</text:span><text:span text:style-name="T55">数</text:span></text:p>
              <text:p text:style-name="P47"><text:span text:style-name="T46">}</text:span></text:p>
            </text:list-header>
          </text:list>
          <draw:enhanced-geometry svg:viewBox="0 0 21600 21600" draw:type="mso-spt202" draw:enhanced-path="M 0 0 L 21600 0 21600 21600 0 21600 0 0 Z N"/>
        </draw:custom-shape>
        <draw:custom-shape draw:name="Text Box 3" draw:style-name="gr86" draw:text-style-name="P75" xml:id="id87" draw:id="id87" draw:layer="layout" svg:width="23.919cm" svg:height="2.802cm" svg:x="1.058cm" svg:y="15.875cm">
          <text:list text:style-name="L5">
            <text:list-header>
              <text:p text:style-name="P74"><text:span text:style-name="T62">将</text:span><text:span text:style-name="T63">area()</text:span><text:span text:style-name="T62">声明为虚函数，编译器对其进行动态聚束，按照实际对象</text:span><text:span text:style-name="T63">c</text:span><text:span text:style-name="T31">调用了</text:span><text:span text:style-name="T32">Circle</text:span><text:span text:style-name="T31">中的函数</text:span><text:span text:style-name="T32">area()</text:span><text:span text:style-name="T62">。使</text:span><text:span text:style-name="T63">Point</text:span><text:span text:style-name="T62">类中的</text:span><text:span text:style-name="T63">area()</text:span><text:span text:style-name="T62">与</text:span><text:span text:style-name="T63">Circle</text:span><text:span text:style-name="T62">类中的</text:span><text:span text:style-name="T63">area()</text:span><text:span text:style-name="T62">有一个统一的接口。</text:span></text:p>
            </text:list-header>
          </text:list>
          <draw:enhanced-geometry svg:viewBox="0 0 21600 21600" draw:type="mso-spt202" draw:enhanced-path="M 0 0 L 21600 0 21600 21600 0 21600 0 0 Z N"/>
        </draw:custom-shape>
        <draw:custom-shape draw:name="Text Box 4" draw:style-name="gr87" draw:text-style-name="P77" xml:id="id86" draw:id="id86" draw:layer="layout" svg:width="6.985cm" svg:height="1.277cm" svg:x="16.933cm" svg:y="4.657cm">
          <text:list text:style-name="L1">
            <text:list-header>
              <text:p text:style-name="P76"><text:span text:style-name="T65">输出：</text:span><text:span text:style-name="T25">92.7011</text:span></text:p>
            </text:list-header>
          </text:list>
          <draw:enhanced-geometry svg:viewBox="0 0 21600 21600" draw:type="mso-spt202" draw:enhanced-path="M 0 0 L 21600 0 21600 21600 0 21600 0 0 Z N"/>
        </draw:custom-shape>
        <draw:custom-shape draw:name="AutoShape 5" draw:style-name="gr88" draw:text-style-name="P34" xml:id="id83" draw:id="id83" draw:layer="layout" svg:width="4.69cm" svg:height="1.006cm" svg:x="4.68cm" svg:y="4.022cm">
          <text:list text:style-name="L3">
            <text:list-header>
              <text:p text:style-name="P32"><text:span text:style-name="T31">声明为虚函数</text:span></text:p>
            </text:list-header>
          </text:list>
          <draw:enhanced-geometry svg:viewBox="0 0 21600 21600" draw:text-areas="800 800 20800 20800" draw:type="round-rectangular-callout" draw:modifiers="1413.60051161799 -7207.149950347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6" draw:style-name="gr89" draw:text-style-name="P34" xml:id="id85" draw:id="id85" draw:layer="layout" svg:width="3.927cm" svg:height="1.006cm" svg:x="6.157cm" svg:y="13.123cm">
          <text:list text:style-name="L3">
            <text:list-header>
              <text:p text:style-name="P32"><text:span text:style-name="T31">调用虚函数</text:span></text:p>
            </text:list-header>
          </text:list>
          <draw:enhanced-geometry svg:viewBox="0 0 21600 21600" draw:text-areas="800 800 20800 20800" draw:type="round-rectangular-callout" draw:modifiers="2634.01221995927 29793.84309831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7" draw:style-name="gr90" draw:text-style-name="P34" xml:id="id84" draw:id="id84" draw:layer="layout" svg:width="4.69cm" svg:height="1.006cm" svg:x="5.315cm" svg:y="9.737cm">
          <text:list text:style-name="L3">
            <text:list-header>
              <text:p text:style-name="P32"><text:span text:style-name="T31">虚函数再定义</text:span></text:p>
            </text:list-header>
          </text:list>
          <draw:enhanced-geometry svg:viewBox="0 0 21600 21600" draw:text-areas="800 800 20800 20800" draw:type="round-rectangular-callout" draw:modifiers="1192.58153911746 -8236.742800397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83" smil:attributeName="visibility" smil:to="visible"/>
                  <anim:transitionFilter smil:dur="0.5s" smil:targetElement="id83"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84" smil:attributeName="visibility" smil:to="visible"/>
                  <anim:transitionFilter smil:dur="0.5s" smil:targetElement="id84"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85" smil:attributeName="visibility" smil:to="visible"/>
                  <anim:transitionFilter smil:dur="0.5s" smil:targetElement="id85" smil:type="dissolv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8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87" smil:attributeName="visibility" smil:to="visible"/>
                  <anim:transitionFilter smil:dur="0.5s" smil:targetElement="id87" smil:type="barWipe" smil:subtype="leftToRight"/>
                </anim:par>
              </anim:par>
            </anim:par>
          </anim:seq>
        </anim:par>
        <presentation:notes draw:style-name="dp2">
          <draw:page-thumbnail draw:style-name="gr3" draw:layer="layout" svg:width="12.7cm" svg:height="9.525cm" svg:x="3.175cm" svg:y="1.904cm" draw:page-number="23" presentation:class="page"/>
          <draw:frame presentation:style-name="pr1" draw:text-style-name="P5" draw:layer="layout" svg:width="13.97cm" svg:height="11.43cm" svg:x="2.54cm" svg:y="12.065cm" presentation:class="notes" presentation:placeholder="true">
            <draw:text-box/>
          </draw:frame>
        </presentation:notes>
      </draw:page>
      <draw:page draw:name="page24"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80" draw:layer="layout" svg:width="25.4cm" svg:height="7.865cm" svg:x="0cm" svg:y="0cm">
          <text:list text:style-name="L1">
            <text:list-header>
              <text:p text:style-name="P78"><text:span text:style-name="T16">虚</text:span><text:span text:style-name="T16">函</text:span><text:span text:style-name="T16">数</text:span><text:span text:style-name="T16">的</text:span><text:span text:style-name="T16">定</text:span><text:span text:style-name="T16">义</text:span><text:span text:style-name="T16">和</text:span><text:span text:style-name="T16">使</text:span><text:span text:style-name="T16">用</text:span></text:p>
              <text:p text:style-name="P79"><text:span text:style-name="T16"><text:s text:c="5"/></text:span><text:span text:style-name="T16"><text:s/></text:span><text:span text:style-name="T34">可</text:span><text:span text:style-name="T34">以</text:span><text:span text:style-name="T34">在</text:span><text:span text:style-name="T34">程</text:span><text:span text:style-name="T34">序</text:span><text:span text:style-name="T34">运</text:span><text:span text:style-name="T34">行</text:span><text:span text:style-name="T34">时</text:span><text:span text:style-name="T34">通</text:span><text:span text:style-name="T34">过</text:span><text:span text:style-name="T34">调</text:span><text:span text:style-name="T34">用</text:span><text:span text:style-name="T34">相</text:span><text:span text:style-name="T34">同</text:span><text:span text:style-name="T34">的</text:span><text:span text:style-name="T34">函</text:span><text:span text:style-name="T34">数</text:span><text:span text:style-name="T34">名</text:span><text:span text:style-name="T34">而</text:span><text:span text:style-name="T34">实</text:span><text:span text:style-name="T34">现</text:span><text:span text:style-name="T34">不</text:span><text:span text:style-name="T34">同</text:span><text:span text:style-name="T34">功</text:span><text:span text:style-name="T34">能</text:span><text:span text:style-name="T34">的</text:span><text:span text:style-name="T34">函</text:span><text:span text:style-name="T34">数</text:span><text:span text:style-name="T34">称</text:span><text:span text:style-name="T34">为</text:span><text:span text:style-name="T34">虚</text:span><text:span text:style-name="T34">函</text:span><text:span text:style-name="T34">数。</text:span><text:span text:style-name="T16">定</text:span><text:span text:style-name="T16">义</text:span><text:span text:style-name="T16">格</text:span><text:span text:style-name="T16">式</text:span><text:span text:style-name="T16">为：</text:span></text:p>
            </text:list-header>
          </text:list>
          <text:list text:style-name="L2">
            <text:list-header>
              <text:p text:style-name="P79"><text:span text:style-name="T18">vi</text:span><text:span text:style-name="T18">rt</text:span><text:span text:style-name="T18">u</text:span><text:span text:style-name="T18">al </text:span><text:span text:style-name="T17"><text:s/></text:span><text:span text:style-name="T17">&lt;t</text:span><text:span text:style-name="T17">y</text:span><text:span text:style-name="T17">pe</text:span><text:span text:style-name="T17">&gt; <text:s/></text:span><text:span text:style-name="T17">F</text:span><text:span text:style-name="T17">u</text:span><text:span text:style-name="T17">nc</text:span><text:span text:style-name="T17">N</text:span><text:span text:style-name="T17">a</text:span><text:span text:style-name="T17">m</text:span><text:span text:style-name="T17">e(</text:span><text:span text:style-name="T17">&lt;</text:span><text:span text:style-name="T17">A</text:span><text:span text:style-name="T17">rg</text:span><text:span text:style-name="T17">Li</text:span><text:span text:style-name="T17">st</text:span><text:span text:style-name="T17">&gt;)</text:span><text:span text:style-name="T17">;</text:span></text:p>
            </text:list-header>
          </text:list>
          <draw:enhanced-geometry svg:viewBox="0 0 21600 21600" draw:type="mso-spt202" draw:enhanced-path="M 0 0 L 21600 0 21600 21600 0 21600 0 0 Z N"/>
        </draw:custom-shape>
        <draw:custom-shape draw:name="Rectangle 3" draw:style-name="gr91" draw:text-style-name="P39" xml:id="id88" draw:id="id88" draw:layer="layout" svg:width="25.4cm" svg:height="5.541cm" svg:x="0cm" svg:y="8.255cm">
          <text:list text:style-name="L2">
            <text:list-header>
              <text:p text:style-name="P38"><text:span text:style-name="T35">一旦把基类的成员函数定义为虚函数，由基类所派生出来的所有派生类中，该函数均保持虚函数的特性。 </text:span></text:p>
            </text:list-header>
          </text:list>
          <draw:enhanced-geometry svg:viewBox="0 0 21600 21600" draw:type="rectangle" draw:enhanced-path="M 0 0 L 21600 0 21600 21600 0 21600 0 0 Z N"/>
        </draw:custom-shape>
        <draw:custom-shape draw:name="Rectangle 4" draw:style-name="gr92" draw:text-style-name="P39" xml:id="id89" draw:id="id89" draw:layer="layout" svg:width="25.4cm" svg:height="3.781cm" svg:x="0cm" svg:y="13.97cm">
          <text:list text:style-name="L4">
            <text:list-header>
              <text:p text:style-name="P38"><text:span text:style-name="T34">在派生类中重新定义基类中的虚函数时，可以不用关键字</text:span><text:span text:style-name="T19">virtual</text:span><text:span text:style-name="T34">来修饰这个成员函数 。</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88" smil:attributeName="visibility" smil:to="visible"/>
                  <anim:transitionFilter smil:dur="0.5s" smil:targetElement="id88"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89" smil:attributeName="visibility" smil:to="visible"/>
                  <anim:transitionFilter smil:dur="0.5s" smil:targetElement="id89" smil:type="irisWipe" smil:subtype="rectangle" smil:direction="reverse"/>
                </anim:par>
              </anim:par>
            </anim:par>
          </anim:seq>
        </anim:par>
        <presentation:notes draw:style-name="dp2">
          <draw:page-thumbnail draw:style-name="gr3" draw:layer="layout" svg:width="12.7cm" svg:height="9.525cm" svg:x="3.175cm" svg:y="1.904cm" draw:page-number="24" presentation:class="page"/>
          <draw:frame presentation:style-name="pr1" draw:text-style-name="P5" draw:layer="layout" svg:width="13.97cm" svg:height="11.43cm" svg:x="2.54cm" svg:y="12.065cm" presentation:class="notes" presentation:placeholder="true">
            <draw:text-box/>
          </draw:frame>
        </presentation:notes>
      </draw:page>
      <draw:page draw:name="page25"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9" draw:layer="layout" svg:width="25.4cm" svg:height="12.147cm" svg:x="0cm" svg:y="1.27cm">
          <text:list text:style-name="L1">
            <text:list-header>
              <text:p text:style-name="P8"><text:span text:style-name="T10">虚函数是用关键字</text:span><text:span text:style-name="T11">virtual</text:span><text:span text:style-name="T10">修饰的某基类中的</text:span><text:span text:style-name="T11">protected</text:span><text:span text:style-name="T10">或</text:span><text:span text:style-name="T11">public</text:span><text:span text:style-name="T10">成员函数。它可以在派生类中重新定义，以形成不同版本。</text:span><text:span text:style-name="T64">只有在程序的执行过程中，依据指针具体指向哪个类对象，或依据引用哪个类对象，才能确定激活哪一个版本，实现动态聚束</text:span><text:span text:style-name="T10">。</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25" presentation:class="page"/>
          <draw:frame presentation:style-name="pr1" draw:text-style-name="P5" draw:layer="layout" svg:width="13.97cm" svg:height="11.43cm" svg:x="2.54cm" svg:y="12.065cm" presentation:class="notes" presentation:placeholder="true">
            <draw:text-box/>
          </draw:frame>
        </presentation:notes>
      </draw:page>
      <draw:page draw:name="page26"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48" draw:layer="layout" svg:width="24.13cm" svg:height="18.8cm" svg:x="0cm" svg:y="0cm">
          <text:list text:style-name="L1">
            <text:list-header>
              <text:p text:style-name="P47"><text:span text:style-name="T46">clas</text:span><text:span text:style-name="T46">s <text:s/></text:span><text:span text:style-name="T46">A{</text:span></text:p>
              <text:p text:style-name="P47"><text:span text:style-name="T46">prot</text:span><text:span text:style-name="T46">ecte</text:span><text:span text:style-name="T46">d:</text:span><text:span text:style-name="T46"><text:tab/></text:span><text:span text:style-name="T46">int </text:span><text:span text:style-name="T46">x;</text:span></text:p>
              <text:p text:style-name="P47"><text:span text:style-name="T46">publ</text:span><text:span text:style-name="T46">ic:</text:span><text:span text:style-name="T46"><text:tab/></text:span><text:span text:style-name="T46">A()</text:span><text:span text:style-name="T46">{x </text:span><text:span text:style-name="T46">=10</text:span><text:span text:style-name="T46">00;} </text:span><text:span text:style-name="T46"><text:s text:c="2"/></text:span></text:p>
              <text:p text:style-name="P47"><text:span text:style-name="T46"><text:tab/></text:span><text:span text:style-name="T48">virt</text:span><text:span text:style-name="T48">ual </text:span><text:span text:style-name="T48">void </text:span><text:span text:style-name="T48"><text:s/></text:span><text:span text:style-name="T48">prin</text:span><text:span text:style-name="T48">t(){</text:span><text:span text:style-name="T48"><text:tab/></text:span><text:span text:style-name="T48">cout </text:span><text:span text:style-name="T48">&lt;&lt;“</text:span><text:span text:style-name="T48">x=”</text:span><text:span text:style-name="T48">&lt;&lt;x</text:span><text:span text:style-name="T48">&lt;&lt;‘\</text:span><text:span text:style-name="T48">t’;</text:span><text:span text:style-name="T48"><text:tab/></text:span><text:span text:style-name="T48">}//</text:span><text:span text:style-name="T49">虚</text:span><text:span text:style-name="T49">函</text:span><text:span text:style-name="T49">数</text:span></text:p>
              <text:p text:style-name="P47"><text:span text:style-name="T46">};</text:span></text:p>
              <text:p text:style-name="P47"><text:span text:style-name="T46">clas</text:span><text:span text:style-name="T46">s </text:span><text:span text:style-name="T46">B:p</text:span><text:span text:style-name="T46">ubli</text:span><text:span text:style-name="T46">c A{</text:span><text:span text:style-name="T46"><text:tab/></text:span><text:span text:style-name="T46">int </text:span><text:span text:style-name="T46">y;</text:span></text:p>
              <text:p text:style-name="P47"><text:span text:style-name="T46">publ</text:span><text:span text:style-name="T46">ic:</text:span><text:span text:style-name="T46"><text:tab/></text:span><text:span text:style-name="T46">B() </text:span><text:span text:style-name="T46">{ y=</text:span><text:span text:style-name="T46">200</text:span><text:span text:style-name="T46">0;}</text:span></text:p>
              <text:p text:style-name="P47"><text:span text:style-name="T46"><text:tab/></text:span><text:span text:style-name="T48">void </text:span><text:span text:style-name="T48"><text:s/></text:span><text:span text:style-name="T48">prin</text:span><text:span text:style-name="T48">t(){</text:span><text:span text:style-name="T48"><text:tab/></text:span><text:span text:style-name="T48">cout </text:span><text:span text:style-name="T48">&lt;&lt;“</text:span><text:span text:style-name="T48">y=”</text:span><text:span text:style-name="T48">&lt;&lt;y</text:span><text:span text:style-name="T48">&lt;&lt;‘\</text:span><text:span text:style-name="T48">t’;</text:span><text:span text:style-name="T48"><text:tab/></text:span><text:span text:style-name="T48">}//</text:span><text:span text:style-name="T49">派</text:span><text:span text:style-name="T49">生</text:span><text:span text:style-name="T49">虚</text:span><text:span text:style-name="T49">函</text:span><text:span text:style-name="T49">数</text:span></text:p>
              <text:p text:style-name="P47"><text:span text:style-name="T46">};</text:span><text:span text:style-name="T46"><text:tab/></text:span></text:p>
              <text:p text:style-name="P47"><text:span text:style-name="T46">clas</text:span><text:span text:style-name="T46">s </text:span><text:span text:style-name="T46">C:p</text:span><text:span text:style-name="T46">ubli</text:span><text:span text:style-name="T46">c A{</text:span><text:span text:style-name="T46"><text:tab/></text:span><text:span text:style-name="T46">int </text:span><text:span text:style-name="T46">z;</text:span></text:p>
              <text:p text:style-name="P47"><text:span text:style-name="T46">publ</text:span><text:span text:style-name="T46">ic:</text:span><text:span text:style-name="T46"><text:tab/></text:span><text:span text:style-name="T46">C()</text:span><text:span text:style-name="T46">{z=3</text:span><text:span text:style-name="T46">000;</text:span><text:span text:style-name="T46">}</text:span></text:p>
              <text:p text:style-name="P47"><text:span text:style-name="T46"><text:tab/></text:span><text:span text:style-name="T48">void </text:span><text:span text:style-name="T48"><text:s/></text:span><text:span text:style-name="T48">prin</text:span><text:span text:style-name="T48">t(){</text:span><text:span text:style-name="T48"><text:tab/></text:span><text:span text:style-name="T48">cout </text:span><text:span text:style-name="T48">&lt;&lt;“</text:span><text:span text:style-name="T48">z=”</text:span><text:span text:style-name="T48">&lt;&lt;z</text:span><text:span text:style-name="T48">&lt;&lt;‘\</text:span><text:span text:style-name="T48">n’;</text:span><text:span text:style-name="T48"><text:tab/></text:span><text:span text:style-name="T48">}//</text:span><text:span text:style-name="T49">派</text:span><text:span text:style-name="T49">生</text:span><text:span text:style-name="T49">虚</text:span><text:span text:style-name="T49">函</text:span><text:span text:style-name="T49">数</text:span></text:p>
              <text:p text:style-name="P47"><text:span text:style-name="T46">};</text:span></text:p>
              <text:p text:style-name="P47"><text:span text:style-name="T46">void </text:span><text:span text:style-name="T46"><text:s/></text:span><text:span text:style-name="T46">mai</text:span><text:span text:style-name="T46">n(vo</text:span><text:span text:style-name="T46">id )</text:span></text:p>
              <text:p text:style-name="P47"><text:span text:style-name="T46">{ <text:s text:c="2"/>A </text:span><text:span text:style-name="T46"><text:s/>a, </text:span><text:span text:style-name="T46">*pa;</text:span></text:p>
              <text:p text:style-name="P47"><text:span text:style-name="T46"><text:s text:c="5"/></text:span><text:span text:style-name="T46">B </text:span><text:span text:style-name="T46"><text:s/>b;</text:span><text:span text:style-name="T46"><text:tab/></text:span><text:span text:style-name="T46">C <text:s/></text:span><text:span text:style-name="T46">c;</text:span></text:p>
              <text:p text:style-name="P47"><text:span text:style-name="T46"><text:s text:c="5"/></text:span><text:span text:style-name="T46">a.pr</text:span><text:span text:style-name="T46">int()</text:span><text:span text:style-name="T46">; <text:s text:c="3"/></text:span><text:span text:style-name="T46">b.pr</text:span><text:span text:style-name="T46">int()</text:span><text:span text:style-name="T46">;</text:span><text:span text:style-name="T46"><text:tab/></text:span><text:span text:style-name="T46">c.pr</text:span><text:span text:style-name="T46">int()</text:span><text:span text:style-name="T46">; <text:s/>//</text:span><text:span text:style-name="T33">静</text:span><text:span text:style-name="T33">态</text:span><text:span text:style-name="T33">调</text:span><text:span text:style-name="T33">用</text:span></text:p>
              <text:p text:style-name="P47"><text:span text:style-name="T33"><text:s text:c="4"/></text:span><text:span text:style-name="T46">pa=</text:span><text:span text:style-name="T46">&amp;a; <text:s/></text:span><text:span text:style-name="T46"><text:s text:c="2"/>pa-</text:span><text:span text:style-name="T46">&gt;pri</text:span><text:span text:style-name="T46">nt();</text:span><text:span text:style-name="T46">//</text:span><text:span text:style-name="T33">调</text:span><text:span text:style-name="T33">用</text:span><text:span text:style-name="T33">类</text:span><text:span text:style-name="T46">A</text:span><text:span text:style-name="T33">的</text:span><text:span text:style-name="T33">虚</text:span><text:span text:style-name="T33">函</text:span><text:span text:style-name="T33">数</text:span></text:p>
              <text:p text:style-name="P47"><text:span text:style-name="T33"><text:s text:c="4"/></text:span><text:span text:style-name="T46">pa=</text:span><text:span text:style-name="T46">&amp;b; <text:s/></text:span><text:span text:style-name="T46"><text:s text:c="2"/>pa-</text:span><text:span text:style-name="T46">&gt;pri</text:span><text:span text:style-name="T46">nt();</text:span><text:span text:style-name="T46">//</text:span><text:span text:style-name="T33">调</text:span><text:span text:style-name="T33">用</text:span><text:span text:style-name="T33">类</text:span><text:span text:style-name="T46">B</text:span><text:span text:style-name="T33">的</text:span><text:span text:style-name="T33">虚</text:span><text:span text:style-name="T33">函</text:span><text:span text:style-name="T33">数</text:span></text:p>
              <text:p text:style-name="P47"><text:span text:style-name="T33"><text:s text:c="4"/></text:span><text:span text:style-name="T46">pa=</text:span><text:span text:style-name="T46">&amp;c; <text:s/></text:span><text:span text:style-name="T46"><text:s text:c="3"/></text:span><text:span text:style-name="T46">pa-</text:span><text:span text:style-name="T46">&gt;pri</text:span><text:span text:style-name="T46">nt();</text:span><text:span text:style-name="T46">}//</text:span><text:span text:style-name="T33">调</text:span><text:span text:style-name="T33">用</text:span><text:span text:style-name="T33">类</text:span><text:span text:style-name="T46">C</text:span><text:span text:style-name="T33">的</text:span><text:span text:style-name="T33">虚</text:span><text:span text:style-name="T33">函</text:span><text:span text:style-name="T33">数</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26" presentation:class="page"/>
          <draw:frame presentation:style-name="pr1" draw:text-style-name="P5" draw:layer="layout" svg:width="13.97cm" svg:height="11.43cm" svg:x="2.54cm" svg:y="12.065cm" presentation:class="notes" presentation:placeholder="true">
            <draw:text-box/>
          </draw:frame>
        </presentation:notes>
      </draw:page>
      <draw:page draw:name="page27"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3" draw:style-name="gr2" draw:text-style-name="P81" draw:layer="layout" svg:width="10.795cm" svg:height="9.002cm" svg:x="0.847cm" svg:y="0cm">
          <text:list text:style-name="L1">
            <text:list-header>
              <text:p text:style-name="P76"><text:span text:style-name="T25">class Base {</text:span></text:p>
              <text:p text:style-name="P76"><text:span text:style-name="T25">public : </text:span></text:p>
              <text:p text:style-name="P76"><text:span text:style-name="T25">virtual <text:s/>int <text:s/>Set(int a, int b)</text:span></text:p>
              <text:p text:style-name="P76"><text:span text:style-name="T25">{ ..... }</text:span></text:p>
              <text:p text:style-name="P76"><text:span text:style-name="T25">....</text:span></text:p>
              <text:p text:style-name="P76"><text:span text:style-name="T25">};</text:span></text:p>
            </text:list-header>
          </text:list>
          <draw:enhanced-geometry svg:viewBox="0 0 21600 21600" draw:type="mso-spt202" draw:enhanced-path="M 0 0 L 21600 0 21600 21600 0 21600 0 0 Z N"/>
        </draw:custom-shape>
        <draw:custom-shape draw:name="Text Box 4" draw:style-name="gr93" draw:text-style-name="P81" draw:layer="layout" svg:width="10.795cm" svg:height="9.002cm" svg:x="13.123cm" svg:y="0cm">
          <text:list text:style-name="L2">
            <text:list-header>
              <text:p text:style-name="P76"><text:span text:style-name="T26">class Derive:public Base{</text:span></text:p>
              <text:p text:style-name="P76"><text:span text:style-name="T26">public : </text:span></text:p>
              <text:p text:style-name="P76"><text:span text:style-name="T26"><text:s text:c="2"/></text:span><text:span text:style-name="T26">int <text:s/>Set(int x, int y)</text:span></text:p>
              <text:p text:style-name="P76"><text:span text:style-name="T26">{ ..... }</text:span></text:p>
              <text:p text:style-name="P76"><text:span text:style-name="T26">.....</text:span></text:p>
              <text:p text:style-name="P76"><text:span text:style-name="T26">};</text:span></text:p>
            </text:list-header>
          </text:list>
          <draw:enhanced-geometry svg:viewBox="0 0 21600 21600" draw:type="mso-spt202" draw:enhanced-path="M 0 0 L 21600 0 21600 21600 0 21600 0 0 Z N"/>
        </draw:custom-shape>
        <draw:custom-shape draw:name="Text Box 5" draw:style-name="gr2" draw:text-style-name="P81" xml:id="id91" draw:id="id91" draw:layer="layout" svg:width="10.795cm" svg:height="9.002cm" svg:x="0.635cm" svg:y="9.525cm">
          <text:list text:style-name="L1">
            <text:list-header>
              <text:p text:style-name="P76"><text:span text:style-name="T25">class Base {</text:span></text:p>
              <text:p text:style-name="P76"><text:span text:style-name="T25">public : </text:span></text:p>
              <text:p text:style-name="P76"><text:span text:style-name="T25">virtual <text:s/>int <text:s/>Set(int a, int b)</text:span></text:p>
              <text:p text:style-name="P76"><text:span text:style-name="T25">{ ..... }</text:span></text:p>
              <text:p text:style-name="P76"><text:span text:style-name="T25">....</text:span></text:p>
              <text:p text:style-name="P76"><text:span text:style-name="T25">};</text:span></text:p>
            </text:list-header>
          </text:list>
          <draw:enhanced-geometry svg:viewBox="0 0 21600 21600" draw:type="mso-spt202" draw:enhanced-path="M 0 0 L 21600 0 21600 21600 0 21600 0 0 Z N"/>
        </draw:custom-shape>
        <draw:custom-shape draw:name="Text Box 6" draw:style-name="gr94" draw:text-style-name="P81" xml:id="id92" draw:id="id92" draw:layer="layout" svg:width="10.795cm" svg:height="9.002cm" svg:x="12.912cm" svg:y="9.525cm">
          <text:list text:style-name="L2">
            <text:list-header>
              <text:p text:style-name="P76"><text:span text:style-name="T26">class Derive:public Base{</text:span></text:p>
              <text:p text:style-name="P76"><text:span text:style-name="T26">public : </text:span></text:p>
              <text:p text:style-name="P76"><text:span text:style-name="T26"><text:s text:c="2"/></text:span><text:span text:style-name="T26">int <text:s/>Set(int x, int y=0)</text:span></text:p>
              <text:p text:style-name="P76"><text:span text:style-name="T26">{ ..... }</text:span></text:p>
              <text:p text:style-name="P76"><text:span text:style-name="T26">.....</text:span></text:p>
              <text:p text:style-name="P76"><text:span text:style-name="T26">};</text:span></text:p>
            </text:list-header>
          </text:list>
          <draw:enhanced-geometry svg:viewBox="0 0 21600 21600" draw:type="mso-spt202" draw:enhanced-path="M 0 0 L 21600 0 21600 21600 0 21600 0 0 Z N"/>
        </draw:custom-shape>
        <draw:line draw:name="Line 7" draw:style-name="gr95" draw:text-style-name="P57" draw:layer="layout" svg:x1="0cm" svg:y1="9.102cm" svg:x2="25.4cm" svg:y2="9.102cm">
          <text:p/>
        </draw:line>
        <draw:custom-shape draw:name="AutoShape 8" draw:style-name="gr96" draw:text-style-name="P54" xml:id="id90" draw:id="id90" draw:layer="layout" svg:width="9.944cm" svg:height="1.206cm" svg:x="2.865cm" svg:y="5.927cm">
          <text:list text:style-name="L3">
            <text:list-header>
              <text:p text:style-name="P20"><text:span text:style-name="T53">int Set(int ,int )</text:span><text:span text:style-name="T21">是虚函数</text:span></text:p>
            </text:list-header>
          </text:list>
          <draw:enhanced-geometry svg:viewBox="0 0 21600 21600" draw:text-areas="800 800 20800 20800" draw:type="round-rectangular-callout" draw:modifiers="7875.47511312217 16947.14167357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9" draw:style-name="gr97" draw:text-style-name="P82" xml:id="id93" draw:id="id93" draw:layer="layout" svg:width="7.408cm" svg:height="3.62cm" svg:x="3.81cm" svg:y="14.393cm">
          <text:list text:style-name="L2">
            <text:list-header>
              <text:p text:style-name="P20"><text:span text:style-name="T66">两个</text:span><text:span text:style-name="T26">Set()</text:span><text:span text:style-name="T66">函数参数不一致，是重载，不是虚函数</text:span></text:p>
            </text:list-header>
          </text:list>
          <draw:enhanced-geometry svg:viewBox="0 0 21600 21600" draw:text-areas="800 800 20800 20800" draw:type="round-rectangular-callout" draw:modifiers="12483.6280199757 7748.798674399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90" smil:attributeName="visibility" smil:to="visible"/>
                  <anim:transitionFilter smil:dur="0.5s" smil:targetElement="id90"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91" smil:attributeName="visibility" smil:to="visible"/>
                  <anim:transitionFilter smil:dur="0.5s" smil:targetElement="id91"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92" smil:attributeName="visibility" smil:to="visible"/>
                  <anim:transitionFilter smil:dur="0.5s" smil:targetElement="id92"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93" smil:attributeName="visibility" smil:to="visible"/>
                  <anim:transitionFilter smil:dur="0.5s" smil:targetElement="id93" smil:type="barWipe" smil:subtype="topToBottom"/>
                </anim:par>
              </anim:par>
            </anim:par>
          </anim:seq>
        </anim:par>
        <presentation:notes draw:style-name="dp2">
          <draw:page-thumbnail draw:style-name="gr3" draw:layer="layout" svg:width="12.7cm" svg:height="9.525cm" svg:x="3.175cm" svg:y="1.904cm" draw:page-number="27" presentation:class="page"/>
          <draw:frame presentation:style-name="pr1" draw:text-style-name="P5" draw:layer="layout" svg:width="13.97cm" svg:height="11.43cm" svg:x="2.54cm" svg:y="12.065cm" presentation:class="notes" presentation:placeholder="true">
            <draw:text-box/>
          </draw:frame>
        </presentation:notes>
      </draw:page>
      <draw:page draw:name="page28"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84" draw:layer="layout" svg:width="25.4cm" svg:height="17.507cm" svg:x="0cm" svg:y="0cm">
          <text:list text:style-name="L1">
            <text:list-header>
              <text:p text:style-name="P83"><text:span text:style-name="T10">关于虚函数，说明以下几点：</text:span></text:p>
              <text:p text:style-name="P83"><text:span text:style-name="T11">1</text:span><text:span text:style-name="T10">、</text:span><text:span text:style-name="T3">当在基类中把成员函数定义为虚函数后，在其派生类中定义的虚函数必须与基类中的虚函数同名，参数的类型、顺序、参数的个数必须一一对应，函数的返回的类型也相同</text:span><text:span text:style-name="T10">。若函数名相同，但参数的个数不同或者参数的类型不同时，则属于函数的重载，而不是虚函数。若函数名不同，显然这是不同的成员函数。</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28" presentation:class="page"/>
          <draw:frame presentation:style-name="pr1" draw:text-style-name="P5" draw:layer="layout" svg:width="13.97cm" svg:height="11.43cm" svg:x="2.54cm" svg:y="12.065cm" presentation:class="notes" presentation:placeholder="true">
            <draw:text-box/>
          </draw:frame>
        </presentation:notes>
      </draw:page>
      <draw:page draw:name="page29"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Rectangle 2" draw:style-name="gr2" draw:text-style-name="P86" draw:layer="layout" svg:width="25.4cm" svg:height="6.757cm" svg:x="0cm" svg:y="0.423cm">
          <text:list text:style-name="L1">
            <text:list-header>
              <text:p text:style-name="P85"><text:span text:style-name="T17">2</text:span><text:span text:style-name="T16">、</text:span><text:span text:style-name="T35">实现这种动态的多态性时，必须使用</text:span><text:span text:style-name="T34">基类类型的指针变量</text:span><text:span text:style-name="T35">，并使该指针</text:span><text:span text:style-name="T34">指向不同的派生类对象</text:span><text:span text:style-name="T35">，并通过调用指针所指向的虚函数才能实现动态的多态性。</text:span></text:p>
            </text:list-header>
          </text:list>
          <draw:enhanced-geometry svg:viewBox="0 0 21600 21600" draw:type="rectangle" draw:enhanced-path="M 0 0 L 21600 0 21600 21600 0 21600 0 0 Z N"/>
        </draw:custom-shape>
        <draw:frame draw:style-name="standard" draw:layer="layout" svg:width="2.962cm" svg:height="3.569cm" svg:x="7.197cm" svg:y="7.832cm">
          <table:table>
            <table:table-column table:style-name="co5"/>
            <table:table-row table:style-name="ro3">
              <table:table-cell table:style-name="ce3">
                <text:list text:style-name="L1">
                  <text:list-header>
                    <text:p text:style-name="P87"><text:span text:style-name="T25">x</text:span></text:p>
                  </text:list-header>
                </text:list>
              </table:table-cell>
            </table:table-row>
            <table:table-row table:style-name="ro4">
              <table:table-cell table:style-name="ce4">
                <text:list text:continue-numbering="true" text:style-name="L1">
                  <text:list-header>
                    <text:p text:style-name="P87"><text:span text:style-name="T25">Show()</text:span></text:p>
                  </text:list-header>
                </text:list>
              </table:table-cell>
            </table:table-row>
          </table:table>
          <draw:image xlink:href="Pictures/TablePreview10.svm" xlink:type="simple" xlink:show="embed" xlink:actuate="onLoad"/>
        </draw:frame>
        <draw:frame draw:style-name="standard" draw:layer="layout" svg:width="2.963cm" svg:height="3.569cm" svg:x="14.393cm" svg:y="7.832cm">
          <table:table>
            <table:table-column table:style-name="co6"/>
            <table:table-row table:style-name="ro3">
              <table:table-cell table:style-name="ce3">
                <text:list text:style-name="L1">
                  <text:list-header>
                    <text:p text:style-name="P87"><text:span text:style-name="T25">x</text:span></text:p>
                  </text:list-header>
                </text:list>
              </table:table-cell>
            </table:table-row>
            <table:table-row table:style-name="ro4">
              <table:table-cell table:style-name="ce4">
                <text:list text:continue-numbering="true" text:style-name="L1">
                  <text:list-header>
                    <text:p text:style-name="P87"><text:span text:style-name="T25">Show()</text:span></text:p>
                  </text:list-header>
                </text:list>
              </table:table-cell>
            </table:table-row>
          </table:table>
          <draw:image xlink:href="Pictures/TablePreview11.svm" xlink:type="simple" xlink:show="embed" xlink:actuate="onLoad"/>
        </draw:frame>
        <draw:frame draw:style-name="standard" draw:layer="layout" svg:width="2.963cm" svg:height="3.569cm" svg:x="14.393cm" svg:y="10.372cm">
          <table:table>
            <table:table-column table:style-name="co6"/>
            <table:table-row table:style-name="ro3">
              <table:table-cell table:style-name="ce5">
                <text:list text:style-name="L3">
                  <text:list-header>
                    <text:p text:style-name="P87"><text:span text:style-name="T53">y</text:span></text:p>
                  </text:list-header>
                </text:list>
              </table:table-cell>
            </table:table-row>
            <table:table-row table:style-name="ro4">
              <table:table-cell table:style-name="ce6">
                <text:list text:continue-numbering="true" text:style-name="L3">
                  <text:list-header>
                    <text:p text:style-name="P87"><text:span text:style-name="T53">Show()</text:span></text:p>
                  </text:list-header>
                </text:list>
              </table:table-cell>
            </table:table-row>
          </table:table>
          <draw:image xlink:href="Pictures/TablePreview12.svm" xlink:type="simple" xlink:show="embed" xlink:actuate="onLoad"/>
        </draw:frame>
        <draw:frame draw:style-name="standard" draw:layer="layout" svg:width="2.962cm" svg:height="3.569cm" svg:x="19.05cm" svg:y="7.832cm">
          <table:table>
            <table:table-column table:style-name="co5"/>
            <table:table-row table:style-name="ro3">
              <table:table-cell table:style-name="ce3">
                <text:list text:style-name="L1">
                  <text:list-header>
                    <text:p text:style-name="P87"><text:span text:style-name="T25">x</text:span></text:p>
                  </text:list-header>
                </text:list>
              </table:table-cell>
            </table:table-row>
            <table:table-row table:style-name="ro4">
              <table:table-cell table:style-name="ce4">
                <text:list text:continue-numbering="true" text:style-name="L1">
                  <text:list-header>
                    <text:p text:style-name="P87"><text:span text:style-name="T25">Show()</text:span></text:p>
                  </text:list-header>
                </text:list>
              </table:table-cell>
            </table:table-row>
          </table:table>
          <draw:image xlink:href="Pictures/TablePreview13.svm" xlink:type="simple" xlink:show="embed" xlink:actuate="onLoad"/>
        </draw:frame>
        <draw:frame draw:style-name="standard" draw:layer="layout" svg:width="2.962cm" svg:height="3.569cm" svg:x="19.05cm" svg:y="10.372cm">
          <table:table>
            <table:table-column table:style-name="co5"/>
            <table:table-row table:style-name="ro3">
              <table:table-cell table:style-name="ce7">
                <text:list text:style-name="L3">
                  <text:list-header>
                    <text:p text:style-name="P87"><text:span text:style-name="T53">z</text:span></text:p>
                  </text:list-header>
                </text:list>
              </table:table-cell>
            </table:table-row>
            <table:table-row table:style-name="ro4">
              <table:table-cell table:style-name="ce8">
                <text:list text:continue-numbering="true" text:style-name="L3">
                  <text:list-header>
                    <text:p text:style-name="P87"><text:span text:style-name="T53">Show()</text:span></text:p>
                  </text:list-header>
                </text:list>
              </table:table-cell>
            </table:table-row>
          </table:table>
          <draw:image xlink:href="Pictures/TablePreview14.svm" xlink:type="simple" xlink:show="embed" xlink:actuate="onLoad"/>
        </draw:frame>
        <draw:custom-shape draw:name="Text Box 52" draw:style-name="gr2" draw:text-style-name="P89" draw:layer="layout" svg:width="2.751cm" svg:height="1.277cm" svg:x="7.197cm" svg:y="6.562cm">
          <text:list text:style-name="L1">
            <text:list-header>
              <text:p text:style-name="P88"><text:span text:style-name="T65">类</text:span><text:span text:style-name="T25">A</text:span></text:p>
            </text:list-header>
          </text:list>
          <draw:enhanced-geometry svg:viewBox="0 0 21600 21600" draw:type="mso-spt202" draw:enhanced-path="M 0 0 L 21600 0 21600 21600 0 21600 0 0 Z N"/>
        </draw:custom-shape>
        <draw:custom-shape draw:name="Text Box 53" draw:style-name="gr2" draw:text-style-name="P89" draw:layer="layout" svg:width="2.752cm" svg:height="1.277cm" svg:x="14.605cm" svg:y="6.562cm">
          <text:list text:style-name="L1">
            <text:list-header>
              <text:p text:style-name="P88"><text:span text:style-name="T65">类</text:span><text:span text:style-name="T25">B</text:span></text:p>
            </text:list-header>
          </text:list>
          <draw:enhanced-geometry svg:viewBox="0 0 21600 21600" draw:type="mso-spt202" draw:enhanced-path="M 0 0 L 21600 0 21600 21600 0 21600 0 0 Z N"/>
        </draw:custom-shape>
        <draw:custom-shape draw:name="Text Box 54" draw:style-name="gr2" draw:text-style-name="P89" draw:layer="layout" svg:width="2.752cm" svg:height="1.277cm" svg:x="19.05cm" svg:y="6.562cm">
          <text:list text:style-name="L1">
            <text:list-header>
              <text:p text:style-name="P88"><text:span text:style-name="T65">类</text:span><text:span text:style-name="T25">C</text:span></text:p>
            </text:list-header>
          </text:list>
          <draw:enhanced-geometry svg:viewBox="0 0 21600 21600" draw:type="mso-spt202" draw:enhanced-path="M 0 0 L 21600 0 21600 21600 0 21600 0 0 Z N"/>
        </draw:custom-shape>
        <draw:custom-shape draw:name="AutoShape 55" draw:style-name="gr98" draw:text-style-name="P54" xml:id="id94" draw:id="id94" draw:layer="layout" svg:width="8.557cm" svg:height="1.206cm" svg:x="4.151cm" svg:y="11.007cm">
          <text:list text:style-name="L3">
            <text:list-header>
              <text:p text:style-name="P20"><text:span text:style-name="T53">Show()</text:span><text:span text:style-name="T21">定义为虚函数</text:span></text:p>
            </text:list-header>
          </text:list>
          <draw:enhanced-geometry svg:viewBox="0 0 21600 21600" draw:text-areas="800 800 20800 20800" draw:type="round-rectangular-callout" draw:modifiers="12286.6090207993 -14781.77299088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56" draw:style-name="gr2" draw:text-style-name="P42" draw:layer="layout" svg:width="24.342cm" svg:height="1.446cm" svg:x="0cm" svg:y="13.123cm">
          <text:list text:style-name="L1">
            <text:list-header>
              <text:p text:style-name="P41"><text:span text:style-name="T37">类</text:span><text:span text:style-name="T38">B</text:span><text:span text:style-name="T37">与</text:span><text:span text:style-name="T37">类</text:span><text:span text:style-name="T38">C</text:span><text:span text:style-name="T37">均</text:span><text:span text:style-name="T37">为</text:span><text:span text:style-name="T37">类</text:span><text:span text:style-name="T38">A</text:span><text:span text:style-name="T37">的</text:span><text:span text:style-name="T37">公</text:span><text:span text:style-name="T37">有</text:span><text:span text:style-name="T37">派</text:span><text:span text:style-name="T37">生。</text:span></text:p>
            </text:list-header>
          </text:list>
          <draw:enhanced-geometry svg:viewBox="0 0 21600 21600" draw:type="mso-spt202" draw:enhanced-path="M 0 0 L 21600 0 21600 21600 0 21600 0 0 Z N"/>
        </draw:custom-shape>
        <draw:custom-shape draw:name="Text Box 57" draw:style-name="gr99" draw:text-style-name="P91" xml:id="id95" draw:id="id95" draw:layer="layout" svg:width="5.715cm" svg:height="3.733cm" svg:x="1.482cm" svg:y="14.605cm">
          <text:list text:style-name="L2">
            <text:list-header>
              <text:p text:style-name="P90"><text:span text:style-name="T26">A <text:s text:c="2"/>*p; <text:s/></text:span></text:p>
              <text:p text:style-name="P90"><text:span text:style-name="T26">B <text:s text:c="4"/>b;</text:span></text:p>
              <text:p text:style-name="P90"><text:span text:style-name="T26">C <text:s text:c="4"/>c; </text:span></text:p>
            </text:list-header>
          </text:list>
          <draw:enhanced-geometry svg:viewBox="0 0 21600 21600" draw:type="mso-spt202" draw:enhanced-path="M 0 0 L 21600 0 21600 21600 0 21600 0 0 Z N"/>
        </draw:custom-shape>
        <draw:custom-shape draw:name="Text Box 58" draw:style-name="gr100" draw:text-style-name="P91" xml:id="id96" draw:id="id96" draw:layer="layout" svg:width="5.715cm" svg:height="2.505cm" svg:x="6.562cm" svg:y="14.605cm">
          <text:list text:style-name="L11">
            <text:list-header>
              <text:p text:style-name="P90"><text:span text:style-name="T67">p=&amp;b ; <text:s/></text:span></text:p>
              <text:p text:style-name="P90"><text:span text:style-name="T67">p-&gt;Show();</text:span></text:p>
            </text:list-header>
          </text:list>
          <draw:enhanced-geometry svg:viewBox="0 0 21600 21600" draw:type="mso-spt202" draw:enhanced-path="M 0 0 L 21600 0 21600 21600 0 21600 0 0 Z N"/>
        </draw:custom-shape>
        <draw:custom-shape draw:name="Text Box 59" draw:style-name="gr101" draw:text-style-name="P91" xml:id="id97" draw:id="id97" draw:layer="layout" svg:width="5.715cm" svg:height="2.505cm" svg:x="12.488cm" svg:y="14.605cm">
          <text:list text:style-name="L4">
            <text:list-header>
              <text:p text:style-name="P90"><text:span text:style-name="T27">p=&amp;c ; <text:s/></text:span></text:p>
              <text:p text:style-name="P90"><text:span text:style-name="T27">p-&gt;Show();</text:span></text:p>
            </text:list-header>
          </text:list>
          <draw:enhanced-geometry svg:viewBox="0 0 21600 21600" draw:type="mso-spt202" draw:enhanced-path="M 0 0 L 21600 0 21600 21600 0 21600 0 0 Z N"/>
        </draw:custom-shape>
        <draw:custom-shape draw:name="Text Box 61" draw:style-name="gr102" draw:text-style-name="P93" xml:id="id98" draw:id="id98" draw:layer="layout" svg:width="8.043cm" svg:height="3.816cm" svg:x="17.357cm" svg:y="13.97cm">
          <text:list text:style-name="L2">
            <text:list-header>
              <text:p text:style-name="P92"><text:span text:style-name="T23">即在程序运行时，通过赋值语句实现多态性</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94" smil:attributeName="visibility" smil:to="visible"/>
                  <anim:transitionFilter smil:dur="0.5s" smil:targetElement="id94" smil:type="barWipe" smil:subtype="topToBottom"/>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95" smil:attributeName="visibility" smil:to="visible"/>
                  <anim:transitionFilter smil:dur="0.5s" smil:targetElement="id95"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96" smil:attributeName="visibility" smil:to="visible"/>
                  <anim:transitionFilter smil:dur="0.5s" smil:targetElement="id96"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97" smil:attributeName="visibility" smil:to="visible"/>
                  <anim:transitionFilter smil:dur="0.5s" smil:targetElement="id97"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98" smil:attributeName="visibility" smil:to="visible"/>
                  <anim:transitionFilter smil:dur="0.5s" smil:targetElement="id98" smil:type="blindsWipe" smil:subtype="horizontal"/>
                </anim:par>
              </anim:par>
            </anim:par>
          </anim:seq>
        </anim:par>
        <presentation:notes draw:style-name="dp2">
          <draw:page-thumbnail draw:style-name="gr3" draw:layer="layout" svg:width="12.7cm" svg:height="9.525cm" svg:x="3.175cm" svg:y="1.904cm" draw:page-number="29" presentation:class="page"/>
          <draw:frame presentation:style-name="pr1" draw:text-style-name="P5" draw:layer="layout" svg:width="13.97cm" svg:height="11.43cm" svg:x="2.54cm" svg:y="12.065cm" presentation:class="notes" presentation:placeholder="true">
            <draw:text-box/>
          </draw:frame>
        </presentation:notes>
      </draw:page>
      <draw:page draw:name="page30"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Rectangle 2" draw:style-name="gr2" draw:text-style-name="P95" draw:layer="layout" svg:width="25.4cm" svg:height="3.917cm" svg:x="0cm" svg:y="0cm">
          <text:list text:style-name="L1">
            <text:list-header>
              <text:p text:style-name="P94"><text:span text:style-name="T11">3</text:span><text:span text:style-name="T10">、</text:span><text:span text:style-name="T3">虚函数必须是类的一个成员函数，不能是友元函数，也不能是静态的成员函数。</text:span></text:p>
            </text:list-header>
          </text:list>
          <draw:enhanced-geometry svg:viewBox="0 0 21600 21600" draw:type="rectangle" draw:enhanced-path="M 0 0 L 21600 0 21600 21600 0 21600 0 0 Z N"/>
        </draw:custom-shape>
        <draw:custom-shape draw:name="Rectangle 3" draw:style-name="gr2" draw:text-style-name="P95" xml:id="id99" draw:id="id99" draw:layer="layout" svg:width="25.4cm" svg:height="5.745cm" svg:x="0cm" svg:y="4.868cm">
          <text:list text:style-name="L1">
            <text:list-header>
              <text:p text:style-name="P94"><text:span text:style-name="T11">4</text:span><text:span text:style-name="T10">、在派生类中</text:span><text:span text:style-name="T24">没有重新定义虚函数</text:span><text:span text:style-name="T10">时，与一般的成员函数一样，当调用这种派生类对象的虚函数时，</text:span><text:span text:style-name="T24">则调用其基类中的虚函数</text:span><text:span text:style-name="T10">。</text:span></text:p>
            </text:list-header>
          </text:list>
          <draw:enhanced-geometry svg:viewBox="0 0 21600 21600" draw:type="rectangle" draw:enhanced-path="M 0 0 L 21600 0 21600 21600 0 21600 0 0 Z N"/>
        </draw:custom-shape>
        <draw:custom-shape draw:name="Rectangle 4" draw:style-name="gr2" draw:text-style-name="P9" xml:id="id100" draw:id="id100" draw:layer="layout" svg:width="25.4cm" svg:height="4.223cm" svg:x="0cm" svg:y="11.642cm">
          <text:list text:style-name="L1">
            <text:list-header>
              <text:p text:style-name="P8"><text:span text:style-name="T11">5</text:span><text:span text:style-name="T10">、</text:span><text:span text:style-name="T3">可把析构函数定义为虚函数，但是，不能将构造函数定义为虚函数</text:span><text:span text:style-name="T10">。</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99" smil:attributeName="visibility" smil:to="visible"/>
                  <anim:transitionFilter smil:dur="0.5s" smil:targetElement="id99"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00" smil:attributeName="visibility" smil:to="visible"/>
                  <anim:transitionFilter smil:dur="0.5s" smil:targetElement="id100" smil:type="dissolve"/>
                </anim:par>
              </anim:par>
            </anim:par>
          </anim:seq>
        </anim:par>
        <presentation:notes draw:style-name="dp2">
          <draw:page-thumbnail draw:style-name="gr3" draw:layer="layout" svg:width="12.7cm" svg:height="9.525cm" svg:x="3.175cm" svg:y="1.904cm" draw:page-number="30" presentation:class="page"/>
          <draw:frame presentation:style-name="pr1" draw:text-style-name="P5" draw:layer="layout" svg:width="13.97cm" svg:height="11.43cm" svg:x="2.54cm" svg:y="12.065cm" presentation:class="notes" presentation:placeholder="true">
            <draw:text-box/>
          </draw:frame>
        </presentation:notes>
      </draw:page>
      <draw:page draw:name="page31"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37" draw:layer="layout" svg:width="25.4cm" svg:height="10.821cm" svg:x="0cm" svg:y="0cm">
          <text:list text:style-name="L1">
            <text:list-header>
              <text:p text:style-name="P36"><text:span text:style-name="T17">6</text:span><text:span text:style-name="T16">、虚函数与一般的成员函数相比较，</text:span><text:span text:style-name="T34">调用时的执行速度要慢一些</text:span><text:span text:style-name="T16">。为了实现多态性，在每一个派生类中均要保存相应虚函数的入口地址表，函数的调用机制也是间接实现的。因此，除了要编写一些通用的程序，并一定要使用虚函数才能完成其功能要求外，通常不必使用虚函数。</text:span></text:p>
            </text:list-header>
          </text:list>
          <draw:enhanced-geometry svg:viewBox="0 0 21600 21600" draw:type="mso-spt202" draw:enhanced-path="M 0 0 L 21600 0 21600 21600 0 21600 0 0 Z N"/>
        </draw:custom-shape>
        <draw:custom-shape draw:name="Rectangle 3" draw:style-name="gr103" draw:text-style-name="P39" xml:id="id101" draw:id="id101" draw:layer="layout" svg:width="25.4cm" svg:height="5.541cm" svg:x="0cm" svg:y="11.853cm">
          <text:list text:style-name="L2">
            <text:list-header>
              <text:p text:style-name="P38"><text:span text:style-name="T18">7</text:span><text:span text:style-name="T35">、一个函数如果被定义成虚函数，则不管经历多少次派生，仍将保持其虚特性，以实现“一个接口，多个形态”。</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01" smil:attributeName="visibility" smil:to="visible"/>
                  <anim:transitionFilter smil:dur="0.5s" smil:targetElement="id101" smil:type="irisWipe" smil:subtype="rectangle" smil:direction="reverse"/>
                </anim:par>
              </anim:par>
            </anim:par>
          </anim:seq>
        </anim:par>
        <presentation:notes draw:style-name="dp2">
          <draw:page-thumbnail draw:style-name="gr3" draw:layer="layout" svg:width="12.7cm" svg:height="9.525cm" svg:x="3.175cm" svg:y="1.904cm" draw:page-number="31" presentation:class="page"/>
          <draw:frame presentation:style-name="pr1" draw:text-style-name="P5" draw:layer="layout" svg:width="13.97cm" svg:height="11.43cm" svg:x="2.54cm" svg:y="12.065cm" presentation:class="notes" presentation:placeholder="true">
            <draw:text-box/>
          </draw:frame>
        </presentation:notes>
      </draw:page>
      <draw:page draw:name="page32"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9" draw:layer="layout" svg:width="25.4cm" svg:height="14.529cm" svg:x="0cm" svg:y="0cm">
          <text:list text:style-name="L1">
            <text:list-header>
              <text:p text:style-name="P8"><text:span text:style-name="T10">虚函数的访问</text:span></text:p>
              <text:p text:style-name="P8"><text:span text:style-name="T10">用基指针访问与用对象名访问</text:span></text:p>
            </text:list-header>
          </text:list>
          <text:list text:style-name="L9">
            <text:list-header>
              <text:p text:style-name="P8"><text:span text:style-name="T64">用基指针访问虚函数时，指向其实际派生类对象重新定义的函数。实现动态聚束。</text:span></text:p>
            </text:list-header>
          </text:list>
          <text:list text:style-name="L1">
            <text:list-header>
              <text:p text:style-name="P8"><text:span text:style-name="T10">通过一个</text:span><text:span text:style-name="T64">对象名</text:span><text:span text:style-name="T10">访问时，只能静态聚束。即由编译器在编译的时候决定调用哪个函数。</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32" presentation:class="page"/>
          <draw:frame presentation:style-name="pr1" draw:text-style-name="P5" draw:layer="layout" svg:width="13.97cm" svg:height="11.43cm" svg:x="2.54cm" svg:y="12.065cm" presentation:class="notes" presentation:placeholder="true">
            <draw:text-box/>
          </draw:frame>
        </presentation:notes>
      </draw:page>
      <draw:page draw:name="page33"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48" draw:layer="layout" svg:width="24.553cm" svg:height="16.902cm" svg:x="0cm" svg:y="0.609cm">
          <text:list text:style-name="L1">
            <text:list-header>
              <text:p text:style-name="P47"><text:span text:style-name="T46">clas</text:span><text:span text:style-name="T46">s </text:span><text:span text:style-name="T46">Poi</text:span><text:span text:style-name="T46">nt{ <text:s/></text:span><text:span text:style-name="T46">floa</text:span><text:span text:style-name="T46">t </text:span><text:span text:style-name="T46">x,y;</text:span></text:p>
              <text:p text:style-name="P47"><text:span text:style-name="T46">pub</text:span><text:span text:style-name="T46">lic:</text:span><text:span text:style-name="T46"><text:tab/></text:span><text:span text:style-name="T46">Poi</text:span><text:span text:style-name="T46">nt()</text:span><text:span text:style-name="T46">{}</text:span></text:p>
              <text:p text:style-name="P47"><text:span text:style-name="T46"><text:tab/></text:span><text:span text:style-name="T46">Poi</text:span><text:span text:style-name="T46">nt(f</text:span><text:span text:style-name="T46">loat </text:span><text:span text:style-name="T46">i,fl</text:span><text:span text:style-name="T46">oat </text:span><text:span text:style-name="T46">j){</text:span><text:span text:style-name="T46"><text:tab/></text:span><text:span text:style-name="T46">x=i</text:span><text:span text:style-name="T46">;</text:span><text:span text:style-name="T46"><text:tab/></text:span><text:span text:style-name="T46">y=j</text:span><text:span text:style-name="T46">;</text:span><text:span text:style-name="T46"><text:tab/></text:span><text:span text:style-name="T46">}</text:span></text:p>
              <text:p text:style-name="P47"><text:span text:style-name="T46"><text:tab/></text:span><text:span text:style-name="T47">virt</text:span><text:span text:style-name="T47">ual</text:span><text:span text:style-name="T46"> <text:s/></text:span><text:span text:style-name="T48">floa</text:span><text:span text:style-name="T48">t </text:span><text:span text:style-name="T48">are</text:span><text:span text:style-name="T48">a(v</text:span><text:span text:style-name="T48">oid</text:span><text:span text:style-name="T48">)</text:span><text:span text:style-name="T48"><text:tab/></text:span><text:span text:style-name="T48">{ <text:s/>r</text:span><text:span text:style-name="T48">etu</text:span><text:span text:style-name="T48">rn </text:span><text:span text:style-name="T48">0.0; </text:span><text:span text:style-name="T48"><text:s text:c="2"/>}//</text:span><text:span text:style-name="T49">声</text:span><text:span text:style-name="T49">明</text:span><text:span text:style-name="T49">为</text:span><text:span text:style-name="T49">虚</text:span><text:span text:style-name="T49">函</text:span><text:span text:style-name="T49">数</text:span></text:p>
              <text:p text:style-name="P47"><text:span text:style-name="T46">};</text:span></text:p>
              <text:p text:style-name="P47"><text:span text:style-name="T46">con</text:span><text:span text:style-name="T46">st </text:span><text:span text:style-name="T46">floa</text:span><text:span text:style-name="T46">t </text:span><text:span text:style-name="T46">Pi=</text:span><text:span text:style-name="T46">3.1</text:span><text:span text:style-name="T46">415</text:span><text:span text:style-name="T46">9;</text:span></text:p>
            </text:list-header>
          </text:list>
          <text:list text:style-name="L9">
            <text:list-header>
              <text:p text:style-name="P47"><text:span text:style-name="T56">clas</text:span><text:span text:style-name="T56">s </text:span><text:span text:style-name="T56">Cir</text:span><text:span text:style-name="T56">cle:</text:span><text:span text:style-name="T56">pub</text:span><text:span text:style-name="T56">lic </text:span><text:span text:style-name="T56">Poi</text:span><text:span text:style-name="T56">nt{</text:span><text:span text:style-name="T56"><text:tab/></text:span><text:span text:style-name="T56"><text:tab/></text:span><text:span text:style-name="T56">//</text:span><text:span text:style-name="T57">类</text:span><text:span text:style-name="T56">Poi</text:span><text:span text:style-name="T56">nt</text:span><text:span text:style-name="T57">的</text:span><text:span text:style-name="T57">派</text:span><text:span text:style-name="T57">生</text:span><text:span text:style-name="T57">类</text:span></text:p>
              <text:p text:style-name="P47"><text:span text:style-name="T57"><text:tab/></text:span><text:span text:style-name="T56">floa</text:span><text:span text:style-name="T56">t </text:span><text:span text:style-name="T56">rad</text:span><text:span text:style-name="T56">ius;</text:span></text:p>
              <text:p text:style-name="P47"><text:span text:style-name="T56">pub</text:span><text:span text:style-name="T56">lic:</text:span><text:span text:style-name="T56"><text:tab/></text:span><text:span text:style-name="T56">Cir</text:span><text:span text:style-name="T56">cle(</text:span><text:span text:style-name="T56">floa</text:span><text:span text:style-name="T56">t r)</text:span><text:span text:style-name="T56">{</text:span><text:span text:style-name="T56"><text:tab/></text:span><text:span text:style-name="T56">rad</text:span><text:span text:style-name="T56">ius</text:span><text:span text:style-name="T56">=r;</text:span><text:span text:style-name="T56"><text:tab/></text:span><text:span text:style-name="T56">}</text:span></text:p>
              <text:p text:style-name="P47"><text:span text:style-name="T56"><text:tab/></text:span><text:span text:style-name="T48">floa</text:span><text:span text:style-name="T48">t </text:span><text:span text:style-name="T48">are</text:span><text:span text:style-name="T48">a(v</text:span><text:span text:style-name="T48">oid</text:span><text:span text:style-name="T48">)</text:span><text:span text:style-name="T48"><text:tab/></text:span><text:span text:style-name="T48">{ <text:s/>r</text:span><text:span text:style-name="T48">etu</text:span><text:span text:style-name="T48">rn </text:span><text:span text:style-name="T48">Pi*</text:span><text:span text:style-name="T48">rad</text:span><text:span text:style-name="T48">ius</text:span><text:span text:style-name="T48">*ra</text:span><text:span text:style-name="T48">diu</text:span><text:span text:style-name="T48">s;}/</text:span><text:span text:style-name="T48">/</text:span><text:span text:style-name="T49">虚</text:span><text:span text:style-name="T49">函</text:span><text:span text:style-name="T49">数</text:span><text:span text:style-name="T49">再</text:span><text:span text:style-name="T49">定</text:span><text:span text:style-name="T49">义</text:span></text:p>
              <text:p text:style-name="P47"><text:span text:style-name="T56">};</text:span></text:p>
            </text:list-header>
          </text:list>
          <text:list text:style-name="L1">
            <text:list-header>
              <text:p text:style-name="P47"><text:span text:style-name="T46">voi</text:span><text:span text:style-name="T46">d </text:span><text:span text:style-name="T46">mai</text:span><text:span text:style-name="T46">n(v</text:span><text:span text:style-name="T46">oid</text:span><text:span text:style-name="T46">)</text:span></text:p>
              <text:p text:style-name="P47"><text:span text:style-name="T46">{ <text:s text:c="4"/></text:span><text:span text:style-name="T46">Poi</text:span><text:span text:style-name="T46">nt </text:span><text:span text:style-name="T46">*pp</text:span><text:span text:style-name="T46">;</text:span><text:span text:style-name="T46"><text:tab/></text:span><text:span text:style-name="T46"> <text:s text:c="4"/>/</text:span><text:span text:style-name="T46">/</text:span><text:span text:style-name="T57">基</text:span><text:span text:style-name="T57">类</text:span><text:span text:style-name="T57">指</text:span><text:span text:style-name="T57">针，</text:span><text:span text:style-name="T57">可</text:span><text:span text:style-name="T57">以</text:span><text:span text:style-name="T57">将</text:span><text:span text:style-name="T57">派</text:span><text:span text:style-name="T57">生</text:span><text:span text:style-name="T57">类</text:span><text:span text:style-name="T57">对</text:span><text:span text:style-name="T57">象</text:span><text:span text:style-name="T57">的</text:span><text:span text:style-name="T57">地</text:span><text:span text:style-name="T57">址</text:span><text:span text:style-name="T57">赋</text:span><text:span text:style-name="T57">给</text:span><text:span text:style-name="T57">基</text:span><text:span text:style-name="T57">类</text:span><text:span text:style-name="T57">指</text:span><text:span text:style-name="T57">针</text:span></text:p>
              <text:p text:style-name="P47"><text:span text:style-name="T33"><text:s text:c="6"/></text:span><text:span text:style-name="T46">Cir</text:span><text:span text:style-name="T46">cle </text:span><text:span text:style-name="T46">c(5.</text:span><text:span text:style-name="T46">432</text:span><text:span text:style-name="T46">1);</text:span></text:p>
              <text:p text:style-name="P47"><text:span text:style-name="T46"><text:s text:c="6"/></text:span><text:span text:style-name="T46">cou</text:span><text:span text:style-name="T46">t&lt;&lt;</text:span><text:span text:style-name="T46">c.ar</text:span><text:span text:style-name="T46">ea()</text:span><text:span text:style-name="T46">&lt;&lt;e</text:span><text:span text:style-name="T46">ndl</text:span><text:span text:style-name="T46">; <text:s text:c="5"/></text:span><text:span text:style-name="T46"><text:s/></text:span></text:p>
              <text:p text:style-name="P47"><text:span text:style-name="T46"><text:s text:c="6"/></text:span><text:span text:style-name="T46">cou</text:span><text:span text:style-name="T46">t&lt;&lt;</text:span><text:span text:style-name="T46">c.P</text:span><text:span text:style-name="T46">oin</text:span><text:span text:style-name="T46">t::a</text:span><text:span text:style-name="T46">rea</text:span><text:span text:style-name="T46">()&lt;</text:span><text:span text:style-name="T46">&lt;en</text:span><text:span text:style-name="T46">dl;</text:span><text:span text:style-name="T46"><text:tab/></text:span></text:p>
              <text:p text:style-name="P47"><text:span text:style-name="T46"><text:s text:c="6"/></text:span><text:span text:style-name="T46">cou</text:span><text:span text:style-name="T46">t&lt;&lt;</text:span><text:span text:style-name="T46">c.C</text:span><text:span text:style-name="T46">ircl</text:span><text:span text:style-name="T46">e::a</text:span><text:span text:style-name="T46">rea </text:span><text:span text:style-name="T46">()&lt;</text:span><text:span text:style-name="T46">&lt;en</text:span><text:span text:style-name="T46">dl;</text:span></text:p>
              <text:p text:style-name="P47"><text:span text:style-name="T46">}</text:span></text:p>
            </text:list-header>
          </text:list>
          <draw:enhanced-geometry svg:viewBox="0 0 21600 21600" draw:type="mso-spt202" draw:enhanced-path="M 0 0 L 21600 0 21600 21600 0 21600 0 0 Z N"/>
        </draw:custom-shape>
        <draw:custom-shape draw:name="Text Box 3" draw:style-name="gr104" draw:text-style-name="P97" xml:id="id103" draw:id="id103" draw:layer="layout" svg:width="6.985cm" svg:height="3.309cm" svg:x="16.933cm" svg:y="4.445cm">
          <text:list text:style-name="L3">
            <text:list-header>
              <text:p text:style-name="P96"><text:span text:style-name="T21">输出：</text:span><text:span text:style-name="T53">92.7011</text:span></text:p>
              <text:p text:style-name="P96"><text:span text:style-name="T53"><text:tab/></text:span><text:span text:style-name="T53">0</text:span></text:p>
              <text:p text:style-name="P96"><text:span text:style-name="T53"><text:tab/></text:span><text:span text:style-name="T53">92.7011</text:span></text:p>
            </text:list-header>
          </text:list>
          <draw:enhanced-geometry svg:viewBox="0 0 21600 21600" draw:type="mso-spt202" draw:enhanced-path="M 0 0 L 21600 0 21600 21600 0 21600 0 0 Z N"/>
        </draw:custom-shape>
        <draw:custom-shape draw:name="Text Box 4" draw:style-name="gr105" draw:text-style-name="P98" xml:id="id104" draw:id="id104" draw:layer="layout" svg:width="24.342cm" svg:height="1.446cm" svg:x="1.058cm" svg:y="16.933cm">
          <text:list text:style-name="L5">
            <text:list-header>
              <text:p text:style-name="P41"><text:span text:style-name="T22">可见，利用对象名进行调用与一般非虚函数没有区别。</text:span></text:p>
            </text:list-header>
          </text:list>
          <draw:enhanced-geometry svg:viewBox="0 0 21600 21600" draw:type="mso-spt202" draw:enhanced-path="M 0 0 L 21600 0 21600 21600 0 21600 0 0 Z N"/>
        </draw:custom-shape>
        <draw:custom-shape draw:name="AutoShape 5" draw:style-name="gr106" draw:text-style-name="P54" xml:id="id102" draw:id="id102" draw:layer="layout" svg:width="8.384cm" svg:height="1.206cm" svg:x="9.227cm" svg:y="13.123cm">
          <text:list text:style-name="L3">
            <text:list-header>
              <text:p text:style-name="P20"><text:span text:style-name="T21">用对象名调用</text:span><text:span text:style-name="T53">area( )</text:span></text:p>
            </text:list-header>
          </text:list>
          <draw:enhanced-geometry svg:viewBox="0 0 21600 21600" draw:text-areas="800 800 20800 20800" draw:type="round-rectangular-callout" draw:modifiers="-3165.93917710197 25000.16570008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02" smil:attributeName="visibility" smil:to="visible"/>
                  <anim:transitionFilter smil:dur="0.5s" smil:targetElement="id102"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03" smil:attributeName="visibility" smil:to="visible"/>
                  <anim:transitionFilter smil:dur="0.5s" smil:targetElement="id103"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04" smil:attributeName="visibility" smil:to="visible"/>
                  <anim:transitionFilter smil:dur="0.5s" smil:targetElement="id104" smil:type="dissolve"/>
                </anim:par>
              </anim:par>
            </anim:par>
          </anim:seq>
        </anim:par>
        <presentation:notes draw:style-name="dp2">
          <draw:page-thumbnail draw:style-name="gr3" draw:layer="layout" svg:width="12.7cm" svg:height="9.525cm" svg:x="3.175cm" svg:y="1.904cm" draw:page-number="33" presentation:class="page"/>
          <draw:frame presentation:style-name="pr1" draw:text-style-name="P5" draw:layer="layout" svg:width="13.97cm" svg:height="11.43cm" svg:x="2.54cm" svg:y="12.065cm" presentation:class="notes" presentation:placeholder="true">
            <draw:text-box/>
          </draw:frame>
        </presentation:notes>
      </draw:page>
      <draw:page draw:name="page34"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48" draw:layer="layout" svg:width="18.627cm" svg:height="16.902cm" svg:x="0cm" svg:y="0.847cm">
          <text:list text:style-name="L1">
            <text:list-header>
              <text:p text:style-name="P47"><text:span text:style-name="T46">clas</text:span><text:span text:style-name="T46">s </text:span><text:span text:style-name="T46">bas</text:span><text:span text:style-name="T46">e0{</text:span></text:p>
              <text:p text:style-name="P47"><text:span text:style-name="T46">pub</text:span><text:span text:style-name="T46">lic:</text:span><text:span text:style-name="T46"><text:tab/></text:span><text:span text:style-name="T46">voi</text:span><text:span text:style-name="T46">d </text:span><text:span text:style-name="T46">v(v</text:span><text:span text:style-name="T46">oid</text:span><text:span text:style-name="T46">){</text:span><text:span text:style-name="T46"><text:tab/></text:span><text:span text:style-name="T46">cou</text:span><text:span text:style-name="T46">t&lt;&lt;</text:span><text:span text:style-name="T46">"ba</text:span><text:span text:style-name="T46">se0\</text:span><text:span text:style-name="T46">n";</text:span><text:span text:style-name="T46"><text:tab/></text:span><text:span text:style-name="T46">}</text:span></text:p>
              <text:p text:style-name="P47"><text:span text:style-name="T46">};</text:span></text:p>
            </text:list-header>
          </text:list>
          <text:list text:style-name="L12">
            <text:list-header>
              <text:p text:style-name="P47"><text:span text:style-name="T68">clas</text:span><text:span text:style-name="T68">s </text:span><text:span text:style-name="T68">bas</text:span><text:span text:style-name="T68">e1:</text:span><text:span text:style-name="T68">pub</text:span><text:span text:style-name="T68">lic </text:span><text:span text:style-name="T68">bas</text:span><text:span text:style-name="T68">e0{</text:span></text:p>
              <text:p text:style-name="P47"><text:span text:style-name="T68">pub</text:span><text:span text:style-name="T68">lic:</text:span><text:span text:style-name="T68"><text:tab/></text:span><text:span text:style-name="T68">virt</text:span><text:span text:style-name="T68">ual </text:span><text:span text:style-name="T68">voi</text:span><text:span text:style-name="T68">d </text:span><text:span text:style-name="T68">v(v</text:span><text:span text:style-name="T68">oid</text:span><text:span text:style-name="T68">)</text:span><text:span text:style-name="T68">{ <text:s/>c</text:span><text:span text:style-name="T68">out</text:span><text:span text:style-name="T68">&lt;&lt;"</text:span><text:span text:style-name="T68">bas</text:span><text:span text:style-name="T68">e1\</text:span><text:span text:style-name="T68">n"; </text:span><text:span text:style-name="T68"><text:s/>}</text:span></text:p>
              <text:p text:style-name="P47"><text:span text:style-name="T68">};</text:span></text:p>
            </text:list-header>
          </text:list>
          <text:list text:style-name="L1">
            <text:list-header>
              <text:p text:style-name="P47"><text:span text:style-name="T46">clas</text:span><text:span text:style-name="T46">s </text:span><text:span text:style-name="T46">A1:</text:span><text:span text:style-name="T46">pub</text:span><text:span text:style-name="T46">lic </text:span><text:span text:style-name="T46">bas</text:span><text:span text:style-name="T46">e1{</text:span></text:p>
              <text:p text:style-name="P47"><text:span text:style-name="T46">pub</text:span><text:span text:style-name="T46">lic:</text:span><text:span text:style-name="T46"><text:tab/></text:span><text:span text:style-name="T46">voi</text:span><text:span text:style-name="T46">d </text:span><text:span text:style-name="T46">v(){</text:span><text:span text:style-name="T46"><text:tab/></text:span><text:span text:style-name="T46">cou</text:span><text:span text:style-name="T46">t&lt;&lt;</text:span><text:span text:style-name="T46">"A</text:span><text:span text:style-name="T46">1\</text:span><text:span text:style-name="T46">n";</text:span><text:span text:style-name="T46"><text:tab/></text:span><text:span text:style-name="T46">}</text:span></text:p>
              <text:p text:style-name="P47"><text:span text:style-name="T46">};</text:span></text:p>
            </text:list-header>
          </text:list>
          <text:list text:style-name="L12">
            <text:list-header>
              <text:p text:style-name="P47"><text:span text:style-name="T68">clas</text:span><text:span text:style-name="T68">s </text:span><text:span text:style-name="T68">A2:</text:span><text:span text:style-name="T68">pub</text:span><text:span text:style-name="T68">lic </text:span><text:span text:style-name="T68">A1{</text:span></text:p>
              <text:p text:style-name="P47"><text:span text:style-name="T68">pub</text:span><text:span text:style-name="T68">lic:</text:span><text:span text:style-name="T68"><text:tab/></text:span><text:span text:style-name="T68">voi</text:span><text:span text:style-name="T68">d </text:span><text:span text:style-name="T68">v(v</text:span><text:span text:style-name="T68">oid</text:span><text:span text:style-name="T68">){</text:span><text:span text:style-name="T68"><text:tab/></text:span><text:span text:style-name="T68">cou</text:span><text:span text:style-name="T68">t&lt;&lt;</text:span><text:span text:style-name="T68">"A</text:span><text:span text:style-name="T68">2\</text:span><text:span text:style-name="T68">n";</text:span><text:span text:style-name="T68"><text:tab/></text:span><text:span text:style-name="T68">}</text:span></text:p>
              <text:p text:style-name="P47"><text:span text:style-name="T68">};</text:span></text:p>
            </text:list-header>
          </text:list>
          <text:list text:style-name="L1">
            <text:list-header>
              <text:p text:style-name="P47"><text:span text:style-name="T46">clas</text:span><text:span text:style-name="T46">s </text:span><text:span text:style-name="T46">B1:</text:span><text:span text:style-name="T46">pri</text:span><text:span text:style-name="T46">vat</text:span><text:span text:style-name="T46">e </text:span><text:span text:style-name="T46">bas</text:span><text:span text:style-name="T46">e1{</text:span></text:p>
              <text:p text:style-name="P47"><text:span text:style-name="T46">pub</text:span><text:span text:style-name="T46">lic:</text:span><text:span text:style-name="T46"><text:tab/></text:span><text:span text:style-name="T46">voi</text:span><text:span text:style-name="T46">d </text:span><text:span text:style-name="T46">v(v</text:span><text:span text:style-name="T46">oid</text:span><text:span text:style-name="T46">){</text:span><text:span text:style-name="T46"><text:tab/></text:span><text:span text:style-name="T46">cou</text:span><text:span text:style-name="T46">t&lt;&lt;</text:span><text:span text:style-name="T46">"B</text:span><text:span text:style-name="T46">1\</text:span><text:span text:style-name="T46">n";</text:span><text:span text:style-name="T46"><text:tab/></text:span><text:span text:style-name="T46">}</text:span></text:p>
              <text:p text:style-name="P47"><text:span text:style-name="T46">};</text:span></text:p>
            </text:list-header>
          </text:list>
          <text:list text:style-name="L12">
            <text:list-header>
              <text:p text:style-name="P47"><text:span text:style-name="T68">clas</text:span><text:span text:style-name="T68">s </text:span><text:span text:style-name="T68">B2:</text:span><text:span text:style-name="T68">pub</text:span><text:span text:style-name="T68">lic </text:span><text:span text:style-name="T68">B1{</text:span></text:p>
              <text:p text:style-name="P47"><text:span text:style-name="T68">pub</text:span><text:span text:style-name="T68">lic:</text:span><text:span text:style-name="T68"><text:tab/></text:span><text:span text:style-name="T68">voi</text:span><text:span text:style-name="T68">d </text:span><text:span text:style-name="T68">v(v</text:span><text:span text:style-name="T68">oid</text:span><text:span text:style-name="T68">){</text:span><text:span text:style-name="T68"><text:tab/></text:span><text:span text:style-name="T68">cou</text:span><text:span text:style-name="T68">t&lt;&lt;</text:span><text:span text:style-name="T68">"B</text:span><text:span text:style-name="T68">2\</text:span><text:span text:style-name="T68">n";</text:span><text:span text:style-name="T68"><text:tab/></text:span><text:span text:style-name="T68">}</text:span></text:p>
              <text:p text:style-name="P47"><text:span text:style-name="T68">};</text:span></text:p>
            </text:list-header>
          </text:list>
          <draw:enhanced-geometry svg:viewBox="0 0 21600 21600" draw:type="mso-spt202" draw:enhanced-path="M 0 0 L 21600 0 21600 21600 0 21600 0 0 Z N"/>
        </draw:custom-shape>
        <draw:custom-shape draw:name="Text Box 3" draw:style-name="gr107" draw:text-style-name="P48" draw:layer="layout" svg:width="8.255cm" svg:height="10.259cm" svg:x="16.087cm" svg:y="6.773cm">
          <text:list text:style-name="L9">
            <text:list-header>
              <text:p text:style-name="P47"><text:span text:style-name="T56">void </text:span><text:span text:style-name="T56">mai</text:span><text:span text:style-name="T56">n(vo</text:span><text:span text:style-name="T56">id)</text:span></text:p>
              <text:p text:style-name="P47"><text:span text:style-name="T56">{ <text:s text:c="2"/></text:span><text:span text:style-name="T47">b</text:span><text:span text:style-name="T47">ase0 </text:span><text:span text:style-name="T47">*pb;</text:span></text:p>
              <text:p text:style-name="P47"><text:span text:style-name="T56"><text:s text:c="4"/></text:span><text:span text:style-name="T56">A1 </text:span><text:span text:style-name="T56">a1;</text:span></text:p>
              <text:p text:style-name="P47"><text:span text:style-name="T56"><text:s text:c="4"/></text:span><text:span text:style-name="T56">(pb</text:span><text:span text:style-name="T56">=&amp;a</text:span><text:span text:style-name="T56">1)-</text:span><text:span text:style-name="T56">&gt;v()</text:span><text:span text:style-name="T56">;</text:span></text:p>
              <text:p text:style-name="P47"><text:span text:style-name="T56"><text:s text:c="4"/></text:span><text:span text:style-name="T56">A2 </text:span><text:span text:style-name="T56">a2;</text:span></text:p>
              <text:p text:style-name="P47"><text:span text:style-name="T56"><text:s text:c="5"/></text:span><text:span text:style-name="T56">(pb</text:span><text:span text:style-name="T56">=&amp;a</text:span><text:span text:style-name="T56">2)-</text:span><text:span text:style-name="T56">&gt;v()</text:span><text:span text:style-name="T56">;</text:span></text:p>
              <text:p text:style-name="P47"><text:span text:style-name="T56"><text:s text:c="5"/></text:span><text:span text:style-name="T56">B1 </text:span><text:span text:style-name="T56">b1;</text:span></text:p>
              <text:p text:style-name="P47"><text:span text:style-name="T56"><text:s text:c="5"/></text:span><text:span text:style-name="T58">(pb</text:span><text:span text:style-name="T58">=&amp;b</text:span><text:span text:style-name="T58">1)-</text:span><text:span text:style-name="T58">&gt;v()</text:span><text:span text:style-name="T58">;</text:span></text:p>
              <text:p text:style-name="P47"><text:span text:style-name="T56"><text:s text:c="5"/></text:span><text:span text:style-name="T56">B2 </text:span><text:span text:style-name="T56">b2;</text:span></text:p>
              <text:p text:style-name="P47"><text:span text:style-name="T56"><text:s text:c="5"/></text:span><text:span text:style-name="T58">(pb</text:span><text:span text:style-name="T58">=&amp;b</text:span><text:span text:style-name="T58">2)-</text:span><text:span text:style-name="T58">&gt;v()</text:span><text:span text:style-name="T58">;</text:span></text:p>
              <text:p text:style-name="P47"><text:span text:style-name="T56">}</text:span></text:p>
            </text:list-header>
          </text:list>
          <draw:enhanced-geometry svg:viewBox="0 0 21600 21600" draw:type="mso-spt202" draw:enhanced-path="M 0 0 L 21600 0 21600 21600 0 21600 0 0 Z N"/>
        </draw:custom-shape>
        <draw:custom-shape draw:name="Text Box 4" draw:style-name="gr108" draw:text-style-name="P77" xml:id="id105" draw:id="id105" draw:layer="layout" svg:width="3.81cm" svg:height="2.822cm" svg:x="20.108cm" svg:y="1.058cm">
          <text:list text:style-name="L3">
            <text:list-header>
              <text:p text:style-name="P76"><text:span text:style-name="T53">base0</text:span></text:p>
              <text:p text:style-name="P76"><text:span text:style-name="T53">base0</text:span></text:p>
            </text:list-header>
          </text:list>
          <draw:enhanced-geometry svg:viewBox="0 0 21600 21600" draw:type="mso-spt202" draw:enhanced-path="M 0 0 L 21600 0 21600 21600 0 21600 0 0 Z N"/>
        </draw:custom-shape>
        <draw:custom-shape draw:name="AutoShape 5" draw:style-name="gr109" draw:text-style-name="P34" xml:id="id106" draw:id="id106" draw:layer="layout" svg:width="6.562cm" svg:height="2.011cm" svg:x="11.43cm" svg:y="16.51cm">
          <text:list text:style-name="L3">
            <text:list-header>
              <text:p text:style-name="P32"><text:span text:style-name="T31">私有派生，在类外不能调用基类函数</text:span></text:p>
            </text:list-header>
          </text:list>
          <draw:enhanced-geometry svg:viewBox="0 0 21600 21600" draw:text-areas="800 800 20800 20800" draw:type="round-rectangular-callout" draw:modifiers="18723.5105896694 -13011.53081510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105" smil:attributeName="visibility" smil:to="visible"/>
                  <anim:transitionFilter smil:dur="0.5s" smil:targetElement="id105"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06" smil:attributeName="visibility" smil:to="visible"/>
                  <anim:transitionFilter smil:dur="0.5s" smil:targetElement="id106" smil:type="barWipe" smil:subtype="topToBottom"/>
                </anim:par>
              </anim:par>
            </anim:par>
          </anim:seq>
        </anim:par>
        <presentation:notes draw:style-name="dp2">
          <draw:page-thumbnail draw:style-name="gr3" draw:layer="layout" svg:width="12.7cm" svg:height="9.525cm" svg:x="3.175cm" svg:y="1.904cm" draw:page-number="34" presentation:class="page"/>
          <draw:frame presentation:style-name="pr1" draw:text-style-name="P5" draw:layer="layout" svg:width="13.97cm" svg:height="11.43cm" svg:x="2.54cm" svg:y="12.065cm" presentation:class="notes" presentation:placeholder="true">
            <draw:text-box/>
          </draw:frame>
        </presentation:notes>
      </draw:page>
      <draw:page draw:name="page35"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48" draw:layer="layout" svg:width="18.627cm" svg:height="16.902cm" svg:x="0cm" svg:y="0.847cm">
          <text:list text:style-name="L1">
            <text:list-header>
              <text:p text:style-name="P47"><text:span text:style-name="T46">clas</text:span><text:span text:style-name="T46">s </text:span><text:span text:style-name="T46">base</text:span><text:span text:style-name="T46">0{</text:span></text:p>
              <text:p text:style-name="P47"><text:span text:style-name="T46">publ</text:span><text:span text:style-name="T46">ic:</text:span><text:span text:style-name="T46"><text:tab/></text:span><text:span text:style-name="T46">void </text:span><text:span text:style-name="T46">v(vo</text:span><text:span text:style-name="T46">id){</text:span><text:span text:style-name="T46"><text:tab/></text:span><text:span text:style-name="T46">cout</text:span><text:span text:style-name="T46">&lt;&lt;"</text:span><text:span text:style-name="T46">base</text:span><text:span text:style-name="T46">0\</text:span><text:span text:style-name="T46">n";</text:span><text:span text:style-name="T46"><text:tab/></text:span><text:span text:style-name="T46">}</text:span></text:p>
              <text:p text:style-name="P47"><text:span text:style-name="T46">};</text:span></text:p>
            </text:list-header>
          </text:list>
          <text:list text:style-name="L12">
            <text:list-header>
              <text:p text:style-name="P47"><text:span text:style-name="T68">clas</text:span><text:span text:style-name="T68">s </text:span><text:span text:style-name="T68">base</text:span><text:span text:style-name="T68">1:pu</text:span><text:span text:style-name="T68">blic </text:span><text:span text:style-name="T68">base</text:span><text:span text:style-name="T68">0{</text:span></text:p>
              <text:p text:style-name="P47"><text:span text:style-name="T68">publ</text:span><text:span text:style-name="T68">ic:</text:span><text:span text:style-name="T68"><text:tab/></text:span><text:span text:style-name="T68">virt</text:span><text:span text:style-name="T68">ual </text:span><text:span text:style-name="T68">void </text:span><text:span text:style-name="T68">v(vo</text:span><text:span text:style-name="T68">id){ <text:s/></text:span><text:span text:style-name="T68">cout</text:span><text:span text:style-name="T68">&lt;&lt;"</text:span><text:span text:style-name="T68">base</text:span><text:span text:style-name="T68">1\</text:span><text:span text:style-name="T68">n"; <text:s/></text:span><text:span text:style-name="T68">}</text:span></text:p>
              <text:p text:style-name="P47"><text:span text:style-name="T68">};</text:span></text:p>
            </text:list-header>
          </text:list>
          <text:list text:style-name="L1">
            <text:list-header>
              <text:p text:style-name="P47"><text:span text:style-name="T46">clas</text:span><text:span text:style-name="T46">s </text:span><text:span text:style-name="T46">A1:</text:span><text:span text:style-name="T46">publ</text:span><text:span text:style-name="T46">ic </text:span><text:span text:style-name="T46">base</text:span><text:span text:style-name="T46">1{</text:span></text:p>
              <text:p text:style-name="P47"><text:span text:style-name="T46">publ</text:span><text:span text:style-name="T46">ic:</text:span><text:span text:style-name="T46"><text:tab/></text:span><text:span text:style-name="T46">void </text:span><text:span text:style-name="T46">v(){</text:span><text:span text:style-name="T46"><text:tab/></text:span><text:span text:style-name="T46">cout</text:span><text:span text:style-name="T46">&lt;&lt;"</text:span><text:span text:style-name="T46">A1\</text:span><text:span text:style-name="T46">n";</text:span><text:span text:style-name="T46"><text:tab/></text:span><text:span text:style-name="T46">}</text:span></text:p>
              <text:p text:style-name="P47"><text:span text:style-name="T46">};</text:span></text:p>
            </text:list-header>
          </text:list>
          <text:list text:style-name="L12">
            <text:list-header>
              <text:p text:style-name="P47"><text:span text:style-name="T68">clas</text:span><text:span text:style-name="T68">s </text:span><text:span text:style-name="T68">A2:</text:span><text:span text:style-name="T68">publ</text:span><text:span text:style-name="T68">ic </text:span><text:span text:style-name="T68">A1{</text:span></text:p>
              <text:p text:style-name="P47"><text:span text:style-name="T68">publ</text:span><text:span text:style-name="T68">ic:</text:span><text:span text:style-name="T68"><text:tab/></text:span><text:span text:style-name="T68">void </text:span><text:span text:style-name="T68">v(vo</text:span><text:span text:style-name="T68">id){</text:span><text:span text:style-name="T68"><text:tab/></text:span><text:span text:style-name="T68">cout</text:span><text:span text:style-name="T68">&lt;&lt;"</text:span><text:span text:style-name="T68">A2\</text:span><text:span text:style-name="T68">n";</text:span><text:span text:style-name="T68"><text:tab/></text:span><text:span text:style-name="T68">}</text:span></text:p>
              <text:p text:style-name="P47"><text:span text:style-name="T68">};</text:span></text:p>
            </text:list-header>
          </text:list>
          <text:list text:style-name="L1">
            <text:list-header>
              <text:p text:style-name="P47"><text:span text:style-name="T46">clas</text:span><text:span text:style-name="T46">s </text:span><text:span text:style-name="T46">B1:</text:span><text:span text:style-name="T46">priv</text:span><text:span text:style-name="T46">ate </text:span><text:span text:style-name="T46">base</text:span><text:span text:style-name="T46">1{</text:span></text:p>
              <text:p text:style-name="P47"><text:span text:style-name="T46">publ</text:span><text:span text:style-name="T46">ic:</text:span><text:span text:style-name="T46"><text:tab/></text:span><text:span text:style-name="T46">void </text:span><text:span text:style-name="T46">v(vo</text:span><text:span text:style-name="T46">id){</text:span><text:span text:style-name="T46"><text:tab/></text:span><text:span text:style-name="T46">cout</text:span><text:span text:style-name="T46">&lt;&lt;"</text:span><text:span text:style-name="T46">B1\</text:span><text:span text:style-name="T46">n";</text:span><text:span text:style-name="T46"><text:tab/></text:span><text:span text:style-name="T46">}</text:span></text:p>
              <text:p text:style-name="P47"><text:span text:style-name="T46">};</text:span></text:p>
            </text:list-header>
          </text:list>
          <text:list text:style-name="L12">
            <text:list-header>
              <text:p text:style-name="P47"><text:span text:style-name="T68">clas</text:span><text:span text:style-name="T68">s </text:span><text:span text:style-name="T68">B2:</text:span><text:span text:style-name="T68">publ</text:span><text:span text:style-name="T68">ic </text:span><text:span text:style-name="T68">B1{</text:span></text:p>
              <text:p text:style-name="P47"><text:span text:style-name="T68">publ</text:span><text:span text:style-name="T68">ic:</text:span><text:span text:style-name="T68"><text:tab/></text:span><text:span text:style-name="T68">void </text:span><text:span text:style-name="T68">v(vo</text:span><text:span text:style-name="T68">id){</text:span><text:span text:style-name="T68"><text:tab/></text:span><text:span text:style-name="T68">cout</text:span><text:span text:style-name="T68">&lt;&lt;"</text:span><text:span text:style-name="T68">B2\</text:span><text:span text:style-name="T68">n";</text:span><text:span text:style-name="T68"><text:tab/></text:span><text:span text:style-name="T68">}</text:span></text:p>
              <text:p text:style-name="P47"><text:span text:style-name="T68">};</text:span></text:p>
            </text:list-header>
          </text:list>
          <draw:enhanced-geometry svg:viewBox="0 0 21600 21600" draw:type="mso-spt202" draw:enhanced-path="M 0 0 L 21600 0 21600 21600 0 21600 0 0 Z N"/>
        </draw:custom-shape>
        <draw:custom-shape draw:name="Text Box 3" draw:style-name="gr110" draw:text-style-name="P48" draw:layer="layout" svg:width="8.255cm" svg:height="6.463cm" svg:x="15.875cm" svg:y="9.313cm">
          <text:list text:style-name="L9">
            <text:list-header>
              <text:p text:style-name="P47"><text:span text:style-name="T56">void main(void)</text:span></text:p>
              <text:p text:style-name="P47"><text:span text:style-name="T56">{ <text:s text:c="2"/></text:span><text:span text:style-name="T48">base1 *pb;</text:span></text:p>
              <text:p text:style-name="P47"><text:span text:style-name="T56"><text:s text:c="4"/></text:span><text:span text:style-name="T56">A1 a1;</text:span></text:p>
              <text:p text:style-name="P47"><text:span text:style-name="T56"><text:s text:c="4"/></text:span><text:span text:style-name="T56">(pb=&amp;a1)-&gt;v();</text:span></text:p>
              <text:p text:style-name="P47"><text:span text:style-name="T56"><text:s text:c="4"/></text:span><text:span text:style-name="T56">A2 a2;</text:span></text:p>
              <text:p text:style-name="P47"><text:span text:style-name="T56"><text:s text:c="5"/></text:span><text:span text:style-name="T56">(pb=&amp;a2)-&gt;v();</text:span></text:p>
              <text:p text:style-name="P47"><text:span text:style-name="T56">}</text:span></text:p>
            </text:list-header>
          </text:list>
          <draw:enhanced-geometry svg:viewBox="0 0 21600 21600" draw:type="mso-spt202" draw:enhanced-path="M 0 0 L 21600 0 21600 21600 0 21600 0 0 Z N"/>
        </draw:custom-shape>
        <draw:custom-shape draw:name="Text Box 4" draw:style-name="gr111" draw:text-style-name="P77" xml:id="id107" draw:id="id107" draw:layer="layout" svg:width="3.81cm" svg:height="2.822cm" svg:x="17.568cm" svg:y="3.387cm">
          <text:list text:style-name="L3">
            <text:list-header>
              <text:p text:style-name="P76"><text:span text:style-name="T53">A1</text:span></text:p>
              <text:p text:style-name="P76"><text:span text:style-name="T53">A2</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07" smil:attributeName="visibility" smil:to="visible"/>
                  <anim:transitionFilter smil:dur="0.5s" smil:targetElement="id107" smil:type="irisWipe" smil:subtype="rectangle" smil:direction="reverse"/>
                </anim:par>
              </anim:par>
            </anim:par>
          </anim:seq>
        </anim:par>
        <presentation:notes draw:style-name="dp2">
          <draw:page-thumbnail draw:style-name="gr3" draw:layer="layout" svg:width="12.7cm" svg:height="9.525cm" svg:x="3.175cm" svg:y="1.904cm" draw:page-number="35" presentation:class="page"/>
          <draw:frame presentation:style-name="pr1" draw:text-style-name="P5" draw:layer="layout" svg:width="13.97cm" svg:height="11.43cm" svg:x="2.54cm" svg:y="12.065cm" presentation:class="notes" presentation:placeholder="true">
            <draw:text-box/>
          </draw:frame>
        </presentation:notes>
      </draw:page>
      <draw:page draw:name="page36"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3" draw:style-name="gr2" draw:text-style-name="P39" draw:layer="layout" svg:width="25.4cm" svg:height="9.767cm" svg:x="0cm" svg:y="0cm">
          <text:list text:style-name="L1">
            <text:list-header>
              <text:p text:style-name="P38"><text:span text:style-name="T16">纯虚函数</text:span></text:p>
            </text:list-header>
          </text:list>
          <text:list text:style-name="L13">
            <text:list-header>
              <text:p text:style-name="P38"><text:span text:style-name="T69">在基类中不对虚函数给出有意义的实现</text:span><text:span text:style-name="T16">，</text:span><text:span text:style-name="T69">它只是在派生类中有具体的意义。这时基类中的虚函数只是一个入口，具体的目的地由不同的派生类中的对象决定。这个虚函数称为</text:span><text:span text:style-name="T34">纯虚函数</text:span><text:span text:style-name="T69">。</text:span></text:p>
            </text:list-header>
          </text:list>
          <draw:enhanced-geometry svg:viewBox="0 0 21600 21600" draw:type="mso-spt202" draw:enhanced-path="M 0 0 L 21600 0 21600 21600 0 21600 0 0 Z N"/>
        </draw:custom-shape>
        <draw:custom-shape draw:name="Rectangle 5" draw:style-name="gr2" draw:text-style-name="P100" xml:id="id108" draw:id="id108" draw:layer="layout" svg:width="24.553cm" svg:height="6.523cm" svg:x="0.847cm" svg:y="10.795cm">
          <text:list text:style-name="L1">
            <text:list-header>
              <text:p text:style-name="P99"><text:span text:style-name="T17">class <text:s text:c="3"/>&lt;</text:span><text:span text:style-name="T16">基类名</text:span><text:span text:style-name="T17">&gt;</text:span></text:p>
              <text:p text:style-name="P99"><text:span text:style-name="T17">{</text:span><text:span text:style-name="T17"><text:tab/></text:span><text:span text:style-name="T17">virtual &lt;</text:span><text:span text:style-name="T16">类型</text:span><text:span text:style-name="T17">&gt;&lt;</text:span><text:span text:style-name="T16">函数名</text:span><text:span text:style-name="T17">&gt;(&lt;</text:span><text:span text:style-name="T16">参数表</text:span><text:span text:style-name="T17">&gt;)</text:span><text:span text:style-name="T19">=0</text:span><text:span text:style-name="T17">;</text:span></text:p>
              <text:p text:style-name="P99"><text:span text:style-name="T17"><text:tab/></text:span><text:span text:style-name="T17">......</text:span></text:p>
              <text:p text:style-name="P99"><text:span text:style-name="T17">};</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108" smil:attributeName="visibility" smil:to="visible"/>
                  <anim:transitionFilter smil:dur="0.5s" smil:targetElement="id108" smil:type="blindsWipe" smil:subtype="horizontal"/>
                </anim:par>
              </anim:par>
            </anim:par>
          </anim:seq>
        </anim:par>
        <presentation:notes draw:style-name="dp2">
          <draw:page-thumbnail draw:style-name="gr3" draw:layer="layout" svg:width="12.7cm" svg:height="9.525cm" svg:x="3.175cm" svg:y="1.904cm" draw:page-number="36" presentation:class="page"/>
          <draw:frame presentation:style-name="pr1" draw:text-style-name="P5" draw:layer="layout" svg:width="13.97cm" svg:height="11.43cm" svg:x="2.54cm" svg:y="12.065cm" presentation:class="notes" presentation:placeholder="true">
            <draw:text-box/>
          </draw:frame>
        </presentation:notes>
      </draw:page>
      <draw:page draw:name="page37"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48" draw:layer="layout" svg:width="23.707cm" svg:height="18.8cm" svg:x="0cm" svg:y="0.423cm">
          <text:list text:style-name="L1">
            <text:list-header>
              <text:p text:style-name="P47"><text:span text:style-name="T46">class <text:s/>A{</text:span></text:p>
              <text:p text:style-name="P47"><text:span text:style-name="T46">protected:</text:span><text:span text:style-name="T46"><text:tab/></text:span><text:span text:style-name="T46">int x;</text:span></text:p>
              <text:p text:style-name="P47"><text:span text:style-name="T46">public:</text:span><text:span text:style-name="T46"><text:tab/></text:span><text:span text:style-name="T46">A(){x =1000;} <text:s text:c="2"/></text:span></text:p>
              <text:p text:style-name="P47"><text:span text:style-name="T46"><text:tab/></text:span><text:span text:style-name="T68">virtual void <text:s/>print()=0; <text:s/>//</text:span><text:span text:style-name="T70">定义纯虚函数</text:span></text:p>
              <text:p text:style-name="P47"><text:span text:style-name="T46">};</text:span></text:p>
            </text:list-header>
          </text:list>
          <text:list text:style-name="L13">
            <text:list-header>
              <text:p text:style-name="P47"><text:span text:style-name="T71">class B:public A{ <text:s/>//</text:span><text:span text:style-name="T72">派生类</text:span></text:p>
              <text:p text:style-name="P47"><text:span text:style-name="T71">private: <text:s text:c="2"/>int y;</text:span></text:p>
              <text:p text:style-name="P47"><text:span text:style-name="T71">public:</text:span><text:span text:style-name="T71"><text:tab/></text:span><text:span text:style-name="T71">B(){ y=2000;}</text:span></text:p>
              <text:p text:style-name="P47"><text:span text:style-name="T71"><text:tab/></text:span><text:span text:style-name="T68">void <text:s/>print(){cout &lt;&lt;“y=”&lt;&lt;y&lt;&lt;‘\n’;}//</text:span><text:span text:style-name="T70">重新定义纯虚函数</text:span></text:p>
              <text:p text:style-name="P47"><text:span text:style-name="T71">};</text:span><text:span text:style-name="T46"><text:tab/></text:span></text:p>
            </text:list-header>
          </text:list>
          <text:list text:style-name="L1">
            <text:list-header>
              <text:p text:style-name="P47"><text:span text:style-name="T46">class C:public A{ <text:s text:c="2"/>//</text:span><text:span text:style-name="T33">派生类</text:span></text:p>
              <text:p text:style-name="P47"><text:span text:style-name="T33"><text:tab/></text:span><text:span text:style-name="T46">int z;</text:span></text:p>
              <text:p text:style-name="P47"><text:span text:style-name="T46">public:</text:span><text:span text:style-name="T46"><text:tab/></text:span><text:span text:style-name="T46">C(){z=3000;}</text:span></text:p>
              <text:p text:style-name="P47"><text:span text:style-name="T46"><text:tab/></text:span><text:span text:style-name="T68">void <text:s/>print(){cout &lt;&lt;“z=”&lt;&lt;z&lt;&lt;‘\n’;}//</text:span><text:span text:style-name="T70">重新定义纯虚函数</text:span></text:p>
              <text:p text:style-name="P47"><text:span text:style-name="T46">};</text:span></text:p>
              <text:p text:style-name="P47"><text:span text:style-name="T46">void <text:s/>main(void )</text:span></text:p>
              <text:p text:style-name="P47"><text:span text:style-name="T46">{ <text:s text:c="2"/>A <text:s/>*pa;</text:span><text:span text:style-name="T46"><text:tab/></text:span><text:span text:style-name="T46">B <text:s/>b; <text:s/></text:span><text:span text:style-name="T46"><text:tab/></text:span><text:span text:style-name="T46">C <text:s/>c; <text:s text:c="4"/></text:span></text:p>
              <text:p text:style-name="P47"><text:span text:style-name="T46"><text:s text:c="4"/></text:span><text:span text:style-name="T46">pa=&amp;b; <text:s text:c="3"/>pa-&gt;print();</text:span><text:span text:style-name="T46"><text:tab/></text:span><text:span text:style-name="T46">pa=&amp;c; <text:s text:c="3"/>pa-&gt;print();</text:span></text:p>
              <text:p text:style-name="P47"><text:span text:style-name="T46"><text:s text:c="4"/></text:span><text:span text:style-name="T58">A <text:s/>a; <text:s text:c="4"/>pa=&amp;a; <text:s text:c="6"/>pa-&gt;print( );</text:span></text:p>
              <text:p text:style-name="P47"><text:span text:style-name="T46">}</text:span></text:p>
            </text:list-header>
          </text:list>
          <draw:enhanced-geometry svg:viewBox="0 0 21600 21600" draw:type="mso-spt202" draw:enhanced-path="M 0 0 L 21600 0 21600 21600 0 21600 0 0 Z N"/>
        </draw:custom-shape>
        <draw:custom-shape draw:name="Text Box 3" draw:style-name="gr112" draw:text-style-name="P101" xml:id="id109" draw:id="id109" draw:layer="layout" svg:width="7.408cm" svg:height="4.103cm" svg:x="15.875cm" svg:y="1.693cm">
          <text:list text:style-name="L3">
            <text:list-header>
              <text:p text:style-name="P58"><text:span text:style-name="T73">y=2000</text:span></text:p>
              <text:p text:style-name="P58"><text:span text:style-name="T73">z=3000</text:span></text:p>
            </text:list-header>
          </text:list>
          <draw:enhanced-geometry svg:viewBox="0 0 21600 21600" draw:type="mso-spt202" draw:enhanced-path="M 0 0 L 21600 0 21600 21600 0 21600 0 0 Z N"/>
        </draw:custom-shape>
        <draw:custom-shape draw:name="AutoShape 4" draw:style-name="gr113" draw:text-style-name="P34" xml:id="id110" draw:id="id110" draw:layer="layout" svg:width="2.964cm" svg:height="1.006cm" svg:x="6.773cm" svg:y="0.423cm">
          <text:list text:style-name="L3">
            <text:list-header>
              <text:p text:style-name="P32"><text:span text:style-name="T31">抽象类</text:span></text:p>
            </text:list-header>
          </text:list>
          <draw:enhanced-geometry svg:viewBox="0 0 21600 21600" draw:text-areas="800 800 20800 20800" draw:type="round-rectangular-callout" draw:modifiers="-11153.3220910624 6499.304865938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5" draw:style-name="gr114" draw:text-style-name="P34" xml:id="id111" draw:id="id111" draw:layer="layout" svg:width="7.827cm" svg:height="1.006cm" svg:x="11.007cm" svg:y="17.357cm">
          <text:list text:style-name="L3">
            <text:list-header>
              <text:p text:style-name="P32"><text:span text:style-name="T31">不能定义抽象类的对象</text:span></text:p>
            </text:list-header>
          </text:list>
          <draw:enhanced-geometry svg:viewBox="0 0 21600 21600" draw:text-areas="800 800 20800 20800" draw:type="round-rectangular-callout" draw:modifiers="-3126.31578947368 2895.729890764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09" smil:attributeName="visibility" smil:to="visible"/>
                  <anim:transitionFilter smil:dur="0.5s" smil:targetElement="id109"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10" smil:attributeName="visibility" smil:to="visible"/>
                  <anim:transitionFilter smil:dur="0.5s" smil:targetElement="id110"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11" smil:attributeName="visibility" smil:to="visible"/>
                  <anim:transitionFilter smil:dur="0.5s" smil:targetElement="id111" smil:type="barWipe" smil:subtype="topToBottom"/>
                </anim:par>
              </anim:par>
            </anim:par>
          </anim:seq>
        </anim:par>
        <presentation:notes draw:style-name="dp2">
          <draw:page-thumbnail draw:style-name="gr3" draw:layer="layout" svg:width="12.7cm" svg:height="9.525cm" svg:x="3.175cm" svg:y="1.904cm" draw:page-number="37" presentation:class="page"/>
          <draw:frame presentation:style-name="pr1" draw:text-style-name="P5" draw:layer="layout" svg:width="13.97cm" svg:height="11.43cm" svg:x="2.54cm" svg:y="12.065cm" presentation:class="notes" presentation:placeholder="true">
            <draw:text-box/>
          </draw:frame>
        </presentation:notes>
      </draw:page>
      <draw:page draw:name="page38"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03" draw:layer="layout" svg:width="25.4cm" svg:height="14.446cm" svg:x="0cm" svg:y="0.847cm">
          <text:list text:style-name="L1">
            <text:list-header>
              <text:p xml:id="id112" text:id="id112" text:style-name="P102"><text:span text:style-name="T11">1</text:span><text:span text:style-name="T10">、在定义纯虚函数时，不能定义虚函数的实现部分。</text:span></text:p>
              <text:p xml:id="id113" text:id="id113" text:style-name="P102"><text:span text:style-name="T11">2</text:span><text:span text:style-name="T10">、把函数名赋于</text:span><text:span text:style-name="T11">0</text:span><text:span text:style-name="T10">，本质上是将指向函数体的指针值赋为初值</text:span><text:span text:style-name="T11">0</text:span><text:span text:style-name="T10">。与定义空函数不一样，空函数的函数体为空，即调用该函数时，不执行任何动作。</text:span><text:span text:style-name="T74">在没有重新定义这种纯虚函数之前，是不能调用这种函数的。</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12" anim:sub-item="text" smil:attributeName="visibility" smil:to="visible"/>
                  <anim:transitionFilter smil:dur="0.5s" smil:targetElement="id112" anim:sub-item="text"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13" anim:sub-item="text" smil:attributeName="visibility" smil:to="visible"/>
                  <anim:transitionFilter smil:dur="0.5s" smil:targetElement="id113" anim:sub-item="text" smil:type="irisWipe" smil:subtype="rectangle" smil:direction="reverse"/>
                </anim:par>
              </anim:par>
            </anim:par>
          </anim:seq>
        </anim:par>
        <presentation:notes draw:style-name="dp2">
          <draw:page-thumbnail draw:style-name="gr3" draw:layer="layout" svg:width="12.7cm" svg:height="9.525cm" svg:x="3.175cm" svg:y="1.904cm" draw:page-number="38" presentation:class="page"/>
          <draw:frame presentation:style-name="pr1" draw:text-style-name="P5" draw:layer="layout" svg:width="13.97cm" svg:height="11.43cm" svg:x="2.54cm" svg:y="12.065cm" presentation:class="notes" presentation:placeholder="true">
            <draw:text-box/>
          </draw:frame>
        </presentation:notes>
      </draw:page>
      <draw:page draw:name="page39"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Rectangle 2" draw:style-name="gr2" draw:text-style-name="P9" draw:layer="layout" svg:width="25.4cm" svg:height="18.884cm" svg:x="0cm" svg:y="0.172cm">
          <text:list text:style-name="L1">
            <text:list-header>
              <text:p xml:id="id114" text:id="id114" text:style-name="P8"><text:span text:style-name="T11">3</text:span><text:span text:style-name="T10">、</text:span><text:span text:style-name="T3">把至少包含一个纯虚函数的类，称为抽象类。这种类只能作为派生类的基类，不能用来说明这种类的对象</text:span><text:span text:style-name="T10">。</text:span></text:p>
              <text:p xml:id="id115" text:id="id115" text:style-name="P8"><text:span text:style-name="T10">其理由是明显的：因为虚函数没有实现部分，所以不能产生对象。但可以定义指向抽象类的指针，即指向这种基类的指针。当用这种基类指针指向其派生类的对象时，</text:span><text:span text:style-name="T75">必须在派生类中</text:span><text:span text:style-name="T74">重载</text:span><text:span text:style-name="T75">纯虚函数，否则会产生程序的运行错误。</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114" anim:sub-item="text" smil:attributeName="visibility" smil:to="visible"/>
                  <anim:transitionFilter smil:dur="0.5s" smil:targetElement="id114" anim:sub-item="text"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115" anim:sub-item="text" smil:attributeName="visibility" smil:to="visible"/>
                  <anim:transitionFilter smil:dur="0.5s" smil:targetElement="id115" anim:sub-item="text" smil:type="checkerBoardWipe" smil:subtype="across"/>
                </anim:par>
              </anim:par>
            </anim:par>
          </anim:seq>
        </anim:par>
        <presentation:notes draw:style-name="dp2">
          <draw:page-thumbnail draw:style-name="gr3" draw:layer="layout" svg:width="12.7cm" svg:height="9.525cm" svg:x="3.175cm" svg:y="1.904cm" draw:page-number="39" presentation:class="page"/>
          <draw:frame presentation:style-name="pr1" draw:text-style-name="P5" draw:layer="layout" svg:width="13.97cm" svg:height="11.43cm" svg:x="2.54cm" svg:y="12.065cm" presentation:class="notes" presentation:placeholder="true">
            <draw:text-box/>
          </draw:frame>
        </presentation:notes>
      </draw:page>
      <draw:page draw:name="page40"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26" draw:layer="layout" svg:width="24.977cm" svg:height="16.903cm" svg:x="0cm" svg:y="0.635cm">
          <text:list text:style-name="L1">
            <text:list-header>
              <text:p xml:id="id116" text:id="id116" text:style-name="P25"><text:span text:style-name="T11">4</text:span><text:span text:style-name="T10">、</text:span><text:span text:style-name="T3">在以抽象类作为基类的派生类中必须有纯虚函数的实现部分，即必须有重载纯虚函数的函数体。否则，这样的派生类也是不能产生对象的。</text:span></text:p>
              <text:p xml:id="id117" text:id="id117" text:style-name="P25"><text:span text:style-name="T10">综上所述，可把纯虚函数归结为：</text:span><text:span text:style-name="T3">抽象类的唯一用途是为派生类提供基类，纯虚函数的作用是作为派生类中的成员函数的基础，并实现动态多态性。</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116" anim:sub-item="text" smil:attributeName="visibility" smil:to="visible"/>
                  <anim:transitionFilter smil:dur="0.5s" smil:targetElement="id116" anim:sub-item="text"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117" anim:sub-item="text" smil:attributeName="visibility" smil:to="visible"/>
                  <anim:transitionFilter smil:dur="0.5s" smil:targetElement="id117" anim:sub-item="text" smil:type="checkerBoardWipe" smil:subtype="across"/>
                </anim:par>
              </anim:par>
            </anim:par>
          </anim:seq>
        </anim:par>
        <presentation:notes draw:style-name="dp2">
          <draw:page-thumbnail draw:style-name="gr3" draw:layer="layout" svg:width="12.7cm" svg:height="9.525cm" svg:x="3.175cm" svg:y="1.904cm" draw:page-number="40" presentation:class="page"/>
          <draw:frame presentation:style-name="pr1" draw:text-style-name="P5" draw:layer="layout" svg:width="13.97cm" svg:height="11.43cm" svg:x="2.54cm" svg:y="12.065cm" presentation:class="notes" presentation:placeholder="true">
            <draw:text-box/>
          </draw:frame>
        </presentation:notes>
      </draw:page>
      <draw:page draw:name="page41"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3" draw:style-name="gr2" draw:text-style-name="P106" draw:layer="layout" svg:width="25.4cm" svg:height="8.139cm" svg:x="0cm" svg:y="0.635cm">
          <text:list text:style-name="L1">
            <text:list-header>
              <text:p text:style-name="P104"><text:span text:style-name="T37">虚基类</text:span></text:p>
              <text:p text:style-name="P105"><text:span text:style-name="T65">多基派生中的多条路径具有公共基类时，在这条路径的汇合处就会因对公共基类产生多个拷贝而产生同名函数调用的二义性。</text:span></text:p>
              <text:p text:style-name="P105"><text:span text:style-name="T65">解决这个问题的办法就是把</text:span><text:span text:style-name="T76">公共基类定义为虚基类</text:span><text:span text:style-name="T65">，使由它派生的多条路径的汇聚处只产生一个拷贝。</text:span></text:p>
            </text:list-header>
          </text:list>
          <draw:enhanced-geometry svg:viewBox="0 0 21600 21600" draw:type="mso-spt202" draw:enhanced-path="M 0 0 L 21600 0 21600 21600 0 21600 0 0 Z N"/>
        </draw:custom-shape>
        <draw:custom-shape draw:name="Text Box 4" draw:style-name="gr2" draw:text-style-name="P81" xml:id="id118" draw:id="id118" draw:layer="layout" svg:width="12.912cm" svg:height="5.912cm" svg:x="0cm" svg:y="10.372cm">
          <text:list text:style-name="L1">
            <text:list-header>
              <text:p text:style-name="P76"><text:span text:style-name="T25">class Base{ };</text:span></text:p>
              <text:p text:style-name="P76"><text:span text:style-name="T25">class A : public Base{ };</text:span></text:p>
              <text:p text:style-name="P76"><text:span text:style-name="T25">class B: <text:s/>public <text:s/>Base{ };</text:span></text:p>
              <text:p text:style-name="P76"><text:span text:style-name="T25">class C: public A, public <text:s/>B{ };</text:span></text:p>
            </text:list-header>
          </text:list>
          <draw:enhanced-geometry svg:viewBox="0 0 21600 21600" draw:type="mso-spt202" draw:enhanced-path="M 0 0 L 21600 0 21600 21600 0 21600 0 0 Z N"/>
        </draw:custom-shape>
        <draw:custom-shape draw:name="Text Box 5" draw:style-name="gr115" draw:text-style-name="P107" xml:id="id119" draw:id="id119" draw:layer="layout" svg:width="11.218cm" svg:height="4.221cm" svg:x="12.7cm" svg:y="12.277cm">
          <text:list text:style-name="L13">
            <text:list-header>
              <text:p text:style-name="P49"><text:span text:style-name="T76">类</text:span><text:span text:style-name="T77">C</text:span><text:span text:style-name="T76">中继承了两个类</text:span><text:span text:style-name="T77">Base</text:span><text:span text:style-name="T76">，即有两个类</text:span><text:span text:style-name="T77">Base</text:span><text:span text:style-name="T76">的实现部分，在调用时产生了二义性。</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18" smil:attributeName="visibility" smil:to="visible"/>
                  <anim:transitionFilter smil:dur="0.5s" smil:targetElement="id118"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19" smil:attributeName="visibility" smil:to="visible"/>
                  <anim:transitionFilter smil:dur="0.5s" smil:targetElement="id119" smil:type="barWipe" smil:subtype="topToBottom"/>
                </anim:par>
              </anim:par>
            </anim:par>
          </anim:seq>
        </anim:par>
        <presentation:notes draw:style-name="dp2">
          <draw:page-thumbnail draw:style-name="gr3" draw:layer="layout" svg:width="12.7cm" svg:height="9.525cm" svg:x="3.175cm" svg:y="1.904cm" draw:page-number="41" presentation:class="page"/>
          <draw:frame presentation:style-name="pr1" draw:text-style-name="P5" draw:layer="layout" svg:width="13.97cm" svg:height="11.43cm" svg:x="2.54cm" svg:y="12.065cm" presentation:class="notes" presentation:placeholder="true">
            <draw:text-box/>
          </draw:frame>
        </presentation:notes>
      </draw:page>
      <draw:page draw:name="page42"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116" draw:text-style-name="P109" xml:id="id120" draw:id="id120" draw:layer="layout" svg:width="25.4cm" svg:height="8.793cm" svg:x="0cm" svg:y="9.313cm">
          <text:list text:style-name="L2">
            <text:list-header>
              <text:p text:style-name="P108"><text:span text:style-name="T3">用虚基类进行多重派生时，</text:span><text:span text:style-name="T78">若虚基类没有缺省的构造函数</text:span><text:span text:style-name="T3">，则在每一个派生类的构造函数中</text:span><text:span text:style-name="T24">都必须有对虚基类构造函数的调用</text:span><text:span text:style-name="T3"> （且首先调用）。</text:span></text:p>
            </text:list-header>
          </text:list>
          <draw:enhanced-geometry svg:viewBox="0 0 21600 21600" draw:type="mso-spt202" draw:enhanced-path="M 0 0 L 21600 0 21600 21600 0 21600 0 0 Z N"/>
        </draw:custom-shape>
        <draw:custom-shape draw:name="Text Box 3" draw:style-name="gr117" draw:text-style-name="P9" draw:layer="layout" svg:width="25.4cm" svg:height="8.185cm" svg:x="0cm" svg:y="0.635cm">
          <text:list text:style-name="L2">
            <text:list-header>
              <text:p text:style-name="P8"><text:span text:style-name="T3">由虚基类派生出的对象初始化时，</text:span><text:span text:style-name="T24">直接调用</text:span><text:span text:style-name="T3">虚基类的构造函数。因此，若将一个类定义为虚基类，则一定有正确的构造函数可供所有派生类调用。</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120" smil:attributeName="visibility" smil:to="visible"/>
                  <anim:transitionFilter smil:dur="0.5s" smil:targetElement="id120" smil:type="checkerBoardWipe" smil:subtype="across"/>
                </anim:par>
              </anim:par>
            </anim:par>
          </anim:seq>
        </anim:par>
        <presentation:notes draw:style-name="dp2">
          <draw:page-thumbnail draw:style-name="gr3" draw:layer="layout" svg:width="12.7cm" svg:height="9.525cm" svg:x="3.175cm" svg:y="1.904cm" draw:page-number="42" presentation:class="page"/>
          <draw:frame presentation:style-name="pr1" draw:text-style-name="P5" draw:layer="layout" svg:width="13.97cm" svg:height="11.43cm" svg:x="2.54cm" svg:y="12.065cm" presentation:class="notes" presentation:placeholder="true">
            <draw:text-box/>
          </draw:frame>
        </presentation:notes>
      </draw:page>
      <draw:page draw:name="page43"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11" draw:layer="layout" svg:width="12.912cm" svg:height="17.964cm" svg:x="0cm" svg:y="0.635cm">
          <text:list text:style-name="L1">
            <text:list-header>
              <text:p text:style-name="P110"><text:span text:style-name="T46">class base{</text:span></text:p>
              <text:p text:style-name="P110"><text:span text:style-name="T46">public:</text:span></text:p>
              <text:p text:style-name="P110"><text:span text:style-name="T46">virtual void a()</text:span><text:span text:style-name="T46">{</text:span><text:span text:style-name="T46"><text:tab/></text:span><text:span text:style-name="T46">cout&lt;&lt;"a() in </text:span><text:span text:style-name="T46">base\n";}</text:span></text:p>
              <text:p text:style-name="P110"><text:span text:style-name="T46">virtual void b()</text:span><text:span text:style-name="T46">{</text:span><text:span text:style-name="T46"><text:tab/></text:span><text:span text:style-name="T46">cout&lt;&lt;"b() in </text:span><text:span text:style-name="T46">base\n";}</text:span></text:p>
              <text:p text:style-name="P110"><text:span text:style-name="T46">virtual void c()</text:span><text:span text:style-name="T46">{</text:span><text:span text:style-name="T46"><text:tab/></text:span><text:span text:style-name="T46">cout&lt;&lt;"c() in </text:span><text:span text:style-name="T46">base\n";}</text:span></text:p>
              <text:p text:style-name="P110"><text:span text:style-name="T46">virtual void d()</text:span><text:span text:style-name="T46">{</text:span><text:span text:style-name="T46"><text:tab/></text:span><text:span text:style-name="T46">cout&lt;&lt;"d() in </text:span><text:span text:style-name="T46">base\n";}</text:span></text:p>
              <text:p text:style-name="P110"><text:span text:style-name="T46">virtual void e()</text:span><text:span text:style-name="T46">{</text:span><text:span text:style-name="T46"><text:tab/></text:span><text:span text:style-name="T46">cout&lt;&lt;"e() in </text:span><text:span text:style-name="T46">base\n";}</text:span></text:p>
              <text:p text:style-name="P110"><text:span text:style-name="T46">virtual void f()</text:span><text:span text:style-name="T46">{</text:span><text:span text:style-name="T46"><text:tab/></text:span><text:span text:style-name="T46">cout&lt;&lt;"f() in </text:span><text:span text:style-name="T46">base\n";}</text:span></text:p>
              <text:p text:style-name="P110"><text:span text:style-name="T46">};</text:span></text:p>
              <text:p text:style-name="P110"><text:span text:style-name="T46">class A:public </text:span><text:span text:style-name="T46">base{</text:span></text:p>
              <text:p text:style-name="P110"><text:span text:style-name="T46">public:</text:span><text:span text:style-name="T46"><text:tab/></text:span><text:span text:style-name="T46"><text:tab/></text:span></text:p>
              <text:p text:style-name="P110"><text:span text:style-name="T46">virtual void a()</text:span><text:span text:style-name="T46">{</text:span><text:span text:style-name="T46"><text:tab/></text:span><text:span text:style-name="T46">cout&lt;&lt;"a() in </text:span><text:span text:style-name="T46">A\n";}</text:span></text:p>
              <text:p text:style-name="P110"><text:span text:style-name="T46">virtual void b()</text:span><text:span text:style-name="T46">{</text:span><text:span text:style-name="T46"><text:tab/></text:span><text:span text:style-name="T46">cout&lt;&lt;"b() in </text:span><text:span text:style-name="T46">A\n";}</text:span></text:p>
              <text:p text:style-name="P110"><text:span text:style-name="T46">virtual void f()</text:span><text:span text:style-name="T46">{</text:span><text:span text:style-name="T46"><text:tab/></text:span><text:span text:style-name="T46">cout&lt;&lt;"f() in </text:span><text:span text:style-name="T46">A\n";}</text:span></text:p>
              <text:p text:style-name="P110"><text:span text:style-name="T46">};</text:span></text:p>
              <text:p text:style-name="P110"><text:span text:style-name="T46">class B:public </text:span><text:span text:style-name="T46">base{</text:span></text:p>
              <text:p text:style-name="P110"><text:span text:style-name="T46">public:</text:span></text:p>
              <text:p text:style-name="P110"><text:span text:style-name="T46">virtual void a()</text:span><text:span text:style-name="T46">{</text:span><text:span text:style-name="T46"><text:tab/></text:span><text:span text:style-name="T46">cout&lt;&lt;"a() in </text:span><text:span text:style-name="T46">B\n";}</text:span></text:p>
              <text:p text:style-name="P110"><text:span text:style-name="T46">virtual void b()</text:span><text:span text:style-name="T46">{</text:span><text:span text:style-name="T46"><text:tab/></text:span><text:span text:style-name="T46">cout&lt;&lt;"b() in </text:span><text:span text:style-name="T46">B\n";}</text:span></text:p>
              <text:p text:style-name="P110"><text:span text:style-name="T46">virtual void c()</text:span><text:span text:style-name="T46">{</text:span><text:span text:style-name="T46"><text:tab/></text:span><text:span text:style-name="T46">cout&lt;&lt;"c() in </text:span><text:span text:style-name="T46">B\n";}</text:span></text:p>
              <text:p text:style-name="P110"><text:span text:style-name="T46">};</text:span></text:p>
            </text:list-header>
          </text:list>
          <draw:enhanced-geometry svg:viewBox="0 0 21600 21600" draw:type="mso-spt202" draw:enhanced-path="M 0 0 L 21600 0 21600 21600 0 21600 0 0 Z N"/>
        </draw:custom-shape>
        <draw:custom-shape draw:name="Text Box 3" draw:style-name="gr118" draw:text-style-name="P111" draw:layer="layout" svg:width="12.065cm" svg:height="14.508cm" svg:x="13.335cm" svg:y="1.058cm">
          <text:list text:style-name="L13">
            <text:list-header>
              <text:p text:style-name="P110"><text:span text:style-name="T71">class C:public </text:span><text:span text:style-name="T71">A,public B{</text:span></text:p>
              <text:p text:style-name="P110"><text:span text:style-name="T71">public:</text:span><text:span text:style-name="T71"><text:tab/></text:span></text:p>
              <text:p text:style-name="P110"><text:span text:style-name="T71">virtual void a(){</text:span><text:span text:style-name="T71"><text:tab/></text:span><text:span text:style-name="T71">cout&lt;&lt;"a() in C\n";}</text:span></text:p>
              <text:p text:style-name="P110"><text:span text:style-name="T71">virtual void d(){</text:span><text:span text:style-name="T71"><text:tab/></text:span><text:span text:style-name="T71">cout&lt;&lt;"d() in C\n";}</text:span></text:p>
              <text:p text:style-name="P110"><text:span text:style-name="T71">};</text:span></text:p>
              <text:p text:style-name="P110"><text:span text:style-name="T71">void main(void)</text:span></text:p>
              <text:p text:style-name="P110"><text:span text:style-name="T71">{</text:span></text:p>
              <text:p text:style-name="P110"><text:span text:style-name="T71"><text:s text:c="6"/></text:span><text:span text:style-name="T71">C cc;</text:span></text:p>
              <text:p text:style-name="P110"><text:span text:style-name="T71"><text:s text:c="6"/></text:span><text:span text:style-name="T79">base </text:span><text:span text:style-name="T79">*pbase=&amp;cc;//</text:span><text:span text:style-name="T80">错误</text:span></text:p>
              <text:p text:style-name="P110"><text:span text:style-name="T72"><text:s text:c="6"/></text:span><text:span text:style-name="T71">A *pa=&amp;cc;</text:span></text:p>
              <text:p text:style-name="P110"><text:span text:style-name="T71"><text:s text:c="6"/></text:span><text:span text:style-name="T71">pa-&gt;a();</text:span></text:p>
              <text:p text:style-name="P110"><text:span text:style-name="T71"><text:s text:c="6"/></text:span><text:span text:style-name="T71">pa-&gt;b();</text:span></text:p>
              <text:p text:style-name="P110"><text:span text:style-name="T71"><text:s text:c="6"/></text:span><text:span text:style-name="T71">pa-&gt;c();</text:span></text:p>
              <text:p text:style-name="P110"><text:span text:style-name="T71"><text:s text:c="6"/></text:span><text:span text:style-name="T71">pa-&gt;d();</text:span></text:p>
              <text:p text:style-name="P110"><text:span text:style-name="T71"><text:s text:c="6"/></text:span><text:span text:style-name="T71">pa-&gt;e();</text:span></text:p>
              <text:p text:style-name="P110"><text:span text:style-name="T71"><text:s text:c="6"/></text:span><text:span text:style-name="T71">pa-&gt;f();</text:span></text:p>
              <text:p text:style-name="P110"><text:span text:style-name="T71">}</text:span></text:p>
            </text:list-header>
          </text:list>
          <draw:enhanced-geometry svg:viewBox="0 0 21600 21600" draw:type="mso-spt202" draw:enhanced-path="M 0 0 L 21600 0 21600 21600 0 21600 0 0 Z N"/>
        </draw:custom-shape>
        <draw:line draw:name="Line 4" draw:style-name="gr119" draw:text-style-name="P57" draw:layer="layout" svg:x1="12.912cm" svg:y1="0cm" svg:x2="12.912cm" svg:y2="19.05cm">
          <text:p/>
        </draw:line>
        <draw:custom-shape draw:name="AutoShape 5" draw:style-name="gr120" draw:text-style-name="P34" xml:id="id121" draw:id="id121" draw:layer="layout" svg:width="5.503cm" svg:height="2.011cm" svg:x="18.627cm" svg:y="5.08cm">
          <text:list text:style-name="L3">
            <text:list-header>
              <text:p text:style-name="P32"><text:span text:style-name="T31">将类</text:span><text:span text:style-name="T32">C</text:span><text:span text:style-name="T31">的地址赋值时产生歧义</text:span></text:p>
            </text:list-header>
          </text:list>
          <draw:enhanced-geometry svg:viewBox="0 0 21600 21600" draw:text-areas="800 800 20800 20800" draw:type="round-rectangular-callout" draw:modifiers="3614.38953488372 28095.02982107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21" smil:attributeName="visibility" smil:to="visible"/>
                  <anim:transitionFilter smil:dur="0.5s" smil:targetElement="id121" smil:type="barWipe" smil:subtype="topToBottom"/>
                </anim:par>
              </anim:par>
            </anim:par>
          </anim:seq>
        </anim:par>
        <presentation:notes draw:style-name="dp2">
          <draw:page-thumbnail draw:style-name="gr3" draw:layer="layout" svg:width="12.7cm" svg:height="9.525cm" svg:x="3.175cm" svg:y="1.904cm" draw:page-number="43" presentation:class="page"/>
          <draw:frame presentation:style-name="pr1" draw:text-style-name="P5" draw:layer="layout" svg:width="13.97cm" svg:height="11.43cm" svg:x="2.54cm" svg:y="12.065cm" presentation:class="notes" presentation:placeholder="true">
            <draw:text-box/>
          </draw:frame>
        </presentation:notes>
      </draw:page>
      <draw:page draw:name="page44"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frame draw:style-name="standard" draw:layer="layout" svg:width="2.75cm" svg:height="8.675cm" svg:x="2.752cm" svg:y="3.387cm">
          <table:table>
            <table:table-column table:style-name="co7"/>
            <table:table-row table:style-name="ro1">
              <table:table-cell table:style-name="ce1">
                <text:list text:style-name="L1">
                  <text:list-header>
                    <text:p text:style-name="P56"><text:span text:style-name="T38">a( )</text:span></text:p>
                  </text:list-header>
                </text:list>
              </table:table-cell>
            </table:table-row>
            <table:table-row table:style-name="ro1">
              <table:table-cell table:style-name="ce9">
                <text:list text:continue-numbering="true" text:style-name="L1">
                  <text:list-header>
                    <text:p text:style-name="P56"><text:span text:style-name="T38">b( )</text:span></text:p>
                  </text:list-header>
                </text:list>
              </table:table-cell>
            </table:table-row>
            <table:table-row table:style-name="ro1">
              <table:table-cell table:style-name="ce9">
                <text:list text:continue-numbering="true" text:style-name="L1">
                  <text:list-header>
                    <text:p text:style-name="P56"><text:span text:style-name="T38">c( )</text:span></text:p>
                  </text:list-header>
                </text:list>
              </table:table-cell>
            </table:table-row>
            <table:table-row table:style-name="ro1">
              <table:table-cell table:style-name="ce9">
                <text:list text:continue-numbering="true" text:style-name="L1">
                  <text:list-header>
                    <text:p text:style-name="P56"><text:span text:style-name="T38">d( )</text:span></text:p>
                  </text:list-header>
                </text:list>
              </table:table-cell>
            </table:table-row>
            <table:table-row table:style-name="ro1">
              <table:table-cell table:style-name="ce9">
                <text:list text:continue-numbering="true" text:style-name="L1">
                  <text:list-header>
                    <text:p text:style-name="P56"><text:span text:style-name="T38">e( )</text:span></text:p>
                  </text:list-header>
                </text:list>
              </table:table-cell>
            </table:table-row>
            <table:table-row table:style-name="ro1">
              <table:table-cell table:style-name="ce2">
                <text:list text:continue-numbering="true" text:style-name="L1">
                  <text:list-header>
                    <text:p text:style-name="P56"><text:span text:style-name="T38">f( )</text:span></text:p>
                  </text:list-header>
                </text:list>
              </table:table-cell>
            </table:table-row>
          </table:table>
          <draw:image xlink:href="Pictures/TablePreview15.svm" xlink:type="simple" xlink:show="embed" xlink:actuate="onLoad"/>
        </draw:frame>
        <draw:frame draw:style-name="standard" draw:layer="layout" svg:width="2.75cm" svg:height="8.675cm" svg:x="7.197cm" svg:y="3.387cm">
          <table:table>
            <table:table-column table:style-name="co7"/>
            <table:table-row table:style-name="ro1">
              <table:table-cell table:style-name="ce1">
                <text:list text:style-name="L1">
                  <text:list-header>
                    <text:p text:style-name="P56"><text:span text:style-name="T38">a( )</text:span></text:p>
                  </text:list-header>
                </text:list>
              </table:table-cell>
            </table:table-row>
            <table:table-row table:style-name="ro1">
              <table:table-cell table:style-name="ce9">
                <text:list text:continue-numbering="true" text:style-name="L1">
                  <text:list-header>
                    <text:p text:style-name="P56"><text:span text:style-name="T38">b( )</text:span></text:p>
                  </text:list-header>
                </text:list>
              </table:table-cell>
            </table:table-row>
            <table:table-row table:style-name="ro1">
              <table:table-cell table:style-name="ce9">
                <text:list text:continue-numbering="true" text:style-name="L1">
                  <text:list-header>
                    <text:p text:style-name="P56"><text:span text:style-name="T38">c( )</text:span></text:p>
                  </text:list-header>
                </text:list>
              </table:table-cell>
            </table:table-row>
            <table:table-row table:style-name="ro1">
              <table:table-cell table:style-name="ce9">
                <text:list text:continue-numbering="true" text:style-name="L1">
                  <text:list-header>
                    <text:p text:style-name="P56"><text:span text:style-name="T38">d( )</text:span></text:p>
                  </text:list-header>
                </text:list>
              </table:table-cell>
            </table:table-row>
            <table:table-row table:style-name="ro1">
              <table:table-cell table:style-name="ce9">
                <text:list text:continue-numbering="true" text:style-name="L1">
                  <text:list-header>
                    <text:p text:style-name="P56"><text:span text:style-name="T38">e( )</text:span></text:p>
                  </text:list-header>
                </text:list>
              </table:table-cell>
            </table:table-row>
            <table:table-row table:style-name="ro1">
              <table:table-cell table:style-name="ce2">
                <text:list text:continue-numbering="true" text:style-name="L1">
                  <text:list-header>
                    <text:p text:style-name="P56"><text:span text:style-name="T38">f( )</text:span></text:p>
                  </text:list-header>
                </text:list>
              </table:table-cell>
            </table:table-row>
          </table:table>
          <draw:image xlink:href="Pictures/TablePreview16.svm" xlink:type="simple" xlink:show="embed" xlink:actuate="onLoad"/>
        </draw:frame>
        <draw:frame draw:style-name="standard" draw:layer="layout" svg:width="2.75cm" svg:height="4.337cm" svg:x="7.197cm" svg:y="12.065cm">
          <table:table>
            <table:table-column table:style-name="co7"/>
            <table:table-row table:style-name="ro1">
              <table:table-cell table:style-name="ce1">
                <text:list text:style-name="L2">
                  <text:list-header>
                    <text:p text:style-name="P56"><text:span text:style-name="T39">a( )</text:span></text:p>
                  </text:list-header>
                </text:list>
              </table:table-cell>
            </table:table-row>
            <table:table-row table:style-name="ro1">
              <table:table-cell table:style-name="ce9">
                <text:list text:continue-numbering="true" text:style-name="L2">
                  <text:list-header>
                    <text:p text:style-name="P56"><text:span text:style-name="T39">b( )</text:span></text:p>
                  </text:list-header>
                </text:list>
              </table:table-cell>
            </table:table-row>
            <table:table-row table:style-name="ro1">
              <table:table-cell table:style-name="ce2">
                <text:list text:continue-numbering="true" text:style-name="L2">
                  <text:list-header>
                    <text:p text:style-name="P56"><text:span text:style-name="T39">f( )</text:span></text:p>
                  </text:list-header>
                </text:list>
              </table:table-cell>
            </table:table-row>
          </table:table>
          <draw:image xlink:href="Pictures/TablePreview17.svm" xlink:type="simple" xlink:show="embed" xlink:actuate="onLoad"/>
        </draw:frame>
        <draw:frame draw:style-name="standard" draw:layer="layout" svg:width="2.75cm" svg:height="8.675cm" svg:x="12.277cm" svg:y="3.387cm">
          <table:table>
            <table:table-column table:style-name="co7"/>
            <table:table-row table:style-name="ro1">
              <table:table-cell table:style-name="ce1">
                <text:list text:style-name="L1">
                  <text:list-header>
                    <text:p text:style-name="P56"><text:span text:style-name="T38">a( )</text:span></text:p>
                  </text:list-header>
                </text:list>
              </table:table-cell>
            </table:table-row>
            <table:table-row table:style-name="ro1">
              <table:table-cell table:style-name="ce9">
                <text:list text:continue-numbering="true" text:style-name="L1">
                  <text:list-header>
                    <text:p text:style-name="P56"><text:span text:style-name="T38">b( )</text:span></text:p>
                  </text:list-header>
                </text:list>
              </table:table-cell>
            </table:table-row>
            <table:table-row table:style-name="ro1">
              <table:table-cell table:style-name="ce9">
                <text:list text:continue-numbering="true" text:style-name="L1">
                  <text:list-header>
                    <text:p text:style-name="P56"><text:span text:style-name="T38">c( )</text:span></text:p>
                  </text:list-header>
                </text:list>
              </table:table-cell>
            </table:table-row>
            <table:table-row table:style-name="ro1">
              <table:table-cell table:style-name="ce9">
                <text:list text:continue-numbering="true" text:style-name="L1">
                  <text:list-header>
                    <text:p text:style-name="P56"><text:span text:style-name="T38">d( )</text:span></text:p>
                  </text:list-header>
                </text:list>
              </table:table-cell>
            </table:table-row>
            <table:table-row table:style-name="ro1">
              <table:table-cell table:style-name="ce9">
                <text:list text:continue-numbering="true" text:style-name="L1">
                  <text:list-header>
                    <text:p text:style-name="P56"><text:span text:style-name="T38">e( )</text:span></text:p>
                  </text:list-header>
                </text:list>
              </table:table-cell>
            </table:table-row>
            <table:table-row table:style-name="ro1">
              <table:table-cell table:style-name="ce2">
                <text:list text:continue-numbering="true" text:style-name="L1">
                  <text:list-header>
                    <text:p text:style-name="P56"><text:span text:style-name="T38">f( )</text:span></text:p>
                  </text:list-header>
                </text:list>
              </table:table-cell>
            </table:table-row>
          </table:table>
          <draw:image xlink:href="Pictures/TablePreview18.svm" xlink:type="simple" xlink:show="embed" xlink:actuate="onLoad"/>
        </draw:frame>
        <draw:frame draw:style-name="standard" draw:layer="layout" svg:width="2.75cm" svg:height="2.891cm" svg:x="12.277cm" svg:y="12.065cm">
          <table:table>
            <table:table-column table:style-name="co7"/>
            <table:table-row table:style-name="ro1">
              <table:table-cell table:style-name="ce1">
                <text:list text:style-name="L4">
                  <text:list-header>
                    <text:p text:style-name="P56"><text:span text:style-name="T41">a( )</text:span></text:p>
                  </text:list-header>
                </text:list>
              </table:table-cell>
            </table:table-row>
            <table:table-row table:style-name="ro1">
              <table:table-cell table:style-name="ce2">
                <text:list text:continue-numbering="true" text:style-name="L4">
                  <text:list-header>
                    <text:p text:style-name="P56"><text:span text:style-name="T41">c( )</text:span></text:p>
                  </text:list-header>
                </text:list>
              </table:table-cell>
            </table:table-row>
          </table:table>
          <draw:image xlink:href="Pictures/TablePreview19.svm" xlink:type="simple" xlink:show="embed" xlink:actuate="onLoad"/>
        </draw:frame>
        <draw:frame draw:style-name="standard" draw:layer="layout" svg:width="2.115cm" svg:height="6.647cm" svg:x="18.627cm" svg:y="0.423cm">
          <table:table>
            <table:table-column table:style-name="co8"/>
            <table:table-row table:style-name="ro5">
              <table:table-cell table:style-name="ce10">
                <text:list text:style-name="L1">
                  <text:list-header>
                    <text:p text:style-name="P112"><text:span text:style-name="T46">a( )</text:span></text:p>
                  </text:list-header>
                </text:list>
              </table:table-cell>
            </table:table-row>
            <table:table-row table:style-name="ro5">
              <table:table-cell table:style-name="ce11">
                <text:list text:continue-numbering="true" text:style-name="L1">
                  <text:list-header>
                    <text:p text:style-name="P112"><text:span text:style-name="T46">b( )</text:span></text:p>
                  </text:list-header>
                </text:list>
              </table:table-cell>
            </table:table-row>
            <table:table-row table:style-name="ro5">
              <table:table-cell table:style-name="ce11">
                <text:list text:continue-numbering="true" text:style-name="L1">
                  <text:list-header>
                    <text:p text:style-name="P112"><text:span text:style-name="T46">c( )</text:span></text:p>
                  </text:list-header>
                </text:list>
              </table:table-cell>
            </table:table-row>
            <table:table-row table:style-name="ro5">
              <table:table-cell table:style-name="ce11">
                <text:list text:continue-numbering="true" text:style-name="L1">
                  <text:list-header>
                    <text:p text:style-name="P112"><text:span text:style-name="T46">d( )</text:span></text:p>
                  </text:list-header>
                </text:list>
              </table:table-cell>
            </table:table-row>
            <table:table-row table:style-name="ro5">
              <table:table-cell table:style-name="ce11">
                <text:list text:continue-numbering="true" text:style-name="L1">
                  <text:list-header>
                    <text:p text:style-name="P112"><text:span text:style-name="T46">e( )</text:span></text:p>
                  </text:list-header>
                </text:list>
              </table:table-cell>
            </table:table-row>
            <table:table-row table:style-name="ro5">
              <table:table-cell table:style-name="ce12">
                <text:list text:continue-numbering="true" text:style-name="L1">
                  <text:list-header>
                    <text:p text:style-name="P112"><text:span text:style-name="T46">f( )</text:span></text:p>
                  </text:list-header>
                </text:list>
              </table:table-cell>
            </table:table-row>
          </table:table>
          <draw:image xlink:href="Pictures/TablePreview20.svm" xlink:type="simple" xlink:show="embed" xlink:actuate="onLoad"/>
        </draw:frame>
        <draw:frame draw:style-name="standard" draw:layer="layout" svg:width="2.115cm" svg:height="3.323cm" svg:x="18.627cm" svg:y="6.985cm">
          <table:table>
            <table:table-column table:style-name="co8"/>
            <table:table-row table:style-name="ro5">
              <table:table-cell table:style-name="ce10">
                <text:list text:style-name="L2">
                  <text:list-header>
                    <text:p text:style-name="P112"><text:span text:style-name="T50">a( )</text:span></text:p>
                  </text:list-header>
                </text:list>
              </table:table-cell>
            </table:table-row>
            <table:table-row table:style-name="ro5">
              <table:table-cell table:style-name="ce11">
                <text:list text:continue-numbering="true" text:style-name="L2">
                  <text:list-header>
                    <text:p text:style-name="P112"><text:span text:style-name="T50">b( )</text:span></text:p>
                  </text:list-header>
                </text:list>
              </table:table-cell>
            </table:table-row>
            <table:table-row table:style-name="ro5">
              <table:table-cell table:style-name="ce12">
                <text:list text:continue-numbering="true" text:style-name="L2">
                  <text:list-header>
                    <text:p text:style-name="P112"><text:span text:style-name="T50">f( )</text:span></text:p>
                  </text:list-header>
                </text:list>
              </table:table-cell>
            </table:table-row>
          </table:table>
          <draw:image xlink:href="Pictures/TablePreview21.svm" xlink:type="simple" xlink:show="embed" xlink:actuate="onLoad"/>
        </draw:frame>
        <draw:frame draw:style-name="standard" draw:layer="layout" svg:width="2.115cm" svg:height="6.647cm" svg:x="18.627cm" svg:y="10.372cm">
          <table:table>
            <table:table-column table:style-name="co8"/>
            <table:table-row table:style-name="ro5">
              <table:table-cell table:style-name="ce10">
                <text:list text:style-name="L1">
                  <text:list-header>
                    <text:p text:style-name="P112"><text:span text:style-name="T46">a( )</text:span></text:p>
                  </text:list-header>
                </text:list>
              </table:table-cell>
            </table:table-row>
            <table:table-row table:style-name="ro5">
              <table:table-cell table:style-name="ce11">
                <text:list text:continue-numbering="true" text:style-name="L1">
                  <text:list-header>
                    <text:p text:style-name="P112"><text:span text:style-name="T46">b( )</text:span></text:p>
                  </text:list-header>
                </text:list>
              </table:table-cell>
            </table:table-row>
            <table:table-row table:style-name="ro5">
              <table:table-cell table:style-name="ce11">
                <text:list text:continue-numbering="true" text:style-name="L1">
                  <text:list-header>
                    <text:p text:style-name="P112"><text:span text:style-name="T46">c( )</text:span></text:p>
                  </text:list-header>
                </text:list>
              </table:table-cell>
            </table:table-row>
            <table:table-row table:style-name="ro5">
              <table:table-cell table:style-name="ce11">
                <text:list text:continue-numbering="true" text:style-name="L1">
                  <text:list-header>
                    <text:p text:style-name="P112"><text:span text:style-name="T46">d( )</text:span></text:p>
                  </text:list-header>
                </text:list>
              </table:table-cell>
            </table:table-row>
            <table:table-row table:style-name="ro5">
              <table:table-cell table:style-name="ce11">
                <text:list text:continue-numbering="true" text:style-name="L1">
                  <text:list-header>
                    <text:p text:style-name="P112"><text:span text:style-name="T46">e( )</text:span></text:p>
                  </text:list-header>
                </text:list>
              </table:table-cell>
            </table:table-row>
            <table:table-row table:style-name="ro5">
              <table:table-cell table:style-name="ce12">
                <text:list text:continue-numbering="true" text:style-name="L1">
                  <text:list-header>
                    <text:p text:style-name="P112"><text:span text:style-name="T46">f( )</text:span></text:p>
                  </text:list-header>
                </text:list>
              </table:table-cell>
            </table:table-row>
          </table:table>
          <draw:image xlink:href="Pictures/TablePreview22.svm" xlink:type="simple" xlink:show="embed" xlink:actuate="onLoad"/>
        </draw:frame>
        <draw:frame draw:style-name="standard" draw:layer="layout" svg:width="2.115cm" svg:height="2.215cm" svg:x="18.627cm" svg:y="17.004cm">
          <table:table>
            <table:table-column table:style-name="co8"/>
            <table:table-row table:style-name="ro5">
              <table:table-cell table:style-name="ce10">
                <text:list text:style-name="L4">
                  <text:list-header>
                    <text:p text:style-name="P112"><text:span text:style-name="T47">a( )</text:span></text:p>
                  </text:list-header>
                </text:list>
              </table:table-cell>
            </table:table-row>
            <table:table-row table:style-name="ro5">
              <table:table-cell table:style-name="ce12">
                <text:list text:continue-numbering="true" text:style-name="L4">
                  <text:list-header>
                    <text:p text:style-name="P112"><text:span text:style-name="T47">c( )</text:span></text:p>
                  </text:list-header>
                </text:list>
              </table:table-cell>
            </table:table-row>
          </table:table>
          <draw:image xlink:href="Pictures/TablePreview23.svm" xlink:type="simple" xlink:show="embed" xlink:actuate="onLoad"/>
        </draw:frame>
        <draw:custom-shape draw:name="Text Box 143" draw:style-name="gr2" draw:text-style-name="P89" draw:layer="layout" svg:width="2.751cm" svg:height="1.277cm" svg:x="2.752cm" svg:y="1.693cm">
          <text:list text:style-name="L1">
            <text:list-header>
              <text:p text:style-name="P88"><text:span text:style-name="T25">base</text:span></text:p>
            </text:list-header>
          </text:list>
          <draw:enhanced-geometry svg:viewBox="0 0 21600 21600" draw:type="mso-spt202" draw:enhanced-path="M 0 0 L 21600 0 21600 21600 0 21600 0 0 Z N"/>
        </draw:custom-shape>
        <draw:custom-shape draw:name="Text Box 144" draw:style-name="gr2" draw:text-style-name="P89" draw:layer="layout" svg:width="2.752cm" svg:height="1.277cm" svg:x="7.408cm" svg:y="1.905cm">
          <text:list text:style-name="L1">
            <text:list-header>
              <text:p text:style-name="P88"><text:span text:style-name="T25">A</text:span></text:p>
            </text:list-header>
          </text:list>
          <draw:enhanced-geometry svg:viewBox="0 0 21600 21600" draw:type="mso-spt202" draw:enhanced-path="M 0 0 L 21600 0 21600 21600 0 21600 0 0 Z N"/>
        </draw:custom-shape>
        <draw:custom-shape draw:name="Text Box 145" draw:style-name="gr2" draw:text-style-name="P89" draw:layer="layout" svg:width="2.751cm" svg:height="1.277cm" svg:x="12.277cm" svg:y="1.905cm">
          <text:list text:style-name="L1">
            <text:list-header>
              <text:p text:style-name="P88"><text:span text:style-name="T25">B</text:span></text:p>
            </text:list-header>
          </text:list>
          <draw:enhanced-geometry svg:viewBox="0 0 21600 21600" draw:type="mso-spt202" draw:enhanced-path="M 0 0 L 21600 0 21600 21600 0 21600 0 0 Z N"/>
        </draw:custom-shape>
        <draw:custom-shape draw:name="Text Box 146" draw:style-name="gr2" draw:text-style-name="P89" draw:layer="layout" svg:width="2.752cm" svg:height="1.277cm" svg:x="20.955cm" svg:y="0.635cm">
          <text:list text:style-name="L1">
            <text:list-header>
              <text:p text:style-name="P88"><text:span text:style-name="T25">C</text:span></text:p>
            </text:list-header>
          </text:list>
          <draw:enhanced-geometry svg:viewBox="0 0 21600 21600" draw:type="mso-spt202" draw:enhanced-path="M 0 0 L 21600 0 21600 21600 0 21600 0 0 Z N"/>
        </draw:custom-shape>
        <draw:frame draw:style-name="standard" draw:layer="layout" svg:width="2.116cm" svg:height="2.215cm" svg:x="20.743cm" svg:y="8.043cm">
          <table:table>
            <table:table-column table:style-name="co9"/>
            <table:table-row table:style-name="ro5">
              <table:table-cell table:style-name="ce10">
                <text:list text:style-name="L4">
                  <text:list-header>
                    <text:p text:style-name="P112"><text:span text:style-name="T47">a( )</text:span></text:p>
                  </text:list-header>
                </text:list>
              </table:table-cell>
            </table:table-row>
            <table:table-row table:style-name="ro5">
              <table:table-cell table:style-name="ce12">
                <text:list text:continue-numbering="true" text:style-name="L4">
                  <text:list-header>
                    <text:p text:style-name="P112"><text:span text:style-name="T47">d( )</text:span></text:p>
                  </text:list-header>
                </text:list>
              </table:table-cell>
            </table:table-row>
          </table:table>
          <draw:image xlink:href="Pictures/TablePreview24.svm" xlink:type="simple" xlink:show="embed" xlink:actuate="onLoad"/>
        </draw:frame>
        <draw:custom-shape draw:name="AutoShape 156" draw:style-name="gr121" draw:text-style-name="P61" draw:layer="layout" svg:width="1.27cm" svg:height="9.525cm" svg:x="17.357cm" svg:y="0.63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157" draw:style-name="gr2" draw:text-style-name="P81" draw:layer="layout" svg:width="1.27cm" svg:height="1.277cm" svg:x="16.298cm" svg:y="4.657cm">
          <text:list text:style-name="L1">
            <text:list-header>
              <text:p text:style-name="P76"><text:span text:style-name="T25">A</text:span></text:p>
            </text:list-header>
          </text:list>
          <draw:enhanced-geometry svg:viewBox="0 0 21600 21600" draw:type="mso-spt202" draw:enhanced-path="M 0 0 L 21600 0 21600 21600 0 21600 0 0 Z N"/>
        </draw:custom-shape>
        <draw:custom-shape draw:name="AutoShape 158" draw:style-name="gr121" draw:text-style-name="P61" draw:layer="layout" svg:width="1.482cm" svg:height="7.62cm" svg:x="17.145cm" svg:y="10.79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159" draw:style-name="gr2" draw:text-style-name="P81" draw:layer="layout" svg:width="1.481cm" svg:height="1.277cm" svg:x="16.087cm" svg:y="13.758cm">
          <text:list text:style-name="L1">
            <text:list-header>
              <text:p text:style-name="P76"><text:span text:style-name="T25">B</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44" presentation:class="page"/>
          <draw:frame presentation:style-name="pr1" draw:text-style-name="P5" draw:layer="layout" svg:width="13.97cm" svg:height="11.43cm" svg:x="2.54cm" svg:y="12.065cm" presentation:class="notes" presentation:placeholder="true">
            <draw:text-box/>
          </draw:frame>
        </presentation:notes>
      </draw:page>
      <draw:page draw:name="page45"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11" draw:layer="layout" svg:width="12.912cm" svg:height="17.964cm" svg:x="0cm" svg:y="0.635cm">
          <text:list text:style-name="L1">
            <text:list-header>
              <text:p text:style-name="P110"><text:span text:style-name="T46">class base{</text:span></text:p>
              <text:p text:style-name="P110"><text:span text:style-name="T46">public:</text:span></text:p>
              <text:p text:style-name="P110"><text:span text:style-name="T46">virtual void a(){</text:span><text:span text:style-name="T46"><text:tab/></text:span><text:span text:style-name="T46">cout&lt;&lt;"a() in base\</text:span><text:span text:style-name="T46">n";}</text:span></text:p>
              <text:p text:style-name="P110"><text:span text:style-name="T46">virtual void b(){</text:span><text:span text:style-name="T46"><text:tab/></text:span><text:span text:style-name="T46">cout&lt;&lt;"b() in base\</text:span><text:span text:style-name="T46">n";}</text:span></text:p>
              <text:p text:style-name="P110"><text:span text:style-name="T46">virtual void c(){</text:span><text:span text:style-name="T46"><text:tab/></text:span><text:span text:style-name="T46">cout&lt;&lt;"c() in base\</text:span><text:span text:style-name="T46">n";}</text:span></text:p>
              <text:p text:style-name="P110"><text:span text:style-name="T46">virtual void d(){</text:span><text:span text:style-name="T46"><text:tab/></text:span><text:span text:style-name="T46">cout&lt;&lt;"d() in base\</text:span><text:span text:style-name="T46">n";}</text:span></text:p>
              <text:p text:style-name="P110"><text:span text:style-name="T46">virtual void e(){</text:span><text:span text:style-name="T46"><text:tab/></text:span><text:span text:style-name="T46">cout&lt;&lt;"e() in base\</text:span><text:span text:style-name="T46">n";}</text:span></text:p>
              <text:p text:style-name="P110"><text:span text:style-name="T46">virtual void f(){</text:span><text:span text:style-name="T46"><text:tab/></text:span><text:span text:style-name="T46">cout&lt;&lt;"f() in base\</text:span><text:span text:style-name="T46">n";}</text:span></text:p>
              <text:p text:style-name="P110"><text:span text:style-name="T46">};</text:span></text:p>
              <text:p text:style-name="P110"><text:span text:style-name="T46">class A:public base{</text:span></text:p>
              <text:p text:style-name="P110"><text:span text:style-name="T46">public:</text:span><text:span text:style-name="T46"><text:tab/></text:span><text:span text:style-name="T46"><text:tab/></text:span></text:p>
              <text:p text:style-name="P110"><text:span text:style-name="T46">virtual void a(){</text:span><text:span text:style-name="T46"><text:tab/></text:span><text:span text:style-name="T46">cout&lt;&lt;"a() in A\n";}</text:span></text:p>
              <text:p text:style-name="P110"><text:span text:style-name="T46">virtual void b(){</text:span><text:span text:style-name="T46"><text:tab/></text:span><text:span text:style-name="T46">cout&lt;&lt;"b() in A\n";}</text:span></text:p>
              <text:p text:style-name="P110"><text:span text:style-name="T46">virtual void f(){</text:span><text:span text:style-name="T46"><text:tab/></text:span><text:span text:style-name="T46">cout&lt;&lt;"f() in A\n";}</text:span></text:p>
              <text:p text:style-name="P110"><text:span text:style-name="T46">};</text:span></text:p>
              <text:p text:style-name="P110"><text:span text:style-name="T46">class B:public base{</text:span></text:p>
              <text:p text:style-name="P110"><text:span text:style-name="T46">public:</text:span></text:p>
              <text:p text:style-name="P110"><text:span text:style-name="T46">virtual void a(){</text:span><text:span text:style-name="T46"><text:tab/></text:span><text:span text:style-name="T46">cout&lt;&lt;"a() in B\n";}</text:span></text:p>
              <text:p text:style-name="P110"><text:span text:style-name="T46">virtual void b(){</text:span><text:span text:style-name="T46"><text:tab/></text:span><text:span text:style-name="T46">cout&lt;&lt;"b() in B\n";}</text:span></text:p>
              <text:p text:style-name="P110"><text:span text:style-name="T46">virtual void c(){</text:span><text:span text:style-name="T46"><text:tab/></text:span><text:span text:style-name="T46">cout&lt;&lt;"c() in B\n";}</text:span></text:p>
              <text:p text:style-name="P110"><text:span text:style-name="T46">};</text:span></text:p>
            </text:list-header>
          </text:list>
          <draw:enhanced-geometry svg:viewBox="0 0 21600 21600" draw:type="mso-spt202" draw:enhanced-path="M 0 0 L 21600 0 21600 21600 0 21600 0 0 Z N"/>
        </draw:custom-shape>
        <draw:custom-shape draw:name="Text Box 3" draw:style-name="gr122" draw:text-style-name="P111" draw:layer="layout" svg:width="12.065cm" svg:height="14.508cm" svg:x="13.335cm" svg:y="1.058cm">
          <text:list text:style-name="L13">
            <text:list-header>
              <text:p text:style-name="P110"><text:span text:style-name="T71">class C:public </text:span><text:span text:style-name="T71">A,public B{</text:span></text:p>
              <text:p text:style-name="P110"><text:span text:style-name="T71">public:</text:span><text:span text:style-name="T71"><text:tab/></text:span></text:p>
              <text:p text:style-name="P110"><text:span text:style-name="T71">virtual void a(){</text:span><text:span text:style-name="T71"><text:tab/></text:span><text:span text:style-name="T71">cout&lt;&lt;"a() in C\n";}</text:span></text:p>
              <text:p text:style-name="P110"><text:span text:style-name="T71">virtual void d(){</text:span><text:span text:style-name="T71"><text:tab/></text:span><text:span text:style-name="T71">cout&lt;&lt;"d() in C\n";}</text:span></text:p>
              <text:p text:style-name="P110"><text:span text:style-name="T71">};</text:span></text:p>
              <text:p text:style-name="P110"><text:span text:style-name="T71">void main(void)</text:span></text:p>
              <text:p text:style-name="P110"><text:span text:style-name="T71">{</text:span></text:p>
              <text:p text:style-name="P110"><text:span text:style-name="T71"><text:s text:c="6"/></text:span><text:span text:style-name="T71">C cc;</text:span></text:p>
              <text:p text:style-name="P110"><text:span text:style-name="T71"><text:s text:c="6"/></text:span><text:span text:style-name="T79">base </text:span><text:span text:style-name="T79">*pbase=&amp;cc;//</text:span><text:span text:style-name="T80">错误</text:span></text:p>
              <text:p text:style-name="P110"><text:span text:style-name="T72"><text:s text:c="6"/></text:span><text:span text:style-name="T71">A *pa=&amp;cc;</text:span></text:p>
              <text:p text:style-name="P110"><text:span text:style-name="T71"><text:s text:c="6"/></text:span><text:span text:style-name="T71">pa-&gt;a();</text:span></text:p>
              <text:p text:style-name="P110"><text:span text:style-name="T71"><text:s text:c="6"/></text:span><text:span text:style-name="T71">pa-&gt;b();</text:span></text:p>
              <text:p text:style-name="P110"><text:span text:style-name="T71"><text:s text:c="6"/></text:span><text:span text:style-name="T71">pa-&gt;c();</text:span></text:p>
              <text:p text:style-name="P110"><text:span text:style-name="T71"><text:s text:c="6"/></text:span><text:span text:style-name="T71">pa-&gt;d();</text:span></text:p>
              <text:p text:style-name="P110"><text:span text:style-name="T71"><text:s text:c="6"/></text:span><text:span text:style-name="T71">pa-&gt;e();</text:span></text:p>
              <text:p text:style-name="P110"><text:span text:style-name="T71"><text:s text:c="6"/></text:span><text:span text:style-name="T71">pa-&gt;f();</text:span></text:p>
              <text:p text:style-name="P110"><text:span text:style-name="T71">}</text:span></text:p>
            </text:list-header>
          </text:list>
          <draw:enhanced-geometry svg:viewBox="0 0 21600 21600" draw:type="mso-spt202" draw:enhanced-path="M 0 0 L 21600 0 21600 21600 0 21600 0 0 Z N"/>
        </draw:custom-shape>
        <draw:line draw:name="Line 4" draw:style-name="gr119" draw:text-style-name="P57" draw:layer="layout" svg:x1="12.912cm" svg:y1="0cm" svg:x2="12.912cm" svg:y2="19.05cm">
          <text:p/>
        </draw:line>
        <draw:custom-shape draw:name="AutoShape 5" draw:style-name="gr123" draw:text-style-name="P34" xml:id="id122" draw:id="id122" draw:layer="layout" svg:width="5.503cm" svg:height="2.011cm" svg:x="18.627cm" svg:y="5.08cm">
          <text:list text:style-name="L3">
            <text:list-header>
              <text:p text:style-name="P32"><text:span text:style-name="T31">将类</text:span><text:span text:style-name="T32">C</text:span><text:span text:style-name="T31">的地址赋值时产生歧义</text:span></text:p>
            </text:list-header>
          </text:list>
          <draw:enhanced-geometry svg:viewBox="0 0 21600 21600" draw:text-areas="800 800 20800 20800" draw:type="round-rectangular-callout" draw:modifiers="3614.38953488372 28095.02982107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6" draw:style-name="gr124" draw:text-style-name="P75" xml:id="id123" draw:id="id123" draw:layer="layout" svg:width="10.16cm" svg:height="1.955cm" svg:x="13.758cm" svg:y="15.452cm">
          <text:list text:style-name="L3">
            <text:list-header>
              <text:p text:style-name="P74"><text:span text:style-name="T31">类</text:span><text:span text:style-name="T32">C</text:span><text:span text:style-name="T31">中有两个</text:span><text:span text:style-name="T32">base</text:span><text:span text:style-name="T31">，只有一个</text:span><text:span text:style-name="T32">A</text:span></text:p>
            </text:list-header>
          </text:list>
          <draw:enhanced-geometry svg:viewBox="0 0 21600 21600" draw:type="mso-spt202" draw:enhanced-path="M 0 0 L 21600 0 21600 21600 0 21600 0 0 Z N"/>
        </draw:custom-shape>
        <draw:custom-shape draw:name="Text Box 7" draw:style-name="gr125" draw:text-style-name="P113" xml:id="id124" draw:id="id124" draw:layer="layout" svg:width="3.81cm" svg:height="1.108cm" svg:x="19.262cm" svg:y="9.102cm">
          <text:list text:style-name="L4">
            <text:list-header>
              <text:p text:style-name="P74"><text:span text:style-name="T47">a() in C</text:span></text:p>
            </text:list-header>
          </text:list>
          <draw:enhanced-geometry svg:viewBox="0 0 21600 21600" draw:type="mso-spt202" draw:enhanced-path="M 0 0 L 21600 0 21600 21600 0 21600 0 0 Z N"/>
        </draw:custom-shape>
        <draw:custom-shape draw:name="Text Box 8" draw:style-name="gr126" draw:text-style-name="P113" xml:id="id125" draw:id="id125" draw:layer="layout" svg:width="3.81cm" svg:height="1.108cm" svg:x="19.262cm" svg:y="9.948cm">
          <text:list text:style-name="L4">
            <text:list-header>
              <text:p text:style-name="P74"><text:span text:style-name="T47">b() in A</text:span></text:p>
            </text:list-header>
          </text:list>
          <draw:enhanced-geometry svg:viewBox="0 0 21600 21600" draw:type="mso-spt202" draw:enhanced-path="M 0 0 L 21600 0 21600 21600 0 21600 0 0 Z N"/>
        </draw:custom-shape>
        <draw:custom-shape draw:name="Text Box 9" draw:style-name="gr127" draw:text-style-name="P113" xml:id="id126" draw:id="id126" draw:layer="layout" svg:width="3.81cm" svg:height="1.108cm" svg:x="19.262cm" svg:y="10.795cm">
          <text:list text:style-name="L4">
            <text:list-header>
              <text:p text:style-name="P74"><text:span text:style-name="T47">c() in base</text:span></text:p>
            </text:list-header>
          </text:list>
          <draw:enhanced-geometry svg:viewBox="0 0 21600 21600" draw:type="mso-spt202" draw:enhanced-path="M 0 0 L 21600 0 21600 21600 0 21600 0 0 Z N"/>
        </draw:custom-shape>
        <draw:custom-shape draw:name="Text Box 10" draw:style-name="gr128" draw:text-style-name="P113" xml:id="id127" draw:id="id127" draw:layer="layout" svg:width="3.81cm" svg:height="1.108cm" svg:x="19.262cm" svg:y="11.642cm">
          <text:list text:style-name="L4">
            <text:list-header>
              <text:p text:style-name="P74"><text:span text:style-name="T47">d() in C</text:span></text:p>
            </text:list-header>
          </text:list>
          <draw:enhanced-geometry svg:viewBox="0 0 21600 21600" draw:type="mso-spt202" draw:enhanced-path="M 0 0 L 21600 0 21600 21600 0 21600 0 0 Z N"/>
        </draw:custom-shape>
        <draw:custom-shape draw:name="Text Box 11" draw:style-name="gr129" draw:text-style-name="P113" xml:id="id128" draw:id="id128" draw:layer="layout" svg:width="3.81cm" svg:height="1.108cm" svg:x="19.262cm" svg:y="12.488cm">
          <text:list text:style-name="L4">
            <text:list-header>
              <text:p text:style-name="P74"><text:span text:style-name="T47">e() in base</text:span></text:p>
            </text:list-header>
          </text:list>
          <draw:enhanced-geometry svg:viewBox="0 0 21600 21600" draw:type="mso-spt202" draw:enhanced-path="M 0 0 L 21600 0 21600 21600 0 21600 0 0 Z N"/>
        </draw:custom-shape>
        <draw:custom-shape draw:name="Text Box 12" draw:style-name="gr130" draw:text-style-name="P113" xml:id="id129" draw:id="id129" draw:layer="layout" svg:width="3.81cm" svg:height="1.108cm" svg:x="19.262cm" svg:y="13.335cm">
          <text:list text:style-name="L4">
            <text:list-header>
              <text:p text:style-name="P74"><text:span text:style-name="T47">f() in A</text:span></text:p>
            </text:list-header>
          </text:list>
          <draw:enhanced-geometry svg:viewBox="0 0 21600 21600" draw:type="mso-spt202" draw:enhanced-path="M 0 0 L 21600 0 21600 21600 0 21600 0 0 Z N"/>
        </draw:custom-shape>
        <draw:custom-shape draw:name="Text Box 13" draw:style-name="gr131" draw:text-style-name="P75" xml:id="id130" draw:id="id130" draw:layer="layout" svg:width="10.16cm" svg:height="1.955cm" svg:x="13.758cm" svg:y="16.51cm">
          <text:list text:style-name="L3">
            <text:list-header>
              <text:p text:style-name="P74"><text:span text:style-name="T31">为避免这种情况，将</text:span><text:span text:style-name="T32">base</text:span><text:span text:style-name="T31">定义为虚基类。</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22" smil:attributeName="visibility" smil:to="visible"/>
                  <anim:transitionFilter smil:dur="0.5s" smil:targetElement="id122"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23" smil:attributeName="visibility" smil:to="visible"/>
                  <anim:transitionFilter smil:dur="0.5s" smil:targetElement="id123"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24" smil:attributeName="visibility" smil:to="visible"/>
                  <anim:transitionFilter smil:dur="0.5s" smil:targetElement="id12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25" smil:attributeName="visibility" smil:to="visible"/>
                  <anim:transitionFilter smil:dur="0.5s" smil:targetElement="id12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26" smil:attributeName="visibility" smil:to="visible"/>
                  <anim:transitionFilter smil:dur="0.5s" smil:targetElement="id12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27" smil:attributeName="visibility" smil:to="visible"/>
                  <anim:transitionFilter smil:dur="0.5s" smil:targetElement="id12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28" smil:attributeName="visibility" smil:to="visible"/>
                  <anim:transitionFilter smil:dur="0.5s" smil:targetElement="id12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29" smil:attributeName="visibility" smil:to="visible"/>
                  <anim:transitionFilter smil:dur="0.5s" smil:targetElement="id12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30" smil:attributeName="visibility" smil:to="visible"/>
                  <anim:transitionFilter smil:dur="0.5s" smil:targetElement="id130" smil:type="barWipe" smil:subtype="topToBottom"/>
                </anim:par>
              </anim:par>
            </anim:par>
          </anim:seq>
        </anim:par>
        <presentation:notes draw:style-name="dp2">
          <draw:page-thumbnail draw:style-name="gr3" draw:layer="layout" svg:width="12.7cm" svg:height="9.525cm" svg:x="3.175cm" svg:y="1.904cm" draw:page-number="45" presentation:class="page"/>
          <draw:frame presentation:style-name="pr1" draw:text-style-name="P5" draw:layer="layout" svg:width="13.97cm" svg:height="11.43cm" svg:x="2.54cm" svg:y="12.065cm" presentation:class="notes" presentation:placeholder="true">
            <draw:text-box/>
          </draw:frame>
        </presentation:notes>
      </draw:page>
      <draw:page draw:name="page46"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11" draw:layer="layout" svg:width="12.912cm" svg:height="17.1cm" svg:x="0cm" svg:y="0.635cm">
          <text:list text:style-name="L1">
            <text:list-header>
              <text:p text:style-name="P110"><text:span text:style-name="T46">class base{</text:span></text:p>
              <text:p text:style-name="P110"><text:span text:style-name="T46">public:</text:span></text:p>
            </text:list-header>
          </text:list>
          <text:list text:style-name="L8">
            <text:list-header>
              <text:p text:style-name="P110"><text:span text:style-name="T48">virtual</text:span><text:span text:style-name="T46"> void a(){</text:span><text:span text:style-name="T46"><text:tab/></text:span><text:span text:style-name="T46">cout&lt;&lt;"a() in base\</text:span><text:span text:style-name="T46">n";}</text:span></text:p>
              <text:p text:style-name="P110"><text:span text:style-name="T48">virtual</text:span><text:span text:style-name="T46"> void b(){</text:span><text:span text:style-name="T46"><text:tab/></text:span><text:span text:style-name="T46">cout&lt;&lt;"b() in base\</text:span><text:span text:style-name="T46">n";}</text:span></text:p>
              <text:p text:style-name="P110"><text:span text:style-name="T48">virtual</text:span><text:span text:style-name="T46"> void c(){</text:span><text:span text:style-name="T46"><text:tab/></text:span><text:span text:style-name="T46">cout&lt;&lt;"c() in base\</text:span><text:span text:style-name="T46">n";}</text:span></text:p>
              <text:p text:style-name="P110"><text:span text:style-name="T48">virtual </text:span><text:span text:style-name="T46">void d(){</text:span><text:span text:style-name="T46"><text:tab/></text:span><text:span text:style-name="T46">cout&lt;&lt;"d() in base\</text:span><text:span text:style-name="T46">n";}</text:span></text:p>
              <text:p text:style-name="P110"><text:span text:style-name="T48">virtual</text:span><text:span text:style-name="T46"> void e(){</text:span><text:span text:style-name="T46"><text:tab/></text:span><text:span text:style-name="T46">cout&lt;&lt;"e() in base\</text:span><text:span text:style-name="T46">n";}</text:span></text:p>
              <text:p text:style-name="P110"><text:span text:style-name="T48">virtual</text:span><text:span text:style-name="T46"> void f(){</text:span><text:span text:style-name="T46"><text:tab/></text:span><text:span text:style-name="T46">cout&lt;&lt;"f() in base\</text:span><text:span text:style-name="T46">n";}</text:span></text:p>
            </text:list-header>
          </text:list>
          <text:list text:style-name="L1">
            <text:list-header>
              <text:p text:style-name="P110"><text:span text:style-name="T46">};</text:span></text:p>
              <text:p text:style-name="P110"><text:span text:style-name="T46">class A:</text:span><text:span text:style-name="T47">virtual</text:span><text:span text:style-name="T48"> </text:span><text:span text:style-name="T48">public base</text:span><text:span text:style-name="T46">{</text:span></text:p>
              <text:p text:style-name="P110"><text:span text:style-name="T46">public:</text:span><text:span text:style-name="T46"><text:tab/></text:span><text:span text:style-name="T46"><text:tab/></text:span></text:p>
              <text:p text:style-name="P110"><text:span text:style-name="T46">virtual void a(){</text:span><text:span text:style-name="T46"><text:tab/></text:span><text:span text:style-name="T46">cout&lt;&lt;"a() in A\n";}</text:span></text:p>
              <text:p text:style-name="P110"><text:span text:style-name="T46">virtual void b(){</text:span><text:span text:style-name="T46"><text:tab/></text:span><text:span text:style-name="T46">cout&lt;&lt;"b() in A\n";}</text:span></text:p>
              <text:p text:style-name="P110"><text:span text:style-name="T46">virtual void f(){</text:span><text:span text:style-name="T46"><text:tab/></text:span><text:span text:style-name="T46">cout&lt;&lt;"f() in A\n";}</text:span></text:p>
              <text:p text:style-name="P110"><text:span text:style-name="T46">};</text:span></text:p>
              <text:p text:style-name="P110"><text:span text:style-name="T46">class B:</text:span><text:span text:style-name="T47">virtual </text:span><text:span text:style-name="T48"><text:s/></text:span><text:span text:style-name="T48">public base</text:span><text:span text:style-name="T46">{</text:span></text:p>
              <text:p text:style-name="P110"><text:span text:style-name="T46">public:</text:span></text:p>
              <text:p text:style-name="P110"><text:span text:style-name="T46">virtual void a(){</text:span><text:span text:style-name="T46"><text:tab/></text:span><text:span text:style-name="T46">cout&lt;&lt;"a() in B\n";}</text:span></text:p>
              <text:p text:style-name="P110"><text:span text:style-name="T46">virtual void c(){</text:span><text:span text:style-name="T46"><text:tab/></text:span><text:span text:style-name="T46">cout&lt;&lt;"c() in B\n";}</text:span></text:p>
              <text:p text:style-name="P110"><text:span text:style-name="T46">};</text:span></text:p>
            </text:list-header>
          </text:list>
          <draw:enhanced-geometry svg:viewBox="0 0 21600 21600" draw:type="mso-spt202" draw:enhanced-path="M 0 0 L 21600 0 21600 21600 0 21600 0 0 Z N"/>
        </draw:custom-shape>
        <draw:custom-shape draw:name="Text Box 3" draw:style-name="gr132" draw:text-style-name="P111" draw:layer="layout" svg:width="12.065cm" svg:height="13.644cm" svg:x="13.335cm" svg:y="1.058cm">
          <text:list text:style-name="L13">
            <text:list-header>
              <text:p text:style-name="P110"><text:span text:style-name="T71">class C:public </text:span><text:span text:style-name="T71">A,public B{</text:span></text:p>
              <text:p text:style-name="P110"><text:span text:style-name="T71">public:</text:span><text:span text:style-name="T71"><text:tab/></text:span></text:p>
              <text:p text:style-name="P110"><text:span text:style-name="T71">virtual void a(){</text:span><text:span text:style-name="T71"><text:tab/></text:span><text:span text:style-name="T71">cout&lt;&lt;"a() in C\n";}</text:span></text:p>
              <text:p text:style-name="P110"><text:span text:style-name="T71">virtual void d(){</text:span><text:span text:style-name="T71"><text:tab/></text:span><text:span text:style-name="T71">cout&lt;&lt;"d() in C\n";}</text:span></text:p>
              <text:p text:style-name="P110"><text:span text:style-name="T71">};</text:span></text:p>
              <text:p text:style-name="P110"><text:span text:style-name="T71">void main(void)</text:span></text:p>
              <text:p text:style-name="P110"><text:span text:style-name="T71">{</text:span></text:p>
              <text:p text:style-name="P110"><text:span text:style-name="T71"><text:s text:c="6"/></text:span><text:span text:style-name="T71">C cc;</text:span></text:p>
              <text:p text:style-name="P110"><text:span text:style-name="T71"><text:s text:c="6"/></text:span><text:span text:style-name="T71">base *pa=&amp;cc;</text:span></text:p>
              <text:p text:style-name="P110"><text:span text:style-name="T71"><text:s text:c="6"/></text:span><text:span text:style-name="T71">pa-&gt;a();</text:span></text:p>
              <text:p text:style-name="P110"><text:span text:style-name="T71"><text:s text:c="6"/></text:span><text:span text:style-name="T71">pa-&gt;b();</text:span></text:p>
              <text:p text:style-name="P110"><text:span text:style-name="T71"><text:s text:c="6"/></text:span><text:span text:style-name="T71">pa-&gt;c();</text:span></text:p>
              <text:p text:style-name="P110"><text:span text:style-name="T71"><text:s text:c="6"/></text:span><text:span text:style-name="T71">pa-&gt;d();</text:span></text:p>
              <text:p text:style-name="P110"><text:span text:style-name="T71"><text:s text:c="6"/></text:span><text:span text:style-name="T71">pa-&gt;e();</text:span></text:p>
              <text:p text:style-name="P110"><text:span text:style-name="T71"><text:s text:c="6"/></text:span><text:span text:style-name="T71">pa-&gt;f();</text:span></text:p>
              <text:p text:style-name="P110"><text:span text:style-name="T71">}</text:span></text:p>
            </text:list-header>
          </text:list>
          <draw:enhanced-geometry svg:viewBox="0 0 21600 21600" draw:type="mso-spt202" draw:enhanced-path="M 0 0 L 21600 0 21600 21600 0 21600 0 0 Z N"/>
        </draw:custom-shape>
        <draw:line draw:name="Line 4" draw:style-name="gr119" draw:text-style-name="P57" draw:layer="layout" svg:x1="12.912cm" svg:y1="0cm" svg:x2="12.912cm" svg:y2="19.05cm">
          <text:p/>
        </draw:line>
        <presentation:notes draw:style-name="dp2">
          <draw:page-thumbnail draw:style-name="gr3" draw:layer="layout" svg:width="12.7cm" svg:height="9.525cm" svg:x="3.175cm" svg:y="1.904cm" draw:page-number="46" presentation:class="page"/>
          <draw:frame presentation:style-name="pr1" draw:text-style-name="P5" draw:layer="layout" svg:width="13.97cm" svg:height="11.43cm" svg:x="2.54cm" svg:y="12.065cm" presentation:class="notes" presentation:placeholder="true">
            <draw:text-box/>
          </draw:frame>
        </presentation:notes>
      </draw:page>
      <draw:page draw:name="page47"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frame draw:style-name="standard" draw:layer="layout" svg:width="2.75cm" svg:height="8.675cm" svg:x="2.752cm" svg:y="3.237cm">
          <table:table>
            <table:table-column table:style-name="co7"/>
            <table:table-row table:style-name="ro1">
              <table:table-cell table:style-name="ce1">
                <text:list text:style-name="L1">
                  <text:list-header>
                    <text:p text:style-name="P56"><text:span text:style-name="T38">a( )</text:span></text:p>
                  </text:list-header>
                </text:list>
              </table:table-cell>
            </table:table-row>
            <table:table-row table:style-name="ro1">
              <table:table-cell table:style-name="ce9">
                <text:list text:continue-numbering="true" text:style-name="L1">
                  <text:list-header>
                    <text:p text:style-name="P56"><text:span text:style-name="T38">b( )</text:span></text:p>
                  </text:list-header>
                </text:list>
              </table:table-cell>
            </table:table-row>
            <table:table-row table:style-name="ro1">
              <table:table-cell table:style-name="ce9">
                <text:list text:continue-numbering="true" text:style-name="L1">
                  <text:list-header>
                    <text:p text:style-name="P56"><text:span text:style-name="T38">c( )</text:span></text:p>
                  </text:list-header>
                </text:list>
              </table:table-cell>
            </table:table-row>
            <table:table-row table:style-name="ro1">
              <table:table-cell table:style-name="ce9">
                <text:list text:continue-numbering="true" text:style-name="L1">
                  <text:list-header>
                    <text:p text:style-name="P56"><text:span text:style-name="T38">d( )</text:span></text:p>
                  </text:list-header>
                </text:list>
              </table:table-cell>
            </table:table-row>
            <table:table-row table:style-name="ro1">
              <table:table-cell table:style-name="ce9">
                <text:list text:continue-numbering="true" text:style-name="L1">
                  <text:list-header>
                    <text:p text:style-name="P56"><text:span text:style-name="T38">e( )</text:span></text:p>
                  </text:list-header>
                </text:list>
              </table:table-cell>
            </table:table-row>
            <table:table-row table:style-name="ro1">
              <table:table-cell table:style-name="ce2">
                <text:list text:continue-numbering="true" text:style-name="L1">
                  <text:list-header>
                    <text:p text:style-name="P56"><text:span text:style-name="T38">f( )</text:span></text:p>
                  </text:list-header>
                </text:list>
              </table:table-cell>
            </table:table-row>
          </table:table>
          <draw:image xlink:href="Pictures/TablePreview25.svm" xlink:type="simple" xlink:show="embed" xlink:actuate="onLoad"/>
        </draw:frame>
        <draw:frame draw:style-name="standard" draw:layer="layout" svg:width="2.75cm" svg:height="8.675cm" svg:x="7.197cm" svg:y="3.237cm">
          <table:table>
            <table:table-column table:style-name="co7"/>
            <table:table-row table:style-name="ro1">
              <table:table-cell table:style-name="ce1">
                <text:list text:style-name="L1">
                  <text:list-header>
                    <text:p text:style-name="P56"><text:span text:style-name="T38">a( )</text:span></text:p>
                  </text:list-header>
                </text:list>
              </table:table-cell>
            </table:table-row>
            <table:table-row table:style-name="ro1">
              <table:table-cell table:style-name="ce9">
                <text:list text:continue-numbering="true" text:style-name="L1">
                  <text:list-header>
                    <text:p text:style-name="P56"><text:span text:style-name="T38">b( )</text:span></text:p>
                  </text:list-header>
                </text:list>
              </table:table-cell>
            </table:table-row>
            <table:table-row table:style-name="ro1">
              <table:table-cell table:style-name="ce9">
                <text:list text:continue-numbering="true" text:style-name="L1">
                  <text:list-header>
                    <text:p text:style-name="P56"><text:span text:style-name="T38">c( )</text:span></text:p>
                  </text:list-header>
                </text:list>
              </table:table-cell>
            </table:table-row>
            <table:table-row table:style-name="ro1">
              <table:table-cell table:style-name="ce9">
                <text:list text:continue-numbering="true" text:style-name="L1">
                  <text:list-header>
                    <text:p text:style-name="P56"><text:span text:style-name="T38">d( )</text:span></text:p>
                  </text:list-header>
                </text:list>
              </table:table-cell>
            </table:table-row>
            <table:table-row table:style-name="ro1">
              <table:table-cell table:style-name="ce9">
                <text:list text:continue-numbering="true" text:style-name="L1">
                  <text:list-header>
                    <text:p text:style-name="P56"><text:span text:style-name="T38">e( )</text:span></text:p>
                  </text:list-header>
                </text:list>
              </table:table-cell>
            </table:table-row>
            <table:table-row table:style-name="ro1">
              <table:table-cell table:style-name="ce2">
                <text:list text:continue-numbering="true" text:style-name="L1">
                  <text:list-header>
                    <text:p text:style-name="P56"><text:span text:style-name="T38">f( )</text:span></text:p>
                  </text:list-header>
                </text:list>
              </table:table-cell>
            </table:table-row>
          </table:table>
          <draw:image xlink:href="Pictures/TablePreview26.svm" xlink:type="simple" xlink:show="embed" xlink:actuate="onLoad"/>
        </draw:frame>
        <draw:frame draw:style-name="standard" draw:layer="layout" svg:width="2.75cm" svg:height="4.337cm" svg:x="7.197cm" svg:y="11.915cm">
          <table:table>
            <table:table-column table:style-name="co7"/>
            <table:table-row table:style-name="ro1">
              <table:table-cell table:style-name="ce1">
                <text:list text:style-name="L2">
                  <text:list-header>
                    <text:p text:style-name="P56"><text:span text:style-name="T39">a( )</text:span></text:p>
                  </text:list-header>
                </text:list>
              </table:table-cell>
            </table:table-row>
            <table:table-row table:style-name="ro1">
              <table:table-cell table:style-name="ce9">
                <text:list text:continue-numbering="true" text:style-name="L2">
                  <text:list-header>
                    <text:p text:style-name="P56"><text:span text:style-name="T39">b( )</text:span></text:p>
                  </text:list-header>
                </text:list>
              </table:table-cell>
            </table:table-row>
            <table:table-row table:style-name="ro1">
              <table:table-cell table:style-name="ce2">
                <text:list text:continue-numbering="true" text:style-name="L2">
                  <text:list-header>
                    <text:p text:style-name="P56"><text:span text:style-name="T39">f( )</text:span></text:p>
                  </text:list-header>
                </text:list>
              </table:table-cell>
            </table:table-row>
          </table:table>
          <draw:image xlink:href="Pictures/TablePreview27.svm" xlink:type="simple" xlink:show="embed" xlink:actuate="onLoad"/>
        </draw:frame>
        <draw:frame draw:style-name="standard" draw:layer="layout" svg:width="2.75cm" svg:height="8.675cm" svg:x="12.277cm" svg:y="3.237cm">
          <table:table>
            <table:table-column table:style-name="co7"/>
            <table:table-row table:style-name="ro1">
              <table:table-cell table:style-name="ce1">
                <text:list text:style-name="L1">
                  <text:list-header>
                    <text:p text:style-name="P56"><text:span text:style-name="T38">a( )</text:span></text:p>
                  </text:list-header>
                </text:list>
              </table:table-cell>
            </table:table-row>
            <table:table-row table:style-name="ro1">
              <table:table-cell table:style-name="ce9">
                <text:list text:continue-numbering="true" text:style-name="L1">
                  <text:list-header>
                    <text:p text:style-name="P56"><text:span text:style-name="T38">b( )</text:span></text:p>
                  </text:list-header>
                </text:list>
              </table:table-cell>
            </table:table-row>
            <table:table-row table:style-name="ro1">
              <table:table-cell table:style-name="ce9">
                <text:list text:continue-numbering="true" text:style-name="L1">
                  <text:list-header>
                    <text:p text:style-name="P56"><text:span text:style-name="T38">c( )</text:span></text:p>
                  </text:list-header>
                </text:list>
              </table:table-cell>
            </table:table-row>
            <table:table-row table:style-name="ro1">
              <table:table-cell table:style-name="ce9">
                <text:list text:continue-numbering="true" text:style-name="L1">
                  <text:list-header>
                    <text:p text:style-name="P56"><text:span text:style-name="T38">d( )</text:span></text:p>
                  </text:list-header>
                </text:list>
              </table:table-cell>
            </table:table-row>
            <table:table-row table:style-name="ro1">
              <table:table-cell table:style-name="ce9">
                <text:list text:continue-numbering="true" text:style-name="L1">
                  <text:list-header>
                    <text:p text:style-name="P56"><text:span text:style-name="T38">e( )</text:span></text:p>
                  </text:list-header>
                </text:list>
              </table:table-cell>
            </table:table-row>
            <table:table-row table:style-name="ro1">
              <table:table-cell table:style-name="ce2">
                <text:list text:continue-numbering="true" text:style-name="L1">
                  <text:list-header>
                    <text:p text:style-name="P56"><text:span text:style-name="T38">f( )</text:span></text:p>
                  </text:list-header>
                </text:list>
              </table:table-cell>
            </table:table-row>
          </table:table>
          <draw:image xlink:href="Pictures/TablePreview28.svm" xlink:type="simple" xlink:show="embed" xlink:actuate="onLoad"/>
        </draw:frame>
        <draw:frame draw:style-name="standard" draw:layer="layout" svg:width="2.75cm" svg:height="2.891cm" svg:x="12.277cm" svg:y="11.915cm">
          <table:table>
            <table:table-column table:style-name="co7"/>
            <table:table-row table:style-name="ro1">
              <table:table-cell table:style-name="ce1">
                <text:list text:style-name="L4">
                  <text:list-header>
                    <text:p text:style-name="P56"><text:span text:style-name="T41">a( )</text:span></text:p>
                  </text:list-header>
                </text:list>
              </table:table-cell>
            </table:table-row>
            <table:table-row table:style-name="ro1">
              <table:table-cell table:style-name="ce2">
                <text:list text:continue-numbering="true" text:style-name="L4">
                  <text:list-header>
                    <text:p text:style-name="P56"><text:span text:style-name="T41">c( )</text:span></text:p>
                  </text:list-header>
                </text:list>
              </table:table-cell>
            </table:table-row>
          </table:table>
          <draw:image xlink:href="Pictures/TablePreview29.svm" xlink:type="simple" xlink:show="embed" xlink:actuate="onLoad"/>
        </draw:frame>
        <draw:frame draw:style-name="standard" draw:layer="layout" svg:width="2.116cm" svg:height="6.647cm" svg:x="18.838cm" svg:y="2.752cm">
          <table:table>
            <table:table-column table:style-name="co9"/>
            <table:table-row table:style-name="ro5">
              <table:table-cell table:style-name="ce10">
                <text:list text:style-name="L1">
                  <text:list-header>
                    <text:p text:style-name="P112"><text:span text:style-name="T46">a( )</text:span></text:p>
                  </text:list-header>
                </text:list>
              </table:table-cell>
            </table:table-row>
            <table:table-row table:style-name="ro5">
              <table:table-cell table:style-name="ce11">
                <text:list text:continue-numbering="true" text:style-name="L1">
                  <text:list-header>
                    <text:p text:style-name="P112"><text:span text:style-name="T46">b( )</text:span></text:p>
                  </text:list-header>
                </text:list>
              </table:table-cell>
            </table:table-row>
            <table:table-row table:style-name="ro5">
              <table:table-cell table:style-name="ce11">
                <text:list text:continue-numbering="true" text:style-name="L1">
                  <text:list-header>
                    <text:p text:style-name="P112"><text:span text:style-name="T46">c( )</text:span></text:p>
                  </text:list-header>
                </text:list>
              </table:table-cell>
            </table:table-row>
            <table:table-row table:style-name="ro5">
              <table:table-cell table:style-name="ce11">
                <text:list text:continue-numbering="true" text:style-name="L1">
                  <text:list-header>
                    <text:p text:style-name="P112"><text:span text:style-name="T46">d( )</text:span></text:p>
                  </text:list-header>
                </text:list>
              </table:table-cell>
            </table:table-row>
            <table:table-row table:style-name="ro5">
              <table:table-cell table:style-name="ce11">
                <text:list text:continue-numbering="true" text:style-name="L1">
                  <text:list-header>
                    <text:p text:style-name="P112"><text:span text:style-name="T46">e( )</text:span></text:p>
                  </text:list-header>
                </text:list>
              </table:table-cell>
            </table:table-row>
            <table:table-row table:style-name="ro5">
              <table:table-cell table:style-name="ce12">
                <text:list text:continue-numbering="true" text:style-name="L1">
                  <text:list-header>
                    <text:p text:style-name="P112"><text:span text:style-name="T46">f( )</text:span></text:p>
                  </text:list-header>
                </text:list>
              </table:table-cell>
            </table:table-row>
          </table:table>
          <draw:image xlink:href="Pictures/TablePreview30.svm" xlink:type="simple" xlink:show="embed" xlink:actuate="onLoad"/>
        </draw:frame>
        <draw:frame draw:style-name="standard" draw:layer="layout" svg:width="2.116cm" svg:height="3.323cm" svg:x="18.838cm" svg:y="9.313cm">
          <table:table>
            <table:table-column table:style-name="co9"/>
            <table:table-row table:style-name="ro5">
              <table:table-cell table:style-name="ce10">
                <text:list text:style-name="L2">
                  <text:list-header>
                    <text:p text:style-name="P112"><text:span text:style-name="T50">a( )</text:span></text:p>
                  </text:list-header>
                </text:list>
              </table:table-cell>
            </table:table-row>
            <table:table-row table:style-name="ro5">
              <table:table-cell table:style-name="ce11">
                <text:list text:continue-numbering="true" text:style-name="L2">
                  <text:list-header>
                    <text:p text:style-name="P112"><text:span text:style-name="T50">b( )</text:span></text:p>
                  </text:list-header>
                </text:list>
              </table:table-cell>
            </table:table-row>
            <table:table-row table:style-name="ro5">
              <table:table-cell table:style-name="ce12">
                <text:list text:continue-numbering="true" text:style-name="L2">
                  <text:list-header>
                    <text:p text:style-name="P112"><text:span text:style-name="T50">f( )</text:span></text:p>
                  </text:list-header>
                </text:list>
              </table:table-cell>
            </table:table-row>
          </table:table>
          <draw:image xlink:href="Pictures/TablePreview31.svm" xlink:type="simple" xlink:show="embed" xlink:actuate="onLoad"/>
        </draw:frame>
        <draw:frame draw:style-name="standard" draw:layer="layout" svg:width="2.116cm" svg:height="2.215cm" svg:x="18.838cm" svg:y="12.638cm">
          <table:table>
            <table:table-column table:style-name="co9"/>
            <table:table-row table:style-name="ro5">
              <table:table-cell table:style-name="ce10">
                <text:list text:style-name="L4">
                  <text:list-header>
                    <text:p text:style-name="P112"><text:span text:style-name="T47">a( )</text:span></text:p>
                  </text:list-header>
                </text:list>
              </table:table-cell>
            </table:table-row>
            <table:table-row table:style-name="ro5">
              <table:table-cell table:style-name="ce12">
                <text:list text:continue-numbering="true" text:style-name="L4">
                  <text:list-header>
                    <text:p text:style-name="P112"><text:span text:style-name="T47">c( )</text:span></text:p>
                  </text:list-header>
                </text:list>
              </table:table-cell>
            </table:table-row>
          </table:table>
          <draw:image xlink:href="Pictures/TablePreview32.svm" xlink:type="simple" xlink:show="embed" xlink:actuate="onLoad"/>
        </draw:frame>
        <draw:custom-shape draw:name="Text Box 118" draw:style-name="gr2" draw:text-style-name="P89" draw:layer="layout" svg:width="2.751cm" svg:height="1.277cm" svg:x="2.752cm" svg:y="1.543cm">
          <text:list text:style-name="L1">
            <text:list-header>
              <text:p text:style-name="P88"><text:span text:style-name="T25">base</text:span></text:p>
            </text:list-header>
          </text:list>
          <draw:enhanced-geometry svg:viewBox="0 0 21600 21600" draw:type="mso-spt202" draw:enhanced-path="M 0 0 L 21600 0 21600 21600 0 21600 0 0 Z N"/>
        </draw:custom-shape>
        <draw:custom-shape draw:name="Text Box 119" draw:style-name="gr2" draw:text-style-name="P89" draw:layer="layout" svg:width="2.752cm" svg:height="1.277cm" svg:x="7.408cm" svg:y="1.755cm">
          <text:list text:style-name="L1">
            <text:list-header>
              <text:p text:style-name="P88"><text:span text:style-name="T25">A</text:span></text:p>
            </text:list-header>
          </text:list>
          <draw:enhanced-geometry svg:viewBox="0 0 21600 21600" draw:type="mso-spt202" draw:enhanced-path="M 0 0 L 21600 0 21600 21600 0 21600 0 0 Z N"/>
        </draw:custom-shape>
        <draw:custom-shape draw:name="Text Box 120" draw:style-name="gr2" draw:text-style-name="P89" draw:layer="layout" svg:width="2.751cm" svg:height="1.277cm" svg:x="12.277cm" svg:y="1.755cm">
          <text:list text:style-name="L1">
            <text:list-header>
              <text:p text:style-name="P88"><text:span text:style-name="T25">B</text:span></text:p>
            </text:list-header>
          </text:list>
          <draw:enhanced-geometry svg:viewBox="0 0 21600 21600" draw:type="mso-spt202" draw:enhanced-path="M 0 0 L 21600 0 21600 21600 0 21600 0 0 Z N"/>
        </draw:custom-shape>
        <draw:custom-shape draw:name="Text Box 121" draw:style-name="gr2" draw:text-style-name="P89" draw:layer="layout" svg:width="2.752cm" svg:height="1.277cm" svg:x="18.415cm" svg:y="1.27cm">
          <text:list text:style-name="L1">
            <text:list-header>
              <text:p text:style-name="P88"><text:span text:style-name="T25">C</text:span></text:p>
            </text:list-header>
          </text:list>
          <draw:enhanced-geometry svg:viewBox="0 0 21600 21600" draw:type="mso-spt202" draw:enhanced-path="M 0 0 L 21600 0 21600 21600 0 21600 0 0 Z N"/>
        </draw:custom-shape>
        <draw:frame draw:style-name="standard" draw:layer="layout" svg:width="2.116cm" svg:height="2.215cm" svg:x="18.838cm" svg:y="14.755cm">
          <table:table>
            <table:table-column table:style-name="co9"/>
            <table:table-row table:style-name="ro5">
              <table:table-cell table:style-name="ce10">
                <text:list text:style-name="L11">
                  <text:list-header>
                    <text:p text:style-name="P112"><text:span text:style-name="T79">a( )</text:span></text:p>
                  </text:list-header>
                </text:list>
              </table:table-cell>
            </table:table-row>
            <table:table-row table:style-name="ro5">
              <table:table-cell table:style-name="ce12">
                <text:list text:continue-numbering="true" text:style-name="L11">
                  <text:list-header>
                    <text:p text:style-name="P112"><text:span text:style-name="T79">d( )</text:span></text:p>
                  </text:list-header>
                </text:list>
              </table:table-cell>
            </table:table-row>
          </table:table>
          <draw:image xlink:href="Pictures/TablePreview33.svm" xlink:type="simple" xlink:show="embed" xlink:actuate="onLoad"/>
        </draw:frame>
        <draw:custom-shape draw:name="AutoShape 130" draw:style-name="gr121" draw:text-style-name="P61" draw:layer="layout" svg:width="1.27cm" svg:height="9.525cm" svg:x="17.568cm" svg:y="2.96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131" draw:style-name="gr2" draw:text-style-name="P81" draw:layer="layout" svg:width="1.27cm" svg:height="1.277cm" svg:x="16.51cm" svg:y="6.985cm">
          <text:list text:style-name="L1">
            <text:list-header>
              <text:p text:style-name="P76"><text:span text:style-name="T25">A</text:span></text:p>
            </text:list-header>
          </text:list>
          <draw:enhanced-geometry svg:viewBox="0 0 21600 21600" draw:type="mso-spt202" draw:enhanced-path="M 0 0 L 21600 0 21600 21600 0 21600 0 0 Z N"/>
        </draw:custom-shape>
        <draw:custom-shape draw:name="AutoShape 132" draw:style-name="gr121" draw:text-style-name="P61" draw:layer="layout" svg:width="1.058cm" svg:height="1.905cm" svg:x="17.78cm" svg:y="12.8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133" draw:style-name="gr2" draw:text-style-name="P81" draw:layer="layout" svg:width="1.482cm" svg:height="1.277cm" svg:x="16.298cm" svg:y="13.273cm">
          <text:list text:style-name="L1">
            <text:list-header>
              <text:p text:style-name="P76"><text:span text:style-name="T25">B</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47" presentation:class="page"/>
          <draw:frame presentation:style-name="pr1" draw:text-style-name="P5" draw:layer="layout" svg:width="13.97cm" svg:height="11.43cm" svg:x="2.54cm" svg:y="12.065cm" presentation:class="notes" presentation:placeholder="true">
            <draw:text-box/>
          </draw:frame>
        </presentation:notes>
      </draw:page>
      <draw:page draw:name="page48"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11" draw:layer="layout" svg:width="12.912cm" svg:height="17.1cm" svg:x="0cm" svg:y="0.635cm">
          <text:list text:style-name="L1">
            <text:list-header>
              <text:p text:style-name="P110"><text:span text:style-name="T46">class base{</text:span></text:p>
              <text:p text:style-name="P110"><text:span text:style-name="T46">public:</text:span></text:p>
            </text:list-header>
          </text:list>
          <text:list text:style-name="L8">
            <text:list-header>
              <text:p text:style-name="P110"><text:span text:style-name="T48">virtual</text:span><text:span text:style-name="T46"> void a(){</text:span><text:span text:style-name="T46"><text:tab/></text:span><text:span text:style-name="T46">cout&lt;&lt;"a() in base\</text:span><text:span text:style-name="T46">n";}</text:span></text:p>
              <text:p text:style-name="P110"><text:span text:style-name="T48">virtual</text:span><text:span text:style-name="T46"> void b(){</text:span><text:span text:style-name="T46"><text:tab/></text:span><text:span text:style-name="T46">cout&lt;&lt;"b() in base\</text:span><text:span text:style-name="T46">n";}</text:span></text:p>
              <text:p text:style-name="P110"><text:span text:style-name="T48">virtual</text:span><text:span text:style-name="T46"> void c(){</text:span><text:span text:style-name="T46"><text:tab/></text:span><text:span text:style-name="T46">cout&lt;&lt;"c() in base\</text:span><text:span text:style-name="T46">n";}</text:span></text:p>
              <text:p text:style-name="P110"><text:span text:style-name="T48">virtual </text:span><text:span text:style-name="T46">void d(){</text:span><text:span text:style-name="T46"><text:tab/></text:span><text:span text:style-name="T46">cout&lt;&lt;"d() in base\</text:span><text:span text:style-name="T46">n";}</text:span></text:p>
              <text:p text:style-name="P110"><text:span text:style-name="T48">virtual</text:span><text:span text:style-name="T46"> void e(){</text:span><text:span text:style-name="T46"><text:tab/></text:span><text:span text:style-name="T46">cout&lt;&lt;"e() in base\</text:span><text:span text:style-name="T46">n";}</text:span></text:p>
              <text:p text:style-name="P110"><text:span text:style-name="T48">virtual</text:span><text:span text:style-name="T46"> void f(){</text:span><text:span text:style-name="T46"><text:tab/></text:span><text:span text:style-name="T46">cout&lt;&lt;"f() in base\n";}</text:span></text:p>
            </text:list-header>
          </text:list>
          <text:list text:style-name="L1">
            <text:list-header>
              <text:p text:style-name="P110"><text:span text:style-name="T46">};</text:span></text:p>
              <text:p text:style-name="P110"><text:span text:style-name="T46">class A:</text:span><text:span text:style-name="T47">virtual</text:span><text:span text:style-name="T48"> public </text:span><text:span text:style-name="T48">base</text:span><text:span text:style-name="T46">{</text:span></text:p>
              <text:p text:style-name="P110"><text:span text:style-name="T46">public:</text:span><text:span text:style-name="T46"><text:tab/></text:span><text:span text:style-name="T46"><text:tab/></text:span></text:p>
              <text:p text:style-name="P110"><text:span text:style-name="T46">virtual void a(){</text:span><text:span text:style-name="T46"><text:tab/></text:span><text:span text:style-name="T46">cout&lt;&lt;"a() in A\n";}</text:span></text:p>
              <text:p text:style-name="P110"><text:span text:style-name="T46">virtual void b(){</text:span><text:span text:style-name="T46"><text:tab/></text:span><text:span text:style-name="T46">cout&lt;&lt;"b() in A\n";}</text:span></text:p>
              <text:p text:style-name="P110"><text:span text:style-name="T46">virtual void f(){</text:span><text:span text:style-name="T46"><text:tab/></text:span><text:span text:style-name="T46">cout&lt;&lt;"f() in A\n";}</text:span></text:p>
              <text:p text:style-name="P110"><text:span text:style-name="T46">};</text:span></text:p>
              <text:p text:style-name="P110"><text:span text:style-name="T46">class B:</text:span><text:span text:style-name="T47">virtual </text:span><text:span text:style-name="T48"><text:s/>public </text:span><text:span text:style-name="T48">base</text:span><text:span text:style-name="T46">{</text:span></text:p>
              <text:p text:style-name="P110"><text:span text:style-name="T46">public:</text:span></text:p>
              <text:p text:style-name="P110"><text:span text:style-name="T46">virtual void a(){</text:span><text:span text:style-name="T46"><text:tab/></text:span><text:span text:style-name="T46">cout&lt;&lt;"a() in B\n";}</text:span></text:p>
              <text:p text:style-name="P110"><text:span text:style-name="T46">virtual void c(){</text:span><text:span text:style-name="T46"><text:tab/></text:span><text:span text:style-name="T46">cout&lt;&lt;"c() in B\n";}</text:span></text:p>
              <text:p text:style-name="P110"><text:span text:style-name="T46">};</text:span></text:p>
            </text:list-header>
          </text:list>
          <draw:enhanced-geometry svg:viewBox="0 0 21600 21600" draw:type="mso-spt202" draw:enhanced-path="M 0 0 L 21600 0 21600 21600 0 21600 0 0 Z N"/>
        </draw:custom-shape>
        <draw:custom-shape draw:name="Text Box 3" draw:style-name="gr133" draw:text-style-name="P111" draw:layer="layout" svg:width="12.065cm" svg:height="13.644cm" svg:x="13.335cm" svg:y="1.058cm">
          <text:list text:style-name="L13">
            <text:list-header>
              <text:p text:style-name="P110"><text:span text:style-name="T71">class C:public </text:span><text:span text:style-name="T71">A,public B{</text:span></text:p>
              <text:p text:style-name="P110"><text:span text:style-name="T71">public:</text:span><text:span text:style-name="T71"><text:tab/></text:span></text:p>
              <text:p text:style-name="P110"><text:span text:style-name="T71">virtual void a(){</text:span><text:span text:style-name="T71"><text:tab/></text:span><text:span text:style-name="T71">cout&lt;&lt;"a() in C\n";}</text:span></text:p>
              <text:p text:style-name="P110"><text:span text:style-name="T71">virtual void d(){</text:span><text:span text:style-name="T71"><text:tab/></text:span><text:span text:style-name="T71">cout&lt;&lt;"d() in C\n";}</text:span></text:p>
              <text:p text:style-name="P110"><text:span text:style-name="T71">};</text:span></text:p>
              <text:p text:style-name="P110"><text:span text:style-name="T71">void main(void)</text:span></text:p>
              <text:p text:style-name="P110"><text:span text:style-name="T71">{</text:span></text:p>
              <text:p text:style-name="P110"><text:span text:style-name="T71"><text:s text:c="6"/></text:span><text:span text:style-name="T71">C cc;</text:span></text:p>
              <text:p text:style-name="P110"><text:span text:style-name="T71"><text:s text:c="6"/></text:span><text:span text:style-name="T71">base *pa=&amp;cc;</text:span></text:p>
              <text:p text:style-name="P110"><text:span text:style-name="T71"><text:s text:c="6"/></text:span><text:span text:style-name="T71">pa-&gt;a();</text:span></text:p>
              <text:p text:style-name="P110"><text:span text:style-name="T71"><text:s text:c="6"/></text:span><text:span text:style-name="T71">pa-&gt;b();</text:span></text:p>
              <text:p text:style-name="P110"><text:span text:style-name="T71"><text:s text:c="6"/></text:span><text:span text:style-name="T71">pa-&gt;c();</text:span></text:p>
              <text:p text:style-name="P110"><text:span text:style-name="T71"><text:s text:c="6"/></text:span><text:span text:style-name="T71">pa-&gt;d();</text:span></text:p>
              <text:p text:style-name="P110"><text:span text:style-name="T71"><text:s text:c="6"/></text:span><text:span text:style-name="T71">pa-&gt;e();</text:span></text:p>
              <text:p text:style-name="P110"><text:span text:style-name="T71"><text:s text:c="6"/></text:span><text:span text:style-name="T71">pa-&gt;f();</text:span></text:p>
              <text:p text:style-name="P110"><text:span text:style-name="T71">}</text:span></text:p>
            </text:list-header>
          </text:list>
          <draw:enhanced-geometry svg:viewBox="0 0 21600 21600" draw:type="mso-spt202" draw:enhanced-path="M 0 0 L 21600 0 21600 21600 0 21600 0 0 Z N"/>
        </draw:custom-shape>
        <draw:line draw:name="Line 4" draw:style-name="gr119" draw:text-style-name="P57" draw:layer="layout" svg:x1="12.912cm" svg:y1="0cm" svg:x2="12.912cm" svg:y2="19.05cm">
          <text:p/>
        </draw:line>
        <draw:custom-shape draw:name="Text Box 5" draw:style-name="gr134" draw:text-style-name="P75" xml:id="id131" draw:id="id131" draw:layer="layout" svg:width="6.774cm" svg:height="1.955cm" svg:x="13.758cm" svg:y="15.452cm">
          <text:list text:style-name="L3">
            <text:list-header>
              <text:p text:style-name="P74"><text:span text:style-name="T31">类</text:span><text:span text:style-name="T32">C</text:span><text:span text:style-name="T31">中只有一个</text:span><text:span text:style-name="T32">base</text:span></text:p>
            </text:list-header>
          </text:list>
          <draw:enhanced-geometry svg:viewBox="0 0 21600 21600" draw:type="mso-spt202" draw:enhanced-path="M 0 0 L 21600 0 21600 21600 0 21600 0 0 Z N"/>
        </draw:custom-shape>
        <draw:custom-shape draw:name="Text Box 6" draw:style-name="gr135" draw:text-style-name="P113" xml:id="id132" draw:id="id132" draw:layer="layout" svg:width="3.81cm" svg:height="1.108cm" svg:x="19.262cm" svg:y="8.255cm">
          <text:list text:style-name="L4">
            <text:list-header>
              <text:p text:style-name="P74"><text:span text:style-name="T47">a() in C</text:span></text:p>
            </text:list-header>
          </text:list>
          <draw:enhanced-geometry svg:viewBox="0 0 21600 21600" draw:type="mso-spt202" draw:enhanced-path="M 0 0 L 21600 0 21600 21600 0 21600 0 0 Z N"/>
        </draw:custom-shape>
        <draw:custom-shape draw:name="Text Box 7" draw:style-name="gr136" draw:text-style-name="P113" xml:id="id133" draw:id="id133" draw:layer="layout" svg:width="3.81cm" svg:height="1.108cm" svg:x="19.262cm" svg:y="9.102cm">
          <text:list text:style-name="L4">
            <text:list-header>
              <text:p text:style-name="P74"><text:span text:style-name="T47">b() in A</text:span></text:p>
            </text:list-header>
          </text:list>
          <draw:enhanced-geometry svg:viewBox="0 0 21600 21600" draw:type="mso-spt202" draw:enhanced-path="M 0 0 L 21600 0 21600 21600 0 21600 0 0 Z N"/>
        </draw:custom-shape>
        <draw:custom-shape draw:name="Text Box 8" draw:style-name="gr137" draw:text-style-name="P113" xml:id="id134" draw:id="id134" draw:layer="layout" svg:width="3.81cm" svg:height="1.108cm" svg:x="19.262cm" svg:y="9.948cm">
          <text:list text:style-name="L4">
            <text:list-header>
              <text:p text:style-name="P74"><text:span text:style-name="T47">c() in B</text:span></text:p>
            </text:list-header>
          </text:list>
          <draw:enhanced-geometry svg:viewBox="0 0 21600 21600" draw:type="mso-spt202" draw:enhanced-path="M 0 0 L 21600 0 21600 21600 0 21600 0 0 Z N"/>
        </draw:custom-shape>
        <draw:custom-shape draw:name="Text Box 9" draw:style-name="gr138" draw:text-style-name="P113" xml:id="id135" draw:id="id135" draw:layer="layout" svg:width="3.81cm" svg:height="1.108cm" svg:x="19.262cm" svg:y="10.795cm">
          <text:list text:style-name="L4">
            <text:list-header>
              <text:p text:style-name="P74"><text:span text:style-name="T47">d() in C</text:span></text:p>
            </text:list-header>
          </text:list>
          <draw:enhanced-geometry svg:viewBox="0 0 21600 21600" draw:type="mso-spt202" draw:enhanced-path="M 0 0 L 21600 0 21600 21600 0 21600 0 0 Z N"/>
        </draw:custom-shape>
        <draw:custom-shape draw:name="Text Box 10" draw:style-name="gr139" draw:text-style-name="P113" xml:id="id136" draw:id="id136" draw:layer="layout" svg:width="3.81cm" svg:height="1.108cm" svg:x="19.262cm" svg:y="11.642cm">
          <text:list text:style-name="L4">
            <text:list-header>
              <text:p text:style-name="P74"><text:span text:style-name="T47">e() in base</text:span></text:p>
            </text:list-header>
          </text:list>
          <draw:enhanced-geometry svg:viewBox="0 0 21600 21600" draw:type="mso-spt202" draw:enhanced-path="M 0 0 L 21600 0 21600 21600 0 21600 0 0 Z N"/>
        </draw:custom-shape>
        <draw:custom-shape draw:name="Text Box 11" draw:style-name="gr140" draw:text-style-name="P113" xml:id="id137" draw:id="id137" draw:layer="layout" svg:width="3.81cm" svg:height="1.108cm" svg:x="19.262cm" svg:y="12.488cm">
          <text:list text:style-name="L4">
            <text:list-header>
              <text:p text:style-name="P74"><text:span text:style-name="T47">f() in A</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31" smil:attributeName="visibility" smil:to="visible"/>
                  <anim:transitionFilter smil:dur="0.5s" smil:targetElement="id131"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32" smil:attributeName="visibility" smil:to="visible"/>
                  <anim:transitionFilter smil:dur="0.5s" smil:targetElement="id13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33" smil:attributeName="visibility" smil:to="visible"/>
                  <anim:transitionFilter smil:dur="0.5s" smil:targetElement="id13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34" smil:attributeName="visibility" smil:to="visible"/>
                  <anim:transitionFilter smil:dur="0.5s" smil:targetElement="id13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35" smil:attributeName="visibility" smil:to="visible"/>
                  <anim:transitionFilter smil:dur="0.5s" smil:targetElement="id13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36" smil:attributeName="visibility" smil:to="visible"/>
                  <anim:transitionFilter smil:dur="0.5s" smil:targetElement="id13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37" smil:attributeName="visibility" smil:to="visible"/>
                  <anim:transitionFilter smil:dur="0.5s" smil:targetElement="id137" smil:type="barWipe" smil:subtype="leftToRight"/>
                </anim:par>
              </anim:par>
            </anim:par>
          </anim:seq>
        </anim:par>
        <presentation:notes draw:style-name="dp2">
          <draw:page-thumbnail draw:style-name="gr3" draw:layer="layout" svg:width="12.7cm" svg:height="9.525cm" svg:x="3.175cm" svg:y="1.904cm" draw:page-number="48" presentation:class="page"/>
          <draw:frame presentation:style-name="pr1" draw:text-style-name="P5" draw:layer="layout" svg:width="13.97cm" svg:height="11.43cm" svg:x="2.54cm" svg:y="12.065cm" presentation:class="notes" presentation:placeholder="true">
            <draw:text-box/>
          </draw:frame>
        </presentation:notes>
      </draw:page>
      <draw:page draw:name="page49"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11" draw:layer="layout" svg:width="12.912cm" svg:height="17.1cm" svg:x="0cm" svg:y="0.635cm">
          <text:list text:style-name="L1">
            <text:list-header>
              <text:p text:style-name="P110"><text:span text:style-name="T46">class base{</text:span></text:p>
              <text:p text:style-name="P110"><text:span text:style-name="T46">public:</text:span></text:p>
              <text:p text:style-name="P110"><text:span text:style-name="T46">void a(){cout&lt;&lt;"a() in </text:span><text:span text:style-name="T46">base\n";}</text:span></text:p>
              <text:p text:style-name="P110"><text:span text:style-name="T46">void b(){cout&lt;&lt;"b() in </text:span><text:span text:style-name="T46">base\n";}</text:span></text:p>
              <text:p text:style-name="P110"><text:span text:style-name="T46">void c(){</text:span><text:span text:style-name="T46"><text:tab/></text:span><text:span text:style-name="T46">cout&lt;&lt;"c() in base\</text:span><text:span text:style-name="T46">n";}</text:span></text:p>
              <text:p text:style-name="P110"><text:span text:style-name="T46">void d(){cout&lt;&lt;"d() in </text:span><text:span text:style-name="T46">base\n";}</text:span></text:p>
              <text:p text:style-name="P110"><text:span text:style-name="T46">void e(){</text:span><text:span text:style-name="T46"><text:tab/></text:span><text:span text:style-name="T46">cout&lt;&lt;"e() in base\</text:span><text:span text:style-name="T46">n";}</text:span></text:p>
              <text:p text:style-name="P110"><text:span text:style-name="T46">void f(){</text:span><text:span text:style-name="T46"><text:tab/></text:span><text:span text:style-name="T46">cout&lt;&lt;"f() in base\n";}</text:span></text:p>
              <text:p text:style-name="P110"><text:span text:style-name="T46">};</text:span></text:p>
              <text:p text:style-name="P110"><text:span text:style-name="T46">class A:</text:span><text:span text:style-name="T47">virtual</text:span><text:span text:style-name="T48"> public </text:span><text:span text:style-name="T48">base</text:span><text:span text:style-name="T46">{</text:span></text:p>
              <text:p text:style-name="P110"><text:span text:style-name="T46">public:</text:span><text:span text:style-name="T46"><text:tab/></text:span><text:span text:style-name="T46"><text:tab/></text:span></text:p>
              <text:p text:style-name="P110"><text:span text:style-name="T46">void a(){cout&lt;&lt;"a() in </text:span><text:span text:style-name="T46">A\n";}</text:span></text:p>
              <text:p text:style-name="P110"><text:span text:style-name="T46">void b(){cout&lt;&lt;"b() in </text:span><text:span text:style-name="T46">A\n";}</text:span></text:p>
              <text:p text:style-name="P110"><text:span text:style-name="T46">void f(){</text:span><text:span text:style-name="T46"><text:tab/></text:span><text:span text:style-name="T46">cout&lt;&lt;"f() in A\n";}</text:span></text:p>
              <text:p text:style-name="P110"><text:span text:style-name="T46">};</text:span></text:p>
              <text:p text:style-name="P110"><text:span text:style-name="T46">class B:</text:span><text:span text:style-name="T47">virtual </text:span><text:span text:style-name="T48"><text:s/>public </text:span><text:span text:style-name="T48">base</text:span><text:span text:style-name="T46">{</text:span></text:p>
              <text:p text:style-name="P110"><text:span text:style-name="T46">public:</text:span></text:p>
              <text:p text:style-name="P110"><text:span text:style-name="T46">void a(){cout&lt;&lt;"a() in </text:span><text:span text:style-name="T46">B\n";}</text:span></text:p>
              <text:p text:style-name="P110"><text:span text:style-name="T46">void c(){</text:span><text:span text:style-name="T46"><text:tab/></text:span><text:span text:style-name="T46">cout&lt;&lt;"c() in B\n";}</text:span></text:p>
              <text:p text:style-name="P110"><text:span text:style-name="T46">};</text:span></text:p>
            </text:list-header>
          </text:list>
          <draw:enhanced-geometry svg:viewBox="0 0 21600 21600" draw:type="mso-spt202" draw:enhanced-path="M 0 0 L 21600 0 21600 21600 0 21600 0 0 Z N"/>
        </draw:custom-shape>
        <draw:custom-shape draw:name="Text Box 3" draw:style-name="gr141" draw:text-style-name="P111" draw:layer="layout" svg:width="12.065cm" svg:height="13.644cm" svg:x="13.335cm" svg:y="1.058cm">
          <text:list text:style-name="L13">
            <text:list-header>
              <text:p text:style-name="P110"><text:span text:style-name="T71">class C:public </text:span><text:span text:style-name="T71">A,public B{</text:span></text:p>
              <text:p text:style-name="P110"><text:span text:style-name="T71">public:</text:span><text:span text:style-name="T71"><text:tab/></text:span></text:p>
              <text:p text:style-name="P110"><text:span text:style-name="T71">void a(){</text:span><text:span text:style-name="T71"><text:tab/></text:span><text:span text:style-name="T71">cout&lt;&lt;"a() in C\n";}</text:span></text:p>
              <text:p text:style-name="P110"><text:span text:style-name="T71">void d(){</text:span><text:span text:style-name="T71"><text:tab/></text:span><text:span text:style-name="T71">cout&lt;&lt;"d() in C\n";}</text:span></text:p>
              <text:p text:style-name="P110"><text:span text:style-name="T71">};</text:span></text:p>
              <text:p text:style-name="P110"><text:span text:style-name="T71">void main(void)</text:span></text:p>
              <text:p text:style-name="P110"><text:span text:style-name="T71">{</text:span></text:p>
              <text:p text:style-name="P110"><text:span text:style-name="T71"><text:s text:c="6"/></text:span><text:span text:style-name="T71">C cc;</text:span></text:p>
              <text:p text:style-name="P110"><text:span text:style-name="T71"><text:s text:c="6"/></text:span><text:span text:style-name="T71">base *pa=&amp;cc;</text:span></text:p>
              <text:p text:style-name="P110"><text:span text:style-name="T71"><text:s text:c="6"/></text:span><text:span text:style-name="T71">pa-&gt;a();</text:span></text:p>
              <text:p text:style-name="P110"><text:span text:style-name="T71"><text:s text:c="6"/></text:span><text:span text:style-name="T71">pa-&gt;b();</text:span></text:p>
              <text:p text:style-name="P110"><text:span text:style-name="T71"><text:s text:c="6"/></text:span><text:span text:style-name="T71">pa-&gt;c();</text:span></text:p>
              <text:p text:style-name="P110"><text:span text:style-name="T71"><text:s text:c="6"/></text:span><text:span text:style-name="T71">pa-&gt;d();</text:span></text:p>
              <text:p text:style-name="P110"><text:span text:style-name="T71"><text:s text:c="6"/></text:span><text:span text:style-name="T71">pa-&gt;e();</text:span></text:p>
              <text:p text:style-name="P110"><text:span text:style-name="T71"><text:s text:c="6"/></text:span><text:span text:style-name="T71">pa-&gt;f();</text:span></text:p>
              <text:p text:style-name="P110"><text:span text:style-name="T71">}</text:span></text:p>
            </text:list-header>
          </text:list>
          <draw:enhanced-geometry svg:viewBox="0 0 21600 21600" draw:type="mso-spt202" draw:enhanced-path="M 0 0 L 21600 0 21600 21600 0 21600 0 0 Z N"/>
        </draw:custom-shape>
        <draw:line draw:name="Line 4" draw:style-name="gr119" draw:text-style-name="P57" draw:layer="layout" svg:x1="12.912cm" svg:y1="0cm" svg:x2="12.912cm" svg:y2="19.05cm">
          <text:p/>
        </draw:line>
        <draw:custom-shape draw:name="Text Box 5" draw:style-name="gr142" draw:text-style-name="P75" xml:id="id138" draw:id="id138" draw:layer="layout" svg:width="6.774cm" svg:height="1.955cm" svg:x="13.758cm" svg:y="15.452cm">
          <text:list text:style-name="L3">
            <text:list-header>
              <text:p text:style-name="P74"><text:span text:style-name="T31">类</text:span><text:span text:style-name="T32">C</text:span><text:span text:style-name="T31">中只有一个</text:span><text:span text:style-name="T32">base</text:span></text:p>
            </text:list-header>
          </text:list>
          <draw:enhanced-geometry svg:viewBox="0 0 21600 21600" draw:type="mso-spt202" draw:enhanced-path="M 0 0 L 21600 0 21600 21600 0 21600 0 0 Z N"/>
        </draw:custom-shape>
        <draw:custom-shape draw:name="Text Box 6" draw:style-name="gr143" draw:text-style-name="P113" xml:id="id139" draw:id="id139" draw:layer="layout" svg:width="3.81cm" svg:height="1.108cm" svg:x="19.262cm" svg:y="8.255cm">
          <text:list text:style-name="L12">
            <text:list-header>
              <text:p text:style-name="P74"><text:span text:style-name="T68">a() in base</text:span></text:p>
            </text:list-header>
          </text:list>
          <draw:enhanced-geometry svg:viewBox="0 0 21600 21600" draw:type="mso-spt202" draw:enhanced-path="M 0 0 L 21600 0 21600 21600 0 21600 0 0 Z N"/>
        </draw:custom-shape>
        <draw:custom-shape draw:name="Text Box 7" draw:style-name="gr144" draw:text-style-name="P113" xml:id="id140" draw:id="id140" draw:layer="layout" svg:width="3.81cm" svg:height="1.108cm" svg:x="19.262cm" svg:y="9.102cm">
          <text:list text:style-name="L12">
            <text:list-header>
              <text:p text:style-name="P74"><text:span text:style-name="T68">b() in base</text:span></text:p>
            </text:list-header>
          </text:list>
          <draw:enhanced-geometry svg:viewBox="0 0 21600 21600" draw:type="mso-spt202" draw:enhanced-path="M 0 0 L 21600 0 21600 21600 0 21600 0 0 Z N"/>
        </draw:custom-shape>
        <draw:custom-shape draw:name="Text Box 8" draw:style-name="gr145" draw:text-style-name="P113" xml:id="id141" draw:id="id141" draw:layer="layout" svg:width="3.81cm" svg:height="1.108cm" svg:x="19.262cm" svg:y="9.948cm">
          <text:list text:style-name="L12">
            <text:list-header>
              <text:p text:style-name="P74"><text:span text:style-name="T68">c() in base</text:span></text:p>
            </text:list-header>
          </text:list>
          <draw:enhanced-geometry svg:viewBox="0 0 21600 21600" draw:type="mso-spt202" draw:enhanced-path="M 0 0 L 21600 0 21600 21600 0 21600 0 0 Z N"/>
        </draw:custom-shape>
        <draw:custom-shape draw:name="Text Box 9" draw:style-name="gr146" draw:text-style-name="P113" xml:id="id142" draw:id="id142" draw:layer="layout" svg:width="3.81cm" svg:height="1.108cm" svg:x="19.262cm" svg:y="10.795cm">
          <text:list text:style-name="L12">
            <text:list-header>
              <text:p text:style-name="P74"><text:span text:style-name="T68">d() in base</text:span></text:p>
            </text:list-header>
          </text:list>
          <draw:enhanced-geometry svg:viewBox="0 0 21600 21600" draw:type="mso-spt202" draw:enhanced-path="M 0 0 L 21600 0 21600 21600 0 21600 0 0 Z N"/>
        </draw:custom-shape>
        <draw:custom-shape draw:name="Text Box 10" draw:style-name="gr147" draw:text-style-name="P113" xml:id="id143" draw:id="id143" draw:layer="layout" svg:width="3.81cm" svg:height="1.108cm" svg:x="19.262cm" svg:y="11.642cm">
          <text:list text:style-name="L12">
            <text:list-header>
              <text:p text:style-name="P74"><text:span text:style-name="T68">e() in base</text:span></text:p>
            </text:list-header>
          </text:list>
          <draw:enhanced-geometry svg:viewBox="0 0 21600 21600" draw:type="mso-spt202" draw:enhanced-path="M 0 0 L 21600 0 21600 21600 0 21600 0 0 Z N"/>
        </draw:custom-shape>
        <draw:custom-shape draw:name="Text Box 11" draw:style-name="gr148" draw:text-style-name="P113" xml:id="id144" draw:id="id144" draw:layer="layout" svg:width="3.81cm" svg:height="1.108cm" svg:x="19.262cm" svg:y="12.488cm">
          <text:list text:style-name="L12">
            <text:list-header>
              <text:p text:style-name="P74"><text:span text:style-name="T68">f() in base</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38" smil:attributeName="visibility" smil:to="visible"/>
                  <anim:transitionFilter smil:dur="0.5s" smil:targetElement="id138"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39" smil:attributeName="visibility" smil:to="visible"/>
                  <anim:transitionFilter smil:dur="0.5s" smil:targetElement="id13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40" smil:attributeName="visibility" smil:to="visible"/>
                  <anim:transitionFilter smil:dur="0.5s" smil:targetElement="id14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41" smil:attributeName="visibility" smil:to="visible"/>
                  <anim:transitionFilter smil:dur="0.5s" smil:targetElement="id14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42" smil:attributeName="visibility" smil:to="visible"/>
                  <anim:transitionFilter smil:dur="0.5s" smil:targetElement="id14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43" smil:attributeName="visibility" smil:to="visible"/>
                  <anim:transitionFilter smil:dur="0.5s" smil:targetElement="id14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44" smil:attributeName="visibility" smil:to="visible"/>
                  <anim:transitionFilter smil:dur="0.5s" smil:targetElement="id144" smil:type="barWipe" smil:subtype="leftToRight"/>
                </anim:par>
              </anim:par>
            </anim:par>
          </anim:seq>
        </anim:par>
        <presentation:notes draw:style-name="dp2">
          <draw:page-thumbnail draw:style-name="gr3" draw:layer="layout" svg:width="12.7cm" svg:height="9.525cm" svg:x="3.175cm" svg:y="1.904cm" draw:page-number="49" presentation:class="page"/>
          <draw:frame presentation:style-name="pr1" draw:text-style-name="P5" draw:layer="layout" svg:width="13.97cm" svg:height="11.43cm" svg:x="2.54cm" svg:y="12.065cm" presentation:class="notes" presentation:placeholder="true">
            <draw:text-box/>
          </draw:frame>
        </presentation:notes>
      </draw:page>
      <draw:page draw:name="page50"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149" draw:text-style-name="P115" draw:layer="layout" svg:width="19.05cm" svg:height="18.549cm" svg:x="0cm" svg:y="0cm">
          <text:list text:style-name="L1">
            <text:list-header>
              <text:p text:style-name="P114"><text:span text:style-name="T81">下面程序的</text:span><text:span text:style-name="T81">输出是</text:span><text:span text:style-name="T82"> <text:s text:c="9"/></text:span><text:span text:style-name="T81">。</text:span></text:p>
              <text:p text:style-name="P114"><text:span text:style-name="T83">class <text:s/>A{</text:span></text:p>
              <text:p text:style-name="P114"><text:span text:style-name="T83">protected:int </text:span><text:span text:style-name="T83">x;</text:span></text:p>
              <text:p text:style-name="P114"><text:span text:style-name="T83">public:A(){x </text:span><text:span text:style-name="T83">=1000;}</text:span></text:p>
              <text:p text:style-name="P114"><text:span text:style-name="T83">virtual void <text:s/></text:span><text:span text:style-name="T83">p(){cout </text:span><text:span text:style-name="T83">&lt;&lt;"x="&lt;&lt;x&lt;</text:span><text:span text:style-name="T83">&lt;'\n'; p2();} </text:span></text:p>
              <text:p text:style-name="P114"><text:span text:style-name="T83">virtual void <text:s/></text:span><text:span text:style-name="T83">p2()</text:span><text:span text:style-name="T83">{cout&lt;&lt;"A::</text:span><text:span text:style-name="T83">p2()"&lt;&lt;endl;</text:span><text:span text:style-name="T83">} </text:span></text:p>
              <text:p text:style-name="P114"><text:span text:style-name="T83">};</text:span></text:p>
              <text:p text:style-name="P114"><text:span text:style-name="T83">class </text:span><text:span text:style-name="T83">C:public A{</text:span></text:p>
              <text:p text:style-name="P114"><text:span text:style-name="T83"><text:tab/></text:span><text:span text:style-name="T83">int z;</text:span></text:p>
              <text:p text:style-name="P114"><text:span text:style-name="T83">public:C()</text:span><text:span text:style-name="T83">{z=3000;}</text:span></text:p>
              <text:p text:style-name="P114"><text:span text:style-name="T83"><text:s text:c="4"/></text:span><text:span text:style-name="T83">void p()</text:span><text:span text:style-name="T83">{cout </text:span><text:span text:style-name="T83">&lt;&lt;"z="&lt;&lt;z&lt;</text:span><text:span text:style-name="T83">&lt;'\n'; p2();}</text:span></text:p>
              <text:p text:style-name="P114"><text:span text:style-name="T83">virtual void <text:s/></text:span><text:span text:style-name="T83">p2()</text:span><text:span text:style-name="T83">{cout&lt;&lt;"C::</text:span><text:span text:style-name="T83">p2()"&lt;&lt;endl;</text:span><text:span text:style-name="T83">} </text:span></text:p>
              <text:p text:style-name="P114"><text:span text:style-name="T83">};</text:span></text:p>
              <text:p text:style-name="P114"><text:span text:style-name="T83">void <text:s/></text:span><text:span text:style-name="T83">main(void ){</text:span></text:p>
              <text:p text:style-name="P114"><text:span text:style-name="T83">C c;</text:span></text:p>
              <text:p text:style-name="P114"><text:span text:style-name="T83">A a,*pa=&amp;a;</text:span></text:p>
              <text:p text:style-name="P114"><text:span text:style-name="T83">pa-&gt;p();</text:span></text:p>
              <text:p text:style-name="P114"><text:span text:style-name="T83">pa=&amp;c;pa-</text:span><text:span text:style-name="T83">&gt;p();}</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50" presentation:class="page"/>
          <draw:frame presentation:style-name="pr1" draw:text-style-name="P5" draw:layer="layout" svg:width="13.97cm" svg:height="11.43cm" svg:x="2.54cm" svg:y="12.065cm" presentation:class="notes" presentation:placeholder="true">
            <draw:text-box/>
          </draw:frame>
        </presentation:notes>
      </draw:page>
      <draw:page draw:name="page51"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17" draw:layer="layout" svg:width="25.4cm" svg:height="4.881cm" svg:x="0cm" svg:y="1.905cm">
          <text:list text:style-name="L1">
            <text:list-header>
              <text:p text:style-name="P116"><text:span text:style-name="T38"><text:s text:c="9"/></text:span><text:span text:style-name="T37">通常，每当说明一个对象时，把该类中的有关成员数据拷贝到该对象中，即同一类的不同对象，</text:span><text:span text:style-name="T43">其成员数据之间是互相独立的</text:span><text:span text:style-name="T37">。</text:span></text:p>
            </text:list-header>
          </text:list>
          <draw:enhanced-geometry svg:viewBox="0 0 21600 21600" draw:type="mso-spt202" draw:enhanced-path="M 0 0 L 21600 0 21600 21600 0 21600 0 0 Z N"/>
        </draw:custom-shape>
        <draw:custom-shape draw:name="Text Box 3" draw:style-name="gr2" draw:text-style-name="P9" draw:layer="layout" svg:width="8.255cm" svg:height="2.242cm" svg:x="0cm" svg:y="0cm">
          <text:list text:style-name="L1">
            <text:list-header>
              <text:p text:style-name="P8"><text:span text:style-name="T10">静态成员 </text:span></text:p>
            </text:list-header>
          </text:list>
          <draw:enhanced-geometry svg:viewBox="0 0 21600 21600" draw:type="mso-spt202" draw:enhanced-path="M 0 0 L 21600 0 21600 21600 0 21600 0 0 Z N"/>
        </draw:custom-shape>
        <draw:custom-shape draw:name="Text Box 4" draw:style-name="gr47" draw:text-style-name="P119" draw:layer="layout" svg:width="11.007cm" svg:height="11.402cm" svg:x="1.058cm" svg:y="7.197cm">
          <text:list text:style-name="L1">
            <text:list-header>
              <text:p text:style-name="P118"><text:span text:style-name="T38">class A{ </text:span></text:p>
              <text:p text:style-name="P118"><text:span text:style-name="T38"><text:s text:c="6"/></text:span><text:span text:style-name="T38">int x,y;</text:span></text:p>
              <text:p text:style-name="P118"><text:span text:style-name="T38"><text:s text:c="4"/></text:span><text:span text:style-name="T38">public: <text:s/></text:span></text:p>
              <text:p text:style-name="P118"><text:span text:style-name="T38"><text:s text:c="5"/></text:span><text:span text:style-name="T38">void Setxy(int a, int b)</text:span></text:p>
              <text:p text:style-name="P118"><text:span text:style-name="T38"><text:s text:c="4"/></text:span><text:span text:style-name="T38">{ <text:s/>x=a; <text:s text:c="2"/>y=b;}</text:span></text:p>
              <text:p text:style-name="P118"><text:span text:style-name="T38">};</text:span></text:p>
              <text:p text:style-name="P118"><text:span text:style-name="T38">A <text:s text:c="2"/></text:span><text:span text:style-name="T39">a1, </text:span><text:span text:style-name="T41"><text:s/>a2</text:span><text:span text:style-name="T38">;</text:span></text:p>
            </text:list-header>
          </text:list>
          <draw:enhanced-geometry svg:viewBox="0 0 21600 21600" draw:type="mso-spt202" draw:enhanced-path="M 0 0 L 21600 0 21600 21600 0 21600 0 0 Z N"/>
        </draw:custom-shape>
        <draw:custom-shape draw:name="Text Box 5" draw:style-name="gr150" draw:text-style-name="P120" xml:id="id146" draw:id="id146" draw:layer="layout" svg:width="1.481cm" svg:height="1.283cm" svg:x="14.182cm" svg:y="13.547cm">
          <text:list text:style-name="L2">
            <text:list-header>
              <text:p text:style-name="P20"><text:span text:style-name="T66"/></text:p>
            </text:list-header>
          </text:list>
          <draw:enhanced-geometry svg:viewBox="0 0 21600 21600" draw:type="mso-spt202" draw:enhanced-path="M 0 0 L 21600 0 21600 21600 0 21600 0 0 Z N"/>
        </draw:custom-shape>
        <draw:custom-shape draw:name="Text Box 6" draw:style-name="gr151" draw:text-style-name="P120" xml:id="id145" draw:id="id145" draw:layer="layout" svg:width="1.905cm" svg:height="1.178cm" svg:x="13.123cm" svg:y="12.488cm">
          <text:list text:style-name="L2">
            <text:list-header>
              <text:p text:style-name="P20"><text:span text:style-name="T26">a1.x</text:span></text:p>
            </text:list-header>
          </text:list>
          <draw:enhanced-geometry svg:viewBox="0 0 21600 21600" draw:type="mso-spt202" draw:enhanced-path="M 0 0 L 21600 0 21600 21600 0 21600 0 0 Z N"/>
        </draw:custom-shape>
        <draw:custom-shape draw:name="Text Box 7" draw:style-name="gr152" draw:text-style-name="P120" xml:id="id148" draw:id="id148" draw:layer="layout" svg:width="1.481cm" svg:height="1.283cm" svg:x="14.182cm" svg:y="15.875cm">
          <text:list text:style-name="L2">
            <text:list-header>
              <text:p text:style-name="P20"><text:span text:style-name="T66"/></text:p>
            </text:list-header>
          </text:list>
          <draw:enhanced-geometry svg:viewBox="0 0 21600 21600" draw:type="mso-spt202" draw:enhanced-path="M 0 0 L 21600 0 21600 21600 0 21600 0 0 Z N"/>
        </draw:custom-shape>
        <draw:custom-shape draw:name="Text Box 8" draw:style-name="gr153" draw:text-style-name="P120" xml:id="id147" draw:id="id147" draw:layer="layout" svg:width="1.905cm" svg:height="1.178cm" svg:x="13.123cm" svg:y="14.817cm">
          <text:list text:style-name="L2">
            <text:list-header>
              <text:p text:style-name="P20"><text:span text:style-name="T26">a1.y</text:span></text:p>
            </text:list-header>
          </text:list>
          <draw:enhanced-geometry svg:viewBox="0 0 21600 21600" draw:type="mso-spt202" draw:enhanced-path="M 0 0 L 21600 0 21600 21600 0 21600 0 0 Z N"/>
        </draw:custom-shape>
        <draw:custom-shape draw:name="Text Box 9" draw:style-name="gr154" draw:text-style-name="P120" xml:id="id150" draw:id="id150" draw:layer="layout" svg:width="1.481cm" svg:height="1.283cm" svg:x="22.437cm" svg:y="13.547cm">
          <text:list text:style-name="L4">
            <text:list-header>
              <text:p text:style-name="P20"><text:span text:style-name="T84"/></text:p>
            </text:list-header>
          </text:list>
          <draw:enhanced-geometry svg:viewBox="0 0 21600 21600" draw:type="mso-spt202" draw:enhanced-path="M 0 0 L 21600 0 21600 21600 0 21600 0 0 Z N"/>
        </draw:custom-shape>
        <draw:custom-shape draw:name="Text Box 10" draw:style-name="gr155" draw:text-style-name="P120" xml:id="id149" draw:id="id149" draw:layer="layout" svg:width="1.905cm" svg:height="1.178cm" svg:x="21.378cm" svg:y="12.488cm">
          <text:list text:style-name="L4">
            <text:list-header>
              <text:p text:style-name="P20"><text:span text:style-name="T27">a2.x</text:span></text:p>
            </text:list-header>
          </text:list>
          <draw:enhanced-geometry svg:viewBox="0 0 21600 21600" draw:type="mso-spt202" draw:enhanced-path="M 0 0 L 21600 0 21600 21600 0 21600 0 0 Z N"/>
        </draw:custom-shape>
        <draw:custom-shape draw:name="Text Box 11" draw:style-name="gr156" draw:text-style-name="P120" xml:id="id152" draw:id="id152" draw:layer="layout" svg:width="1.481cm" svg:height="1.283cm" svg:x="22.437cm" svg:y="15.875cm">
          <text:list text:style-name="L4">
            <text:list-header>
              <text:p text:style-name="P20"><text:span text:style-name="T84"/></text:p>
            </text:list-header>
          </text:list>
          <draw:enhanced-geometry svg:viewBox="0 0 21600 21600" draw:type="mso-spt202" draw:enhanced-path="M 0 0 L 21600 0 21600 21600 0 21600 0 0 Z N"/>
        </draw:custom-shape>
        <draw:custom-shape draw:name="Text Box 12" draw:style-name="gr157" draw:text-style-name="P120" xml:id="id151" draw:id="id151" draw:layer="layout" svg:width="1.905cm" svg:height="1.178cm" svg:x="21.378cm" svg:y="14.817cm">
          <text:list text:style-name="L4">
            <text:list-header>
              <text:p text:style-name="P20"><text:span text:style-name="T27">a2.y</text:span></text:p>
            </text:list-header>
          </text:list>
          <draw:enhanced-geometry svg:viewBox="0 0 21600 21600" draw:type="mso-spt202" draw:enhanced-path="M 0 0 L 21600 0 21600 21600 0 21600 0 0 Z N"/>
        </draw:custom-shape>
        <draw:frame draw:style-name="standard" xml:id="id153" draw:id="id153" draw:layer="layout" svg:width="4.232cm" svg:height="4.987cm" svg:x="16.722cm" svg:y="11.007cm">
          <table:table>
            <table:table-column table:style-name="co10"/>
            <table:table-row table:style-name="ro6">
              <table:table-cell table:style-name="ce13">
                <text:list text:style-name="L1">
                  <text:list-header>
                    <text:p text:style-name="P56"><text:span text:style-name="T38">......</text:span></text:p>
                  </text:list-header>
                </text:list>
              </table:table-cell>
            </table:table-row>
            <table:table-row table:style-name="ro7">
              <table:table-cell table:style-name="ce14">
                <text:list text:continue-numbering="true" text:style-name="L1">
                  <text:list-header>
                    <text:p text:style-name="P56"><text:span text:style-name="T38">x=a ;</text:span></text:p>
                  </text:list-header>
                </text:list>
              </table:table-cell>
            </table:table-row>
            <table:table-row table:style-name="ro6">
              <table:table-cell table:style-name="ce14">
                <text:list text:continue-numbering="true" text:style-name="L1">
                  <text:list-header>
                    <text:p text:style-name="P56"><text:span text:style-name="T38">y=b ;</text:span></text:p>
                  </text:list-header>
                </text:list>
              </table:table-cell>
            </table:table-row>
            <table:table-row table:style-name="ro7">
              <table:table-cell table:style-name="ce15">
                <text:list text:continue-numbering="true" text:style-name="L1">
                  <text:list-header>
                    <text:p text:style-name="P56"><text:span text:style-name="T38">......</text:span></text:p>
                  </text:list-header>
                </text:list>
              </table:table-cell>
            </table:table-row>
          </table:table>
          <draw:image xlink:href="Pictures/TablePreview34.svm" xlink:type="simple" xlink:show="embed" xlink:actuate="onLoad"/>
        </draw:frame>
        <draw:custom-shape draw:name="AutoShape 25" draw:style-name="gr158" draw:text-style-name="P82" xml:id="id154" draw:id="id154" draw:layer="layout" svg:width="4.551cm" svg:height="1.27cm" svg:x="11.642cm" svg:y="10.16cm">
          <text:list text:style-name="L2">
            <text:list-header>
              <text:p text:style-name="P20"><text:span text:style-name="T26">a1. Setxy()</text:span></text:p>
            </text:list-header>
          </text:list>
          <draw:enhanced-geometry svg:viewBox="0 0 21600 21600" draw:text-areas="800 800 20800 20800" draw:type="round-rectangular-callout" draw:modifiers="26602 307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26" draw:style-name="gr159" draw:text-style-name="P82" xml:id="id155" draw:id="id155" draw:layer="layout" svg:width="4.127cm" svg:height="1.27cm" svg:x="20.532cm" svg:y="9.525cm">
          <text:list text:style-name="L4">
            <text:list-header>
              <text:p text:style-name="P20"><text:span text:style-name="T27">a2. Setxy()</text:span></text:p>
            </text:list-header>
          </text:list>
          <draw:enhanced-geometry svg:viewBox="0 0 21600 21600" draw:text-areas="800 800 20800 20800" draw:type="round-rectangular-callout" draw:modifiers="-1062 434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27" draw:style-name="gr160" draw:text-style-name="P120" xml:id="id156" draw:id="id156" draw:layer="layout" svg:width="9.525cm" svg:height="2.824cm" svg:x="13.758cm" svg:y="6.562cm">
          <text:list text:style-name="L11">
            <text:list-header>
              <text:p text:style-name="P20"><text:span text:style-name="T67">a1.Setxy(1,2);</text:span></text:p>
              <text:p text:style-name="P20"><text:span text:style-name="T67">a2.Setxy(3,4);</text:span></text:p>
            </text:list-header>
          </text:list>
          <draw:enhanced-geometry svg:viewBox="0 0 21600 21600" draw:type="mso-spt202" draw:enhanced-path="M 0 0 L 21600 0 21600 21600 0 21600 0 0 Z N"/>
        </draw:custom-shape>
        <draw:custom-shape draw:name="Text Box 28" draw:style-name="gr161" draw:text-style-name="P82" xml:id="id157" draw:id="id157" draw:layer="layout" svg:width="3.81cm" svg:height="1.178cm" svg:x="16.933cm" svg:y="12.277cm">
          <text:list text:style-name="L4">
            <text:list-header>
              <text:p text:style-name="P20"><text:span text:style-name="T27">this-&gt;x=a;</text:span></text:p>
            </text:list-header>
          </text:list>
          <draw:enhanced-geometry svg:viewBox="0 0 21600 21600" draw:type="mso-spt202" draw:enhanced-path="M 0 0 L 21600 0 21600 21600 0 21600 0 0 Z N"/>
        </draw:custom-shape>
        <draw:custom-shape draw:name="Text Box 29" draw:style-name="gr162" draw:text-style-name="P82" xml:id="id158" draw:id="id158" draw:layer="layout" svg:width="3.81cm" svg:height="2.295cm" svg:x="16.933cm" svg:y="13.547cm">
          <text:list text:style-name="L4">
            <text:list-header>
              <text:p text:style-name="P20"><text:span text:style-name="T27">this-&gt;y=b;</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45" smil:attributeName="visibility" smil:to="visible"/>
                  <anim:transitionFilter smil:dur="0.5s" smil:targetElement="id14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46" smil:attributeName="visibility" smil:to="visible"/>
                  <anim:transitionFilter smil:dur="0.5s" smil:targetElement="id14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47" smil:attributeName="visibility" smil:to="visible"/>
                  <anim:transitionFilter smil:dur="0.5s" smil:targetElement="id14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48" smil:attributeName="visibility" smil:to="visible"/>
                  <anim:transitionFilter smil:dur="0.5s" smil:targetElement="id14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49" smil:attributeName="visibility" smil:to="visible"/>
                  <anim:transitionFilter smil:dur="0.5s" smil:targetElement="id14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50" smil:attributeName="visibility" smil:to="visible"/>
                  <anim:transitionFilter smil:dur="0.5s" smil:targetElement="id15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51" smil:attributeName="visibility" smil:to="visible"/>
                  <anim:transitionFilter smil:dur="0.5s" smil:targetElement="id15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52" smil:attributeName="visibility" smil:to="visible"/>
                  <anim:transitionFilter smil:dur="0.5s" smil:targetElement="id152"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53" smil:attributeName="visibility" smil:to="visible"/>
                  <anim:transitionFilter smil:dur="0.5s" smil:targetElement="id15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54" smil:attributeName="visibility" smil:to="visible"/>
                  <anim:transitionFilter smil:dur="0.5s" smil:targetElement="id15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55" smil:attributeName="visibility" smil:to="visible"/>
                  <anim:transitionFilter smil:dur="0.5s" smil:targetElement="id15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56" smil:attributeName="visibility" smil:to="visible"/>
                  <anim:transitionFilter smil:dur="0.5s" smil:targetElement="id15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57" smil:attributeName="visibility" smil:to="visible"/>
                  <anim:transitionFilter smil:dur="0.5s" smil:targetElement="id15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58" smil:attributeName="visibility" smil:to="visible"/>
                  <anim:transitionFilter smil:dur="0.5s" smil:targetElement="id158" smil:type="barWipe" smil:subtype="leftToRight"/>
                </anim:par>
              </anim:par>
            </anim:par>
          </anim:seq>
        </anim:par>
        <presentation:notes draw:style-name="dp2">
          <draw:page-thumbnail draw:style-name="gr3" draw:layer="layout" svg:width="12.7cm" svg:height="9.525cm" svg:x="3.175cm" svg:y="1.904cm" draw:page-number="51" presentation:class="page"/>
          <draw:frame presentation:style-name="pr1" draw:text-style-name="P5" draw:layer="layout" svg:width="13.97cm" svg:height="11.43cm" svg:x="2.54cm" svg:y="12.065cm" presentation:class="notes" presentation:placeholder="true">
            <draw:text-box/>
          </draw:frame>
        </presentation:notes>
      </draw:page>
      <draw:page draw:name="page52"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Rectangle 2" draw:style-name="gr163" draw:text-style-name="P122" draw:layer="layout" svg:width="25.4cm" svg:height="9.163cm" svg:x="0cm" svg:y="0cm">
          <text:list text:style-name="L2">
            <text:list-header>
              <text:p text:style-name="P121"><text:span text:style-name="T23">当我们将类的某一个</text:span><text:span text:style-name="T43">数据成员的存储类型指定为静态类型时</text:span><text:span text:style-name="T23">，则由该类所产生的所有对象，其静态成员均共享</text:span><text:span text:style-name="T43">一个存储空间</text:span><text:span text:style-name="T37">，</text:span><text:span text:style-name="T85">这个空间是在编译的时候分配的</text:span><text:span text:style-name="T37">。换言之，在说明对象时，并不为静态类型的成员分配空间。</text:span></text:p>
              <text:p text:style-name="P121"><text:span text:style-name="T23"><text:s text:c="10"/></text:span><text:span text:style-name="T23">在类定义中，用关键字</text:span><text:span text:style-name="T39">static</text:span><text:span text:style-name="T23">修饰的数据成员称为静态数据成员。</text:span></text:p>
            </text:list-header>
          </text:list>
          <draw:enhanced-geometry svg:viewBox="0 0 21600 21600" draw:type="rectangle" draw:enhanced-path="M 0 0 L 21600 0 21600 21600 0 21600 0 0 Z N"/>
        </draw:custom-shape>
        <draw:custom-shape draw:name="Text Box 15" draw:style-name="gr47" draw:text-style-name="P124" xml:id="id159" draw:id="id159" draw:layer="layout" svg:width="11.007cm" svg:height="9.788cm" svg:x="0.635cm" svg:y="8.89cm">
          <text:list text:style-name="L1">
            <text:list-header>
              <text:p text:style-name="P123"><text:span text:style-name="T25">class A{ </text:span></text:p>
              <text:p text:style-name="P123"><text:span text:style-name="T25"><text:s text:c="4"/></text:span><text:span text:style-name="T25">int x,y; <text:s/></text:span><text:span text:style-name="T27">static <text:s/>int z;</text:span></text:p>
              <text:p text:style-name="P123"><text:span text:style-name="T25"><text:s text:c="4"/></text:span><text:span text:style-name="T25">public: <text:s/></text:span></text:p>
              <text:p text:style-name="P123"><text:span text:style-name="T25"><text:s text:c="5"/></text:span><text:span text:style-name="T25">void Setxy(int a, int b)</text:span></text:p>
              <text:p text:style-name="P123"><text:span text:style-name="T25"><text:s text:c="4"/></text:span><text:span text:style-name="T25">{ <text:s/>x=a; <text:s text:c="2"/>y=b;}</text:span></text:p>
              <text:p text:style-name="P123"><text:span text:style-name="T25">};</text:span></text:p>
              <text:p text:style-name="P123"><text:span text:style-name="T25">A <text:s text:c="2"/></text:span><text:span text:style-name="T26">a1, </text:span><text:span text:style-name="T27"><text:s/></text:span><text:span text:style-name="T67">a2</text:span><text:span text:style-name="T25">;</text:span></text:p>
            </text:list-header>
          </text:list>
          <draw:enhanced-geometry svg:viewBox="0 0 21600 21600" draw:type="mso-spt202" draw:enhanced-path="M 0 0 L 21600 0 21600 21600 0 21600 0 0 Z N"/>
        </draw:custom-shape>
        <draw:g draw:name="Group 45" xml:id="id160" draw:id="id160">
          <draw:custom-shape draw:name="Text Box 16" draw:style-name="gr164" draw:text-style-name="P120" draw:layer="layout" svg:width="1.481cm" svg:height="1.283cm" svg:x="14.182cm" svg:y="13.547cm">
            <text:p/>
            <draw:enhanced-geometry svg:viewBox="0 0 21600 21600" draw:type="mso-spt202" draw:enhanced-path="M 0 0 L 21600 0 21600 21600 0 21600 0 0 Z N"/>
          </draw:custom-shape>
          <draw:custom-shape draw:name="Text Box 17" draw:style-name="gr165" draw:text-style-name="P120" draw:layer="layout" svg:width="1.905cm" svg:height="1.178cm" svg:x="13.123cm" svg:y="12.488cm">
            <text:list text:style-name="L2">
              <text:list-header>
                <text:p text:style-name="P20"><text:span text:style-name="T26">a1.x</text:span></text:p>
              </text:list-header>
            </text:list>
            <draw:enhanced-geometry svg:viewBox="0 0 21600 21600" draw:type="mso-spt202" draw:enhanced-path="M 0 0 L 21600 0 21600 21600 0 21600 0 0 Z N"/>
          </draw:custom-shape>
          <draw:custom-shape draw:name="Text Box 18" draw:style-name="gr166" draw:text-style-name="P120" draw:layer="layout" svg:width="1.481cm" svg:height="1.283cm" svg:x="14.182cm" svg:y="15.875cm">
            <text:p/>
            <draw:enhanced-geometry svg:viewBox="0 0 21600 21600" draw:type="mso-spt202" draw:enhanced-path="M 0 0 L 21600 0 21600 21600 0 21600 0 0 Z N"/>
          </draw:custom-shape>
          <draw:custom-shape draw:name="Text Box 19" draw:style-name="gr167" draw:text-style-name="P120" draw:layer="layout" svg:width="1.905cm" svg:height="1.178cm" svg:x="13.123cm" svg:y="14.817cm">
            <text:list text:style-name="L2">
              <text:list-header>
                <text:p text:style-name="P20"><text:span text:style-name="T26">a1.y</text:span></text:p>
              </text:list-header>
            </text:list>
            <draw:enhanced-geometry svg:viewBox="0 0 21600 21600" draw:type="mso-spt202" draw:enhanced-path="M 0 0 L 21600 0 21600 21600 0 21600 0 0 Z N"/>
          </draw:custom-shape>
        </draw:g>
        <draw:g draw:name="Group 46" xml:id="id161" draw:id="id161">
          <draw:custom-shape draw:name="Text Box 20" draw:style-name="gr168" draw:text-style-name="P120" draw:layer="layout" svg:width="1.482cm" svg:height="1.283cm" svg:x="20.743cm" svg:y="13.547cm">
            <text:p/>
            <draw:enhanced-geometry svg:viewBox="0 0 21600 21600" draw:type="mso-spt202" draw:enhanced-path="M 0 0 L 21600 0 21600 21600 0 21600 0 0 Z N"/>
          </draw:custom-shape>
          <draw:custom-shape draw:name="Text Box 21" draw:style-name="gr169" draw:text-style-name="P120" draw:layer="layout" svg:width="1.905cm" svg:height="1.178cm" svg:x="19.685cm" svg:y="12.488cm">
            <text:list text:style-name="L11">
              <text:list-header>
                <text:p text:style-name="P20"><text:span text:style-name="T67">a2.x</text:span></text:p>
              </text:list-header>
            </text:list>
            <draw:enhanced-geometry svg:viewBox="0 0 21600 21600" draw:type="mso-spt202" draw:enhanced-path="M 0 0 L 21600 0 21600 21600 0 21600 0 0 Z N"/>
          </draw:custom-shape>
          <draw:custom-shape draw:name="Text Box 22" draw:style-name="gr170" draw:text-style-name="P120" draw:layer="layout" svg:width="1.482cm" svg:height="1.283cm" svg:x="20.743cm" svg:y="15.875cm">
            <text:p/>
            <draw:enhanced-geometry svg:viewBox="0 0 21600 21600" draw:type="mso-spt202" draw:enhanced-path="M 0 0 L 21600 0 21600 21600 0 21600 0 0 Z N"/>
          </draw:custom-shape>
          <draw:custom-shape draw:name="Text Box 23" draw:style-name="gr171" draw:text-style-name="P120" draw:layer="layout" svg:width="1.905cm" svg:height="1.178cm" svg:x="19.685cm" svg:y="14.817cm">
            <text:list text:style-name="L11">
              <text:list-header>
                <text:p text:style-name="P20"><text:span text:style-name="T67">a2.y</text:span></text:p>
              </text:list-header>
            </text:list>
            <draw:enhanced-geometry svg:viewBox="0 0 21600 21600" draw:type="mso-spt202" draw:enhanced-path="M 0 0 L 21600 0 21600 21600 0 21600 0 0 Z N"/>
          </draw:custom-shape>
        </draw:g>
        <draw:custom-shape draw:name="Text Box 41" draw:style-name="gr172" draw:text-style-name="P120" xml:id="id162" draw:id="id162" draw:layer="layout" svg:width="1.481cm" svg:height="1.178cm" svg:x="17.357cm" svg:y="14.393cm">
          <text:list text:style-name="L2">
            <text:list-header>
              <text:p text:style-name="P20"><text:span text:style-name="T26">z</text:span></text:p>
            </text:list-header>
          </text:list>
          <draw:enhanced-geometry svg:viewBox="0 0 21600 21600" draw:type="mso-spt202" draw:enhanced-path="M 0 0 L 21600 0 21600 21600 0 21600 0 0 Z N"/>
        </draw:custom-shape>
        <draw:custom-shape draw:name="AutoShape 43" draw:style-name="gr173" draw:text-style-name="P82" xml:id="id163" draw:id="id163" draw:layer="layout" svg:width="2.54cm" svg:height="1.27cm" svg:x="15.24cm" svg:y="11.642cm">
          <text:list text:style-name="L2">
            <text:list-header>
              <text:p text:style-name="P20"><text:span text:style-name="T26">a1. z</text:span></text:p>
            </text:list-header>
          </text:list>
          <draw:enhanced-geometry svg:viewBox="0 0 21600 21600" draw:text-areas="800 800 20800 20800" draw:type="round-rectangular-callout" draw:modifiers="23325 522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44" draw:style-name="gr174" draw:text-style-name="P82" xml:id="id164" draw:id="id164" draw:layer="layout" svg:width="2.54cm" svg:height="1.27cm" svg:x="18.203cm" svg:y="11.43cm">
          <text:list text:style-name="L2">
            <text:list-header>
              <text:p text:style-name="P20"><text:span text:style-name="T26">a2. z</text:span></text:p>
            </text:list-header>
          </text:list>
          <draw:enhanced-geometry svg:viewBox="0 0 21600 21600" draw:text-areas="800 800 20800 20800" draw:type="round-rectangular-callout" draw:modifiers="675 568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47" draw:style-name="gr175" draw:text-style-name="P15" xml:id="id165" draw:id="id165" draw:layer="layout" svg:width="11.007cm" svg:height="1.615cm" svg:x="12.7cm" svg:y="8.255cm">
          <text:list text:style-name="L4">
            <text:list-header>
              <text:p text:style-name="P14"><text:span text:style-name="T34">不同对象，同一空间</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59" smil:attributeName="visibility" smil:to="visible"/>
                  <anim:transitionFilter smil:dur="0.5s" smil:targetElement="id159"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60" smil:attributeName="visibility" smil:to="visible"/>
                  <anim:transitionFilter smil:dur="0.5s" smil:targetElement="id160"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61" smil:attributeName="visibility" smil:to="visible"/>
                  <anim:transitionFilter smil:dur="0.5s" smil:targetElement="id161"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62" smil:attributeName="visibility" smil:to="visible"/>
                  <anim:transitionFilter smil:dur="0.5s" smil:targetElement="id162"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63" smil:attributeName="visibility" smil:to="visible"/>
                  <anim:transitionFilter smil:dur="0.5s" smil:targetElement="id163"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64" smil:attributeName="visibility" smil:to="visible"/>
                  <anim:transitionFilter smil:dur="0.5s" smil:targetElement="id164" smil:type="barWipe" smil:subtype="topToBottom"/>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65" smil:attributeName="visibility" smil:to="visible"/>
                  <anim:transitionFilter smil:dur="0.5s" smil:targetElement="id165" smil:type="dissolve"/>
                </anim:par>
              </anim:par>
            </anim:par>
          </anim:seq>
        </anim:par>
        <presentation:notes draw:style-name="dp2">
          <draw:page-thumbnail draw:style-name="gr3" draw:layer="layout" svg:width="12.7cm" svg:height="9.525cm" svg:x="3.175cm" svg:y="1.904cm" draw:page-number="52" presentation:class="page"/>
          <draw:frame presentation:style-name="pr1" draw:text-style-name="P5" draw:layer="layout" svg:width="13.97cm" svg:height="11.43cm" svg:x="2.54cm" svg:y="12.065cm" presentation:class="notes" presentation:placeholder="true">
            <draw:text-box/>
          </draw:frame>
        </presentation:notes>
      </draw:page>
      <draw:page draw:name="page53"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26" draw:layer="layout" svg:width="24.977cm" svg:height="18.884cm" svg:x="0cm" svg:y="0cm">
          <text:list text:style-name="L1">
            <text:list-header>
              <text:p text:style-name="P25"><text:span text:style-name="T10">有关静态数据成员的使用，说明以下几点：</text:span></text:p>
              <text:p text:style-name="P25"><text:span text:style-name="T11">1</text:span><text:span text:style-name="T10">、类的静态数据成员是</text:span><text:span text:style-name="T24">静态分配存储空间</text:span><text:span text:style-name="T10">的，而其它成员是动态分配存储空间的（全局变量除外）。当类中没有定义静态数据成员时，在程序执行期间遇到说明类的对象时，才为对象的所有成员依次分配存储空间，这种存储空间的分配是动态的；</text:span><text:span text:style-name="T3">而当类中定义了静态数据成员时，</text:span><text:span text:style-name="T24">在编译时，就要为类的静态数据成员分配存储空间</text:span><text:span text:style-name="T3">。</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53" presentation:class="page"/>
          <draw:frame presentation:style-name="pr1" draw:text-style-name="P5" draw:layer="layout" svg:width="13.97cm" svg:height="11.43cm" svg:x="2.54cm" svg:y="12.065cm" presentation:class="notes" presentation:placeholder="true">
            <draw:text-box/>
          </draw:frame>
        </presentation:notes>
      </draw:page>
      <draw:page draw:name="page54"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Rectangle 2" draw:style-name="gr2" draw:text-style-name="P9" draw:layer="layout" svg:width="25.4cm" svg:height="18.09cm" svg:x="0cm" svg:y="0cm">
          <text:list text:style-name="L1">
            <text:list-header>
              <text:p text:style-name="P8"><text:span text:style-name="T11">2</text:span><text:span text:style-name="T10">、</text:span><text:span text:style-name="T24">必须在文件作用域中，对静态数据成员作一次且只能作一次定义性说明</text:span><text:span text:style-name="T10">。因为静态数据成员在定义性说明时已分配了存储空间，所以通过静态数据成员名前加上</text:span><text:span text:style-name="T64">类名和作用域运算符</text:span><text:span text:style-name="T10">，可直接引用静态数据成员。在</text:span><text:span text:style-name="T11">C++</text:span><text:span text:style-name="T10">中，静态变量缺省的初值为</text:span><text:span text:style-name="T11">0</text:span><text:span text:style-name="T10">，所以静态数据成员总有唯一的初值。当然，</text:span><text:span text:style-name="T64">在对静态数据成员作定义性的说明时，</text:span><text:span text:style-name="T24">也可以指定一个初值。</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54" presentation:class="page"/>
          <draw:frame presentation:style-name="pr1" draw:text-style-name="P5" draw:layer="layout" svg:width="13.97cm" svg:height="11.43cm" svg:x="2.54cm" svg:y="12.065cm" presentation:class="notes" presentation:placeholder="true">
            <draw:text-box/>
          </draw:frame>
        </presentation:notes>
      </draw:page>
      <draw:page draw:name="page55"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26" draw:layer="layout" svg:width="24.553cm" svg:height="18.826cm" svg:x="0cm" svg:y="0cm">
          <text:list text:style-name="L1">
            <text:list-header>
              <text:p text:style-name="P125"><text:span text:style-name="T46">class <text:s/>A{</text:span></text:p>
              <text:p text:style-name="P125"><text:span text:style-name="T46"><text:tab/></text:span><text:span text:style-name="T46">int <text:s/>i,j;</text:span></text:p>
              <text:p text:style-name="P125"><text:span text:style-name="T46"><text:tab/></text:span><text:span text:style-name="T47">static int x,y;//</text:span><text:span text:style-name="T55">定义静态成员</text:span></text:p>
              <text:p text:style-name="P125"><text:span text:style-name="T46">public:</text:span><text:span text:style-name="T46"><text:tab/></text:span><text:span text:style-name="T46">A(int a=0,int b=0,int c=0, int d=0){</text:span><text:span text:style-name="T46"><text:tab/></text:span><text:span text:style-name="T46">i=a;j=b;x=c;y=d;</text:span><text:span text:style-name="T46"><text:tab/></text:span><text:span text:style-name="T46">}</text:span></text:p>
              <text:p text:style-name="P125"><text:span text:style-name="T46"><text:tab/></text:span><text:span text:style-name="T46">void Show(){cout &lt;&lt; "i="&lt;&lt;i&lt;&lt;'\t'&lt;&lt;"j="&lt;&lt;j&lt;&lt;'\t';</text:span></text:p>
              <text:p text:style-name="P125"><text:span text:style-name="T46"><text:tab/></text:span><text:span text:style-name="T46"><text:tab/></text:span><text:span text:style-name="T46"> <text:s text:c="7"/></text:span><text:span text:style-name="T46">cout &lt;&lt; "x="&lt;&lt;x&lt;&lt;'\t'&lt;&lt;"y="&lt;&lt;y&lt;&lt;"\n";</text:span></text:p>
              <text:p text:style-name="P125"><text:span text:style-name="T46"><text:tab/></text:span><text:span text:style-name="T46"><text:tab/></text:span><text:span text:style-name="T46"> <text:s text:c="4"/></text:span><text:span text:style-name="T46">}</text:span></text:p>
              <text:p text:style-name="P125"><text:span text:style-name="T46">};</text:span></text:p>
            </text:list-header>
          </text:list>
          <text:list text:style-name="L4">
            <text:list-header>
              <text:p text:style-name="P125"><text:span text:style-name="T47">int A::x=0; //</text:span><text:span text:style-name="T55">必须对静态成员作一次定义性说明 <text:s text:c="2"/></text:span></text:p>
              <text:p text:style-name="P125"><text:span text:style-name="T47">int A::y=0;</text:span><text:span text:style-name="T46"> <text:s text:c="3"/></text:span></text:p>
            </text:list-header>
          </text:list>
          <text:list text:style-name="L1">
            <text:list-header>
              <text:p text:style-name="P125"><text:span text:style-name="T46">void <text:s/>main(void )</text:span></text:p>
              <text:p text:style-name="P125"><text:span text:style-name="T46">{</text:span><text:span text:style-name="T46"><text:tab/></text:span><text:span text:style-name="T46">A <text:s/>a(2,3,4,5);</text:span></text:p>
              <text:p text:style-name="P125"><text:span text:style-name="T46"><text:tab/></text:span><text:span text:style-name="T46">a.Show();</text:span></text:p>
              <text:p text:style-name="P125"><text:span text:style-name="T46"><text:tab/></text:span><text:span text:style-name="T46">A <text:s/>b(100,200,300,400);</text:span></text:p>
              <text:p text:style-name="P125"><text:span text:style-name="T46"><text:tab/></text:span><text:span text:style-name="T46">b.Show();</text:span></text:p>
              <text:p text:style-name="P125"><text:span text:style-name="T46"><text:tab/></text:span><text:span text:style-name="T46">a.Show();</text:span></text:p>
              <text:p text:style-name="P125"><text:span text:style-name="T46">}</text:span></text:p>
            </text:list-header>
          </text:list>
          <draw:enhanced-geometry svg:viewBox="0 0 21600 21600" draw:type="mso-spt202" draw:enhanced-path="M 0 0 L 21600 0 21600 21600 0 21600 0 0 Z N"/>
        </draw:custom-shape>
        <draw:custom-shape draw:name="Text Box 3" draw:style-name="gr176" draw:text-style-name="P77" xml:id="id166" draw:id="id166" draw:layer="layout" svg:width="12.911cm" svg:height="2.822cm" svg:x="11.642cm" svg:y="10.372cm">
          <text:list text:style-name="L5">
            <text:list-header>
              <text:p text:style-name="P76"><text:span text:style-name="T52">a.x </text:span><text:span text:style-name="T86">和</text:span><text:span text:style-name="T52">b.x</text:span><text:span text:style-name="T86">在内存中占据一个空间</text:span></text:p>
              <text:p text:style-name="P76"><text:span text:style-name="T52">a.y </text:span><text:span text:style-name="T86">和</text:span><text:span text:style-name="T52">b.y</text:span><text:span text:style-name="T86">在内存中占据一个空间</text:span></text:p>
            </text:list-header>
          </text:list>
          <draw:enhanced-geometry svg:viewBox="0 0 21600 21600" draw:type="mso-spt202" draw:enhanced-path="M 0 0 L 21600 0 21600 21600 0 21600 0 0 Z N"/>
        </draw:custom-shape>
        <draw:custom-shape draw:name="Text Box 4" draw:style-name="gr177" draw:text-style-name="P81" xml:id="id167" draw:id="id167" draw:layer="layout" svg:width="13.97cm" svg:height="1.277cm" svg:x="10.795cm" svg:y="13.758cm">
          <text:list text:style-name="L9">
            <text:list-header>
              <text:p text:style-name="P76"><text:span text:style-name="T30">i=2</text:span><text:span text:style-name="T30"><text:tab/></text:span><text:span text:style-name="T30">j=3</text:span><text:span text:style-name="T30"><text:tab/></text:span><text:span text:style-name="T30">x=4</text:span><text:span text:style-name="T30"><text:tab/></text:span><text:span text:style-name="T30">y=5</text:span></text:p>
            </text:list-header>
          </text:list>
          <draw:enhanced-geometry svg:viewBox="0 0 21600 21600" draw:type="mso-spt202" draw:enhanced-path="M 0 0 L 21600 0 21600 21600 0 21600 0 0 Z N"/>
        </draw:custom-shape>
        <draw:custom-shape draw:name="Text Box 5" draw:style-name="gr178" draw:text-style-name="P81" xml:id="id168" draw:id="id168" draw:layer="layout" svg:width="13.97cm" svg:height="1.277cm" svg:x="10.795cm" svg:y="15.028cm">
          <text:list text:style-name="L9">
            <text:list-header>
              <text:p text:style-name="P76"><text:span text:style-name="T30">i=100</text:span><text:span text:style-name="T30"><text:tab/></text:span><text:span text:style-name="T30">j=200</text:span><text:span text:style-name="T30"><text:tab/></text:span><text:span text:style-name="T30">x=300</text:span><text:span text:style-name="T30"><text:tab/></text:span><text:span text:style-name="T30">y=400</text:span></text:p>
            </text:list-header>
          </text:list>
          <draw:enhanced-geometry svg:viewBox="0 0 21600 21600" draw:type="mso-spt202" draw:enhanced-path="M 0 0 L 21600 0 21600 21600 0 21600 0 0 Z N"/>
        </draw:custom-shape>
        <draw:custom-shape draw:name="Text Box 6" draw:style-name="gr179" draw:text-style-name="P81" xml:id="id169" draw:id="id169" draw:layer="layout" svg:width="13.97cm" svg:height="1.277cm" svg:x="10.795cm" svg:y="16.298cm">
          <text:list text:style-name="L9">
            <text:list-header>
              <text:p text:style-name="P76"><text:span text:style-name="T30">i=2</text:span><text:span text:style-name="T30"><text:tab/></text:span><text:span text:style-name="T30">j=3</text:span><text:span text:style-name="T30"><text:tab/></text:span><text:span text:style-name="T30">x=300</text:span><text:span text:style-name="T30"><text:tab/></text:span><text:span text:style-name="T30">y=400</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166" smil:attributeName="visibility" smil:to="visible"/>
                  <anim:transitionFilter smil:dur="0.5s" smil:targetElement="id166"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67" smil:attributeName="visibility" smil:to="visible"/>
                  <anim:transitionFilter smil:dur="0.5s" smil:targetElement="id16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68" smil:attributeName="visibility" smil:to="visible"/>
                  <anim:transitionFilter smil:dur="0.5s" smil:targetElement="id16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69" smil:attributeName="visibility" smil:to="visible"/>
                  <anim:transitionFilter smil:dur="0.5s" smil:targetElement="id169" smil:type="barWipe" smil:subtype="leftToRight"/>
                </anim:par>
              </anim:par>
            </anim:par>
          </anim:seq>
        </anim:par>
        <presentation:notes draw:style-name="dp2">
          <draw:page-thumbnail draw:style-name="gr3" draw:layer="layout" svg:width="12.7cm" svg:height="9.525cm" svg:x="3.175cm" svg:y="1.904cm" draw:page-number="55" presentation:class="page"/>
          <draw:frame presentation:style-name="pr1" draw:text-style-name="P5" draw:layer="layout" svg:width="13.97cm" svg:height="11.43cm" svg:x="2.54cm" svg:y="12.065cm" presentation:class="notes" presentation:placeholder="true">
            <draw:text-box/>
          </draw:frame>
        </presentation:notes>
      </draw:page>
      <draw:page draw:name="page56"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31" draw:layer="layout" svg:width="24.553cm" svg:height="16.802cm" svg:x="0cm" svg:y="0.635cm">
          <text:list text:style-name="L1">
            <text:list-header>
              <text:p text:style-name="P30"><text:span text:style-name="T25">class <text:s/>A{</text:span><text:span text:style-name="T25"><text:tab/></text:span><text:span text:style-name="T25">int <text:s/>i,j;</text:span></text:p>
              <text:p text:style-name="P30"><text:span text:style-name="T25">public: <text:s text:c="3"/></text:span><text:span text:style-name="T27">static int x;</text:span></text:p>
              <text:p text:style-name="P30"><text:span text:style-name="T25">public: <text:s text:c="3"/>A(int a=0,int b=0,int c=0){ <text:s/>i=a ; <text:s/>j=b ; x=c;</text:span><text:span text:style-name="T25"><text:tab/></text:span><text:span text:style-name="T25">} <text:s text:c="2"/></text:span></text:p>
              <text:p text:style-name="P30"><text:span text:style-name="T25"><text:tab/></text:span><text:span text:style-name="T25">void Show(){</text:span></text:p>
              <text:p text:style-name="P30"><text:span text:style-name="T25"><text:tab/></text:span><text:span text:style-name="T25"><text:tab/></text:span><text:span text:style-name="T25">cout &lt;&lt; "i="&lt;&lt;i&lt;&lt;'\t'&lt;&lt;"j="&lt;&lt;j&lt;&lt;'\t';</text:span></text:p>
              <text:p text:style-name="P30"><text:span text:style-name="T25"><text:tab/></text:span><text:span text:style-name="T25"><text:tab/></text:span><text:span text:style-name="T25">cout &lt;&lt; "x="&lt;&lt;x&lt;&lt;"\n";</text:span></text:p>
              <text:p text:style-name="P30"><text:span text:style-name="T25"><text:tab/></text:span><text:span text:style-name="T25"><text:tab/></text:span><text:span text:style-name="T25">}</text:span></text:p>
              <text:p text:style-name="P30"><text:span text:style-name="T25">};</text:span></text:p>
            </text:list-header>
          </text:list>
          <text:list text:style-name="L4">
            <text:list-header>
              <text:p text:style-name="P30"><text:span text:style-name="T27">int A::x=500;</text:span><text:span text:style-name="T27"><text:tab/></text:span><text:span text:style-name="T87">//int A::x</text:span></text:p>
            </text:list-header>
          </text:list>
          <text:list text:style-name="L1">
            <text:list-header>
              <text:p text:style-name="P30"><text:span text:style-name="T25">void <text:s/>main(void )</text:span></text:p>
              <text:p text:style-name="P30"><text:span text:style-name="T25">{</text:span><text:span text:style-name="T25"><text:tab/></text:span><text:span text:style-name="T25">A a(20,40,10),b(30,50,100);</text:span></text:p>
              <text:p text:style-name="P30"><text:span text:style-name="T25"><text:tab/></text:span><text:span text:style-name="T25">a.Show ();</text:span></text:p>
              <text:p text:style-name="P30"><text:span text:style-name="T25"><text:tab/></text:span><text:span text:style-name="T25">b.Show ();</text:span></text:p>
              <text:p text:style-name="P30"><text:span text:style-name="T25"><text:tab/></text:span><text:span text:style-name="T25">cout &lt;&lt;“A::x=”&lt;&lt;</text:span><text:span text:style-name="T27">A::x</text:span><text:span text:style-name="T25">&lt;&lt;‘\n’; //</text:span><text:span text:style-name="T65">可以直接用类名引用</text:span><text:span text:style-name="T65"><text:tab/></text:span></text:p>
              <text:p text:style-name="P30"><text:span text:style-name="T25">}</text:span></text:p>
            </text:list-header>
          </text:list>
          <draw:enhanced-geometry svg:viewBox="0 0 21600 21600" draw:type="mso-spt202" draw:enhanced-path="M 0 0 L 21600 0 21600 21600 0 21600 0 0 Z N"/>
        </draw:custom-shape>
        <draw:custom-shape draw:name="AutoShape 3" draw:style-name="gr180" draw:text-style-name="P128" xml:id="id170" draw:id="id170" draw:layer="layout" svg:width="9.948cm" svg:height="1.811cm" svg:x="11.007cm" svg:y="9.102cm">
          <text:list text:style-name="L3">
            <text:list-header>
              <text:p text:style-name="P127"><text:span text:style-name="T88">在类外重新定义</text:span></text:p>
            </text:list-header>
          </text:list>
          <draw:enhanced-geometry svg:viewBox="0 0 21600 21600" draw:text-areas="800 800 20800 20800" draw:type="round-rectangular-callout" draw:modifiers="-4804.58337521359 11574.83443708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70" smil:attributeName="visibility" smil:to="visible"/>
                  <anim:transitionFilter smil:dur="0.5s" smil:targetElement="id170" smil:type="barWipe" smil:subtype="topToBottom"/>
                </anim:par>
              </anim:par>
            </anim:par>
          </anim:seq>
        </anim:par>
        <presentation:notes draw:style-name="dp2">
          <draw:page-thumbnail draw:style-name="gr3" draw:layer="layout" svg:width="12.7cm" svg:height="9.525cm" svg:x="3.175cm" svg:y="1.904cm" draw:page-number="56" presentation:class="page"/>
          <draw:frame presentation:style-name="pr1" draw:text-style-name="P5" draw:layer="layout" svg:width="13.97cm" svg:height="11.43cm" svg:x="2.54cm" svg:y="12.065cm" presentation:class="notes" presentation:placeholder="true">
            <draw:text-box/>
          </draw:frame>
        </presentation:notes>
      </draw:page>
      <draw:page draw:name="page57"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39" draw:layer="layout" svg:width="25.4cm" svg:height="9.061cm" svg:x="0cm" svg:y="0.423cm">
          <text:list text:style-name="L1">
            <text:list-header>
              <text:p text:style-name="P38"><text:span text:style-name="T17">3</text:span><text:span text:style-name="T16">、静态数据成员具有全局变量和局部变量的一些特性。静态数据成员与全局变量一样都是静态分配存储空间的，</text:span><text:span text:style-name="T35">但全局变量在程序中的任何位置都可以访问它，而静态数据成员受到访问权限的约束。</text:span><text:span text:style-name="T89">必须是</text:span><text:span text:style-name="T90">public</text:span><text:span text:style-name="T89">权限时，才可能在类外进行访问</text:span><text:span text:style-name="T35">。</text:span></text:p>
            </text:list-header>
          </text:list>
          <draw:enhanced-geometry svg:viewBox="0 0 21600 21600" draw:type="mso-spt202" draw:enhanced-path="M 0 0 L 21600 0 21600 21600 0 21600 0 0 Z N"/>
        </draw:custom-shape>
        <draw:custom-shape draw:name="Rectangle 3" draw:style-name="gr181" draw:text-style-name="P39" xml:id="id171" draw:id="id171" draw:layer="layout" svg:width="25.4cm" svg:height="5.541cm" svg:x="0cm" svg:y="10.583cm">
          <text:list text:style-name="L2">
            <text:list-header>
              <text:p text:style-name="P38"><text:span text:style-name="T18">4</text:span><text:span text:style-name="T35">、为了保持静态数据成员取值的一致性，通常在构造函数中不给静态数据成员置初值，</text:span><text:span text:style-name="T34">而是在对静态数据成员的定义性说明时指定初值</text:span><text:span text:style-name="T35">。 </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71" smil:attributeName="visibility" smil:to="visible"/>
                  <anim:transitionFilter smil:dur="0.5s" smil:targetElement="id171" smil:type="irisWipe" smil:subtype="rectangle" smil:direction="reverse"/>
                </anim:par>
              </anim:par>
            </anim:par>
          </anim:seq>
        </anim:par>
        <presentation:notes draw:style-name="dp2">
          <draw:page-thumbnail draw:style-name="gr3" draw:layer="layout" svg:width="12.7cm" svg:height="9.525cm" svg:x="3.175cm" svg:y="1.904cm" draw:page-number="57" presentation:class="page"/>
          <draw:frame presentation:style-name="pr1" draw:text-style-name="P5" draw:layer="layout" svg:width="13.97cm" svg:height="11.43cm" svg:x="2.54cm" svg:y="12.065cm" presentation:class="notes" presentation:placeholder="true">
            <draw:text-box/>
          </draw:frame>
        </presentation:notes>
      </draw:page>
      <draw:page draw:name="page58"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30" draw:layer="layout" svg:width="25.4cm" svg:height="20.245cm" svg:x="0cm" svg:y="0cm">
          <text:list text:style-name="L1">
            <text:list-header>
              <text:p text:style-name="P129"><text:span text:style-name="T25">class <text:s/>A{</text:span><text:span text:style-name="T25"><text:tab/></text:span><text:span text:style-name="T25">int <text:s/>i;</text:span></text:p>
              <text:p text:style-name="P129"><text:span text:style-name="T25"><text:tab/></text:span><text:span text:style-name="T27">static int count;</text:span></text:p>
              <text:p text:style-name="P129"><text:span text:style-name="T25">public:</text:span></text:p>
              <text:p text:style-name="P129"><text:span text:style-name="T25"><text:tab/></text:span><text:span text:style-name="T26">A(int a=0)</text:span></text:p>
            </text:list-header>
          </text:list>
          <text:list text:style-name="L2">
            <text:list-header>
              <text:p text:style-name="P129"><text:span text:style-name="T26"><text:tab/></text:span><text:span text:style-name="T26">{ <text:s text:c="3"/>i=a; count++;</text:span></text:p>
              <text:p text:style-name="P129"><text:span text:style-name="T26"><text:tab/></text:span><text:span text:style-name="T26"> <text:s/></text:span><text:span text:style-name="T26">cout &lt;&lt;"Number of Objects="&lt;&lt;count&lt;&lt;'\n';</text:span><text:span text:style-name="T26"><text:tab/></text:span><text:span text:style-name="T26">} <text:s/></text:span></text:p>
            </text:list-header>
          </text:list>
          <text:list text:style-name="L1">
            <text:list-header>
              <text:p text:style-name="P129"><text:span text:style-name="T25"><text:tab/></text:span><text:span text:style-name="T25">~A()</text:span></text:p>
              <text:p text:style-name="P129"><text:span text:style-name="T25"><text:tab/></text:span><text:span text:style-name="T25">{ count--; cout &lt;&lt;"Number of Objects="&lt;&lt;count&lt;&lt;'\n';</text:span><text:span text:style-name="T25"><text:tab/></text:span><text:span text:style-name="T25">}</text:span></text:p>
              <text:p text:style-name="P129"><text:span text:style-name="T25"><text:tab/></text:span><text:span text:style-name="T26">void Show()</text:span></text:p>
            </text:list-header>
          </text:list>
          <text:list text:style-name="L2">
            <text:list-header>
              <text:p text:style-name="P129"><text:span text:style-name="T26"><text:tab/></text:span><text:span text:style-name="T26">{ <text:s text:c="2"/>cout &lt;&lt; "i="&lt;&lt;i&lt;&lt;'\n'; <text:s text:c="3"/>cout &lt;&lt; "count="&lt;&lt;count&lt;&lt;"\n";}</text:span></text:p>
            </text:list-header>
          </text:list>
          <text:list text:style-name="L1">
            <text:list-header>
              <text:p text:style-name="P129"><text:span text:style-name="T25">};</text:span></text:p>
            </text:list-header>
          </text:list>
          <text:list text:style-name="L4">
            <text:list-header>
              <text:p text:style-name="P129"><text:span text:style-name="T27">int A::count;</text:span></text:p>
            </text:list-header>
          </text:list>
          <text:list text:style-name="L1">
            <text:list-header>
              <text:p text:style-name="P129"><text:span text:style-name="T25">void <text:s/>main(void )</text:span></text:p>
              <text:p text:style-name="P129"><text:span text:style-name="T25">{</text:span><text:span text:style-name="T25"><text:tab/></text:span><text:span text:style-name="T25">A <text:s/>a1(100);</text:span></text:p>
              <text:p text:style-name="P129"><text:span text:style-name="T25"><text:tab/></text:span><text:span text:style-name="T25">A b[2];</text:span></text:p>
              <text:p text:style-name="P129"><text:span text:style-name="T25"><text:tab/></text:span><text:span text:style-name="T25">a1.Show();</text:span></text:p>
              <text:p text:style-name="P129"><text:span text:style-name="T25">}</text:span></text:p>
            </text:list-header>
          </text:list>
          <draw:enhanced-geometry svg:viewBox="0 0 21600 21600" draw:type="mso-spt202" draw:enhanced-path="M 0 0 L 21600 0 21600 21600 0 21600 0 0 Z N"/>
        </draw:custom-shape>
        <draw:custom-shape draw:name="Text Box 3" draw:style-name="gr182" draw:text-style-name="P113" xml:id="id172" draw:id="id172" draw:layer="layout" svg:width="8.467cm" svg:height="1.108cm" svg:x="10.583cm" svg:y="10.795cm">
          <text:list text:style-name="L4">
            <text:list-header>
              <text:p text:style-name="P74"><text:span text:style-name="T47">Number of Objects=1</text:span></text:p>
            </text:list-header>
          </text:list>
          <draw:enhanced-geometry svg:viewBox="0 0 21600 21600" draw:type="mso-spt202" draw:enhanced-path="M 0 0 L 21600 0 21600 21600 0 21600 0 0 Z N"/>
        </draw:custom-shape>
        <draw:custom-shape draw:name="Text Box 4" draw:style-name="gr183" draw:text-style-name="P113" xml:id="id173" draw:id="id173" draw:layer="layout" svg:width="8.467cm" svg:height="1.108cm" svg:x="10.583cm" svg:y="11.853cm">
          <text:list text:style-name="L4">
            <text:list-header>
              <text:p text:style-name="P74"><text:span text:style-name="T47">Number of Objects=2</text:span></text:p>
            </text:list-header>
          </text:list>
          <draw:enhanced-geometry svg:viewBox="0 0 21600 21600" draw:type="mso-spt202" draw:enhanced-path="M 0 0 L 21600 0 21600 21600 0 21600 0 0 Z N"/>
        </draw:custom-shape>
        <draw:custom-shape draw:name="Text Box 5" draw:style-name="gr184" draw:text-style-name="P113" xml:id="id174" draw:id="id174" draw:layer="layout" svg:width="8.467cm" svg:height="1.108cm" svg:x="10.583cm" svg:y="12.912cm">
          <text:list text:style-name="L4">
            <text:list-header>
              <text:p text:style-name="P74"><text:span text:style-name="T47">Number of Objects=3</text:span></text:p>
            </text:list-header>
          </text:list>
          <draw:enhanced-geometry svg:viewBox="0 0 21600 21600" draw:type="mso-spt202" draw:enhanced-path="M 0 0 L 21600 0 21600 21600 0 21600 0 0 Z N"/>
        </draw:custom-shape>
        <draw:custom-shape draw:name="Text Box 6" draw:style-name="gr185" draw:text-style-name="P132" xml:id="id175" draw:id="id175" draw:layer="layout" svg:width="8.467cm" svg:height="1.703cm" svg:x="10.583cm" svg:y="13.97cm">
          <text:list text:style-name="L2">
            <text:list-header>
              <text:p text:style-name="P131"><text:span text:style-name="T50">i=100</text:span></text:p>
              <text:p text:style-name="P131"><text:span text:style-name="T50">count=3</text:span></text:p>
            </text:list-header>
          </text:list>
          <draw:enhanced-geometry svg:viewBox="0 0 21600 21600" draw:type="mso-spt202" draw:enhanced-path="M 0 0 L 21600 0 21600 21600 0 21600 0 0 Z N"/>
        </draw:custom-shape>
        <draw:custom-shape draw:name="Text Box 7" draw:style-name="gr186" draw:text-style-name="P113" xml:id="id176" draw:id="id176" draw:layer="layout" svg:width="8.467cm" svg:height="1.108cm" svg:x="10.583cm" svg:y="15.663cm">
          <text:list text:style-name="L4">
            <text:list-header>
              <text:p text:style-name="P74"><text:span text:style-name="T47">Number of Objects=2</text:span></text:p>
            </text:list-header>
          </text:list>
          <draw:enhanced-geometry svg:viewBox="0 0 21600 21600" draw:type="mso-spt202" draw:enhanced-path="M 0 0 L 21600 0 21600 21600 0 21600 0 0 Z N"/>
        </draw:custom-shape>
        <draw:custom-shape draw:name="Text Box 8" draw:style-name="gr187" draw:text-style-name="P113" xml:id="id177" draw:id="id177" draw:layer="layout" svg:width="8.467cm" svg:height="1.108cm" svg:x="10.583cm" svg:y="16.51cm">
          <text:list text:style-name="L4">
            <text:list-header>
              <text:p text:style-name="P74"><text:span text:style-name="T47">Number of Objects=1</text:span></text:p>
            </text:list-header>
          </text:list>
          <draw:enhanced-geometry svg:viewBox="0 0 21600 21600" draw:type="mso-spt202" draw:enhanced-path="M 0 0 L 21600 0 21600 21600 0 21600 0 0 Z N"/>
        </draw:custom-shape>
        <draw:custom-shape draw:name="Text Box 9" draw:style-name="gr188" draw:text-style-name="P113" xml:id="id178" draw:id="id178" draw:layer="layout" svg:width="8.467cm" svg:height="1.108cm" svg:x="10.583cm" svg:y="17.313cm">
          <text:list text:style-name="L4">
            <text:list-header>
              <text:p text:style-name="P74"><text:span text:style-name="T47">Number of Objects=0</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72" smil:attributeName="visibility" smil:to="visible"/>
                  <anim:transitionFilter smil:dur="0.5s" smil:targetElement="id17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73" smil:attributeName="visibility" smil:to="visible"/>
                  <anim:transitionFilter smil:dur="0.5s" smil:targetElement="id17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74" smil:attributeName="visibility" smil:to="visible"/>
                  <anim:transitionFilter smil:dur="0.5s" smil:targetElement="id17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75" smil:attributeName="visibility" smil:to="visible"/>
                  <anim:transitionFilter smil:dur="0.5s" smil:targetElement="id17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76" smil:attributeName="visibility" smil:to="visible"/>
                  <anim:transitionFilter smil:dur="0.5s" smil:targetElement="id17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77" smil:attributeName="visibility" smil:to="visible"/>
                  <anim:transitionFilter smil:dur="0.5s" smil:targetElement="id17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78" smil:attributeName="visibility" smil:to="visible"/>
                  <anim:transitionFilter smil:dur="0.5s" smil:targetElement="id178" smil:type="barWipe" smil:subtype="leftToRight"/>
                </anim:par>
              </anim:par>
            </anim:par>
          </anim:seq>
        </anim:par>
        <presentation:notes draw:style-name="dp2">
          <draw:page-thumbnail draw:style-name="gr3" draw:layer="layout" svg:width="12.7cm" svg:height="9.525cm" svg:x="3.175cm" svg:y="1.904cm" draw:page-number="58" presentation:class="page"/>
          <draw:frame presentation:style-name="pr1" draw:text-style-name="P5" draw:layer="layout" svg:width="13.97cm" svg:height="11.43cm" svg:x="2.54cm" svg:y="12.065cm" presentation:class="notes" presentation:placeholder="true">
            <draw:text-box/>
          </draw:frame>
        </presentation:notes>
      </draw:page>
      <draw:page draw:name="page59"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189" draw:text-style-name="P39" draw:layer="layout" svg:width="25.4cm" svg:height="6.247cm" svg:x="0cm" svg:y="0cm">
          <text:list text:style-name="L1">
            <text:list-header>
              <text:p text:style-name="P38"><text:span text:style-name="T91">静态成员函数</text:span></text:p>
              <text:p text:style-name="P38"><text:span text:style-name="T16">可以将类的成员函数定义为静态的成员函数。即使用关键字</text:span><text:span text:style-name="T17">static</text:span><text:span text:style-name="T16">来修饰成员函数 。</text:span></text:p>
            </text:list-header>
          </text:list>
          <draw:enhanced-geometry svg:viewBox="0 0 21600 21600" draw:type="mso-spt202" draw:enhanced-path="M 0 0 L 21600 0 21600 21600 0 21600 0 0 Z N"/>
        </draw:custom-shape>
        <draw:custom-shape draw:name="Text Box 3" draw:style-name="gr2" draw:text-style-name="P80" xml:id="id179" draw:id="id179" draw:layer="layout" svg:width="18.838cm" svg:height="12.231cm" svg:x="0.847cm" svg:y="6.35cm">
          <text:list text:style-name="L1">
            <text:list-header>
              <text:p text:style-name="P78"><text:span text:style-name="T17">class A </text:span></text:p>
              <text:p text:style-name="P78"><text:span text:style-name="T17">{ <text:s text:c="3"/>float x, y;</text:span></text:p>
              <text:p text:style-name="P78"><text:span text:style-name="T17">public :</text:span></text:p>
              <text:p text:style-name="P78"><text:span text:style-name="T17"><text:s text:c="5"/></text:span><text:span text:style-name="T17">A( ){ <text:s/>}</text:span></text:p>
            </text:list-header>
          </text:list>
          <text:list text:style-name="L4">
            <text:list-header>
              <text:p text:style-name="P78"><text:span text:style-name="T19"><text:s text:c="5"/></text:span><text:span text:style-name="T19">static <text:s text:c="2"/>void sum(void) <text:s/>{ ..... }</text:span></text:p>
            </text:list-header>
          </text:list>
          <text:list text:style-name="L1">
            <text:list-header>
              <text:p text:style-name="P78"><text:span text:style-name="T17">};</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79" smil:attributeName="visibility" smil:to="visible"/>
                  <anim:transitionFilter smil:dur="0.5s" smil:targetElement="id179" smil:type="dissolve"/>
                </anim:par>
              </anim:par>
            </anim:par>
          </anim:seq>
        </anim:par>
        <presentation:notes draw:style-name="dp2">
          <draw:page-thumbnail draw:style-name="gr3" draw:layer="layout" svg:width="12.7cm" svg:height="9.525cm" svg:x="3.175cm" svg:y="1.904cm" draw:page-number="59" presentation:class="page"/>
          <draw:frame presentation:style-name="pr1" draw:text-style-name="P5" draw:layer="layout" svg:width="13.97cm" svg:height="11.43cm" svg:x="2.54cm" svg:y="12.065cm" presentation:class="notes" presentation:placeholder="true">
            <draw:text-box/>
          </draw:frame>
        </presentation:notes>
      </draw:page>
      <draw:page draw:name="page60"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37" draw:layer="layout" svg:width="25.4cm" svg:height="8.007cm" svg:x="0cm" svg:y="0cm">
          <text:list text:style-name="L1">
            <text:list-header>
              <text:p text:style-name="P36"><text:span text:style-name="T16">对静态成员函数的用法说明以下几点：</text:span></text:p>
              <text:p text:style-name="P36"><text:span text:style-name="T17">1</text:span><text:span text:style-name="T16">、</text:span><text:span text:style-name="T35">与静态数据成员一样，在类外的程序代码中，通过类名加上作用域操作符，可直接调用静态成员函数</text:span><text:span text:style-name="T16">。 </text:span></text:p>
            </text:list-header>
          </text:list>
          <draw:enhanced-geometry svg:viewBox="0 0 21600 21600" draw:type="mso-spt202" draw:enhanced-path="M 0 0 L 21600 0 21600 21600 0 21600 0 0 Z N"/>
        </draw:custom-shape>
        <draw:custom-shape draw:name="Rectangle 3" draw:style-name="gr2" draw:text-style-name="P39" xml:id="id180" draw:id="id180" draw:layer="layout" svg:width="25.4cm" svg:height="9.061cm" svg:x="0cm" svg:y="8.678cm">
          <text:list text:style-name="L1">
            <text:list-header>
              <text:p text:style-name="P38"><text:span text:style-name="T17">2</text:span><text:span text:style-name="T16">、</text:span><text:span text:style-name="T34">静态成员函数只能直接使用本类的静态数据成员或静态成员函数</text:span><text:span text:style-name="T16">，</text:span><text:span text:style-name="T35">但不能直接使用非静态的数据成员</text:span><text:span text:style-name="T16"> （可以引用使用）。这是因为静态成员函数可被其它程序代码直接调用，所以，</text:span><text:span text:style-name="T34">它不包含对象地址的</text:span><text:span text:style-name="T19">this</text:span><text:span text:style-name="T34">指针</text:span><text:span text:style-name="T16">。 </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180" smil:attributeName="visibility" smil:to="visible"/>
                  <anim:transitionFilter smil:dur="0.5s" smil:targetElement="id180" smil:type="checkerBoardWipe" smil:subtype="across"/>
                </anim:par>
              </anim:par>
            </anim:par>
          </anim:seq>
        </anim:par>
        <presentation:notes draw:style-name="dp2">
          <draw:page-thumbnail draw:style-name="gr3" draw:layer="layout" svg:width="12.7cm" svg:height="9.525cm" svg:x="3.175cm" svg:y="1.904cm" draw:page-number="60" presentation:class="page"/>
          <draw:frame presentation:style-name="pr1" draw:text-style-name="P5" draw:layer="layout" svg:width="13.97cm" svg:height="11.43cm" svg:x="2.54cm" svg:y="12.065cm" presentation:class="notes" presentation:placeholder="true">
            <draw:text-box/>
          </draw:frame>
        </presentation:notes>
      </draw:page>
      <draw:page draw:name="page61"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34" draw:layer="layout" svg:width="19.05cm" svg:height="18.332cm" svg:x="0cm" svg:y="0.423cm">
          <text:list text:style-name="L1">
            <text:list-header>
              <text:p text:style-name="P133"><text:span text:style-name="T25">class Tc {</text:span></text:p>
              <text:p text:style-name="P133"><text:span text:style-name="T25">private:int A;</text:span></text:p>
              <text:p text:style-name="P133"><text:span text:style-name="T25"><text:tab/></text:span><text:span text:style-name="T28">static int B;//</text:span><text:span text:style-name="T92">静态数据成员</text:span></text:p>
              <text:p text:style-name="P133"><text:span text:style-name="T25">public:Tc(int a){A=a; <text:s/>B+=a;}</text:span></text:p>
              <text:p text:style-name="P133"><text:span text:style-name="T25"><text:tab/></text:span><text:span text:style-name="T87">static void display(Tc <text:s/>c)//Tc</text:span><text:span text:style-name="T93">的对象为形参</text:span></text:p>
            </text:list-header>
          </text:list>
          <text:list text:style-name="L14">
            <text:list-header>
              <text:p text:style-name="P133"><text:span text:style-name="T93"><text:tab/></text:span><text:span text:style-name="T87">{</text:span></text:p>
              <text:p text:style-name="P133"><text:span text:style-name="T87"><text:tab/></text:span><text:span text:style-name="T87"> <text:s text:c="7"/></text:span><text:span text:style-name="T87">cout&lt;&lt;"A="&lt;&lt;</text:span><text:span text:style-name="T27">c.A</text:span><text:span text:style-name="T87">&lt;&lt;",B="&lt;&lt;</text:span><text:span text:style-name="T27">B</text:span><text:span text:style-name="T87">&lt;&lt;endl;</text:span></text:p>
              <text:p text:style-name="P133"><text:span text:style-name="T87"><text:tab/></text:span><text:span text:style-name="T87">}</text:span></text:p>
            </text:list-header>
          </text:list>
          <text:list text:style-name="L1">
            <text:list-header>
              <text:p text:style-name="P133"><text:span text:style-name="T25">};</text:span></text:p>
            </text:list-header>
          </text:list>
          <text:list text:style-name="L8">
            <text:list-header>
              <text:p text:style-name="P133"><text:span text:style-name="T28">int Tc::B=2;</text:span></text:p>
            </text:list-header>
          </text:list>
          <text:list text:style-name="L1">
            <text:list-header>
              <text:p text:style-name="P133"><text:span text:style-name="T25">void main(void)</text:span></text:p>
              <text:p text:style-name="P133"><text:span text:style-name="T25">{</text:span><text:span text:style-name="T25"><text:tab/></text:span><text:span text:style-name="T25">Tc <text:s/>a(2),b(4);</text:span></text:p>
              <text:p text:style-name="P133"><text:span text:style-name="T25"><text:tab/></text:span><text:span text:style-name="T87">Tc::display (a);</text:span></text:p>
              <text:p text:style-name="P133"><text:span text:style-name="T25"><text:tab/></text:span><text:span text:style-name="T87">Tc::display (b);</text:span></text:p>
              <text:p text:style-name="P133"><text:span text:style-name="T25">}</text:span></text:p>
            </text:list-header>
          </text:list>
          <draw:enhanced-geometry svg:viewBox="0 0 21600 21600" draw:type="mso-spt202" draw:enhanced-path="M 0 0 L 21600 0 21600 21600 0 21600 0 0 Z N"/>
        </draw:custom-shape>
        <draw:custom-shape draw:name="AutoShape 3" draw:style-name="gr190" draw:text-style-name="P54" xml:id="id181" draw:id="id181" draw:layer="layout" svg:width="6.985cm" svg:height="2.413cm" svg:x="6.35cm" svg:y="9.088cm">
          <text:list text:style-name="L3">
            <text:list-header>
              <text:p text:style-name="P20"><text:span text:style-name="T21">非静态成员，用对象名来引用</text:span></text:p>
            </text:list-header>
          </text:list>
          <draw:enhanced-geometry svg:viewBox="0 0 21600 21600" draw:text-areas="800 800 20800 20800" draw:type="round-rectangular-callout" draw:modifiers="12531.4629258517 -4652.858326429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4" draw:style-name="gr191" draw:text-style-name="P54" xml:id="id182" draw:id="id182" draw:layer="layout" svg:width="3.81cm" svg:height="2.413cm" svg:x="15.028cm" svg:y="9.088cm">
          <text:list text:style-name="L3">
            <text:list-header>
              <text:p text:style-name="P20"><text:span text:style-name="T21">静态成员，直接引用</text:span></text:p>
            </text:list-header>
          </text:list>
          <draw:enhanced-geometry svg:viewBox="0 0 21600 21600" draw:text-areas="800 800 20800 20800" draw:type="round-rectangular-callout" draw:modifiers="3944.79139333508 -6925.600662800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5" draw:style-name="gr192" draw:text-style-name="P54" xml:id="id183" draw:id="id183" draw:layer="layout" svg:width="7.62cm" svg:height="2.413cm" svg:x="9.102cm" svg:y="15.227cm">
          <text:list text:style-name="L3">
            <text:list-header>
              <text:p text:style-name="P20"><text:span text:style-name="T21">直接用类名来调用静态成员函数</text:span></text:p>
            </text:list-header>
          </text:list>
          <draw:enhanced-geometry svg:viewBox="0 0 21600 21600" draw:text-areas="800 800 20800 20800" draw:type="round-rectangular-callout" draw:modifiers="-1785.59244193675 1181.11019055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6" draw:style-name="gr193" draw:text-style-name="P15" xml:id="id184" draw:id="id184" draw:layer="layout" svg:width="4.869cm" svg:height="1.615cm" svg:x="18.838cm" svg:y="12.277cm">
          <text:list text:style-name="L2">
            <text:list-header>
              <text:p text:style-name="P14"><text:span text:style-name="T18">A=2,B=8</text:span></text:p>
            </text:list-header>
          </text:list>
          <draw:enhanced-geometry svg:viewBox="0 0 21600 21600" draw:type="mso-spt202" draw:enhanced-path="M 0 0 L 21600 0 21600 21600 0 21600 0 0 Z N"/>
        </draw:custom-shape>
        <draw:custom-shape draw:name="Rectangle 7" draw:style-name="gr194" draw:text-style-name="P15" xml:id="id185" draw:id="id185" draw:layer="layout" svg:width="4.778cm" svg:height="1.615cm" svg:x="19.051cm" svg:y="14.393cm">
          <text:list text:style-name="L2">
            <text:list-header>
              <text:p text:style-name="P14"><text:span text:style-name="T18">A=4,B=8</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81" smil:attributeName="visibility" smil:to="visible"/>
                  <anim:transitionFilter smil:dur="0.5s" smil:targetElement="id181"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82" smil:attributeName="visibility" smil:to="visible"/>
                  <anim:transitionFilter smil:dur="0.5s" smil:targetElement="id182"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83" smil:attributeName="visibility" smil:to="visible"/>
                  <anim:transitionFilter smil:dur="0.5s" smil:targetElement="id183"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84" smil:attributeName="visibility" smil:to="visible"/>
                  <anim:transitionFilter smil:dur="0.5s" smil:targetElement="id184" smil:type="barWipe" smil:subtype="topToBottom"/>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85" smil:attributeName="visibility" smil:to="visible"/>
                  <anim:transitionFilter smil:dur="0.5s" smil:targetElement="id185" smil:type="dissolve"/>
                </anim:par>
              </anim:par>
            </anim:par>
          </anim:seq>
        </anim:par>
        <presentation:notes draw:style-name="dp2">
          <draw:page-thumbnail draw:style-name="gr3" draw:layer="layout" svg:width="12.7cm" svg:height="9.525cm" svg:x="3.175cm" svg:y="1.904cm" draw:page-number="61" presentation:class="page"/>
          <draw:frame presentation:style-name="pr1" draw:text-style-name="P5" draw:layer="layout" svg:width="13.97cm" svg:height="11.43cm" svg:x="2.54cm" svg:y="12.065cm" presentation:class="notes" presentation:placeholder="true">
            <draw:text-box/>
          </draw:frame>
        </presentation:notes>
      </draw:page>
      <draw:page draw:name="page62"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37" draw:layer="layout" svg:width="25.4cm" svg:height="19.273cm" svg:x="0cm" svg:y="0.635cm">
          <text:list text:style-name="L1">
            <text:list-header>
              <text:p xml:id="id186" text:id="id186" text:style-name="P36"><text:span text:style-name="T17">3</text:span><text:span text:style-name="T16">、</text:span><text:span text:style-name="T94">静态成员函数的实现部分在类定义之外定义时，其前面不能加修饰词</text:span><text:span text:style-name="T95">static</text:span><text:span text:style-name="T16">。这是由于关键字</text:span><text:span text:style-name="T17">static</text:span><text:span text:style-name="T16">不是数据类型的组成部分</text:span><text:span text:style-name="T17">,</text:span><text:span text:style-name="T16">因此，在类外定义静态成员函数的实现部分时</text:span><text:span text:style-name="T17">,</text:span><text:span text:style-name="T16">不能使用这个关键字</text:span></text:p>
              <text:p xml:id="id187" text:id="id187" text:style-name="P36"><text:span text:style-name="T17">4</text:span><text:span text:style-name="T16">、</text:span><text:span text:style-name="T34">不能把静态成员函数定义为虚函数</text:span><text:span text:style-name="T16">。静态成员函数也是在编译时分配存储空间，所以在程序的执行过程中不能提供多态性。</text:span></text:p>
              <text:p xml:id="id188" text:id="id188" text:style-name="P36"><text:span text:style-name="T17">5</text:span><text:span text:style-name="T16">、</text:span><text:span text:style-name="T35">可将静态成员函数定义为内联的（</text:span><text:span text:style-name="T18">inline</text:span><text:span text:style-name="T35">）</text:span><text:span text:style-name="T16">，其定义方法与非静态成员函数完全相同。</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186" anim:sub-item="text" smil:attributeName="visibility" smil:to="visible"/>
                  <anim:transitionFilter smil:dur="0.5s" smil:targetElement="id186" anim:sub-item="text"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187" anim:sub-item="text" smil:attributeName="visibility" smil:to="visible"/>
                  <anim:transitionFilter smil:dur="0.5s" smil:targetElement="id187" anim:sub-item="text"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188" anim:sub-item="text" smil:attributeName="visibility" smil:to="visible"/>
                  <anim:transitionFilter smil:dur="0.5s" smil:targetElement="id188" anim:sub-item="text" smil:type="blindsWipe" smil:subtype="horizontal"/>
                </anim:par>
              </anim:par>
            </anim:par>
          </anim:seq>
        </anim:par>
        <presentation:notes draw:style-name="dp2">
          <draw:page-thumbnail draw:style-name="gr3" draw:layer="layout" svg:width="12.7cm" svg:height="9.525cm" svg:x="3.175cm" svg:y="1.904cm" draw:page-number="62" presentation:class="page"/>
          <draw:frame presentation:style-name="pr1" draw:text-style-name="P5" draw:layer="layout" svg:width="13.97cm" svg:height="11.43cm" svg:x="2.54cm" svg:y="12.065cm" presentation:class="notes" presentation:placeholder="true">
            <draw:text-box/>
          </draw:frame>
        </presentation:notes>
      </draw:page>
      <draw:page draw:name="page63"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34" draw:layer="layout" svg:width="22.013cm" svg:height="17.092cm" svg:x="0cm" svg:y="0.423cm">
          <text:list text:style-name="L1">
            <text:list-header>
              <text:p text:style-name="P133"><text:span text:style-name="T25">class Tc {</text:span></text:p>
              <text:p text:style-name="P133"><text:span text:style-name="T25">private:int A;</text:span></text:p>
              <text:p text:style-name="P133"><text:span text:style-name="T25"><text:tab/></text:span><text:span text:style-name="T28">static int B;//</text:span><text:span text:style-name="T92">静态数据成员</text:span></text:p>
              <text:p text:style-name="P133"><text:span text:style-name="T25">public:Tc(int a){A=a; <text:s/>B+=a;}</text:span></text:p>
              <text:p text:style-name="P133"><text:span text:style-name="T25"><text:tab/></text:span><text:span text:style-name="T87">static void display(Tc <text:s/>c)</text:span><text:span text:style-name="T93">；</text:span><text:span text:style-name="T87">//Tc</text:span><text:span text:style-name="T93">的对象为形参</text:span></text:p>
              <text:p text:style-name="P133"><text:span text:style-name="T25">};</text:span></text:p>
            </text:list-header>
          </text:list>
          <text:list text:style-name="L4">
            <text:list-header>
              <text:p text:style-name="P133"><text:span text:style-name="T27">void <text:s/>Tc::display(Tc <text:s/>c)</text:span><text:span text:style-name="T26">//</text:span><text:span text:style-name="T66">不用</text:span><text:span text:style-name="T26">static</text:span><text:span text:style-name="T66">修饰</text:span></text:p>
              <text:p text:style-name="P133"><text:span text:style-name="T84"><text:s text:c="8"/></text:span><text:span text:style-name="T27">{ <text:s text:c="7"/>cout&lt;&lt;"A="&lt;&lt;c.A&lt;&lt;",B="&lt;&lt;B&lt;&lt;endl;</text:span><text:span text:style-name="T27"><text:tab/></text:span><text:span text:style-name="T27">}</text:span></text:p>
            </text:list-header>
          </text:list>
          <text:list text:style-name="L8">
            <text:list-header>
              <text:p text:style-name="P133"><text:span text:style-name="T28">int Tc::B=2;</text:span></text:p>
            </text:list-header>
          </text:list>
          <text:list text:style-name="L1">
            <text:list-header>
              <text:p text:style-name="P133"><text:span text:style-name="T25">void main(void)</text:span></text:p>
              <text:p text:style-name="P133"><text:span text:style-name="T25">{</text:span><text:span text:style-name="T25"><text:tab/></text:span><text:span text:style-name="T25">Tc <text:s/>a(2),b(4);</text:span></text:p>
              <text:p text:style-name="P133"><text:span text:style-name="T25"><text:tab/></text:span><text:span text:style-name="T87">Tc::display (a);</text:span></text:p>
              <text:p text:style-name="P133"><text:span text:style-name="T25"><text:tab/></text:span><text:span text:style-name="T87">Tc::display (b);</text:span></text:p>
              <text:p text:style-name="P133"><text:span text:style-name="T25">}</text:span></text:p>
            </text:list-header>
          </text:list>
          <draw:enhanced-geometry svg:viewBox="0 0 21600 21600" draw:type="mso-spt202" draw:enhanced-path="M 0 0 L 21600 0 21600 21600 0 21600 0 0 Z N"/>
        </draw:custom-shape>
        <draw:custom-shape draw:name="AutoShape 3" draw:style-name="gr195" draw:text-style-name="P34" xml:id="id189" draw:id="id189" draw:layer="layout" svg:width="3.81cm" svg:height="1.006cm" svg:x="1.905cm" svg:y="6.562cm">
          <text:list text:style-name="L3">
            <text:list-header>
              <text:p text:style-name="P32"><text:span text:style-name="T31">函数原型</text:span></text:p>
            </text:list-header>
          </text:list>
          <draw:enhanced-geometry svg:viewBox="0 0 21600 21600" draw:text-areas="800 800 20800 20800" draw:type="round-rectangular-callout" draw:modifiers="17371.8184203621 -11840.3177755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4" draw:style-name="gr196" draw:text-style-name="P34" xml:id="id190" draw:id="id190" draw:layer="layout" svg:width="3.81cm" svg:height="1.006cm" svg:x="15.452cm" svg:y="7.197cm">
          <text:list text:style-name="L3">
            <text:list-header>
              <text:p text:style-name="P32"><text:span text:style-name="T31">类外定义</text:span></text:p>
            </text:list-header>
          </text:list>
          <draw:enhanced-geometry svg:viewBox="0 0 21600 21600" draw:text-areas="800 800 20800 20800" draw:type="round-rectangular-callout" draw:modifiers="-4999.00288638153 22500.89374379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89" smil:attributeName="visibility" smil:to="visible"/>
                  <anim:transitionFilter smil:dur="0.5s" smil:targetElement="id189"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90" smil:attributeName="visibility" smil:to="visible"/>
                  <anim:transitionFilter smil:dur="0.5s" smil:targetElement="id190" smil:type="barWipe" smil:subtype="topToBottom"/>
                </anim:par>
              </anim:par>
            </anim:par>
          </anim:seq>
        </anim:par>
        <presentation:notes draw:style-name="dp2">
          <draw:page-thumbnail draw:style-name="gr3" draw:layer="layout" svg:width="12.7cm" svg:height="9.525cm" svg:x="3.175cm" svg:y="1.904cm" draw:page-number="63" presentation:class="page"/>
          <draw:frame presentation:style-name="pr1" draw:text-style-name="P5" draw:layer="layout" svg:width="13.97cm" svg:height="11.43cm" svg:x="2.54cm" svg:y="12.065cm" presentation:class="notes" presentation:placeholder="true">
            <draw:text-box/>
          </draw:frame>
        </presentation:notes>
      </draw:page>
      <draw:page draw:name="page64"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15" draw:layer="layout" svg:width="23.707cm" svg:height="18.036cm" svg:x="0cm" svg:y="0cm">
          <text:list text:style-name="L1">
            <text:list-header>
              <text:p text:style-name="P114"><text:span text:style-name="T38">9. </text:span><text:span text:style-name="T37">下述程序的输出结果是</text:span><text:span text:style-name="T38">________</text:span><text:span text:style-name="T37">。</text:span></text:p>
              <text:p text:style-name="P114"><text:span text:style-name="T37"><text:s/></text:span><text:span text:style-name="T38">#include&lt;iostream.h&gt;</text:span></text:p>
              <text:p text:style-name="P114"><text:span text:style-name="T38">class Sample{</text:span></text:p>
              <text:p text:style-name="P114"><text:span text:style-name="T38">public:</text:span></text:p>
              <text:p text:style-name="P114"><text:span text:style-name="T38"><text:tab/></text:span><text:span text:style-name="T38">Sample(){ cout&lt;&lt;"Constructor"&lt;&lt;endl;</text:span><text:span text:style-name="T38"><text:tab/></text:span><text:span text:style-name="T38">}</text:span></text:p>
              <text:p text:style-name="P114"><text:span text:style-name="T38"><text:tab/></text:span><text:span text:style-name="T38">~Sample(){</text:span><text:span text:style-name="T38"><text:tab/></text:span><text:span text:style-name="T38">cout&lt;&lt;"Destructor"&lt;&lt;endl;</text:span><text:span text:style-name="T38"><text:tab/></text:span><text:span text:style-name="T38">}</text:span></text:p>
              <text:p text:style-name="P114"><text:span text:style-name="T38">};</text:span></text:p>
              <text:p text:style-name="P114"><text:span text:style-name="T38">void fun(int i)</text:span></text:p>
              <text:p text:style-name="P114"><text:span text:style-name="T38">{</text:span><text:span text:style-name="T38"><text:tab/></text:span><text:span text:style-name="T38">static Sample c;</text:span></text:p>
              <text:p text:style-name="P114"><text:span text:style-name="T38"><text:tab/></text:span><text:span text:style-name="T38">cout&lt;&lt;"i="&lt;&lt;i&lt;&lt;endl;</text:span></text:p>
              <text:p text:style-name="P114"><text:span text:style-name="T38">}</text:span></text:p>
              <text:p text:style-name="P114"><text:span text:style-name="T38">void main(void)</text:span></text:p>
              <text:p text:style-name="P114"><text:span text:style-name="T38">{</text:span><text:span text:style-name="T38"><text:tab/></text:span><text:span text:style-name="T38">fun(10);</text:span></text:p>
              <text:p text:style-name="P114"><text:span text:style-name="T38"><text:tab/></text:span><text:span text:style-name="T38">fun(20);</text:span></text:p>
              <text:p text:style-name="P114"><text:span text:style-name="T38">}</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64" presentation:class="page"/>
          <draw:frame presentation:style-name="pr1" draw:text-style-name="P5" draw:layer="layout" svg:width="13.97cm" svg:height="11.43cm" svg:x="2.54cm" svg:y="12.065cm" presentation:class="notes" presentation:placeholder="true">
            <draw:text-box/>
          </draw:frame>
        </presentation:notes>
      </draw:page>
      <draw:page draw:name="page65"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07" draw:layer="layout" svg:width="25.4cm" svg:height="1.581cm" svg:x="0cm" svg:y="0cm">
          <text:list text:style-name="L1">
            <text:list-header>
              <text:p text:style-name="P49"><text:span text:style-name="T96">const </text:span><text:span text:style-name="T97">、</text:span><text:span text:style-name="T96">volatile</text:span><text:span text:style-name="T97">对象和成员函数 </text:span></text:p>
            </text:list-header>
          </text:list>
          <draw:enhanced-geometry svg:viewBox="0 0 21600 21600" draw:type="mso-spt202" draw:enhanced-path="M 0 0 L 21600 0 21600 21600 0 21600 0 0 Z N"/>
        </draw:custom-shape>
        <draw:custom-shape draw:name="Text Box 3" draw:style-name="gr2" draw:text-style-name="P107" draw:layer="layout" svg:width="25.4cm" svg:height="8.71cm" svg:x="0cm" svg:y="2.328cm">
          <text:list text:style-name="L1">
            <text:list-header>
              <text:p text:style-name="P49"><text:span text:style-name="T97">用</text:span><text:span text:style-name="T96">const</text:span><text:span text:style-name="T97">修饰的对象，只能访问该类中用</text:span><text:span text:style-name="T96">const</text:span><text:span text:style-name="T97">修饰的成员函数，而其它的成员函数是不能访问的。用</text:span><text:span text:style-name="T96">volatile</text:span><text:span text:style-name="T97">修饰的对象，只能访问该类中用</text:span><text:span text:style-name="T96">volatile</text:span><text:span text:style-name="T97">修饰的成员函数，不能访问其它的成员函数。</text:span></text:p>
              <text:p text:style-name="P49"><text:span text:style-name="T65">当希望成员函数只能引用成员数据的值，而不允许成员函数修改数据成员的值时，可用关键词</text:span><text:span text:style-name="T25">const</text:span><text:span text:style-name="T65">修饰成员函数。</text:span><text:span text:style-name="T98">一旦在用</text:span><text:span text:style-name="T99">const</text:span><text:span text:style-name="T98">修饰的成员函数中出现修改成员数据的值时，将导致编译错误。 <text:s/></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65" presentation:class="page"/>
          <draw:frame presentation:style-name="pr1" draw:text-style-name="P5" draw:layer="layout" svg:width="13.97cm" svg:height="11.43cm" svg:x="2.54cm" svg:y="12.065cm" presentation:class="notes" presentation:placeholder="true">
            <draw:text-box/>
          </draw:frame>
        </presentation:notes>
      </draw:page>
      <draw:page draw:name="page66"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36" draw:layer="layout" svg:width="25.4cm" svg:height="4.75cm" svg:x="0cm" svg:y="0cm">
          <text:list text:style-name="L1">
            <text:list-header>
              <text:p text:style-name="P135"><text:span text:style-name="T25">const</text:span><text:span text:style-name="T65">和</text:span><text:span text:style-name="T25">volatile</text:span><text:span text:style-name="T65">成员函数</text:span></text:p>
              <text:p text:style-name="P135"><text:span text:style-name="T97">在成员函数的前面加上关键字</text:span><text:span text:style-name="T96">const</text:span><text:span text:style-name="T97">，则表示这函数返回一个常量，其值不可改变。 </text:span></text:p>
            </text:list-header>
          </text:list>
          <draw:enhanced-geometry svg:viewBox="0 0 21600 21600" draw:type="mso-spt202" draw:enhanced-path="M 0 0 L 21600 0 21600 21600 0 21600 0 0 Z N"/>
        </draw:custom-shape>
        <draw:custom-shape draw:name="Text Box 3" draw:style-name="gr197" draw:text-style-name="P136" draw:layer="layout" svg:width="25.4cm" svg:height="4.75cm" svg:x="0cm" svg:y="5.503cm">
          <text:list text:style-name="L3">
            <text:list-header>
              <text:p text:style-name="P135"><text:span text:style-name="T53"><text:tab/></text:span><text:span text:style-name="T25">const</text:span><text:span text:style-name="T65">成员函数则是指</text:span><text:span text:style-name="T66">将</text:span><text:span text:style-name="T26">const</text:span><text:span text:style-name="T66">放在参数表之后，函数体之前，</text:span><text:span text:style-name="T65">其一般格式为：</text:span></text:p>
            </text:list-header>
          </text:list>
          <text:list text:style-name="L1">
            <text:list-header>
              <text:p text:style-name="P135"><text:span text:style-name="T25">&lt;type&gt; <text:s/>FuncName(&lt;args&gt;)</text:span><text:span text:style-name="T53"> <text:s/></text:span><text:span text:style-name="T26">const </text:span><text:span text:style-name="T66">；</text:span><text:span text:style-name="T21"> </text:span></text:p>
            </text:list-header>
          </text:list>
          <draw:enhanced-geometry svg:viewBox="0 0 21600 21600" draw:type="mso-spt202" draw:enhanced-path="M 0 0 L 21600 0 21600 21600 0 21600 0 0 Z N"/>
        </draw:custom-shape>
        <draw:custom-shape draw:name="Text Box 4" draw:style-name="gr2" draw:text-style-name="P136" draw:layer="layout" svg:width="25.4cm" svg:height="4.221cm" svg:x="0cm" svg:y="11.007cm">
          <text:list text:style-name="L1">
            <text:list-header>
              <text:p text:style-name="P135"><text:span text:style-name="T97">其语义是指明</text:span><text:span text:style-name="T98">这函数的</text:span><text:span text:style-name="T99">this</text:span><text:span text:style-name="T98">指针所指向的对象是一个常量，</text:span><text:span text:style-name="T97">即规定了</text:span><text:span text:style-name="T96">const</text:span><text:span text:style-name="T97">成员函数</text:span><text:span text:style-name="T98">不能修改对象的数据成员</text:span><text:span text:style-name="T97">，在函数体内只能调用</text:span><text:span text:style-name="T96">const</text:span><text:span text:style-name="T97">成员函数，不能调用其它的成员函数。</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66" presentation:class="page"/>
          <draw:frame presentation:style-name="pr1" draw:text-style-name="P5" draw:layer="layout" svg:width="13.97cm" svg:height="11.43cm" svg:x="2.54cm" svg:y="12.065cm" presentation:class="notes" presentation:placeholder="true">
            <draw:text-box/>
          </draw:frame>
        </presentation:notes>
      </draw:page>
      <draw:page draw:name="page67"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36" draw:layer="layout" svg:width="25.4cm" svg:height="7.919cm" svg:x="0cm" svg:y="0cm">
          <text:list text:style-name="L1">
            <text:list-header>
              <text:p text:style-name="P135"><text:span text:style-name="T97">用</text:span><text:span text:style-name="T96">volatile</text:span><text:span text:style-name="T97">修饰一个成员函数时，其一般格式为：</text:span></text:p>
              <text:p text:style-name="P135"><text:span text:style-name="T97"><text:tab/></text:span><text:span text:style-name="T96">&lt;type&gt; <text:s/>FuncName(&lt;args&gt;) <text:s text:c="2"/>volatile</text:span><text:span text:style-name="T97">；</text:span></text:p>
              <text:p text:style-name="P135"><text:span text:style-name="T97">其语义是指明成员函数具有一个易变的</text:span><text:span text:style-name="T96">this</text:span><text:span text:style-name="T97">指针，</text:span><text:span text:style-name="T65">调用这个函数时，编译程序把属于此类的所有的数据成员都看作是易变的变量</text:span><text:span text:style-name="T97">，编译器不要对这函数作优化工作。 </text:span></text:p>
            </text:list-header>
          </text:list>
          <draw:enhanced-geometry svg:viewBox="0 0 21600 21600" draw:type="mso-spt202" draw:enhanced-path="M 0 0 L 21600 0 21600 21600 0 21600 0 0 Z N"/>
        </draw:custom-shape>
        <draw:custom-shape draw:name="Text Box 3" draw:style-name="gr2" draw:text-style-name="P136" draw:layer="layout" svg:width="25.4cm" svg:height="5.541cm" svg:x="0cm" svg:y="9.737cm">
          <text:list text:style-name="L1">
            <text:list-header>
              <text:p text:style-name="P135"><text:span text:style-name="T96"><text:tab/></text:span><text:span text:style-name="T97">由于关键字</text:span><text:span text:style-name="T96">const</text:span><text:span text:style-name="T97">和</text:span><text:span text:style-name="T96">volatile</text:span><text:span text:style-name="T97">是属于数据类型的组成部分，因此，</text:span><text:span text:style-name="T98">若在类定义之外定义</text:span><text:span text:style-name="T99">const</text:span><text:span text:style-name="T98">成员函数或</text:span><text:span text:style-name="T99">volatile</text:span><text:span text:style-name="T98">成员函数时，则必须用这二个关键字修饰</text:span><text:span text:style-name="T97">，否则编译器认为是重载函数，而不是定义</text:span><text:span text:style-name="T96">const</text:span><text:span text:style-name="T97">成员函数或</text:span><text:span text:style-name="T96">volatile</text:span><text:span text:style-name="T97">成员函数。</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67" presentation:class="page"/>
          <draw:frame presentation:style-name="pr1" draw:text-style-name="P5" draw:layer="layout" svg:width="13.97cm" svg:height="11.43cm" svg:x="2.54cm" svg:y="12.065cm" presentation:class="notes" presentation:placeholder="true">
            <draw:text-box/>
          </draw:frame>
        </presentation:notes>
      </draw:page>
      <draw:page draw:name="page68"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36" draw:layer="layout" svg:width="25.4cm" svg:height="6.07cm" svg:x="0cm" svg:y="0cm">
          <text:list text:style-name="L1">
            <text:list-header>
              <text:p text:style-name="P135"><text:span text:style-name="T97">指向类成员的指针</text:span></text:p>
              <text:p text:style-name="P135"><text:span text:style-name="T97">在</text:span><text:span text:style-name="T96">C++</text:span><text:span text:style-name="T97">中可以定义一种特殊的指针，它指向类中的成员函数或类中的数据成员。并可通过这样的指针来使用类中的数据成员或调用类中的成员函数。 </text:span></text:p>
            </text:list-header>
          </text:list>
          <draw:enhanced-geometry svg:viewBox="0 0 21600 21600" draw:type="mso-spt202" draw:enhanced-path="M 0 0 L 21600 0 21600 21600 0 21600 0 0 Z N"/>
        </draw:custom-shape>
        <draw:custom-shape draw:name="Text Box 3" draw:style-name="gr198" draw:text-style-name="P136" draw:layer="layout" svg:width="25.4cm" svg:height="8.448cm" svg:x="0cm" svg:y="7.197cm">
          <text:list text:style-name="L1">
            <text:list-header>
              <text:p text:style-name="P135"><text:span text:style-name="T100">指向类中数据成员的指针变量</text:span></text:p>
              <text:p text:style-name="P135"><text:span text:style-name="T97">定义一个指向类中数据成员的指针变量的一般格式为：</text:span></text:p>
              <text:p text:style-name="P135"><text:span text:style-name="T96">&lt;type&gt; <text:s/>ClassName:: *PointName;</text:span></text:p>
              <text:p text:style-name="P135"><text:span text:style-name="T97">其中</text:span><text:span text:style-name="T96">type</text:span><text:span text:style-name="T97">是指针</text:span><text:span text:style-name="T96">PointName</text:span><text:span text:style-name="T97">所指向数据的类型，它必须是类</text:span><text:span text:style-name="T96">ClassName</text:span><text:span text:style-name="T97">中某一数据成员的类型 </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68" presentation:class="page"/>
          <draw:frame presentation:style-name="pr1" draw:text-style-name="P5" draw:layer="layout" svg:width="13.97cm" svg:height="11.43cm" svg:x="2.54cm" svg:y="12.065cm" presentation:class="notes" presentation:placeholder="true">
            <draw:text-box/>
          </draw:frame>
        </presentation:notes>
      </draw:page>
      <draw:page draw:name="page69"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38" draw:layer="layout" svg:width="25.4cm" svg:height="14.19cm" svg:x="0cm" svg:y="0cm">
          <text:list text:style-name="L1">
            <text:list-header>
              <text:p text:style-name="P137"><text:span text:style-name="T96">1</text:span><text:span text:style-name="T97">、</text:span><text:span text:style-name="T65">指向类中数据成员的指针变量不是类中的成员</text:span><text:span text:style-name="T97">，</text:span><text:span text:style-name="T65">这种指针变量应在类外定义</text:span><text:span text:style-name="T97">。</text:span></text:p>
              <text:p text:style-name="P137"><text:span text:style-name="T96">2</text:span><text:span text:style-name="T97">、</text:span><text:span text:style-name="T65">与指向类中数据成员的指针变量同类型的任一数据成员，可将其地址赋给这种指针变量，赋值的一般格式为：</text:span></text:p>
              <text:p text:style-name="P137"><text:span text:style-name="T65"><text:tab/></text:span><text:span text:style-name="T25">PointName = &amp;ClassName::member;</text:span></text:p>
              <text:p text:style-name="P137"><text:span text:style-name="T97">这种赋值，是取该成员相对于该类的所在对象中的偏移量，即相对地址（距离开始位置的字节数）</text:span></text:p>
              <text:p text:style-name="P137"><text:span text:style-name="T97">如：</text:span><text:span text:style-name="T96">mptr = &amp;S::y; <text:s/></text:span></text:p>
              <text:p text:style-name="P137"><text:span text:style-name="T96"><text:s/></text:span><text:span text:style-name="T98">表示将数据成员</text:span><text:span text:style-name="T99">y</text:span><text:span text:style-name="T98">的相对起始地址赋给指针变量</text:span><text:span text:style-name="T99">mptr</text:span><text:span text:style-name="T98">。</text:span></text:p>
              <text:p text:style-name="P137"><text:span text:style-name="T96">3</text:span><text:span text:style-name="T97">、</text:span><text:span text:style-name="T65">用这种指针访问数据成员时，必须指明是使用那一个对象的数据成员。当与对象结合使用时，其用法为：</text:span></text:p>
              <text:p text:style-name="P137"><text:span text:style-name="T65"><text:tab/></text:span><text:span text:style-name="T25">ObjectName.* PointName</text:span></text:p>
            </text:list-header>
          </text:list>
          <draw:enhanced-geometry svg:viewBox="0 0 21600 21600" draw:type="mso-spt202" draw:enhanced-path="M 0 0 L 21600 0 21600 21600 0 21600 0 0 Z N"/>
        </draw:custom-shape>
        <draw:custom-shape draw:name="Text Box 3" draw:style-name="gr2" draw:text-style-name="P140" draw:layer="layout" svg:width="25.4cm" svg:height="3.309cm" svg:x="0cm" svg:y="14.817cm">
          <text:list text:style-name="L1">
            <text:list-header>
              <text:p text:style-name="P139"><text:span text:style-name="T96">4</text:span><text:span text:style-name="T97">、由于这种指针变量并不是类的成员，所以使用它只能访问对象的公有数据成员。若要访问对象的私有数据成员，必须通过成员函数来实现。</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69" presentation:class="page"/>
          <draw:frame presentation:style-name="pr1" draw:text-style-name="P5" draw:layer="layout" svg:width="13.97cm" svg:height="11.43cm" svg:x="2.54cm" svg:y="12.065cm" presentation:class="notes" presentation:placeholder="true">
            <draw:text-box/>
          </draw:frame>
        </presentation:notes>
      </draw:page>
      <draw:page draw:name="page70"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199" draw:text-style-name="P136" draw:layer="layout" svg:width="25.4cm" svg:height="16.635cm" svg:x="0cm" svg:y="0cm">
          <text:list text:style-name="L1">
            <text:list-header>
              <text:p text:style-name="P135"><text:span text:style-name="T101">指向类中成员函数的指针变量</text:span></text:p>
              <text:p text:style-name="P135"><text:span text:style-name="T65">定义一个指向类中成员函数的指针变量的一般格式为：</text:span></text:p>
            </text:list-header>
          </text:list>
          <text:list text:style-name="L2">
            <text:list-header>
              <text:p text:style-name="P135"><text:span text:style-name="T26">&lt;type&gt; <text:s/></text:span><text:span text:style-name="T66">（</text:span><text:span text:style-name="T26">ClassName:: *PointName</text:span><text:span text:style-name="T66">）（</text:span><text:span text:style-name="T26">&lt;ArgsList&gt;</text:span><text:span text:style-name="T66">）</text:span><text:span text:style-name="T26">;</text:span></text:p>
            </text:list-header>
          </text:list>
          <text:list text:style-name="L1">
            <text:list-header>
              <text:p text:style-name="P135"><text:span text:style-name="T97">其中</text:span><text:span text:style-name="T96">PointName</text:span><text:span text:style-name="T97">是指向类中成员函数的指针变量；</text:span><text:span text:style-name="T96">ClassName</text:span><text:span text:style-name="T97">是已定义的类名；</text:span><text:span text:style-name="T96">type</text:span><text:span text:style-name="T97">是通过函数指针</text:span><text:span text:style-name="T96">PointName</text:span><text:span text:style-name="T97">调用类中的成员函数时所返回值的数据类型，它必须与类</text:span><text:span text:style-name="T96">ClassName</text:span><text:span text:style-name="T97">中某一成员函数的返回值的类型相一致；</text:span><text:span text:style-name="T96">&lt;ArgsList&gt;</text:span><text:span text:style-name="T97">是函数的形式参数表。</text:span></text:p>
              <text:p text:style-name="P135"><text:span text:style-name="T97">在使用这种指向成员函数的指针前，应先对其赋值</text:span></text:p>
            </text:list-header>
          </text:list>
          <text:list text:style-name="L2">
            <text:list-header>
              <text:p text:style-name="P135"><text:span text:style-name="T26">PointName= ClassName::FuncName;</text:span></text:p>
            </text:list-header>
          </text:list>
          <text:list text:style-name="L1">
            <text:list-header>
              <text:p text:style-name="P135"><text:span text:style-name="T97">同样地，只是将指定成员函数的相对地址赋给指向成员函数的指针。</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70" presentation:class="page"/>
          <draw:frame presentation:style-name="pr1" draw:text-style-name="P5" draw:layer="layout" svg:width="13.97cm" svg:height="11.43cm" svg:x="2.54cm" svg:y="12.065cm" presentation:class="notes" presentation:placeholder="true">
            <draw:text-box/>
          </draw:frame>
        </presentation:notes>
      </draw:page>
      <draw:page draw:name="page71"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07" draw:layer="layout" svg:width="24.342cm" svg:height="12.675cm" svg:x="0cm" svg:y="0cm">
          <text:list text:style-name="L1">
            <text:list-header>
              <text:p text:style-name="P49"><text:span text:style-name="T97">在调用时，用</text:span><text:span text:style-name="T96">(</text:span><text:span text:style-name="T97">对象名</text:span><text:span text:style-name="T96">.</text:span><text:span text:style-name="T97">指针</text:span><text:span text:style-name="T96">)( )</text:span><text:span text:style-name="T97">的形式。</text:span></text:p>
              <text:p text:style-name="P49"><text:span text:style-name="T97">比较 ：</text:span><text:span text:style-name="T96">int max( int a,int b)</text:span></text:p>
              <text:p text:style-name="P49"><text:span text:style-name="T96"><text:tab/></text:span><text:span text:style-name="T96">{</text:span><text:span text:style-name="T96"><text:tab/></text:span><text:span text:style-name="T96">return (a&gt;b?a:b);</text:span><text:span text:style-name="T96"><text:tab/></text:span><text:span text:style-name="T96">}</text:span></text:p>
              <text:p text:style-name="P49"><text:span text:style-name="T97">若有：</text:span><text:span text:style-name="T96">int <text:s/>(*f)( int, int ); </text:span><text:span text:style-name="T96"><text:tab/></text:span><text:span text:style-name="T96">f=max;</text:span><text:span text:style-name="T96"><text:tab/></text:span><text:span text:style-name="T96"><text:tab/></text:span></text:p>
              <text:p text:style-name="P49"><text:span text:style-name="T97">则调用时 <text:s text:c="3"/></text:span><text:span text:style-name="T96">(*f)(x,y);</text:span></text:p>
              <text:p text:style-name="P49"><text:span text:style-name="T97">所以：</text:span><text:span text:style-name="T96">(s1.*mptr1)(</text:span><text:span text:style-name="T96"><text:tab/></text:span><text:span text:style-name="T96">); <text:s text:c="8"/>(s1.*mptr2)(100);</text:span></text:p>
              <text:p text:style-name="P49"><text:span text:style-name="T97">或</text:span><text:span text:style-name="T96">:</text:span><text:span text:style-name="T96"><text:tab/></text:span><text:span text:style-name="T96">(ps-&gt;*mptr1)(</text:span><text:span text:style-name="T96"><text:tab/></text:span><text:span text:style-name="T96">);</text:span><text:span text:style-name="T96"><text:tab/></text:span><text:span text:style-name="T96">(ps-*mptr2)(100);</text:span><text:span text:style-name="T96"><text:tab/></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71" presentation:class="page"/>
          <draw:frame presentation:style-name="pr1" draw:text-style-name="P5" draw:layer="layout" svg:width="13.97cm" svg:height="11.43cm" svg:x="2.54cm" svg:y="12.065cm" presentation:class="notes" presentation:placeholder="true">
            <draw:text-box/>
          </draw:frame>
        </presentation:notes>
      </draw:page>
      <draw:page draw:name="page72"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36" draw:layer="layout" svg:width="25.4cm" svg:height="16.897cm" svg:x="0cm" svg:y="0cm">
          <text:list text:style-name="L1">
            <text:list-header>
              <text:p text:style-name="P135"><text:span text:style-name="T97">对指向成员函数的指针变量的使用方法说明以下几点：</text:span></text:p>
              <text:p text:style-name="P135"><text:span text:style-name="T96">1</text:span><text:span text:style-name="T65">、</text:span><text:span text:style-name="T97">指向类中成员函数的指针变量不是类中的成员，这种指针变量应在类外定义。</text:span></text:p>
              <text:p text:style-name="P135"><text:span text:style-name="T96">2</text:span><text:span text:style-name="T97">、不能将任一成员函数的地址赋给指向成员函数的指针变量，</text:span><text:span text:style-name="T98">只有成员函数的参数个数、参数类型、参数的顺序和函数的类型均与这种指针变量相同时，才能将成员函数的指针赋给这种变量。 </text:span></text:p>
              <text:p text:style-name="P135"><text:span text:style-name="T96">3</text:span><text:span text:style-name="T97">、使用这种指针变量来调用成员函数时，必须指明调用那一个对象的成员函数，这种指针变量是不能单独使用的。用对象名引用</text:span><text:span text:style-name="T65">。</text:span></text:p>
              <text:p text:style-name="P135"><text:span text:style-name="T96">4</text:span><text:span text:style-name="T97">、由于这种指针变量不是类的成员，所以</text:span><text:span text:style-name="T98">用它只能调用公有的成员函数</text:span><text:span text:style-name="T97">。若要访问类中的私有成员函数，必须通过类中的其它的公有成员函数。</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72" presentation:class="page"/>
          <draw:frame presentation:style-name="pr1" draw:text-style-name="P5" draw:layer="layout" svg:width="13.97cm" svg:height="11.43cm" svg:x="2.54cm" svg:y="12.065cm" presentation:class="notes" presentation:placeholder="true">
            <draw:text-box/>
          </draw:frame>
        </presentation:notes>
      </draw:page>
      <draw:page draw:name="page73"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36" draw:layer="layout" svg:width="25.4cm" svg:height="7.39cm" svg:x="0cm" svg:y="0cm">
          <text:list text:style-name="L1">
            <text:list-header>
              <text:p text:style-name="P135"><text:span text:style-name="T96">5</text:span><text:span text:style-name="T97">、当一个成员函数的指针指向一个虚函数，且通过指向对象的基类指针或对象的引用来访问该成员函数指针时，同样地产生运行时的多态性。</text:span></text:p>
              <text:p text:style-name="P135"><text:span text:style-name="T96">6</text:span><text:span text:style-name="T97">、</text:span><text:span text:style-name="T98">当用这种指针指向静态的成员函数时，可直接使用类名而不要列举对象名。这是由静态成员函数的特性所确定的。</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73" presentation:class="page"/>
          <draw:frame presentation:style-name="pr1" draw:text-style-name="P5"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erif CJK SC" svg:font-family="'Noto Serif CJK SC'" style:font-family-generic="system" style:font-pitch="variable"/>
    <style:font-face style:name="Noto Serif CJK SC1" svg:font-family="'Noto Serif CJK SC'" style:font-pitch="variable"/>
    <style:font-face style:name="Times New Roman" svg:font-family="'Times New Roman'" style:font-family-generic="roman" style:font-pitch="variable"/>
    <style:font-face style:name="Times New Roman1" svg:font-family="'Times New Roman'" style:font-pitch="variable"/>
    <style:font-face style:name="华文宋体" svg:font-family="华文宋体" style:font-pitch="variable"/>
    <style:font-face style:name="宋体" svg:font-family="宋体" style:font-pitch="variable"/>
    <style:font-face style:name="宋体1" svg:font-family="宋体" style:font-family-generic="roman" style:font-pitch="variable"/>
    <style:font-face style:name="黑体" svg:font-family="黑体" style:font-pitch="variable"/>
  </office:font-face-decls>
  <office:styles>
    <draw:gradient draw:name="Gradient_20_2" draw:display-name="Gradient 2" draw:style="linear" draw:start-color="#005e47" draw:end-color="#00cc99" draw:start-intensity="100%" draw:end-intensity="100%" draw:angle="135deg" draw:border="0%"/>
    <draw:gradient draw:name="填充" draw:style="linear" draw:start-color="#ffffff" draw:end-color="#cccccc" draw:start-intensity="100%" draw:end-intensity="100%" draw:angle="30deg" draw:border="0%"/>
    <draw:gradient draw:name="形状" draw:style="rectangular" draw:cx="50%" draw:cy="50%" draw:start-color="#cccccc" draw:end-color="#ffffff" draw:start-intensity="100%" draw:end-intensity="100%" draw:angle="0deg" draw:border="0%"/>
    <draw:gradient draw:name="红色填充" draw:style="linear" draw:start-color="#ff6d6d" draw:end-color="#c9211e" draw:start-intensity="100%" draw:end-intensity="100%" draw:angle="30deg" draw:border="0%"/>
    <draw:gradient draw:name="绿色填充" draw:style="linear" draw:start-color="#77bc65" draw:end-color="#127622" draw:start-intensity="100%" draw:end-intensity="100%" draw:angle="30deg" draw:border="0%"/>
    <draw:gradient draw:name="蓝色填充" draw:style="linear" draw:start-color="#729fcf" draw:end-color="#355269" draw:start-intensity="100%" draw:end-intensity="100%" draw:angle="30deg" draw:border="0%"/>
    <draw:gradient draw:name="黄色填充" draw:style="linear" draw:start-color="#ffde59" draw:end-color="#b47804" draw:start-intensity="100%" draw:end-intensity="100%" draw:angle="30deg" draw:border="0%"/>
    <draw:fill-image draw:name="Bitmap_20_2" draw:display-name="Bitmap 2" xlink:href="Pictures/10000000000000690000002D4B5C7758938526CC.png" xlink:type="simple" xlink:show="embed" xlink:actuate="onLoad"/>
    <draw:fill-image draw:name="Bitmap_20_3" draw:display-name="Bitmap 3" xlink:href="Pictures/10000000000000690000002D15E9C5C8F57796D0.png" xlink:type="simple" xlink:show="embed" xlink:actuate="onLoad"/>
    <draw:marker draw:name="Arrow" svg:viewBox="0 0 20 30" svg:d="M10 0l-10 30h20z"/>
    <draw:marker draw:name="msArrowEnd_20_5" draw:display-name="msArrowEnd 5" svg:viewBox="0 0 237 237" svg:d="M119 0l118 237h-237z"/>
    <draw:marker draw:name="线条箭头_20_355" draw:display-name="线条箭头 355" svg:viewBox="0 0 477 477" svg:d="M239 0l238 477h-477z"/>
    <draw:marker draw:name="线条箭头_20_356" draw:display-name="线条箭头 356" svg:viewBox="0 0 477 477" svg:d="M239 0l238 477h-477z"/>
    <draw:marker draw:name="线条箭头_20_357" draw:display-name="线条箭头 357" svg:viewBox="0 0 636 636" svg:d="M318 0l318 636h-636z"/>
    <draw:marker draw:name="线条箭头_20_358" draw:display-name="线条箭头 358" svg:viewBox="0 0 477 477" svg:d="M239 0l238 477h-477z"/>
    <draw:marker draw:name="线条箭头_20_359" draw:display-name="线条箭头 359" svg:viewBox="0 0 477 477" svg:d="M239 0l238 477h-477z"/>
    <draw:marker draw:name="线条箭头_20_360" draw:display-name="线条箭头 360" svg:viewBox="0 0 477 477" svg:d="M239 0l238 477h-477z"/>
    <draw:marker draw:name="线条箭头_20_361" draw:display-name="线条箭头 361" svg:viewBox="0 0 477 477" svg:d="M239 0l238 477h-477z"/>
    <draw:marker draw:name="线条箭头_20_362" draw:display-name="线条箭头 362" svg:viewBox="0 0 477 477" svg:d="M239 0l238 477h-477z"/>
    <draw:marker draw:name="线条箭头_20_363" draw:display-name="线条箭头 363" svg:viewBox="0 0 477 477" svg:d="M239 0l238 477h-477z"/>
    <draw:marker draw:name="线条箭头_20_364" draw:display-name="线条箭头 364" svg:viewBox="0 0 636 636" svg:d="M318 0l318 636h-636z"/>
    <draw:marker draw:name="线条箭头_20_365" draw:display-name="线条箭头 365" svg:viewBox="0 0 636 636" svg:d="M318 0l318 636h-636z"/>
    <draw:marker draw:name="线条箭头_20_366" draw:display-name="线条箭头 366" svg:viewBox="0 0 477 477" svg:d="M239 0l238 477h-477z"/>
    <draw:marker draw:name="线条箭头_20_367" draw:display-name="线条箭头 367" svg:viewBox="0 0 477 477" svg:d="M239 0l238 477h-477z"/>
    <draw:marker draw:name="线条箭头_20_368" draw:display-name="线条箭头 368" svg:viewBox="0 0 636 636" svg:d="M318 0l318 636h-636z"/>
    <draw:marker draw:name="线条箭头_20_369" draw:display-name="线条箭头 369" svg:viewBox="0 0 636 636" svg:d="M318 0l318 636h-636z"/>
    <draw:marker draw:name="线条箭头_20_370" draw:display-name="线条箭头 370" svg:viewBox="0 0 636 636" svg:d="M318 0l318 636h-636z"/>
    <draw:marker draw:name="线条箭头_20_371" draw:display-name="线条箭头 371" svg:viewBox="0 0 318 318" svg:d="M159 0l159 318h-318z"/>
    <draw:marker draw:name="线条箭头_20_372" draw:display-name="线条箭头 372" svg:viewBox="0 0 318 318" svg:d="M159 0l159 318h-318z"/>
    <draw:marker draw:name="线条箭头_20_373" draw:display-name="线条箭头 373" svg:viewBox="0 0 636 636" svg:d="M318 0l318 636h-636z"/>
    <draw:marker draw:name="线条箭头_20_374" draw:display-name="线条箭头 374" svg:viewBox="0 0 318 318" svg:d="M159 0l159 318h-318z"/>
    <draw:marker draw:name="线条箭头_20_375" draw:display-name="线条箭头 375" svg:viewBox="0 0 318 318" svg:d="M159 0l159 318h-318z"/>
    <draw:marker draw:name="线条箭头_20_376" draw:display-name="线条箭头 376" svg:viewBox="0 0 636 636" svg:d="M318 0l318 636h-636z"/>
    <draw:marker draw:name="线条箭头_20_377" draw:display-name="线条箭头 377" svg:viewBox="0 0 636 636" svg:d="M318 0l318 636h-636z"/>
    <draw:marker draw:name="线条箭头_20_378" draw:display-name="线条箭头 378" svg:viewBox="0 0 636 636" svg:d="M318 0l318 636h-636z"/>
    <draw:marker draw:name="线条箭头_20_379" draw:display-name="线条箭头 379" svg:viewBox="0 0 636 636" svg:d="M318 0l318 636h-636z"/>
    <draw:marker draw:name="线条箭头_20_380" draw:display-name="线条箭头 380" svg:viewBox="0 0 636 636" svg:d="M318 0l318 636h-636z"/>
    <draw:marker draw:name="线条箭头_20_381" draw:display-name="线条箭头 381" svg:viewBox="0 0 636 636" svg:d="M318 0l318 636h-636z"/>
    <draw:marker draw:name="线条箭头_20_382" draw:display-name="线条箭头 382" svg:viewBox="0 0 636 636" svg:d="M318 0l318 636h-636z"/>
    <draw:marker draw:name="线条箭头_20_383" draw:display-name="线条箭头 383" svg:viewBox="0 0 636 636" svg:d="M318 0l318 636h-636z"/>
    <draw:marker draw:name="线条箭头_20_384" draw:display-name="线条箭头 384" svg:viewBox="0 0 636 636" svg:d="M318 0l318 636h-636z"/>
    <draw:marker draw:name="线条箭头_20_385" draw:display-name="线条箭头 385" svg:viewBox="0 0 636 636" svg:d="M318 0l318 636h-636z"/>
    <draw:marker draw:name="线条箭头_20_386" draw:display-name="线条箭头 386" svg:viewBox="0 0 636 636" svg:d="M318 0l318 636h-636z"/>
    <draw:marker draw:name="线条箭头_20_387" draw:display-name="线条箭头 387" svg:viewBox="0 0 636 636" svg:d="M318 0l318 636h-636z"/>
    <draw:marker draw:name="线条箭头_20_388" draw:display-name="线条箭头 388" svg:viewBox="0 0 636 636" svg:d="M318 0l318 636h-636z"/>
    <draw:marker draw:name="线条箭头_20_389" draw:display-name="线条箭头 389" svg:viewBox="0 0 636 636" svg:d="M318 0l318 636h-636z"/>
    <draw:marker draw:name="线条箭头_20_390" draw:display-name="线条箭头 390" svg:viewBox="0 0 636 636" svg:d="M318 0l318 636h-636z"/>
    <draw:marker draw:name="线条箭头_20_391" draw:display-name="线条箭头 391" svg:viewBox="0 0 636 636" svg:d="M318 0l318 636h-636z"/>
    <draw:marker draw:name="线条箭头_20_392" draw:display-name="线条箭头 392" svg:viewBox="0 0 636 636" svg:d="M318 0l318 636h-636z"/>
    <draw:marker draw:name="线条箭头_20_393" draw:display-name="线条箭头 393" svg:viewBox="0 0 636 636" svg:d="M318 0l318 636h-636z"/>
    <draw:marker draw:name="线条箭头_20_394" draw:display-name="线条箭头 394" svg:viewBox="0 0 636 636" svg:d="M318 0l318 636h-636z"/>
    <draw:marker draw:name="线条箭头_20_395" draw:display-name="线条箭头 395" svg:viewBox="0 0 636 636" svg:d="M318 0l318 636h-636z"/>
    <draw:marker draw:name="线条箭头_20_396" draw:display-name="线条箭头 396" svg:viewBox="0 0 636 636" svg:d="M318 0l318 636h-636z"/>
    <draw:marker draw:name="线条箭头_20_397" draw:display-name="线条箭头 397" svg:viewBox="0 0 477 477" svg:d="M239 0l238 477h-477z"/>
    <draw:marker draw:name="线条箭头_20_398" draw:display-name="线条箭头 398" svg:viewBox="0 0 477 477" svg:d="M239 0l238 477h-477z"/>
    <draw:marker draw:name="线条箭头_20_399" draw:display-name="线条箭头 399" svg:viewBox="0 0 477 477" svg:d="M239 0l238 477h-477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Noto Serif CJK SC" style:font-size-asian="24pt" style:language-asian="zh" style:country-asian="CN" style:font-name-complex="Noto Sans CJK S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617cm" fo:margin-bottom="0cm" fo:line-height="12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bold" style:font-name-asian="宋体" style:font-family-asian="宋体" style:font-pitch-asian="variable" style:font-size-asian="28pt" style:font-style-asian="normal" style:font-weight-asian="bold" style:font-name-complex="宋体" style:font-family-complex="宋体" style:font-pitch-complex="variable" style:font-size-complex="28pt" style:font-style-complex="normal" style:font-weight-complex="bold" style:text-emphasize="none" style:font-relief="none" style:text-overline-style="none" style:text-overline-color="font-color"/>
    </style:style>
    <style:style style:name="objectwithoutfill" style:family="graphic" style:parent-style-name="standard">
      <style:graphic-properties draw:fill="none"/>
    </style:style>
    <style:style style:name="无填充且无边框的对象"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默认-background" style:family="presentation">
      <style:graphic-properties draw:stroke="none" draw:fill="solid" draw:fill-color="#ccccff" draw:textarea-horizontal-align="center" draw:textarea-vertical-align="middle" draw:shadow-color="#808080"/>
      <style:paragraph-properties fo:text-align="center"/>
    </style:style>
    <style:style style:name="默认-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默认-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617cm" fo:margin-bottom="0cm" fo:line-height="12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bold" style:font-name-asian="宋体" style:font-family-asian="宋体" style:font-pitch-asian="variable" style:font-size-asian="28pt" style:font-style-asian="normal" style:font-weight-asian="bold" style:font-name-complex="宋体" style:font-family-complex="宋体" style:font-pitch-complex="variable" style:font-size-complex="28pt" style:font-style-complex="normal" style:font-weight-complex="bold" style:font-relief="none"/>
    </style:style>
    <style:style style:name="默认-notes" style:family="presentation">
      <style:graphic-properties draw:stroke="none" draw:fill="none">
        <text:list-style style:name="默认-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宋体" style:font-family-asian="宋体" style:font-pitch-asian="variable" style:font-size-asian="12pt" style:font-style-asian="normal" style:font-weight-asian="normal" style:font-name-complex="宋体" style:font-family-complex="宋体" style:font-pitch-complex="variable" style:font-size-complex="12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默认-outline1">
          <text:list-level-style-bullet text:level="1" text:bullet-char="•">
            <style:list-level-properties text:min-label-width="0.953cm"/>
            <style:text-properties style:font-name="Times New Roman" fo:color="#000000" fo:font-size="100%"/>
          </text:list-level-style-bullet>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宋体" style:font-family-asian="宋体" style:font-pitch-asian="variable" style:font-size-asian="32pt" style:font-style-asian="normal" style:font-weight-asian="normal" style:font-name-complex="宋体" style:font-family-complex="宋体"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name-asian="宋体" style:font-family-asian="宋体" style:font-pitch-asian="variable" style:font-size-asian="28pt" style:font-style-asian="normal" style:font-weight-asian="normal" style:font-name-complex="宋体" style:font-family-complex="宋体" style:font-pitch-complex="variable" style:font-size-complex="28pt" style:font-style-complex="normal" style:font-weight-complex="normal" style:font-relief="none"/>
    </style:style>
    <style:style style:name="默认-outline3" style:family="presentation" style:parent-style-name="默认-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宋体" style:font-family-asian="宋体" style:font-pitch-asian="variable" style:font-size-asian="24pt" style:font-style-asian="normal" style:font-weight-asian="normal" style:font-name-complex="宋体" style:font-family-complex="宋体" style:font-pitch-complex="variable" style:font-size-complex="24pt" style:font-style-complex="normal" style:font-weight-complex="normal" style:font-relief="none"/>
    </style:style>
    <style:style style:name="默认-outline4" style:family="presentation" style:parent-style-name="默认-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 style:font-family-asian="宋体" style:font-pitch-asian="variable" style:font-size-asian="20pt" style:font-style-asian="normal" style:font-weight-asian="normal" style:font-name-complex="宋体" style:font-family-complex="宋体" style:font-pitch-complex="variable" style:font-size-complex="20pt" style:font-style-complex="normal" style:font-weight-complex="normal" style:font-relief="none"/>
    </style:style>
    <style:style style:name="默认-outline5" style:family="presentation" style:parent-style-name="默认-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 style:font-family-asian="宋体" style:font-pitch-asian="variable" style:font-size-asian="20pt" style:font-style-asian="normal" style:font-weight-asian="normal" style:font-name-complex="宋体" style:font-family-complex="宋体" style:font-pitch-complex="variable" style:font-size-complex="20pt" style:font-style-complex="normal" style:font-weight-complex="normal" style:font-relief="none"/>
    </style:style>
    <style:style style:name="默认-outline6" style:family="presentation" style:parent-style-name="默认-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 style:font-family-asian="宋体" style:font-pitch-asian="variable" style:font-size-asian="20pt" style:font-style-asian="normal" style:font-weight-asian="normal" style:font-name-complex="宋体" style:font-family-complex="宋体" style:font-pitch-complex="variable" style:font-size-complex="20pt" style:font-style-complex="normal" style:font-weight-complex="normal" style:font-relief="none"/>
    </style:style>
    <style:style style:name="默认-outline7" style:family="presentation" style:parent-style-name="默认-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 style:font-family-asian="宋体" style:font-pitch-asian="variable" style:font-size-asian="20pt" style:font-style-asian="normal" style:font-weight-asian="normal" style:font-name-complex="宋体" style:font-family-complex="宋体" style:font-pitch-complex="variable" style:font-size-complex="20pt" style:font-style-complex="normal" style:font-weight-complex="normal" style:font-relief="none"/>
    </style:style>
    <style:style style:name="默认-outline8" style:family="presentation" style:parent-style-name="默认-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 style:font-family-asian="宋体" style:font-pitch-asian="variable" style:font-size-asian="20pt" style:font-style-asian="normal" style:font-weight-asian="normal" style:font-name-complex="宋体" style:font-family-complex="宋体" style:font-pitch-complex="variable" style:font-size-complex="20pt" style:font-style-complex="normal" style:font-weight-complex="normal" style:font-relief="none"/>
    </style:style>
    <style:style style:name="默认-outline9" style:family="presentation" style:parent-style-name="默认-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 style:font-family-asian="宋体" style:font-pitch-asian="variable" style:font-size-asian="20pt" style:font-style-asian="normal" style:font-weight-asian="normal" style:font-name-complex="宋体" style:font-family-complex="宋体" style:font-pitch-complex="variable" style:font-size-complex="20pt" style:font-style-complex="normal" style:font-weight-complex="normal" style:font-relief="none"/>
    </style:style>
    <style:style style:name="默认-subtitle" style:family="presentation">
      <style:graphic-properties draw:stroke="none" draw:fill="none" draw:textarea-vertical-align="middle">
        <text:list-style style:name="默认-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宋体" style:font-family-asian="宋体" style:font-pitch-asian="variable" style:font-size-asian="32pt" style:font-style-asian="normal" style:font-weight-asian="normal" style:font-name-complex="宋体" style:font-family-complex="宋体"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horizontal-align="justify" draw:textarea-vertical-align="middle" fo:padding-top="0.13cm" fo:padding-bottom="0.13cm" fo:padding-left="0.25cm" fo:padding-right="0.25cm">
        <text:list-style style:name="默认-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fo:background-color="transparent" style:font-name-asian="宋体" style:font-family-asian="宋体" style:font-pitch-asian="variable" style:font-size-asian="44pt" style:font-style-asian="normal" style:font-weight-asian="normal" style:font-name-complex="宋体" style:font-family-complex="宋体"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cccc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gr3" style:family="graphic" style:parent-style-name="standard">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margin-top="0.265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3" style:family="paragraph">
      <loext:graphic-properties draw:fill="none" draw:fill-color="#ffffff"/>
      <style:paragraph-properties fo:margin-left="0cm" fo:margin-right="0cm" fo:margin-top="0.265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4" style:family="paragraph">
      <style:paragraph-properties fo:margin-left="0cm" fo:margin-right="0cm" fo:margin-top="0.265cm" fo:margin-bottom="0cm" fo:line-height="100%"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5"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6" style:family="paragraph">
      <loext:graphic-properties draw:fill="none" draw:fill-color="#ffffff"/>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7" style:family="paragraph">
      <style:paragraph-properties fo:margin-left="0cm" fo:margin-right="0cm" fo:margin-top="0cm" fo:margin-bottom="0cm" fo:line-height="100%"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8"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 style:family="paragraph">
      <loext:graphic-properties draw:fill="none" draw:fill-color="#ffffff"/>
      <style:paragraph-properties fo:margin-left="0cm" fo:margin-right="0cm" fo:margin-top="0.265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loext:graphic-properties draw:fill="none" draw:fill-color="#ffffff"/>
      <style:paragraph-properties fo:margin-left="0cm" fo:margin-right="0cm" fo:margin-top="0.265cm" fo:margin-bottom="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1" style:family="paragraph">
      <style:paragraph-properties fo:margin-left="0cm" fo:margin-right="0cm" fo:margin-top="0.265cm" fo:margin-bottom="0cm"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color="#000000" loext:opacity="100%" fo:font-size="12pt" fo:language="en" fo:country="US" style:font-size-asian="12pt" style:language-asian="en" style:country-asian="US" style:font-size-complex="12pt" style:language-complex="en" style:country-complex="US"/>
    </style:style>
    <style:style style:name="MT2" style:family="text">
      <style:text-properties fo:font-size="14pt" fo:language="en" fo:country="US" fo:font-weight="normal" style:font-size-asian="14pt" style:language-asian="en" style:country-asian="US" style:font-weight-asian="normal" style:font-size-complex="14pt" style:language-complex="en" style:country-complex="US" style:font-weight-complex="normal"/>
    </style:style>
    <style:style style:name="MT3" style:family="text">
      <style:text-properties fo:font-size="12pt" fo:language="en" fo:country="US" style:font-size-asian="12pt" style:language-asian="en" style:country-asian="US" style:font-size-complex="12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2" draw:text-style-name="MP3" draw:layer="backgroundobjects" svg:width="8.255cm" svg:height="1.27cm" svg:x="10.794cm" svg:y="0cm" presentation:class="date-time">
        <draw:text-box>
          <text:p/>
        </draw:text-box>
      </draw:frame>
      <draw:frame draw:style-name="Mgr3" draw:text-style-name="MP2" draw:layer="backgroundobjects" svg:width="8.255cm" svg:height="1.27cm" svg:x="-0.001cm" svg:y="24.13cm" presentation:class="footer">
        <draw:text-box>
          <text:p/>
        </draw:text-box>
      </draw:frame>
      <draw:frame draw:style-name="Mgr3" draw:text-style-name="MP3" draw:layer="backgroundobjects" svg:width="8.255cm" svg:height="1.27cm" svg:x="10.794cm" svg:y="24.13cm" presentation:class="page-number">
        <draw:text-box>
          <text:list text:style-name="ML1">
            <text:list-header>
              <text:p text:style-name="MP4"><text:span text:style-name="MT1"><text:page-number>&lt;编号&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默认" style:page-layout-name="PM1" draw:style-name="Mdp1">
      <draw:frame presentation:style-name="默认-title" draw:layer="backgroundobjects" svg:width="21.59cm" svg:height="3.175cm" svg:x="1.905cm" svg:y="1.692cm" presentation:class="title" presentation:placeholder="true">
        <draw:text-box/>
      </draw:frame>
      <draw:frame presentation:style-name="默认-outline1" draw:layer="backgroundobjects" svg:width="21.59cm" svg:height="11.43cm" svg:x="1.905cm" svg:y="5.503cm" presentation:class="outline" presentation:placeholder="true">
        <draw:text-box/>
      </draw:frame>
      <draw:frame draw:style-name="Mgr2" draw:text-style-name="MP5" draw:layer="backgroundobjects" svg:width="5.292cm" svg:height="1.27cm" svg:x="1.905cm" svg:y="17.357cm" presentation:class="date-time">
        <draw:text-box>
          <text:p/>
        </draw:text-box>
      </draw:frame>
      <draw:frame draw:style-name="Mgr2" draw:text-style-name="MP6" draw:layer="backgroundobjects" svg:width="8.044cm" svg:height="1.27cm" svg:x="8.678cm" svg:y="17.357cm" presentation:class="footer">
        <draw:text-box>
          <text:p/>
        </draw:text-box>
      </draw:frame>
      <draw:frame draw:style-name="Mgr2" draw:text-style-name="MP8" draw:layer="backgroundobjects" svg:width="5.292cm" svg:height="1.27cm" svg:x="18.203cm" svg:y="17.357cm" presentation:class="page-number">
        <draw:text-box>
          <text:list text:style-name="ML1">
            <text:list-header>
              <text:p text:style-name="MP7"><text:span text:style-name="MT2"><text:page-number>&lt;编号&gt;</text:page-number></text:span></text:p>
            </text:list-header>
          </text:list>
        </draw:text-box>
      </draw:frame>
      <presentation:notes style:page-layout-name="PM0">
        <draw:rect draw:style-name="Mgr1" draw:text-style-name="MP1" draw:layer="backgroundobjects" svg:width="19.05cm" svg:height="25.4cm" svg:x="0cm" svg:y="0cm">
          <text:p/>
        </draw:rect>
        <draw:frame draw:style-name="Mgr2" draw:text-style-name="MP9" draw:layer="backgroundobjects" svg:width="8.255cm" svg:height="1.27cm" svg:x="-0.001cm" svg:y="0cm" presentation:class="header">
          <draw:text-box>
            <text:p/>
          </draw:text-box>
        </draw:frame>
        <draw:frame draw:style-name="Mgr2" draw:text-style-name="MP10" draw:layer="backgroundobjects" svg:width="8.255cm" svg:height="1.27cm" svg:x="10.794cm" svg:y="0cm" presentation:class="date-time">
          <draw:text-box>
            <text:p/>
          </draw:text-box>
        </draw:frame>
        <draw:page-thumbnail presentation:style-name="默认-title" draw:layer="backgroundobjects" svg:width="12.7cm" svg:height="9.525cm" svg:x="3.175cm" svg:y="1.904cm" presentation:class="page"/>
        <draw:frame presentation:style-name="默认-notes" draw:layer="backgroundobjects" svg:width="13.97cm" svg:height="11.43cm" svg:x="2.54cm" svg:y="12.065cm" presentation:class="notes" presentation:placeholder="true">
          <draw:text-box/>
        </draw:frame>
        <draw:frame draw:style-name="Mgr3" draw:text-style-name="MP9" draw:layer="backgroundobjects" svg:width="8.255cm" svg:height="1.27cm" svg:x="-0.001cm" svg:y="24.13cm" presentation:class="footer">
          <draw:text-box>
            <text:p/>
          </draw:text-box>
        </draw:frame>
        <draw:frame draw:style-name="Mgr3" draw:text-style-name="MP10" draw:layer="backgroundobjects" svg:width="8.255cm" svg:height="1.27cm" svg:x="10.794cm" svg:y="24.13cm" presentation:class="page-number">
          <draw:text-box>
            <text:list text:style-name="ML1">
              <text:list-header>
                <text:p text:style-name="MP11"><text:span text:style-name="MT3"><text:page-number>&lt;编号&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_Lecture</dc:title>
    <meta:initial-creator>朱红</meta:initial-creator>
    <meta:creation-date>2002-01-08T14:03:06.320000000</meta:creation-date>
    <dc:date>2024-01-26T10:04:58.043983653</dc:date>
    <meta:editing-cycles>548</meta:editing-cycles>
    <meta:editing-duration>P14DT22H53M28S</meta:editing-duration>
    <meta:generator>LibreOffice/7.3.7.2$Linux_X86_64 LibreOffice_project/30$Build-2</meta:generator>
    <meta:document-statistic meta:object-count="591"/>
  </office:meta>
</office:document-meta>
</file>